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1aee3cb" officeooo:paragraph-rsid="01aee3cb" style:font-weight-asian="normal" style:font-weight-complex="normal"/>
    </style:style>
    <style:style style:name="P4" style:family="paragraph" style:parent-style-name="Standard">
      <style:text-properties fo:font-weight="normal" officeooo:rsid="01aee3cb" officeooo:paragraph-rsid="01b4901b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1465b56" style:font-weight-asian="bold" style:font-weight-complex="bold"/>
    </style:style>
    <style:style style:name="P7" style:family="paragraph" style:parent-style-name="Standard">
      <style:text-properties fo:font-weight="bold" officeooo:paragraph-rsid="0149565a" style:font-weight-asian="bold" style:font-weight-complex="bold"/>
    </style:style>
    <style:style style:name="P8" style:family="paragraph" style:parent-style-name="Standard">
      <style:text-properties fo:font-weight="bold" officeooo:paragraph-rsid="0157a40b" style:font-weight-asian="bold" style:font-weight-complex="bold"/>
    </style:style>
    <style:style style:name="P9" style:family="paragraph" style:parent-style-name="Standard">
      <style:text-properties fo:font-weight="bold" officeooo:paragraph-rsid="0164559d" style:font-weight-asian="bold" style:font-weight-complex="bold"/>
    </style:style>
    <style:style style:name="P10" style:family="paragraph" style:parent-style-name="Standard">
      <style:text-properties fo:font-weight="bold" officeooo:paragraph-rsid="016bb559" style:font-weight-asian="bold" style:font-weight-complex="bold"/>
    </style:style>
    <style:style style:name="P11" style:family="paragraph" style:parent-style-name="Standard">
      <style:text-properties fo:font-weight="bold" officeooo:paragraph-rsid="0175a044" style:font-weight-asian="bold" style:font-weight-complex="bold"/>
    </style:style>
    <style:style style:name="P12" style:family="paragraph" style:parent-style-name="Standard">
      <style:text-properties fo:font-weight="bold" officeooo:paragraph-rsid="017c7f61" style:font-weight-asian="bold" style:font-weight-complex="bold"/>
    </style:style>
    <style:style style:name="P13" style:family="paragraph" style:parent-style-name="Standard">
      <style:text-properties fo:font-weight="bold" officeooo:paragraph-rsid="01bd0f67" style:font-weight-asian="bold" style:font-weight-complex="bold"/>
    </style:style>
    <style:style style:name="P14" style:family="paragraph" style:parent-style-name="Standard">
      <style:text-properties fo:font-weight="bold" officeooo:paragraph-rsid="01c1d024" style:font-weight-asian="bold" style:font-weight-complex="bold"/>
    </style:style>
    <style:style style:name="P15" style:family="paragraph" style:parent-style-name="Standard">
      <style:text-properties fo:font-weight="bold" officeooo:paragraph-rsid="01cb91a6" style:font-weight-asian="bold" style:font-weight-complex="bold"/>
    </style:style>
    <style:style style:name="P16" style:family="paragraph" style:parent-style-name="Standard">
      <style:text-properties fo:font-weight="bold" officeooo:paragraph-rsid="01d4e3ac" style:font-weight-asian="bold" style:font-weight-complex="bold"/>
    </style:style>
    <style:style style:name="P17" style:family="paragraph" style:parent-style-name="Standard">
      <style:text-properties fo:font-weight="bold" officeooo:paragraph-rsid="01dcf296" style:font-weight-asian="bold" style:font-weight-complex="bold"/>
    </style:style>
    <style:style style:name="P18" style:family="paragraph" style:parent-style-name="Standard">
      <style:text-properties fo:font-weight="bold" officeooo:paragraph-rsid="01f9159a" style:font-weight-asian="bold" style:font-weight-complex="bold"/>
    </style:style>
    <style:style style:name="P19" style:family="paragraph" style:parent-style-name="Standard">
      <style:text-properties fo:font-weight="bold" officeooo:paragraph-rsid="02a8e881" style:font-weight-asian="bold" style:font-weight-complex="bold"/>
    </style:style>
    <style:style style:name="P20" style:family="paragraph" style:parent-style-name="Standard">
      <style:text-properties fo:font-weight="bold" officeooo:paragraph-rsid="02b835c8" style:font-weight-asian="bold" style:font-weight-complex="bold"/>
    </style:style>
    <style:style style:name="P21" style:family="paragraph" style:parent-style-name="Standard">
      <style:text-properties fo:font-weight="bold" officeooo:paragraph-rsid="02da971e" style:font-weight-asian="bold" style:font-weight-complex="bold"/>
    </style:style>
    <style:style style:name="P22" style:family="paragraph" style:parent-style-name="Standard">
      <style:text-properties fo:font-weight="bold" officeooo:paragraph-rsid="034b4241" style:font-weight-asian="bold" style:font-weight-complex="bold"/>
    </style:style>
    <style:style style:name="P23" style:family="paragraph" style:parent-style-name="Standard">
      <style:text-properties fo:font-weight="bold" officeooo:paragraph-rsid="0375b241" style:font-weight-asian="bold" style:font-weight-complex="bold"/>
    </style:style>
    <style:style style:name="P24" style:family="paragraph" style:parent-style-name="Standard">
      <style:text-properties fo:font-weight="bold" officeooo:paragraph-rsid="038b2388" style:font-weight-asian="bold" style:font-weight-complex="bold"/>
    </style:style>
    <style:style style:name="P25" style:family="paragraph" style:parent-style-name="Standard">
      <style:text-properties fo:font-weight="bold" officeooo:paragraph-rsid="03991574" style:font-weight-asian="bold" style:font-weight-complex="bold"/>
    </style:style>
    <style:style style:name="P26" style:family="paragraph" style:parent-style-name="Standard">
      <style:text-properties fo:font-weight="bold" officeooo:paragraph-rsid="03a0799a" style:font-weight-asian="bold" style:font-weight-complex="bold"/>
    </style:style>
    <style:style style:name="P27" style:family="paragraph" style:parent-style-name="Standard">
      <style:text-properties fo:font-weight="bold" officeooo:paragraph-rsid="03a22041" style:font-weight-asian="bold" style:font-weight-complex="bold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center" style:justify-single-word="false"/>
      <style:text-properties officeooo:paragraph-rsid="01465b56"/>
    </style:style>
    <style:style style:name="P30" style:family="paragraph" style:parent-style-name="Standard">
      <style:paragraph-properties fo:text-align="center" style:justify-single-word="false"/>
      <style:text-properties officeooo:paragraph-rsid="0149565a"/>
    </style:style>
    <style:style style:name="P31" style:family="paragraph" style:parent-style-name="Standard">
      <style:paragraph-properties fo:text-align="center" style:justify-single-word="false"/>
      <style:text-properties officeooo:paragraph-rsid="0164559d"/>
    </style:style>
    <style:style style:name="P32" style:family="paragraph" style:parent-style-name="Standard">
      <style:paragraph-properties fo:text-align="center" style:justify-single-word="false"/>
      <style:text-properties officeooo:paragraph-rsid="016bb559"/>
    </style:style>
    <style:style style:name="P33" style:family="paragraph" style:parent-style-name="Standard">
      <style:paragraph-properties fo:text-align="center" style:justify-single-word="false"/>
      <style:text-properties officeooo:paragraph-rsid="01bd0f67"/>
    </style:style>
    <style:style style:name="P34" style:family="paragraph" style:parent-style-name="Standard">
      <style:paragraph-properties fo:text-align="center" style:justify-single-word="false"/>
      <style:text-properties officeooo:paragraph-rsid="01c1d024"/>
    </style:style>
    <style:style style:name="P35" style:family="paragraph" style:parent-style-name="Standard">
      <style:paragraph-properties fo:text-align="center" style:justify-single-word="false"/>
      <style:text-properties officeooo:paragraph-rsid="01cb91a6"/>
    </style:style>
    <style:style style:name="P36" style:family="paragraph" style:parent-style-name="Standard">
      <style:paragraph-properties fo:text-align="center" style:justify-single-word="false"/>
      <style:text-properties officeooo:paragraph-rsid="01d4e3ac"/>
    </style:style>
    <style:style style:name="P37" style:family="paragraph" style:parent-style-name="Standard">
      <style:paragraph-properties fo:text-align="center" style:justify-single-word="false"/>
      <style:text-properties officeooo:paragraph-rsid="01dcf296"/>
    </style:style>
    <style:style style:name="P38" style:family="paragraph" style:parent-style-name="Standard">
      <style:paragraph-properties fo:text-align="center" style:justify-single-word="false"/>
      <style:text-properties officeooo:paragraph-rsid="02a8e881"/>
    </style:style>
    <style:style style:name="P39" style:family="paragraph" style:parent-style-name="Standard">
      <style:paragraph-properties fo:text-align="center" style:justify-single-word="false"/>
      <style:text-properties officeooo:paragraph-rsid="02ae637f"/>
    </style:style>
    <style:style style:name="P40" style:family="paragraph" style:parent-style-name="Standard">
      <style:paragraph-properties fo:text-align="center" style:justify-single-word="false"/>
      <style:text-properties officeooo:paragraph-rsid="02b7df84"/>
    </style:style>
    <style:style style:name="P41" style:family="paragraph" style:parent-style-name="Standard">
      <style:paragraph-properties fo:text-align="center" style:justify-single-word="false"/>
      <style:text-properties officeooo:paragraph-rsid="02b835c8"/>
    </style:style>
    <style:style style:name="P42" style:family="paragraph" style:parent-style-name="Standard">
      <style:paragraph-properties fo:text-align="center" style:justify-single-word="false"/>
      <style:text-properties officeooo:paragraph-rsid="02d19655"/>
    </style:style>
    <style:style style:name="P43" style:family="paragraph" style:parent-style-name="Standard">
      <style:paragraph-properties fo:text-align="center" style:justify-single-word="false"/>
      <style:text-properties officeooo:paragraph-rsid="0346697a"/>
    </style:style>
    <style:style style:name="P44" style:family="paragraph" style:parent-style-name="Standard">
      <style:paragraph-properties fo:text-align="center" style:justify-single-word="false"/>
      <style:text-properties officeooo:paragraph-rsid="034b4241"/>
    </style:style>
    <style:style style:name="P45" style:family="paragraph" style:parent-style-name="Standard">
      <style:paragraph-properties fo:text-align="center" style:justify-single-word="false"/>
      <style:text-properties officeooo:paragraph-rsid="0368b3a9"/>
    </style:style>
    <style:style style:name="P46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57a40b" fo:background-color="#ffaa95" style:font-size-asian="16pt" style:font-style-asian="normal" style:font-size-complex="16pt" style:font-style-complex="normal"/>
    </style:style>
    <style:style style:name="P47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6ca3c" fo:background-color="#ffaa95" style:font-size-asian="16pt" style:font-style-asian="normal" style:font-size-complex="16pt" style:font-style-complex="normal"/>
    </style:style>
    <style:style style:name="P48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c7f61" fo:background-color="#ffaa95" style:font-size-asian="16pt" style:font-style-asian="normal" style:font-size-complex="16pt" style:font-style-complex="normal"/>
    </style:style>
    <style:style style:name="P49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f9159a" fo:background-color="#ffaa95" style:font-size-asian="16pt" style:font-style-asian="normal" style:font-size-complex="16pt" style:font-style-complex="normal"/>
    </style:style>
    <style:style style:name="P50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2a8e881" fo:background-color="#ffaa95" style:font-size-asian="16pt" style:font-style-asian="normal" style:font-size-complex="16pt" style:font-style-complex="normal"/>
    </style:style>
    <style:style style:name="P51" style:family="paragraph" style:parent-style-name="Standard">
      <style:paragraph-properties fo:text-align="center" style:justify-single-word="false"/>
      <style:text-properties fo:font-size="16pt" fo:font-weight="normal" officeooo:paragraph-rsid="02da971e" fo:background-color="#ffaa95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ize="50pt" fo:font-weight="bold" style:font-size-asian="50pt" style:font-weight-asian="bold" style:font-size-complex="50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4" style:family="paragraph" style:parent-style-name="Standard">
      <style:paragraph-properties fo:text-align="end" style:justify-single-word="false"/>
    </style:style>
    <style:style style:name="P55" style:family="paragraph" style:parent-style-name="Standard">
      <style:paragraph-properties fo:text-align="end" style:justify-single-word="false"/>
      <style:text-properties officeooo:paragraph-rsid="01d027d3"/>
    </style:style>
    <style:style style:name="P56" style:family="paragraph" style:parent-style-name="Standard">
      <style:paragraph-properties fo:text-align="end" style:justify-single-word="false"/>
      <style:text-properties officeooo:paragraph-rsid="01d4e3ac"/>
    </style:style>
    <style:style style:name="P57" style:family="paragraph" style:parent-style-name="Standard">
      <style:paragraph-properties fo:text-align="end" style:justify-single-word="false"/>
      <style:text-properties officeooo:paragraph-rsid="01dcf296"/>
    </style:style>
    <style:style style:name="P58" style:family="paragraph" style:parent-style-name="Standard">
      <style:paragraph-properties fo:text-align="end" style:justify-single-word="false"/>
      <style:text-properties officeooo:paragraph-rsid="01465b56"/>
    </style:style>
    <style:style style:name="P59" style:family="paragraph" style:parent-style-name="Standard">
      <style:paragraph-properties fo:text-align="end" style:justify-single-word="false"/>
      <style:text-properties officeooo:paragraph-rsid="0149565a"/>
    </style:style>
    <style:style style:name="P60" style:family="paragraph" style:parent-style-name="Standard">
      <style:paragraph-properties fo:text-align="end" style:justify-single-word="false"/>
      <style:text-properties officeooo:paragraph-rsid="0157a40b"/>
    </style:style>
    <style:style style:name="P61" style:family="paragraph" style:parent-style-name="Standard">
      <style:paragraph-properties fo:text-align="end" style:justify-single-word="false"/>
      <style:text-properties officeooo:paragraph-rsid="0164559d"/>
    </style:style>
    <style:style style:name="P62" style:family="paragraph" style:parent-style-name="Standard">
      <style:paragraph-properties fo:text-align="end" style:justify-single-word="false"/>
      <style:text-properties officeooo:paragraph-rsid="016bb559"/>
    </style:style>
    <style:style style:name="P63" style:family="paragraph" style:parent-style-name="Standard">
      <style:paragraph-properties fo:text-align="end" style:justify-single-word="false"/>
      <style:text-properties officeooo:paragraph-rsid="0175a044"/>
    </style:style>
    <style:style style:name="P64" style:family="paragraph" style:parent-style-name="Standard">
      <style:paragraph-properties fo:text-align="end" style:justify-single-word="false"/>
      <style:text-properties officeooo:paragraph-rsid="017c7f61"/>
    </style:style>
    <style:style style:name="P65" style:family="paragraph" style:parent-style-name="Standard">
      <style:paragraph-properties fo:text-align="end" style:justify-single-word="false"/>
      <style:text-properties officeooo:paragraph-rsid="01f9159a"/>
    </style:style>
    <style:style style:name="P66" style:family="paragraph" style:parent-style-name="Standard">
      <style:paragraph-properties fo:text-align="end" style:justify-single-word="false"/>
      <style:text-properties officeooo:paragraph-rsid="02a8e881"/>
    </style:style>
    <style:style style:name="P67" style:family="paragraph" style:parent-style-name="Standard">
      <style:paragraph-properties fo:text-align="end" style:justify-single-word="false"/>
      <style:text-properties officeooo:paragraph-rsid="02da971e"/>
    </style:style>
    <style:style style:name="P68" style:family="paragraph" style:parent-style-name="Standard">
      <style:paragraph-properties fo:text-align="end" style:justify-single-word="false"/>
      <style:text-properties officeooo:paragraph-rsid="034b4241"/>
    </style:style>
    <style:style style:name="P69" style:family="paragraph" style:parent-style-name="Standard">
      <style:text-properties officeooo:paragraph-rsid="01451aa0"/>
    </style:style>
    <style:style style:name="P70" style:family="paragraph" style:parent-style-name="Standard">
      <style:text-properties officeooo:paragraph-rsid="0145ca26"/>
    </style:style>
    <style:style style:name="P71" style:family="paragraph" style:parent-style-name="Standard">
      <style:text-properties officeooo:paragraph-rsid="01465b56"/>
    </style:style>
    <style:style style:name="P72" style:family="paragraph" style:parent-style-name="Standard">
      <style:text-properties officeooo:paragraph-rsid="0148972c"/>
    </style:style>
    <style:style style:name="P73" style:family="paragraph" style:parent-style-name="Standard">
      <style:text-properties officeooo:paragraph-rsid="0149565a"/>
    </style:style>
    <style:style style:name="P74" style:family="paragraph" style:parent-style-name="Standard">
      <style:text-properties officeooo:paragraph-rsid="0157a40b"/>
    </style:style>
    <style:style style:name="P75" style:family="paragraph" style:parent-style-name="Standard">
      <style:text-properties officeooo:rsid="015a209f" officeooo:paragraph-rsid="0164559d"/>
    </style:style>
    <style:style style:name="P76" style:family="paragraph" style:parent-style-name="Standard">
      <style:text-properties officeooo:rsid="015a209f" officeooo:paragraph-rsid="016bb559"/>
    </style:style>
    <style:style style:name="P77" style:family="paragraph" style:parent-style-name="Standard">
      <style:text-properties officeooo:rsid="015a209f" officeooo:paragraph-rsid="0175a044"/>
    </style:style>
    <style:style style:name="P78" style:family="paragraph" style:parent-style-name="Standard">
      <style:text-properties officeooo:rsid="015a209f" officeooo:paragraph-rsid="017c7f61"/>
    </style:style>
    <style:style style:name="P79" style:family="paragraph" style:parent-style-name="Standard">
      <style:paragraph-properties fo:text-align="end" style:justify-single-word="false"/>
      <style:text-properties officeooo:rsid="015a209f" officeooo:paragraph-rsid="015a209f"/>
    </style:style>
    <style:style style:name="P80" style:family="paragraph" style:parent-style-name="Standard">
      <style:text-properties officeooo:rsid="015a209f" officeooo:paragraph-rsid="01f9159a"/>
    </style:style>
    <style:style style:name="P81" style:family="paragraph" style:parent-style-name="Standard">
      <style:text-properties officeooo:rsid="015a209f" officeooo:paragraph-rsid="02a8e881"/>
    </style:style>
    <style:style style:name="P82" style:family="paragraph" style:parent-style-name="Standard">
      <style:text-properties officeooo:paragraph-rsid="015ff9c9"/>
    </style:style>
    <style:style style:name="P83" style:family="paragraph" style:parent-style-name="Standard">
      <style:text-properties officeooo:paragraph-rsid="0164559d"/>
    </style:style>
    <style:style style:name="P84" style:family="paragraph" style:parent-style-name="Standard">
      <style:text-properties officeooo:paragraph-rsid="016bb559"/>
    </style:style>
    <style:style style:name="P85" style:family="paragraph" style:parent-style-name="Standard">
      <style:text-properties fo:font-style="normal" style:text-underline-style="none" officeooo:rsid="006f728c" style:font-style-asian="normal" style:font-style-complex="normal"/>
    </style:style>
    <style:style style:name="P86" style:family="paragraph" style:parent-style-name="Standard">
      <style:text-properties officeooo:paragraph-rsid="0172b0f7"/>
    </style:style>
    <style:style style:name="P87" style:family="paragraph" style:parent-style-name="Standard">
      <style:text-properties officeooo:paragraph-rsid="01610df2"/>
    </style:style>
    <style:style style:name="P88" style:family="paragraph" style:parent-style-name="Standard">
      <style:text-properties officeooo:paragraph-rsid="0175a044"/>
    </style:style>
    <style:style style:name="P89" style:family="paragraph" style:parent-style-name="Standard">
      <style:text-properties officeooo:paragraph-rsid="01785620"/>
    </style:style>
    <style:style style:name="P90" style:family="paragraph" style:parent-style-name="Standard">
      <style:text-properties officeooo:paragraph-rsid="017c7f61"/>
    </style:style>
    <style:style style:name="P91" style:family="paragraph" style:parent-style-name="Standard">
      <style:text-properties officeooo:paragraph-rsid="01853232"/>
    </style:style>
    <style:style style:name="P92" style:family="paragraph" style:parent-style-name="Standard">
      <style:text-properties officeooo:paragraph-rsid="0188b1cd"/>
    </style:style>
    <style:style style:name="P93" style:family="paragraph" style:parent-style-name="Standard">
      <style:text-properties officeooo:paragraph-rsid="0199cb7e"/>
    </style:style>
    <style:style style:name="P94" style:family="paragraph" style:parent-style-name="Standard">
      <style:text-properties officeooo:paragraph-rsid="019cea50"/>
    </style:style>
    <style:style style:name="P95" style:family="paragraph" style:parent-style-name="Standard">
      <style:text-properties officeooo:paragraph-rsid="01a1e1c5"/>
    </style:style>
    <style:style style:name="P96" style:family="paragraph" style:parent-style-name="Standard">
      <style:text-properties officeooo:paragraph-rsid="01a2819f"/>
    </style:style>
    <style:style style:name="P97" style:family="paragraph" style:parent-style-name="Standard">
      <style:text-properties officeooo:paragraph-rsid="01a44d6e"/>
    </style:style>
    <style:style style:name="P98" style:family="paragraph" style:parent-style-name="Standard">
      <style:text-properties officeooo:paragraph-rsid="01a84616"/>
    </style:style>
    <style:style style:name="P99" style:family="paragraph" style:parent-style-name="Standard">
      <style:text-properties officeooo:paragraph-rsid="01bd0f67"/>
    </style:style>
    <style:style style:name="P100" style:family="paragraph" style:parent-style-name="Standard">
      <style:text-properties officeooo:paragraph-rsid="01c1d024"/>
    </style:style>
    <style:style style:name="P101" style:family="paragraph" style:parent-style-name="Standard">
      <style:text-properties officeooo:paragraph-rsid="01cb91a6"/>
    </style:style>
    <style:style style:name="P102" style:family="paragraph" style:parent-style-name="Standard">
      <style:text-properties officeooo:paragraph-rsid="01d4e3ac"/>
    </style:style>
    <style:style style:name="P103" style:family="paragraph" style:parent-style-name="Standard">
      <style:text-properties officeooo:paragraph-rsid="01dcf296"/>
    </style:style>
    <style:style style:name="P104" style:family="paragraph" style:parent-style-name="Standard">
      <style:text-properties officeooo:paragraph-rsid="01f9159a"/>
    </style:style>
    <style:style style:name="P105" style:family="paragraph" style:parent-style-name="Standard">
      <style:text-properties officeooo:paragraph-rsid="0206ee81"/>
    </style:style>
    <style:style style:name="P106" style:family="paragraph" style:parent-style-name="Standard">
      <style:text-properties officeooo:paragraph-rsid="02174862"/>
    </style:style>
    <style:style style:name="P107" style:family="paragraph" style:parent-style-name="Standard">
      <style:text-properties officeooo:rsid="02174862" officeooo:paragraph-rsid="02174862"/>
    </style:style>
    <style:style style:name="P108" style:family="paragraph" style:parent-style-name="Standard">
      <style:text-properties officeooo:rsid="02174862" officeooo:paragraph-rsid="0263e4cc"/>
    </style:style>
    <style:style style:name="P109" style:family="paragraph" style:parent-style-name="Standard">
      <style:text-properties officeooo:rsid="02174862" officeooo:paragraph-rsid="02d4eb54"/>
    </style:style>
    <style:style style:name="P110" style:family="paragraph" style:parent-style-name="Standard">
      <style:text-properties officeooo:rsid="02174862" officeooo:paragraph-rsid="032a3257"/>
    </style:style>
    <style:style style:name="P111" style:family="paragraph" style:parent-style-name="Standard">
      <style:text-properties officeooo:rsid="02174862" officeooo:paragraph-rsid="032c12c9"/>
    </style:style>
    <style:style style:name="P112" style:family="paragraph" style:parent-style-name="Standard">
      <style:text-properties officeooo:rsid="02174862" officeooo:paragraph-rsid="032f0167"/>
    </style:style>
    <style:style style:name="P113" style:family="paragraph" style:parent-style-name="Standard">
      <style:text-properties officeooo:paragraph-rsid="02656083"/>
    </style:style>
    <style:style style:name="P114" style:family="paragraph" style:parent-style-name="Standard">
      <style:text-properties officeooo:paragraph-rsid="02a8e881"/>
    </style:style>
    <style:style style:name="P115" style:family="paragraph" style:parent-style-name="Standard">
      <style:paragraph-properties fo:text-align="justify" style:justify-single-word="false"/>
    </style:style>
    <style:style style:name="P116" style:family="paragraph" style:parent-style-name="Standard">
      <style:paragraph-properties fo:text-align="justify" style:justify-single-word="false"/>
      <style:text-properties officeooo:paragraph-rsid="02a8e881"/>
    </style:style>
    <style:style style:name="P117" style:family="paragraph" style:parent-style-name="Standard">
      <style:paragraph-properties fo:text-align="justify" style:justify-single-word="false"/>
      <style:text-properties officeooo:paragraph-rsid="0319f2f7"/>
    </style:style>
    <style:style style:name="P118" style:family="paragraph" style:parent-style-name="Standard">
      <style:paragraph-properties fo:text-align="justify" style:justify-single-word="false"/>
      <style:text-properties officeooo:paragraph-rsid="0320f68f"/>
    </style:style>
    <style:style style:name="P119" style:family="paragraph" style:parent-style-name="Standard">
      <style:paragraph-properties fo:text-align="justify" style:justify-single-word="false"/>
      <style:text-properties officeooo:paragraph-rsid="033d2130"/>
    </style:style>
    <style:style style:name="P120" style:family="paragraph" style:parent-style-name="Standard">
      <style:text-properties officeooo:paragraph-rsid="02b7df84"/>
    </style:style>
    <style:style style:name="P121" style:family="paragraph" style:parent-style-name="Standard">
      <style:text-properties officeooo:paragraph-rsid="02b835c8"/>
    </style:style>
    <style:style style:name="P122" style:family="paragraph" style:parent-style-name="Standard">
      <style:text-properties officeooo:paragraph-rsid="02bd8dac"/>
    </style:style>
    <style:style style:name="P123" style:family="paragraph" style:parent-style-name="Standard">
      <style:text-properties officeooo:paragraph-rsid="02d4eb54"/>
    </style:style>
    <style:style style:name="P124" style:family="paragraph" style:parent-style-name="Standard">
      <style:text-properties officeooo:rsid="02d4eb54" officeooo:paragraph-rsid="02d4eb54"/>
    </style:style>
    <style:style style:name="P125" style:family="paragraph" style:parent-style-name="Standard">
      <style:paragraph-properties fo:text-align="justify" style:justify-single-word="false"/>
      <style:text-properties officeooo:rsid="02d4eb54" officeooo:paragraph-rsid="033630cd"/>
    </style:style>
    <style:style style:name="P126" style:family="paragraph" style:parent-style-name="Standard">
      <style:text-properties officeooo:paragraph-rsid="0171a4b1"/>
    </style:style>
    <style:style style:name="P127" style:family="paragraph" style:parent-style-name="Standard">
      <style:text-properties officeooo:paragraph-rsid="02ba6a6d"/>
    </style:style>
    <style:style style:name="P128" style:family="paragraph" style:parent-style-name="Standard">
      <style:text-properties officeooo:paragraph-rsid="02da971e"/>
    </style:style>
    <style:style style:name="P129" style:family="paragraph" style:parent-style-name="Standard">
      <style:text-properties officeooo:paragraph-rsid="02de2855"/>
    </style:style>
    <style:style style:name="P130" style:family="paragraph" style:parent-style-name="Standard">
      <style:text-properties officeooo:paragraph-rsid="02df9268"/>
    </style:style>
    <style:style style:name="P131" style:family="paragraph" style:parent-style-name="Standard">
      <style:text-properties officeooo:paragraph-rsid="02e20076"/>
    </style:style>
    <style:style style:name="P132" style:family="paragraph" style:parent-style-name="Standard">
      <style:text-properties officeooo:paragraph-rsid="02ea827e"/>
    </style:style>
    <style:style style:name="P133" style:family="paragraph" style:parent-style-name="Standard">
      <style:text-properties officeooo:paragraph-rsid="03116600"/>
    </style:style>
    <style:style style:name="P134" style:family="paragraph" style:parent-style-name="Standard">
      <style:text-properties officeooo:paragraph-rsid="0319f2f7"/>
    </style:style>
    <style:style style:name="P135" style:family="paragraph" style:parent-style-name="Standard">
      <style:text-properties officeooo:paragraph-rsid="031eb083"/>
    </style:style>
    <style:style style:name="P136" style:family="paragraph" style:parent-style-name="Standard">
      <style:text-properties officeooo:paragraph-rsid="0320ed2a"/>
    </style:style>
    <style:style style:name="P137" style:family="paragraph" style:parent-style-name="Standard">
      <style:text-properties officeooo:rsid="0334319f" officeooo:paragraph-rsid="0334319f"/>
    </style:style>
    <style:style style:name="P138" style:family="paragraph" style:parent-style-name="Standard">
      <style:text-properties officeooo:paragraph-rsid="033837e4"/>
    </style:style>
    <style:style style:name="P139" style:family="paragraph" style:parent-style-name="Standard">
      <style:text-properties officeooo:paragraph-rsid="02eb58a6"/>
    </style:style>
    <style:style style:name="P140" style:family="paragraph" style:parent-style-name="Standard">
      <style:text-properties officeooo:paragraph-rsid="0346697a"/>
    </style:style>
    <style:style style:name="P141" style:family="paragraph" style:parent-style-name="Standard">
      <style:text-properties officeooo:paragraph-rsid="034b4241"/>
    </style:style>
    <style:style style:name="P142" style:family="paragraph" style:parent-style-name="Standard">
      <style:text-properties officeooo:paragraph-rsid="0364409b"/>
    </style:style>
    <style:style style:name="P143" style:family="paragraph" style:parent-style-name="Standard">
      <style:text-properties officeooo:paragraph-rsid="0365bc4b"/>
    </style:style>
    <style:style style:name="P144" style:family="paragraph" style:parent-style-name="Standard">
      <style:text-properties officeooo:paragraph-rsid="025dcb8d"/>
    </style:style>
    <style:style style:name="P145" style:family="paragraph" style:parent-style-name="Standard">
      <style:text-properties officeooo:paragraph-rsid="0368b3a9"/>
    </style:style>
    <style:style style:name="P146" style:family="paragraph" style:parent-style-name="Standard">
      <style:text-properties officeooo:paragraph-rsid="036f9006"/>
    </style:style>
    <style:style style:name="P147" style:family="paragraph" style:parent-style-name="Standard">
      <style:text-properties officeooo:paragraph-rsid="036f9414"/>
    </style:style>
    <style:style style:name="P148" style:family="paragraph" style:parent-style-name="Standard">
      <style:text-properties officeooo:paragraph-rsid="0374cdb5"/>
    </style:style>
    <style:style style:name="P149" style:family="paragraph" style:parent-style-name="Standard">
      <style:text-properties officeooo:rsid="037a0f7c" officeooo:paragraph-rsid="0375b241"/>
    </style:style>
    <style:style style:name="P150" style:family="paragraph" style:parent-style-name="Standard">
      <style:text-properties officeooo:rsid="037a0f7c" officeooo:paragraph-rsid="038b2388"/>
    </style:style>
    <style:style style:name="P151" style:family="paragraph" style:parent-style-name="Standard">
      <style:text-properties officeooo:rsid="037a0f7c" officeooo:paragraph-rsid="03991574"/>
    </style:style>
    <style:style style:name="P152" style:family="paragraph" style:parent-style-name="Standard">
      <style:text-properties officeooo:rsid="037a0f7c" officeooo:paragraph-rsid="03a0799a"/>
    </style:style>
    <style:style style:name="P153" style:family="paragraph" style:parent-style-name="Standard">
      <style:text-properties officeooo:rsid="037a0f7c" officeooo:paragraph-rsid="03a22041"/>
    </style:style>
    <style:style style:name="P154" style:family="paragraph" style:parent-style-name="Standard">
      <style:text-properties officeooo:paragraph-rsid="037cfc3c"/>
    </style:style>
    <style:style style:name="P155" style:family="paragraph" style:parent-style-name="Standard">
      <style:text-properties officeooo:paragraph-rsid="038b2388"/>
    </style:style>
    <style:style style:name="P156" style:family="paragraph" style:parent-style-name="Standard">
      <style:text-properties officeooo:paragraph-rsid="03991574"/>
    </style:style>
    <style:style style:name="P157" style:family="paragraph" style:parent-style-name="Standard">
      <style:text-properties officeooo:paragraph-rsid="03a0799a"/>
    </style:style>
    <style:style style:name="P158" style:family="paragraph" style:parent-style-name="Standard">
      <style:text-properties officeooo:paragraph-rsid="03a22041"/>
    </style:style>
    <style:style style:name="P159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</style:style>
    <style:style style:name="P160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bd0f67"/>
    </style:style>
    <style:style style:name="P161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1d024"/>
    </style:style>
    <style:style style:name="P162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b91a6"/>
    </style:style>
    <style:style style:name="P163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4e3ac"/>
    </style:style>
    <style:style style:name="P164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cf296"/>
    </style:style>
    <style:style style:name="P165" style:family="paragraph" style:parent-style-name="Standard">
      <style:paragraph-properties fo:break-before="page"/>
    </style:style>
    <style:style style:name="P166" style:family="paragraph" style:parent-style-name="Standard">
      <style:paragraph-properties fo:text-align="center" style:justify-single-word="false" fo:break-before="page"/>
    </style:style>
    <style:style style:name="P167" style:family="paragraph" style:parent-style-name="Standard">
      <style:paragraph-properties fo:text-align="center" style:justify-single-word="false" fo:break-before="page"/>
      <style:text-properties officeooo:paragraph-rsid="02d9ef68"/>
    </style:style>
    <style:style style:name="P168" style:family="paragraph" style:parent-style-name="Standard">
      <style:paragraph-properties fo:break-before="page"/>
      <style:text-properties officeooo:paragraph-rsid="01465b56"/>
    </style:style>
    <style:style style:name="P169" style:family="paragraph" style:parent-style-name="Standard">
      <style:paragraph-properties fo:break-before="page"/>
      <style:text-properties officeooo:paragraph-rsid="0149565a"/>
    </style:style>
    <style:style style:name="P170" style:family="paragraph" style:parent-style-name="Standard">
      <style:paragraph-properties fo:break-before="page"/>
      <style:text-properties officeooo:paragraph-rsid="01bd0f67"/>
    </style:style>
    <style:style style:name="P171" style:family="paragraph" style:parent-style-name="Standard">
      <style:paragraph-properties fo:break-before="page"/>
      <style:text-properties officeooo:paragraph-rsid="02b835c8"/>
    </style:style>
    <style:style style:name="P172" style:family="paragraph" style:parent-style-name="Standard">
      <style:paragraph-properties fo:break-before="page"/>
      <style:text-properties officeooo:paragraph-rsid="02fa06d0"/>
    </style:style>
    <style:style style:name="P173" style:family="paragraph" style:parent-style-name="Standard">
      <style:paragraph-properties fo:break-before="page"/>
      <style:text-properties officeooo:paragraph-rsid="034b4241"/>
    </style:style>
    <style:style style:name="P174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</style:style>
    <style:style style:name="P175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  <style:text-properties officeooo:paragraph-rsid="0133eab2"/>
    </style:style>
    <style:style style:name="P17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</style:style>
    <style:style style:name="P17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65b56"/>
    </style:style>
    <style:style style:name="P17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9565a"/>
    </style:style>
    <style:style style:name="P17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57a40b"/>
    </style:style>
    <style:style style:name="P18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4559d"/>
    </style:style>
    <style:style style:name="P18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bb559"/>
    </style:style>
    <style:style style:name="P18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c7f61"/>
    </style:style>
    <style:style style:name="P18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5a044"/>
    </style:style>
    <style:style style:name="P18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99cb7e"/>
    </style:style>
    <style:style style:name="P18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cf296"/>
    </style:style>
    <style:style style:name="P18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f9159a"/>
    </style:style>
    <style:style style:name="P18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bd0f67"/>
    </style:style>
    <style:style style:name="P18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1d024"/>
    </style:style>
    <style:style style:name="P18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3c55b"/>
    </style:style>
    <style:style style:name="P19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91a6"/>
    </style:style>
    <style:style style:name="P19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bcc4"/>
    </style:style>
    <style:style style:name="P19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4e3ac"/>
    </style:style>
    <style:style style:name="P19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97a9f"/>
    </style:style>
    <style:style style:name="P19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f5add"/>
    </style:style>
    <style:style style:name="P19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a8e881"/>
    </style:style>
    <style:style style:name="P19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b835c8"/>
    </style:style>
    <style:style style:name="P197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b835c8"/>
    </style:style>
    <style:style style:name="P198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df9268"/>
    </style:style>
    <style:style style:name="P199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34b4241"/>
    </style:style>
    <style:style style:name="P20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a971e"/>
    </style:style>
    <style:style style:name="P20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b57fb"/>
    </style:style>
    <style:style style:name="P20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ec53f"/>
    </style:style>
    <style:style style:name="P20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f9268"/>
    </style:style>
    <style:style style:name="P20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4b4241"/>
    </style:style>
    <style:style style:name="P20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06ee81"/>
    </style:style>
    <style:style style:name="P20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59ab5"/>
    </style:style>
    <style:style style:name="P20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6050b"/>
    </style:style>
    <style:style style:name="P20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d0af7"/>
    </style:style>
    <style:style style:name="P20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dac50"/>
    </style:style>
    <style:style style:name="P21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2fd32"/>
    </style:style>
    <style:style style:name="P21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7e204"/>
    </style:style>
    <style:style style:name="P21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bd24b"/>
    </style:style>
    <style:style style:name="P21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e4118"/>
    </style:style>
    <style:style style:name="P21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f1012"/>
    </style:style>
    <style:style style:name="P21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60422a"/>
    </style:style>
    <style:style style:name="P21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75b241"/>
    </style:style>
    <style:style style:name="P21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7cfc3c"/>
    </style:style>
    <style:style style:name="P21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8b2388"/>
    </style:style>
    <style:style style:name="P21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991574"/>
    </style:style>
    <style:style style:name="P22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a0799a"/>
    </style:style>
    <style:style style:name="P22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a22041"/>
    </style:style>
    <style:style style:name="P22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fo:font-weight="normal" style:font-weight-asian="normal" style:font-weight-complex="normal"/>
    </style:style>
    <style:style style:name="P22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3544af9" officeooo:paragraph-rsid="03544af9"/>
    </style:style>
    <style:style style:name="P22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1785620" officeooo:paragraph-rsid="035d1c8c"/>
    </style:style>
    <style:style style:name="P22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</style:style>
    <style:style style:name="P22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65b56"/>
    </style:style>
    <style:style style:name="P22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9565a"/>
    </style:style>
    <style:style style:name="P22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b46e5"/>
    </style:style>
    <style:style style:name="P22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e384a"/>
    </style:style>
    <style:style style:name="P23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41640"/>
    </style:style>
    <style:style style:name="P23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7a40b"/>
    </style:style>
    <style:style style:name="P23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4559d"/>
    </style:style>
    <style:style style:name="P23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ac8e7"/>
    </style:style>
    <style:style style:name="P23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bb559"/>
    </style:style>
    <style:style style:name="P23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c63da"/>
    </style:style>
    <style:style style:name="P23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5a044"/>
    </style:style>
    <style:style style:name="P23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c7f61"/>
    </style:style>
    <style:style style:name="P23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99cb7e"/>
    </style:style>
    <style:style style:name="P23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bd0f67"/>
    </style:style>
    <style:style style:name="P24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1d024"/>
    </style:style>
    <style:style style:name="P24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3c55b"/>
    </style:style>
    <style:style style:name="P24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580a7"/>
    </style:style>
    <style:style style:name="P24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b91a6"/>
    </style:style>
    <style:style style:name="P24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4e3ac"/>
    </style:style>
    <style:style style:name="P24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97a9f"/>
    </style:style>
    <style:style style:name="P24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ae95f"/>
    </style:style>
    <style:style style:name="P24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cf296"/>
    </style:style>
    <style:style style:name="P24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e2e2b0"/>
    </style:style>
    <style:style style:name="P24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f9159a"/>
    </style:style>
    <style:style style:name="P25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6ee81"/>
    </style:style>
    <style:style style:name="P25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85c57"/>
    </style:style>
    <style:style style:name="P25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ce33f"/>
    </style:style>
    <style:style style:name="P25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11036"/>
    </style:style>
    <style:style style:name="P25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4b6b2"/>
    </style:style>
    <style:style style:name="P25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23d51"/>
    </style:style>
    <style:style style:name="P25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dac16"/>
    </style:style>
    <style:style style:name="P25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179eb"/>
    </style:style>
    <style:style style:name="P25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52daa"/>
    </style:style>
    <style:style style:name="P25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65318"/>
    </style:style>
    <style:style style:name="P26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b4625"/>
    </style:style>
    <style:style style:name="P26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c6679"/>
    </style:style>
    <style:style style:name="P26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f4217"/>
    </style:style>
    <style:style style:name="P26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48428"/>
    </style:style>
    <style:style style:name="P26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be149"/>
    </style:style>
    <style:style style:name="P26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d4d90"/>
    </style:style>
    <style:style style:name="P26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7e8e33"/>
    </style:style>
    <style:style style:name="P26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a8e881"/>
    </style:style>
    <style:style style:name="P26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b835c8"/>
    </style:style>
    <style:style style:name="P269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b925b2"/>
    </style:style>
    <style:style style:name="P270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11bbe"/>
    </style:style>
    <style:style style:name="P271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b58a6"/>
    </style:style>
    <style:style style:name="P272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34b4241"/>
    </style:style>
    <style:style style:name="P27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ec53f"/>
    </style:style>
    <style:style style:name="P27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f9268"/>
    </style:style>
    <style:style style:name="P27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e20076"/>
    </style:style>
    <style:style style:name="P27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b4241"/>
    </style:style>
    <style:style style:name="P27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b9662"/>
    </style:style>
    <style:style style:name="P27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d4023"/>
    </style:style>
    <style:style style:name="P27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fc8a8"/>
    </style:style>
    <style:style style:name="P28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2fd32"/>
    </style:style>
    <style:style style:name="P28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7e204"/>
    </style:style>
    <style:style style:name="P28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83849"/>
    </style:style>
    <style:style style:name="P28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bd24b"/>
    </style:style>
    <style:style style:name="P28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e4118"/>
    </style:style>
    <style:style style:name="P28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6a0c7a"/>
    </style:style>
    <style:style style:name="P28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6b5f39"/>
    </style:style>
    <style:style style:name="P28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5b241"/>
    </style:style>
    <style:style style:name="P288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75b241"/>
    </style:style>
    <style:style style:name="P289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991574"/>
    </style:style>
    <style:style style:name="P290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a22041"/>
    </style:style>
    <style:style style:name="P291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75b241"/>
    </style:style>
    <style:style style:name="P292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8b2388"/>
    </style:style>
    <style:style style:name="P293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991574"/>
    </style:style>
    <style:style style:name="P294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a0799a"/>
    </style:style>
    <style:style style:name="P295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a22041"/>
    </style:style>
    <style:style style:name="P29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6cf9a"/>
    </style:style>
    <style:style style:name="P29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7d77f"/>
    </style:style>
    <style:style style:name="P29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cfc3c"/>
    </style:style>
    <style:style style:name="P29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25dbe"/>
    </style:style>
    <style:style style:name="P30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4da27"/>
    </style:style>
    <style:style style:name="P30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b2388"/>
    </style:style>
    <style:style style:name="P30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f3ed0"/>
    </style:style>
    <style:style style:name="P30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092df"/>
    </style:style>
    <style:style style:name="P30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1f465"/>
    </style:style>
    <style:style style:name="P30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91574"/>
    </style:style>
    <style:style style:name="P30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c4701"/>
    </style:style>
    <style:style style:name="P30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0799a"/>
    </style:style>
    <style:style style:name="P30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18b6d"/>
    </style:style>
    <style:style style:name="P30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22041"/>
    </style:style>
    <style:style style:name="P31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417e5"/>
    </style:style>
    <style:style style:name="P31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rsid="0352fd32" officeooo:paragraph-rsid="0352fd32"/>
    </style:style>
    <style:style style:name="P31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fo:font-weight="normal" officeooo:paragraph-rsid="03825dbe" style:font-weight-asian="normal" style:font-weight-complex="normal"/>
    </style:style>
    <style:style style:name="P31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fo:font-weight="normal" officeooo:paragraph-rsid="039092df" style:font-weight-asian="normal" style:font-weight-complex="normal"/>
    </style:style>
    <style:style style:name="P314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fo:font-size="16pt" officeooo:paragraph-rsid="038b2388" fo:background-color="#ffaa95"/>
    </style:style>
    <style:style style:name="P315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fo:font-size="16pt" officeooo:paragraph-rsid="03a0799a" fo:background-color="#ffaa95"/>
    </style:style>
    <style:style style:name="P316" style:family="paragraph" style:parent-style-name="Standard" style:master-page-name="">
      <style:paragraph-properties style:page-number="auto" fo:break-before="page"/>
      <style:text-properties officeooo:paragraph-rsid="0157a40b"/>
    </style:style>
    <style:style style:name="P317" style:family="paragraph" style:parent-style-name="Standard" style:master-page-name="">
      <style:paragraph-properties style:page-number="auto" fo:break-before="page"/>
      <style:text-properties officeooo:paragraph-rsid="0164559d"/>
    </style:style>
    <style:style style:name="P318" style:family="paragraph" style:parent-style-name="Standard" style:master-page-name="">
      <style:paragraph-properties style:page-number="auto" fo:break-before="page"/>
      <style:text-properties officeooo:paragraph-rsid="016bb559"/>
    </style:style>
    <style:style style:name="P319" style:family="paragraph" style:parent-style-name="Standard" style:master-page-name="">
      <style:paragraph-properties style:page-number="auto" fo:break-before="page"/>
      <style:text-properties officeooo:paragraph-rsid="0175a044"/>
    </style:style>
    <style:style style:name="P320" style:family="paragraph" style:parent-style-name="Standard" style:master-page-name="">
      <style:paragraph-properties style:page-number="auto" fo:break-before="page"/>
      <style:text-properties officeooo:paragraph-rsid="017c7f61"/>
    </style:style>
    <style:style style:name="P321" style:family="paragraph" style:parent-style-name="Standard" style:master-page-name="">
      <style:paragraph-properties style:page-number="auto" fo:break-before="page"/>
      <style:text-properties officeooo:paragraph-rsid="01f9159a"/>
    </style:style>
    <style:style style:name="P322" style:family="paragraph" style:parent-style-name="Standard" style:master-page-name="">
      <style:paragraph-properties style:page-number="auto" fo:break-before="page"/>
      <style:text-properties officeooo:paragraph-rsid="01c1d024"/>
    </style:style>
    <style:style style:name="P323" style:family="paragraph" style:parent-style-name="Standard" style:master-page-name="">
      <style:paragraph-properties style:page-number="auto" fo:break-before="page"/>
      <style:text-properties officeooo:paragraph-rsid="01cb91a6"/>
    </style:style>
    <style:style style:name="P324" style:family="paragraph" style:parent-style-name="Standard" style:master-page-name="">
      <style:paragraph-properties style:page-number="auto" fo:break-before="page"/>
      <style:text-properties officeooo:paragraph-rsid="01d4e3ac"/>
    </style:style>
    <style:style style:name="P325" style:family="paragraph" style:parent-style-name="Standard" style:master-page-name="">
      <style:paragraph-properties style:page-number="auto" fo:break-before="page"/>
      <style:text-properties officeooo:paragraph-rsid="01dcf296"/>
    </style:style>
    <style:style style:name="P326" style:family="paragraph" style:parent-style-name="Standard" style:master-page-name="">
      <style:paragraph-properties style:page-number="auto" fo:break-before="page"/>
      <style:text-properties officeooo:paragraph-rsid="02a8e881"/>
    </style:style>
    <style:style style:name="P327" style:family="paragraph" style:parent-style-name="Standard" style:master-page-name="">
      <style:paragraph-properties style:page-number="auto" fo:break-before="page"/>
      <style:text-properties officeooo:paragraph-rsid="0375b241"/>
    </style:style>
    <style:style style:name="P328" style:family="paragraph" style:parent-style-name="Standard" style:master-page-name="">
      <style:paragraph-properties style:page-number="auto" fo:break-before="page"/>
      <style:text-properties officeooo:paragraph-rsid="038b2388"/>
    </style:style>
    <style:style style:name="P329" style:family="paragraph" style:parent-style-name="Standard" style:master-page-name="">
      <style:paragraph-properties style:page-number="auto" fo:break-before="page"/>
      <style:text-properties officeooo:paragraph-rsid="03991574"/>
    </style:style>
    <style:style style:name="P330" style:family="paragraph" style:parent-style-name="Standard" style:master-page-name="">
      <style:paragraph-properties style:page-number="auto" fo:break-before="page"/>
      <style:text-properties officeooo:paragraph-rsid="03a0799a"/>
    </style:style>
    <style:style style:name="P331" style:family="paragraph" style:parent-style-name="Standard" style:master-page-name="">
      <style:paragraph-properties style:page-number="auto" fo:break-before="page"/>
      <style:text-properties officeooo:paragraph-rsid="03a22041"/>
    </style:style>
    <style:style style:name="P332" style:family="paragraph" style:parent-style-name="Standard" style:master-page-name="">
      <style:paragraph-properties style:page-number="auto"/>
      <style:text-properties officeooo:paragraph-rsid="0214b6b2"/>
    </style:style>
    <style:style style:name="P333" style:family="paragraph" style:parent-style-name="Standard" style:master-page-name="">
      <style:paragraph-properties style:page-number="auto"/>
      <style:text-properties officeooo:paragraph-rsid="02085c57"/>
    </style:style>
    <style:style style:name="P334" style:family="paragraph" style:parent-style-name="Standard" style:master-page-name="">
      <style:paragraph-properties style:page-number="auto"/>
      <style:text-properties officeooo:paragraph-rsid="020ce33f"/>
    </style:style>
    <style:style style:name="P335" style:family="paragraph" style:parent-style-name="Standard" style:master-page-name="">
      <style:paragraph-properties style:page-number="auto"/>
      <style:text-properties officeooo:paragraph-rsid="02111036"/>
    </style:style>
    <style:style style:name="P336" style:family="paragraph" style:parent-style-name="Standard" style:master-page-name="">
      <style:paragraph-properties style:page-number="auto"/>
      <style:text-properties officeooo:paragraph-rsid="02223d51"/>
    </style:style>
    <style:style style:name="P337" style:family="paragraph" style:parent-style-name="Standard" style:master-page-name="">
      <style:paragraph-properties style:page-number="auto"/>
      <style:text-properties officeooo:paragraph-rsid="022dac16"/>
    </style:style>
    <style:style style:name="P338" style:family="paragraph" style:parent-style-name="Standard" style:master-page-name="">
      <style:paragraph-properties style:page-number="auto"/>
      <style:text-properties officeooo:paragraph-rsid="023179eb"/>
    </style:style>
    <style:style style:name="P339" style:family="paragraph" style:parent-style-name="Standard" style:master-page-name="">
      <style:paragraph-properties style:page-number="auto"/>
      <style:text-properties officeooo:paragraph-rsid="02352daa"/>
    </style:style>
    <style:style style:name="P340" style:family="paragraph" style:parent-style-name="Standard" style:master-page-name="">
      <style:paragraph-properties style:page-number="auto"/>
      <style:text-properties officeooo:paragraph-rsid="02365318"/>
    </style:style>
    <style:style style:name="P341" style:family="paragraph" style:parent-style-name="Standard" style:master-page-name="">
      <style:paragraph-properties style:page-number="auto"/>
      <style:text-properties officeooo:paragraph-rsid="023b4625"/>
    </style:style>
    <style:style style:name="P342" style:family="paragraph" style:parent-style-name="Standard" style:master-page-name="">
      <style:paragraph-properties style:page-number="auto"/>
      <style:text-properties officeooo:paragraph-rsid="023c6679"/>
    </style:style>
    <style:style style:name="P343" style:family="paragraph" style:parent-style-name="Standard" style:master-page-name="">
      <style:paragraph-properties style:page-number="auto"/>
      <style:text-properties officeooo:paragraph-rsid="02448428"/>
    </style:style>
    <style:style style:name="P344" style:family="paragraph" style:parent-style-name="Standard" style:master-page-name="">
      <style:paragraph-properties style:page-number="auto"/>
      <style:text-properties officeooo:paragraph-rsid="024a5fe1"/>
    </style:style>
    <style:style style:name="P345" style:family="paragraph" style:parent-style-name="Standard" style:master-page-name="">
      <style:paragraph-properties style:page-number="auto"/>
      <style:text-properties officeooo:paragraph-rsid="024be149"/>
    </style:style>
    <style:style style:name="P346" style:family="paragraph" style:parent-style-name="Standard" style:master-page-name="">
      <style:paragraph-properties style:page-number="auto"/>
      <style:text-properties officeooo:paragraph-rsid="024d4d90"/>
    </style:style>
    <style:style style:name="P347" style:family="paragraph" style:parent-style-name="Standard" style:master-page-name="">
      <style:paragraph-properties style:page-number="auto"/>
      <style:text-properties officeooo:paragraph-rsid="027e8e33"/>
    </style:style>
    <style:style style:name="P348" style:family="paragraph" style:parent-style-name="Standard" style:master-page-name="">
      <style:paragraph-properties style:page-number="auto"/>
      <style:text-properties officeooo:paragraph-rsid="02a8e881"/>
    </style:style>
    <style:style style:name="P349" style:family="paragraph" style:parent-style-name="Standard" style:master-page-name="">
      <style:paragraph-properties style:page-number="auto"/>
      <style:text-properties officeooo:paragraph-rsid="02b835c8"/>
    </style:style>
    <style:style style:name="P350" style:family="paragraph" style:parent-style-name="Standard" style:master-page-name="">
      <style:paragraph-properties style:page-number="auto"/>
      <style:text-properties officeooo:paragraph-rsid="02df9268"/>
    </style:style>
    <style:style style:name="P351" style:family="paragraph" style:parent-style-name="Standard" style:master-page-name="">
      <style:paragraph-properties style:page-number="auto"/>
      <style:text-properties officeooo:paragraph-rsid="034b4241"/>
    </style:style>
    <style:style style:name="P352" style:family="paragraph" style:parent-style-name="Standard" style:master-page-name="">
      <style:paragraph-properties style:page-number="auto"/>
      <style:text-properties officeooo:paragraph-rsid="0375b241"/>
    </style:style>
    <style:style style:name="P353" style:family="paragraph" style:parent-style-name="Standard" style:master-page-name="">
      <style:paragraph-properties style:page-number="auto"/>
      <style:text-properties officeooo:paragraph-rsid="038b2388"/>
    </style:style>
    <style:style style:name="P354" style:family="paragraph" style:parent-style-name="Standard" style:master-page-name="">
      <style:paragraph-properties style:page-number="auto"/>
      <style:text-properties officeooo:paragraph-rsid="03991574"/>
    </style:style>
    <style:style style:name="P355" style:family="paragraph" style:parent-style-name="Standard" style:master-page-name="">
      <style:paragraph-properties style:page-number="auto"/>
      <style:text-properties officeooo:paragraph-rsid="03a0799a"/>
    </style:style>
    <style:style style:name="P356" style:family="paragraph" style:parent-style-name="Standard" style:master-page-name="">
      <style:paragraph-properties style:page-number="auto"/>
      <style:text-properties officeooo:paragraph-rsid="03a22041"/>
    </style:style>
    <style:style style:name="P35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85620"/>
    </style:style>
    <style:style style:name="P35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c7f61"/>
    </style:style>
    <style:style style:name="P35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f9159a"/>
    </style:style>
    <style:style style:name="P36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2a8e881"/>
    </style:style>
    <style:style style:name="P36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35d1c8c"/>
    </style:style>
    <style:style style:name="P36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bd8dac"/>
    </style:style>
    <style:style style:name="P363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officeooo:paragraph-rsid="02da971e"/>
    </style:style>
    <style:style style:name="P36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a827e"/>
    </style:style>
    <style:style style:name="P36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fbbe88"/>
    </style:style>
    <style:style style:name="P36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008931"/>
    </style:style>
    <style:style style:name="P36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013450"/>
    </style:style>
    <style:style style:name="P36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2f0167"/>
    </style:style>
    <style:style style:name="P36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20076"/>
    </style:style>
    <style:style style:name="P37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df9268"/>
    </style:style>
    <style:style style:name="P37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4b4241"/>
    </style:style>
    <style:style style:name="P37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2fd32"/>
    </style:style>
    <style:style style:name="P37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59ab5"/>
    </style:style>
    <style:style style:name="P37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6050b"/>
    </style:style>
    <style:style style:name="P37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7e204"/>
    </style:style>
    <style:style style:name="P37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83849"/>
    </style:style>
    <style:style style:name="P37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a2373"/>
    </style:style>
    <style:style style:name="P37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d0af7"/>
    </style:style>
    <style:style style:name="P37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dac50"/>
    </style:style>
    <style:style style:name="P38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7683ff"/>
    </style:style>
    <style:style style:name="P38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76cf9a"/>
    </style:style>
    <style:style style:name="P38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84da27"/>
    </style:style>
    <style:style style:name="P38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8b2388"/>
    </style:style>
    <style:style style:name="P38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8f3ed0"/>
    </style:style>
    <style:style style:name="P38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9092df"/>
    </style:style>
    <style:style style:name="P38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991574"/>
    </style:style>
    <style:style style:name="P38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a0799a"/>
    </style:style>
    <style:style style:name="P38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a22041"/>
    </style:style>
    <style:style style:name="P38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352fd32" officeooo:paragraph-rsid="0352fd32"/>
    </style:style>
    <style:style style:name="P39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3544af9" officeooo:paragraph-rsid="03544af9"/>
    </style:style>
    <style:style style:name="P391" style:family="paragraph" style:parent-style-name="Footnote">
      <style:text-properties officeooo:rsid="0304062d" officeooo:paragraph-rsid="0304062d"/>
    </style:style>
    <style:style style:name="P392" style:family="paragraph" style:parent-style-name="Standard">
      <style:text-properties officeooo:paragraph-rsid="03ac704e"/>
    </style:style>
    <style:style style:name="P393" style:family="paragraph" style:parent-style-name="Standard">
      <style:paragraph-properties fo:text-align="center" style:justify-single-word="false"/>
    </style:style>
    <style:style style:name="P394" style:family="paragraph" style:parent-style-name="Standard">
      <style:paragraph-properties fo:text-align="center" style:justify-single-word="false"/>
      <style:text-properties officeooo:paragraph-rsid="03ae1542"/>
    </style:style>
    <style:style style:name="P395" style:family="paragraph" style:parent-style-name="Standard">
      <style:paragraph-properties fo:text-align="center" style:justify-single-word="false"/>
      <style:text-properties officeooo:paragraph-rsid="03b07332"/>
    </style:style>
    <style:style style:name="P396" style:family="paragraph" style:parent-style-name="Standard">
      <style:paragraph-properties fo:text-align="start" style:justify-single-word="false"/>
      <style:text-properties officeooo:paragraph-rsid="03ae1542"/>
    </style:style>
    <style:style style:name="P397" style:family="paragraph" style:parent-style-name="Standard">
      <style:paragraph-properties fo:text-align="start" style:justify-single-word="false"/>
      <style:text-properties officeooo:paragraph-rsid="03c0b19f"/>
    </style:style>
    <style:style style:name="P398" style:family="paragraph" style:parent-style-name="Standard">
      <style:paragraph-properties fo:text-align="start" style:justify-single-word="false"/>
      <style:text-properties officeooo:paragraph-rsid="03c0e777"/>
    </style:style>
    <style:style style:name="P399" style:family="paragraph" style:parent-style-name="Standard">
      <style:paragraph-properties fo:text-align="start" style:justify-single-word="false"/>
      <style:text-properties officeooo:paragraph-rsid="03fdbcac"/>
    </style:style>
    <style:style style:name="P400" style:family="paragraph" style:parent-style-name="Standard">
      <style:text-properties officeooo:rsid="01ac723b" officeooo:paragraph-rsid="01ac723b"/>
    </style:style>
    <style:style style:name="P401" style:family="paragraph" style:parent-style-name="Standard">
      <style:text-properties officeooo:paragraph-rsid="03b1e937"/>
    </style:style>
    <style:style style:name="P402" style:family="paragraph" style:parent-style-name="Standard">
      <style:text-properties officeooo:paragraph-rsid="03b37fa2"/>
    </style:style>
    <style:style style:name="P403" style:family="paragraph" style:parent-style-name="Standard">
      <style:text-properties officeooo:paragraph-rsid="03b8c2de"/>
    </style:style>
    <style:style style:name="P404" style:family="paragraph" style:parent-style-name="Standard">
      <style:text-properties fo:font-weight="bold" officeooo:paragraph-rsid="03b926b9" style:font-weight-asian="bold" style:font-weight-complex="bold"/>
    </style:style>
    <style:style style:name="P405" style:family="paragraph" style:parent-style-name="Standard">
      <style:text-properties fo:font-weight="bold" officeooo:paragraph-rsid="03c46ef4" style:font-weight-asian="bold" style:font-weight-complex="bold"/>
    </style:style>
    <style:style style:name="P406" style:family="paragraph" style:parent-style-name="Standard">
      <style:text-properties fo:font-weight="bold" officeooo:paragraph-rsid="03d95e4f" style:font-weight-asian="bold" style:font-weight-complex="bold"/>
    </style:style>
    <style:style style:name="P407" style:family="paragraph" style:parent-style-name="Standard">
      <style:text-properties officeooo:paragraph-rsid="03b926b9"/>
    </style:style>
    <style:style style:name="P408" style:family="paragraph" style:parent-style-name="Standard">
      <style:text-properties officeooo:paragraph-rsid="03bac138"/>
    </style:style>
    <style:style style:name="P409" style:family="paragraph" style:parent-style-name="Standard">
      <style:text-properties officeooo:paragraph-rsid="03be0fa6"/>
    </style:style>
    <style:style style:name="P410" style:family="paragraph" style:parent-style-name="Standard">
      <style:text-properties officeooo:paragraph-rsid="03bee130"/>
    </style:style>
    <style:style style:name="P411" style:family="paragraph" style:parent-style-name="Standard">
      <style:text-properties officeooo:paragraph-rsid="03c46ef4"/>
    </style:style>
    <style:style style:name="P412" style:family="paragraph" style:parent-style-name="Standard">
      <style:text-properties officeooo:paragraph-rsid="03d95e4f"/>
    </style:style>
    <style:style style:name="P413" style:family="paragraph" style:parent-style-name="Standard">
      <style:text-properties officeooo:paragraph-rsid="03dc913a"/>
    </style:style>
    <style:style style:name="P414" style:family="paragraph" style:parent-style-name="Standard">
      <style:text-properties officeooo:paragraph-rsid="03e005fc"/>
    </style:style>
    <style:style style:name="P415" style:family="paragraph" style:parent-style-name="Standard">
      <style:text-properties officeooo:paragraph-rsid="03ee7baf"/>
    </style:style>
    <style:style style:name="P416" style:family="paragraph" style:parent-style-name="Standard">
      <style:text-properties officeooo:paragraph-rsid="02da971e"/>
    </style:style>
    <style:style style:name="P417" style:family="paragraph" style:parent-style-name="Standard">
      <style:text-properties officeooo:paragraph-rsid="03fdbcac"/>
    </style:style>
    <style:style style:name="P41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a8e881"/>
    </style:style>
    <style:style style:name="P41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b926b9"/>
    </style:style>
    <style:style style:name="P420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b926b9"/>
    </style:style>
    <style:style style:name="P421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c46ef4"/>
    </style:style>
    <style:style style:name="P422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75b241"/>
    </style:style>
    <style:style style:name="P423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8b2388"/>
    </style:style>
    <style:style style:name="P424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991574"/>
    </style:style>
    <style:style style:name="P425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a0799a"/>
    </style:style>
    <style:style style:name="P426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a22041"/>
    </style:style>
    <style:style style:name="P427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d95e4f"/>
    </style:style>
    <style:style style:name="P428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b926b9"/>
    </style:style>
    <style:style style:name="P429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c46ef4"/>
    </style:style>
    <style:style style:name="P430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d95e4f"/>
    </style:style>
    <style:style style:name="P43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bac138"/>
    </style:style>
    <style:style style:name="P43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be0fa6"/>
    </style:style>
    <style:style style:name="P43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be8451"/>
    </style:style>
    <style:style style:name="P43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234df"/>
    </style:style>
    <style:style style:name="P43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46ef4"/>
    </style:style>
    <style:style style:name="P43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4f2ec"/>
    </style:style>
    <style:style style:name="P43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e8475"/>
    </style:style>
    <style:style style:name="P43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f0f2d"/>
    </style:style>
    <style:style style:name="P43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d36d1f"/>
    </style:style>
    <style:style style:name="P44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dc913a"/>
    </style:style>
    <style:style style:name="P44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dd9bb4"/>
    </style:style>
    <style:style style:name="P44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005fc"/>
    </style:style>
    <style:style style:name="P44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1debd"/>
    </style:style>
    <style:style style:name="P44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bd0f67"/>
    </style:style>
    <style:style style:name="P44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5e737"/>
    </style:style>
    <style:style style:name="P44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1d024"/>
    </style:style>
    <style:style style:name="P44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ce33f"/>
    </style:style>
    <style:style style:name="P44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b91a6"/>
    </style:style>
    <style:style style:name="P44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7e8e33"/>
    </style:style>
    <style:style style:name="P45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4e3ac"/>
    </style:style>
    <style:style style:name="P45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cf296"/>
    </style:style>
    <style:style style:name="P45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77c5f"/>
    </style:style>
    <style:style style:name="P45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</style:style>
    <style:style style:name="P45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97c5a"/>
    </style:style>
    <style:style style:name="P45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b2f8f"/>
    </style:style>
    <style:style style:name="P45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efd41"/>
    </style:style>
    <style:style style:name="P45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f8f48"/>
    </style:style>
    <style:style style:name="P45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0b704"/>
    </style:style>
    <style:style style:name="P45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6cf9a"/>
    </style:style>
    <style:style style:name="P46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2c5d1"/>
    </style:style>
    <style:style style:name="P46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b2388"/>
    </style:style>
    <style:style style:name="P46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91574"/>
    </style:style>
    <style:style style:name="P46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2eb1b"/>
    </style:style>
    <style:style style:name="P46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0799a"/>
    </style:style>
    <style:style style:name="P46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3c651"/>
    </style:style>
    <style:style style:name="P46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22041"/>
    </style:style>
    <style:style style:name="P46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4f4f9"/>
    </style:style>
    <style:style style:name="P46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b835c8"/>
    </style:style>
    <style:style style:name="P46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f9268"/>
    </style:style>
    <style:style style:name="P47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b4241"/>
    </style:style>
    <style:style style:name="P47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rsid="0352fd32" officeooo:paragraph-rsid="03e97c5a"/>
    </style:style>
    <style:style style:name="P47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a8e881"/>
    </style:style>
    <style:style style:name="P47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b926b9"/>
    </style:style>
    <style:style style:name="P47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bac138"/>
    </style:style>
    <style:style style:name="P47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46ef4"/>
    </style:style>
    <style:style style:name="P47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7274a"/>
    </style:style>
    <style:style style:name="P47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95e4f"/>
    </style:style>
    <style:style style:name="P47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</style:style>
    <style:style style:name="P47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a3f93"/>
    </style:style>
    <style:style style:name="P48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65b56"/>
    </style:style>
    <style:style style:name="P48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9565a"/>
    </style:style>
    <style:style style:name="P48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57a40b"/>
    </style:style>
    <style:style style:name="P48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4559d"/>
    </style:style>
    <style:style style:name="P48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bb559"/>
    </style:style>
    <style:style style:name="P48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99cb7e"/>
    </style:style>
    <style:style style:name="P48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f9159a"/>
    </style:style>
    <style:style style:name="P48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c913a"/>
    </style:style>
    <style:style style:name="P48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b835c8"/>
    </style:style>
    <style:style style:name="P48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695ea"/>
    </style:style>
    <style:style style:name="P49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e396f5"/>
    </style:style>
    <style:style style:name="P49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7c15f"/>
    </style:style>
    <style:style style:name="P49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829d6"/>
    </style:style>
    <style:style style:name="P49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4b4241"/>
    </style:style>
    <style:style style:name="P49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b385a"/>
    </style:style>
    <style:style style:name="P49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b926b9"/>
    </style:style>
    <style:style style:name="P49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be0fa6"/>
    </style:style>
    <style:style style:name="P49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46ef4"/>
    </style:style>
    <style:style style:name="P49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46ef4"/>
    </style:style>
    <style:style style:name="P49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664ca"/>
    </style:style>
    <style:style style:name="P50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664ca"/>
    </style:style>
    <style:style style:name="P50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7274a"/>
    </style:style>
    <style:style style:name="P50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8e63e"/>
    </style:style>
    <style:style style:name="P50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1709c"/>
    </style:style>
    <style:style style:name="P50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95e4f"/>
    </style:style>
    <style:style style:name="P50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95e4f"/>
    </style:style>
    <style:style style:name="P50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af2a2"/>
    </style:style>
    <style:style style:name="P50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af5e0"/>
    </style:style>
    <style:style style:name="P50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af5e0"/>
    </style:style>
    <style:style style:name="P50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005fc"/>
    </style:style>
    <style:style style:name="P51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76820"/>
    </style:style>
    <style:style style:name="P51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76820"/>
    </style:style>
    <style:style style:name="P51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76820"/>
    </style:style>
    <style:style style:name="P51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a3f93"/>
    </style:style>
    <style:style style:name="P51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a3f93"/>
    </style:style>
    <style:style style:name="P51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b2f8f"/>
    </style:style>
    <style:style style:name="P51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b2f8f"/>
    </style:style>
    <style:style style:name="P51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c32f9"/>
    </style:style>
    <style:style style:name="P51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cd14c"/>
    </style:style>
    <style:style style:name="P51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cd99e"/>
    </style:style>
    <style:style style:name="P52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d50a4"/>
    </style:style>
    <style:style style:name="P52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d50a4"/>
    </style:style>
    <style:style style:name="P52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efd41"/>
    </style:style>
    <style:style style:name="P52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efd41"/>
    </style:style>
    <style:style style:name="P52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695ea"/>
    </style:style>
    <style:style style:name="P52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695ea"/>
    </style:style>
    <style:style style:name="P52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7c15f"/>
    </style:style>
    <style:style style:name="P52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b385a"/>
    </style:style>
    <style:style style:name="P52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b926b9"/>
    </style:style>
    <style:style style:name="P52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c46ef4"/>
    </style:style>
    <style:style style:name="P53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dc913a"/>
    </style:style>
    <style:style style:name="P531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/>
      <style:text-properties officeooo:paragraph-rsid="03d95e4f"/>
    </style:style>
    <style:style style:name="P532" style:family="paragraph" style:parent-style-name="Standard" style:master-page-name="">
      <style:paragraph-properties style:page-number="auto"/>
      <style:text-properties officeooo:paragraph-rsid="03dc913a"/>
    </style:style>
    <style:style style:name="P533" style:family="paragraph" style:parent-style-name="Standard" style:master-page-name="">
      <style:paragraph-properties style:page-number="auto" fo:break-before="page"/>
      <style:text-properties officeooo:paragraph-rsid="03b926b9"/>
    </style:style>
    <style:style style:name="P534" style:family="paragraph" style:parent-style-name="Standard" style:master-page-name="">
      <style:paragraph-properties style:page-number="auto"/>
      <style:text-properties officeooo:paragraph-rsid="03b926b9"/>
    </style:style>
    <style:style style:name="P53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be0fa6"/>
    </style:style>
    <style:style style:name="P53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e005fc"/>
    </style:style>
    <style:style style:name="P537" style:family="paragraph" style:parent-style-name="Standard" style:master-page-name="">
      <style:paragraph-properties style:page-number="auto"/>
      <style:text-properties officeooo:paragraph-rsid="03c46ef4"/>
    </style:style>
    <style:style style:name="P538" style:family="paragraph" style:parent-style-name="Standard" style:master-page-name="">
      <style:paragraph-properties style:page-number="auto" fo:break-before="page"/>
      <style:text-properties officeooo:paragraph-rsid="03d95e4f"/>
    </style:style>
    <style:style style:name="P539" style:family="paragraph" style:parent-style-name="Standard">
      <style:paragraph-properties fo:text-align="start" style:justify-single-word="false" style:writing-mode="lr-tb"/>
      <style:text-properties officeooo:paragraph-rsid="03fdbcac"/>
    </style:style>
    <style:style style:name="T1" style:family="text">
      <style:text-properties officeooo:rsid="01829f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963f2a" style:font-style-asian="italic" style:font-style-complex="italic"/>
    </style:style>
    <style:style style:name="T4" style:family="text">
      <style:text-properties fo:font-style="italic" officeooo:rsid="017f7ad9" style:font-style-asian="italic" style:font-style-complex="italic"/>
    </style:style>
    <style:style style:name="T5" style:family="text">
      <style:text-properties fo:font-style="italic" officeooo:rsid="03116600" style:font-style-asian="italic" style:font-style-complex="italic"/>
    </style:style>
    <style:style style:name="T6" style:family="text">
      <style:text-properties fo:font-style="italic" officeooo:rsid="0314781c" style:font-style-asian="italic" style:font-style-complex="italic"/>
    </style:style>
    <style:style style:name="T7" style:family="text">
      <style:text-properties fo:font-style="italic" officeooo:rsid="03182752" style:font-style-asian="italic" style:font-style-complex="italic"/>
    </style:style>
    <style:style style:name="T8" style:family="text">
      <style:text-properties fo:font-style="italic" officeooo:rsid="0319f2f7" style:font-style-asian="italic" style:font-style-complex="italic"/>
    </style:style>
    <style:style style:name="T9" style:family="text">
      <style:text-properties fo:font-style="italic" officeooo:rsid="033837e4" style:font-style-asian="italic" style:font-style-complex="italic"/>
    </style:style>
    <style:style style:name="T10" style:family="text">
      <style:text-properties fo:font-style="italic" officeooo:rsid="0339428c" style:font-style-asian="italic" style:font-style-complex="italic"/>
    </style:style>
    <style:style style:name="T11" style:family="text">
      <style:text-properties fo:font-style="italic" officeooo:rsid="03b29083" style:font-style-asian="italic" style:font-style-complex="italic"/>
    </style:style>
    <style:style style:name="T12" style:family="text">
      <style:text-properties fo:font-style="italic" officeooo:rsid="03fdbcac" style:font-style-asian="italic" style:font-style-complex="italic"/>
    </style:style>
    <style:style style:name="T13" style:family="text">
      <style:text-properties fo:font-style="italic" officeooo:rsid="03c0e777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tyle="italic" style:text-underline-style="none" officeooo:rsid="00315a9b" style:font-style-asian="italic" style:font-style-complex="italic"/>
    </style:style>
    <style:style style:name="T16" style:family="text">
      <style:text-properties fo:font-style="italic" style:text-underline-style="none" officeooo:rsid="00d17671" style:font-style-asian="normal" style:font-style-complex="normal"/>
    </style:style>
    <style:style style:name="T17" style:family="text">
      <style:text-properties fo:font-style="italic" style:text-underline-style="none" fo:font-weight="bold" officeooo:rsid="019ab60f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officeooo:rsid="019b5e2e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officeooo:rsid="02193c69" style:font-size-asian="10pt" style:font-style-asian="italic" style:font-size-complex="10pt" style:font-style-complex="italic"/>
    </style:style>
    <style:style style:name="T20" style:family="text">
      <style:text-properties fo:font-style="italic" style:text-underline-style="none" officeooo:rsid="025c2070" style:font-size-asian="10pt" style:font-style-asian="italic" style:font-size-complex="10pt" style:font-style-complex="italic"/>
    </style:style>
    <style:style style:name="T21" style:family="text">
      <style:text-properties fo:font-style="italic" style:text-underline-style="none" officeooo:rsid="031eb083" style:font-size-asian="10pt" style:font-style-asian="italic" style:font-size-complex="10pt" style:font-style-complex="italic"/>
    </style:style>
    <style:style style:name="T22" style:family="text">
      <style:text-properties fo:font-style="italic" style:text-underline-style="none" fo:font-weight="normal" officeooo:rsid="02bf3812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font-style="italic" fo:font-weight="normal" officeooo:rsid="00b41121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font-style="italic" fo:font-weight="normal" officeooo:rsid="00b7666c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fo:font-style="italic" fo:font-weight="normal" officeooo:rsid="02515af5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font-style="italic" fo:font-weight="normal" officeooo:rsid="0251b209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style:font-size-asian="10pt" style:font-style-asian="italic" style:font-size-complex="10pt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38cb749" style:font-weight-asian="bold" style:font-weight-complex="bold"/>
    </style:style>
    <style:style style:name="T31" style:family="text">
      <style:text-properties fo:font-style="italic" fo:font-weight="bold" officeooo:rsid="00d17671" style:font-weight-asian="bold" style:font-weight-complex="bold"/>
    </style:style>
    <style:style style:name="T32" style:family="text">
      <style:text-properties fo:font-style="italic" fo:font-weight="bold" officeooo:rsid="0399ef91" style:font-weight-asian="bold" style:font-weight-complex="bold"/>
    </style:style>
    <style:style style:name="T33" style:family="text">
      <style:text-properties fo:font-style="italic" fo:font-weight="bold" officeooo:rsid="03a0799a" style:font-weight-asian="bold" style:font-weight-complex="bold"/>
    </style:style>
    <style:style style:name="T34" style:family="text">
      <style:text-properties fo:font-style="italic" officeooo:rsid="01bf2aed"/>
    </style:style>
    <style:style style:name="T35" style:family="text">
      <style:text-properties fo:font-style="italic" officeooo:rsid="01cdc30e"/>
    </style:style>
    <style:style style:name="T36" style:family="text">
      <style:text-properties fo:font-style="italic" officeooo:rsid="00d17671"/>
    </style:style>
    <style:style style:name="T37" style:family="text">
      <style:text-properties fo:font-style="italic" officeooo:rsid="01de6d40"/>
    </style:style>
    <style:style style:name="T38" style:family="text">
      <style:text-properties fo:font-style="italic" officeooo:rsid="03e5e737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84b174" style:font-style-asian="normal" style:font-style-complex="normal"/>
    </style:style>
    <style:style style:name="T41" style:family="text">
      <style:text-properties fo:font-style="normal" officeooo:rsid="01cdc30e" style:font-style-asian="normal" style:font-style-complex="normal"/>
    </style:style>
    <style:style style:name="T42" style:family="text">
      <style:text-properties fo:font-style="normal" officeooo:rsid="03116600" style:font-style-asian="normal" style:font-style-complex="normal"/>
    </style:style>
    <style:style style:name="T43" style:family="text">
      <style:text-properties fo:font-style="normal" officeooo:rsid="0319f2f7" style:font-style-asian="normal" style:font-style-complex="normal"/>
    </style:style>
    <style:style style:name="T44" style:family="text">
      <style:text-properties fo:font-style="normal" officeooo:rsid="031b9b10" style:font-style-asian="normal" style:font-style-complex="normal"/>
    </style:style>
    <style:style style:name="T45" style:family="text">
      <style:text-properties fo:font-style="normal" officeooo:rsid="031d4932" style:font-style-asian="normal" style:font-style-complex="normal"/>
    </style:style>
    <style:style style:name="T46" style:family="text">
      <style:text-properties fo:font-style="normal" officeooo:rsid="033837e4" style:font-style-asian="normal" style:font-style-complex="normal"/>
    </style:style>
    <style:style style:name="T47" style:family="text">
      <style:text-properties fo:font-style="normal" officeooo:rsid="0339428c" style:font-style-asian="normal" style:font-style-complex="normal"/>
    </style:style>
    <style:style style:name="T48" style:family="text">
      <style:text-properties fo:font-style="normal" officeooo:rsid="033d6498" style:font-style-asian="normal" style:font-style-complex="normal"/>
    </style:style>
    <style:style style:name="T49" style:family="text">
      <style:text-properties fo:font-style="normal" officeooo:rsid="00d17671" style:font-style-asian="normal" style:font-style-complex="normal"/>
    </style:style>
    <style:style style:name="T50" style:family="text">
      <style:text-properties fo:font-style="normal" officeooo:rsid="03b29083" style:font-style-asian="normal" style:font-style-complex="normal"/>
    </style:style>
    <style:style style:name="T51" style:family="text">
      <style:text-properties fo:font-style="normal" officeooo:rsid="03c0b19f" style:font-style-asian="normal" style:font-style-complex="normal"/>
    </style:style>
    <style:style style:name="T52" style:family="text">
      <style:text-properties fo:font-style="normal" officeooo:rsid="01c580a7" style:font-style-asian="normal" style:font-style-complex="normal"/>
    </style:style>
    <style:style style:name="T53" style:family="text">
      <style:text-properties fo:font-style="normal" officeooo:rsid="03e5e737" style:font-style-asian="normal" style:font-style-complex="normal"/>
    </style:style>
    <style:style style:name="T54" style:family="text">
      <style:text-properties fo:font-style="normal" officeooo:rsid="03e77c5f" style:font-style-asian="normal" style:font-style-complex="normal"/>
    </style:style>
    <style:style style:name="T55" style:family="text">
      <style:text-properties fo:font-style="normal" officeooo:rsid="03b29083" style:font-style-asian="normal" style:font-weight-asian="bold" style:font-style-complex="normal" style:font-weight-complex="bold"/>
    </style:style>
    <style:style style:name="T56" style:family="text">
      <style:text-properties fo:font-style="normal" officeooo:rsid="03bee130" style:font-style-asian="normal" style:font-weight-asian="bold" style:font-style-complex="normal" style:font-weight-complex="bold"/>
    </style:style>
    <style:style style:name="T57" style:family="text">
      <style:text-properties fo:font-style="normal" officeooo:rsid="03c0e777" style:font-style-asian="normal" style:font-weight-asian="bold" style:font-style-complex="normal" style:font-weight-complex="bold"/>
    </style:style>
    <style:style style:name="T58" style:family="text">
      <style:text-properties fo:font-style="normal" style:text-underline-style="none" style:font-style-asian="normal" style:font-style-complex="normal"/>
    </style:style>
    <style:style style:name="T59" style:family="text">
      <style:text-properties fo:font-style="normal" style:text-underline-style="none" officeooo:rsid="002c318e" style:font-style-asian="normal" style:font-style-complex="normal"/>
    </style:style>
    <style:style style:name="T60" style:family="text">
      <style:text-properties fo:font-style="normal" style:text-underline-style="none" officeooo:rsid="002d35b4" style:font-style-asian="normal" style:font-style-complex="normal"/>
    </style:style>
    <style:style style:name="T61" style:family="text">
      <style:text-properties fo:font-style="normal" style:text-underline-style="none" officeooo:rsid="00315a9b" style:font-style-asian="normal" style:font-style-complex="normal"/>
    </style:style>
    <style:style style:name="T62" style:family="text">
      <style:text-properties fo:font-style="normal" style:text-underline-style="none" officeooo:rsid="00633e66" style:font-style-asian="normal" style:font-style-complex="normal"/>
    </style:style>
    <style:style style:name="T63" style:family="text">
      <style:text-properties fo:font-style="normal" style:text-underline-style="none" officeooo:rsid="006f728c" style:font-style-asian="normal" style:font-style-complex="normal"/>
    </style:style>
    <style:style style:name="T64" style:family="text">
      <style:text-properties fo:font-style="normal" style:text-underline-style="none" officeooo:rsid="00cfe32a" style:font-style-asian="normal" style:font-style-complex="normal"/>
    </style:style>
    <style:style style:name="T65" style:family="text">
      <style:text-properties fo:font-style="normal" style:text-underline-style="none" officeooo:rsid="00e9172d" style:font-style-asian="normal" style:font-style-complex="normal"/>
    </style:style>
    <style:style style:name="T66" style:family="text">
      <style:text-properties fo:font-style="normal" style:text-underline-style="none" officeooo:rsid="00ebe9ed" style:font-style-asian="normal" style:font-style-complex="normal"/>
    </style:style>
    <style:style style:name="T67" style:family="text">
      <style:text-properties fo:font-style="normal" style:text-underline-style="none" officeooo:rsid="00d17671" style:font-style-asian="normal" style:font-style-complex="normal"/>
    </style:style>
    <style:style style:name="T68" style:family="text">
      <style:text-properties fo:font-style="normal" style:text-underline-style="none" officeooo:rsid="00ed5b01" style:font-style-asian="normal" style:font-style-complex="normal"/>
    </style:style>
    <style:style style:name="T69" style:family="text">
      <style:text-properties fo:font-style="normal" style:text-underline-style="none" officeooo:rsid="00d20a1b" style:font-style-asian="normal" style:font-style-complex="normal"/>
    </style:style>
    <style:style style:name="T70" style:family="text">
      <style:text-properties fo:font-style="normal" style:text-underline-style="none" officeooo:rsid="00eda7a8" style:font-style-asian="normal" style:font-style-complex="normal"/>
    </style:style>
    <style:style style:name="T71" style:family="text">
      <style:text-properties fo:font-style="normal" style:text-underline-style="none" officeooo:rsid="00d3b6e5" style:font-style-asian="normal" style:font-style-complex="normal"/>
    </style:style>
    <style:style style:name="T72" style:family="text">
      <style:text-properties fo:font-style="normal" style:text-underline-style="none" officeooo:rsid="00d5b58b" style:font-style-asian="normal" style:font-style-complex="normal"/>
    </style:style>
    <style:style style:name="T73" style:family="text">
      <style:text-properties fo:font-style="normal" style:text-underline-style="none" officeooo:rsid="00eec105" style:font-style-asian="normal" style:font-style-complex="normal"/>
    </style:style>
    <style:style style:name="T74" style:family="text">
      <style:text-properties fo:font-style="normal" style:text-underline-style="none" officeooo:rsid="00f958e4" style:font-style-asian="normal" style:font-style-complex="normal"/>
    </style:style>
    <style:style style:name="T75" style:family="text">
      <style:text-properties fo:font-style="normal" style:text-underline-style="none" officeooo:rsid="0103769a" style:font-style-asian="normal" style:font-style-complex="normal"/>
    </style:style>
    <style:style style:name="T76" style:family="text">
      <style:text-properties fo:font-style="normal" style:text-underline-style="none" officeooo:rsid="010b52be" style:font-style-asian="normal" style:font-style-complex="normal"/>
    </style:style>
    <style:style style:name="T77" style:family="text">
      <style:text-properties fo:font-style="normal" style:text-underline-style="none" officeooo:rsid="010c9a97" style:font-style-asian="normal" style:font-style-complex="normal"/>
    </style:style>
    <style:style style:name="T78" style:family="text">
      <style:text-properties fo:font-style="normal" style:text-underline-style="none" officeooo:rsid="01105376" style:font-style-asian="normal" style:font-style-complex="normal"/>
    </style:style>
    <style:style style:name="T79" style:family="text">
      <style:text-properties fo:font-style="normal" style:text-underline-style="none" officeooo:rsid="01148304" style:font-style-asian="normal" style:font-style-complex="normal"/>
    </style:style>
    <style:style style:name="T80" style:family="text">
      <style:text-properties fo:font-style="normal" style:text-underline-style="none" officeooo:rsid="011ce3e5" style:font-style-asian="normal" style:font-style-complex="normal"/>
    </style:style>
    <style:style style:name="T81" style:family="text">
      <style:text-properties fo:font-style="normal" style:text-underline-style="none" officeooo:rsid="011dd8eb" style:font-style-asian="normal" style:font-style-complex="normal"/>
    </style:style>
    <style:style style:name="T82" style:family="text">
      <style:text-properties fo:font-style="normal" style:text-underline-style="none" officeooo:rsid="014b46e5" style:font-style-asian="normal" style:font-style-complex="normal"/>
    </style:style>
    <style:style style:name="T83" style:family="text">
      <style:text-properties fo:font-style="normal" style:text-underline-style="none" officeooo:rsid="01541640" style:font-style-asian="normal" style:font-style-complex="normal"/>
    </style:style>
    <style:style style:name="T84" style:family="text">
      <style:text-properties fo:font-style="normal" style:text-underline-style="none" officeooo:rsid="0155b3a7" style:font-style-asian="normal" style:font-style-complex="normal"/>
    </style:style>
    <style:style style:name="T85" style:family="text">
      <style:text-properties fo:font-style="normal" style:text-underline-style="none" officeooo:rsid="0174bd2c" style:font-style-asian="normal" style:font-style-complex="normal"/>
    </style:style>
    <style:style style:name="T86" style:family="text">
      <style:text-properties fo:font-style="normal" style:text-underline-style="none" officeooo:rsid="0176ca3c" style:font-style-asian="normal" style:font-style-complex="normal"/>
    </style:style>
    <style:style style:name="T87" style:family="text">
      <style:text-properties fo:font-style="normal" style:text-underline-style="none" officeooo:rsid="019cea50" style:font-style-asian="normal" style:font-style-complex="normal"/>
    </style:style>
    <style:style style:name="T88" style:family="text">
      <style:text-properties fo:font-style="normal" style:text-underline-style="none" officeooo:rsid="028785fc" style:font-style-asian="normal" style:font-style-complex="normal"/>
    </style:style>
    <style:style style:name="T89" style:family="text">
      <style:text-properties fo:font-style="normal" style:text-underline-style="none" officeooo:rsid="02c0f8e2" style:font-style-asian="normal" style:font-style-complex="normal"/>
    </style:style>
    <style:style style:name="T90" style:family="text">
      <style:text-properties fo:font-style="normal" style:text-underline-style="none" officeooo:rsid="02db57fb" style:font-style-asian="normal" style:font-style-complex="normal"/>
    </style:style>
    <style:style style:name="T91" style:family="text">
      <style:text-properties fo:font-style="normal" style:text-underline-style="none" officeooo:rsid="02e396f5" style:font-style-asian="normal" style:font-style-complex="normal"/>
    </style:style>
    <style:style style:name="T92" style:family="text">
      <style:text-properties fo:font-style="normal" style:text-underline-style="none" officeooo:rsid="034d4023" style:font-style-asian="normal" style:font-style-complex="normal"/>
    </style:style>
    <style:style style:name="T93" style:family="text">
      <style:text-properties fo:font-style="normal" style:text-underline-style="none" officeooo:rsid="0375b241" style:font-style-asian="normal" style:font-style-complex="normal"/>
    </style:style>
    <style:style style:name="T94" style:family="text">
      <style:text-properties fo:font-style="normal" style:text-underline-style="none" officeooo:rsid="038b2388" style:font-style-asian="normal" style:font-style-complex="normal"/>
    </style:style>
    <style:style style:name="T95" style:family="text">
      <style:text-properties fo:font-style="normal" style:text-underline-style="none" officeooo:rsid="03a22041" style:font-style-asian="normal" style:font-style-complex="normal"/>
    </style:style>
    <style:style style:name="T96" style:family="text">
      <style:text-properties fo:font-style="normal" style:text-underline-style="none" officeooo:rsid="03bac138" style:font-style-asian="normal" style:font-style-complex="normal"/>
    </style:style>
    <style:style style:name="T97" style:family="text">
      <style:text-properties fo:font-style="normal" style:text-underline-style="none" officeooo:rsid="03c46ef4" style:font-style-asian="normal" style:font-style-complex="normal"/>
    </style:style>
    <style:style style:name="T98" style:family="text">
      <style:text-properties fo:font-style="normal" style:text-underline-style="none" officeooo:rsid="03c7274a" style:font-style-asian="normal" style:font-style-complex="normal"/>
    </style:style>
    <style:style style:name="T99" style:family="text">
      <style:text-properties fo:font-style="normal" style:text-underline-style="none" officeooo:rsid="03e97c5a" style:font-style-asian="normal" style:font-style-complex="normal"/>
    </style:style>
    <style:style style:name="T100" style:family="text">
      <style:text-properties fo:font-style="normal" style:text-underline-style="none" officeooo:rsid="03ecd14c" style:font-style-asian="normal" style:font-style-complex="normal"/>
    </style:style>
    <style:style style:name="T10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2c88eb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2c318e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d5b58b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d17671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1aee3cb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3b6b98c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3c46ef4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3c7274a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0f7979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fo:font-style="normal" style:text-underline-style="none" fo:font-weight="normal" officeooo:rsid="00a8c04b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font-style="normal" style:text-underline-style="none" fo:font-weight="normal" officeooo:rsid="019e8666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font-style="normal" style:text-underline-style="none" fo:font-weight="normal" officeooo:rsid="01aee3cb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font-style="normal" style:text-underline-style="none" fo:font-weight="normal" officeooo:rsid="0016e0aa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font-style="normal" style:text-underline-style="none" fo:font-weight="normal" officeooo:rsid="02568b1a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fo:font-style="normal" style:text-underline-style="none" fo:font-weight="normal" officeooo:rsid="02ba6a6d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fo:font-style="normal" style:text-underline-style="none" fo:font-weight="normal" officeooo:rsid="02bcc20e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fo:font-style="normal" style:text-underline-style="none" fo:font-weight="normal" officeooo:rsid="025dcb8d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fo:font-style="normal" style:text-underline-style="none" fo:font-weight="normal" officeooo:rsid="02d6fad2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fo:font-style="normal" style:text-underline-style="none" fo:font-weight="normal" officeooo:rsid="02b7df84" style:font-size-asian="10pt" style:font-style-asian="normal" style:font-weight-asian="normal" style:font-size-complex="10pt" style:font-style-complex="normal" style:font-weight-complex="normal"/>
    </style:style>
    <style:style style:name="T121" style:family="text">
      <style:text-properties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122" style:family="text">
      <style:text-properties fo:font-style="normal" style:text-underline-style="none" fo:font-weight="normal" officeooo:rsid="02d4eb54" style:font-size-asian="10pt" style:font-style-asian="normal" style:font-weight-asian="normal" style:font-size-complex="10pt" style:font-style-complex="normal" style:font-weight-complex="normal"/>
    </style:style>
    <style:style style:name="T123" style:family="text">
      <style:text-properties fo:font-style="normal" style:text-underline-style="none" fo:font-weight="normal" officeooo:rsid="010c9a97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fo:font-style="normal" style:text-underline-style="none" fo:font-weight="normal" officeooo:rsid="032a3257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fo:font-style="normal" style:text-underline-style="none" fo:font-weight="normal" officeooo:rsid="0346697a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fo:font-style="normal" style:text-underline-style="none" fo:font-weight="normal" officeooo:rsid="0347278c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font-style="normal" style:text-underline-style="none" fo:font-weight="normal" officeooo:rsid="034b4241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fo:font-style="normal" style:text-underline-style="none" fo:font-weight="normal" officeooo:rsid="0368b3a9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fo:font-style="normal" style:text-underline-style="none" fo:font-weight="normal" officeooo:rsid="036f9006" style:font-size-asian="10pt" style:font-style-asian="normal" style:font-weight-asian="normal" style:font-size-complex="10pt" style:font-style-complex="normal" style:font-weight-complex="normal"/>
    </style:style>
    <style:style style:name="T130" style:family="text">
      <style:text-properties fo:font-style="normal" style:text-underline-style="none" fo:font-weight="normal" officeooo:rsid="036f9414" style:font-size-asian="10pt" style:font-style-asian="normal" style:font-weight-asian="normal" style:font-size-complex="10pt" style:font-style-complex="normal" style:font-weight-complex="normal"/>
    </style:style>
    <style:style style:name="T131" style:family="text">
      <style:text-properties fo:font-style="normal" style:text-underline-style="none" fo:font-weight="normal" officeooo:rsid="03727039" style:font-size-asian="10pt" style:font-style-asian="normal" style:font-weight-asian="normal" style:font-size-complex="10pt" style:font-style-complex="normal" style:font-weight-complex="normal"/>
    </style:style>
    <style:style style:name="T132" style:family="text">
      <style:text-properties fo:font-style="normal" style:text-underline-style="none" fo:font-weight="normal" officeooo:rsid="03a0799a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fo:font-style="normal" style:text-underline-style="none" fo:font-weight="normal" officeooo:rsid="03a18b6d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fo:font-style="normal" style:text-underline-style="none" fo:font-weight="normal" officeooo:rsid="03a22041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fo:font-style="normal" style:text-underline-style="none" fo:font-weight="normal" officeooo:rsid="03b1e937" style:font-size-asian="10pt" style:font-style-asian="normal" style:font-weight-asian="normal" style:font-size-complex="10pt" style:font-style-complex="normal" style:font-weight-complex="normal"/>
    </style:style>
    <style:style style:name="T136" style:family="text">
      <style:text-properties fo:font-style="normal" style:text-underline-style="none" fo:font-weight="normal" officeooo:rsid="03b240dd" style:font-size-asian="10pt" style:font-style-asian="normal" style:font-weight-asian="normal" style:font-size-complex="10pt" style:font-style-complex="normal" style:font-weight-complex="normal"/>
    </style:style>
    <style:style style:name="T137" style:family="text">
      <style:text-properties fo:font-style="normal" style:text-underline-style="none" fo:font-weight="normal" officeooo:rsid="03b6b98c" style:font-size-asian="10pt" style:font-style-asian="normal" style:font-weight-asian="normal" style:font-size-complex="10pt" style:font-style-complex="normal" style:font-weight-complex="normal"/>
    </style:style>
    <style:style style:name="T138" style:family="text">
      <style:text-properties fo:font-style="normal" style:text-underline-style="none" fo:font-weight="normal" officeooo:rsid="03b8c2de" style:font-size-asian="10pt" style:font-style-asian="normal" style:font-weight-asian="normal" style:font-size-complex="10pt" style:font-style-complex="normal" style:font-weight-complex="normal"/>
    </style:style>
    <style:style style:name="T139" style:family="text">
      <style:text-properties fo:font-style="normal" style:text-underline-style="none" fo:font-weight="normal" officeooo:rsid="03be8451" style:font-size-asian="10pt" style:font-style-asian="normal" style:font-weight-asian="normal" style:font-size-complex="10pt" style:font-style-complex="normal" style:font-weight-complex="normal"/>
    </style:style>
    <style:style style:name="T140" style:family="text">
      <style:text-properties fo:font-style="normal" style:text-underline-style="none" fo:font-weight="normal" officeooo:rsid="03c664ca" style:font-size-asian="10pt" style:font-style-asian="normal" style:font-weight-asian="normal" style:font-size-complex="10pt" style:font-style-complex="normal" style:font-weight-complex="normal"/>
    </style:style>
    <style:style style:name="T141" style:family="text">
      <style:text-properties fo:font-style="normal" style:text-underline-style="none" style:font-size-asian="10pt" style:font-style-asian="normal" style:font-size-complex="10pt" style:font-style-complex="normal"/>
    </style:style>
    <style:style style:name="T142" style:family="text">
      <style:text-properties fo:font-style="normal" style:text-underline-style="none" officeooo:rsid="000f7979" style:font-size-asian="10pt" style:font-style-asian="normal" style:font-size-complex="10pt" style:font-style-complex="normal"/>
    </style:style>
    <style:style style:name="T143" style:family="text">
      <style:text-properties fo:font-style="normal" style:text-underline-style="none" officeooo:rsid="007b25e6" style:font-size-asian="10pt" style:font-style-asian="normal" style:font-size-complex="10pt" style:font-style-complex="normal"/>
    </style:style>
    <style:style style:name="T144" style:family="text">
      <style:text-properties fo:font-style="normal" style:text-underline-style="none" officeooo:rsid="00316052" style:font-size-asian="10pt" style:font-style-asian="normal" style:font-size-complex="10pt" style:font-style-complex="normal"/>
    </style:style>
    <style:style style:name="T145" style:family="text">
      <style:text-properties fo:font-style="normal" style:text-underline-style="none" officeooo:rsid="0016e0aa" style:font-size-asian="10pt" style:font-style-asian="normal" style:font-size-complex="10pt" style:font-style-complex="normal"/>
    </style:style>
    <style:style style:name="T146" style:family="text">
      <style:text-properties fo:font-style="normal" style:text-underline-style="none" officeooo:rsid="007dc7ea" style:font-size-asian="10pt" style:font-style-asian="normal" style:font-size-complex="10pt" style:font-style-complex="normal"/>
    </style:style>
    <style:style style:name="T147" style:family="text">
      <style:text-properties fo:font-style="normal" style:text-underline-style="none" officeooo:rsid="007c9e84" style:font-size-asian="10pt" style:font-style-asian="normal" style:font-size-complex="10pt" style:font-style-complex="normal"/>
    </style:style>
    <style:style style:name="T148" style:family="text">
      <style:text-properties fo:font-style="normal" style:text-underline-style="none" officeooo:rsid="0017fe57" style:font-size-asian="10pt" style:font-style-asian="normal" style:font-size-complex="10pt" style:font-style-complex="normal"/>
    </style:style>
    <style:style style:name="T149" style:family="text">
      <style:text-properties fo:font-style="normal" style:text-underline-style="none" officeooo:rsid="00633e66" style:font-size-asian="10pt" style:font-style-asian="normal" style:font-size-complex="10pt" style:font-style-complex="normal"/>
    </style:style>
    <style:style style:name="T150" style:family="text">
      <style:text-properties fo:font-style="normal" style:text-underline-style="none" officeooo:rsid="00624cfe" style:font-size-asian="10pt" style:font-style-asian="normal" style:font-size-complex="10pt" style:font-style-complex="normal"/>
    </style:style>
    <style:style style:name="T151" style:family="text">
      <style:text-properties fo:font-style="normal" style:text-underline-style="none" officeooo:rsid="00878548" style:font-size-asian="10pt" style:font-style-asian="normal" style:font-size-complex="10pt" style:font-style-complex="normal"/>
    </style:style>
    <style:style style:name="T152" style:family="text">
      <style:text-properties fo:font-style="normal" style:text-underline-style="none" officeooo:rsid="00a8c04b" style:font-size-asian="10pt" style:font-style-asian="normal" style:font-size-complex="10pt" style:font-style-complex="normal"/>
    </style:style>
    <style:style style:name="T153" style:family="text">
      <style:text-properties fo:font-style="normal" style:text-underline-style="none" officeooo:rsid="00abc698" style:font-size-asian="10pt" style:font-style-asian="normal" style:font-size-complex="10pt" style:font-style-complex="normal"/>
    </style:style>
    <style:style style:name="T154" style:family="text">
      <style:text-properties fo:font-style="normal" style:text-underline-style="none" officeooo:rsid="019e8666" style:font-size-asian="10pt" style:font-style-asian="normal" style:font-size-complex="10pt" style:font-style-complex="normal"/>
    </style:style>
    <style:style style:name="T155" style:family="text">
      <style:text-properties fo:font-style="normal" style:text-underline-style="none" officeooo:rsid="019cea50" style:font-size-asian="10pt" style:font-style-asian="normal" style:font-size-complex="10pt" style:font-style-complex="normal"/>
    </style:style>
    <style:style style:name="T156" style:family="text">
      <style:text-properties fo:font-style="normal" style:text-underline-style="none" officeooo:rsid="02193c69" style:font-size-asian="10pt" style:font-style-asian="normal" style:font-size-complex="10pt" style:font-style-complex="normal"/>
    </style:style>
    <style:style style:name="T157" style:family="text">
      <style:text-properties fo:font-style="normal" style:text-underline-style="none" officeooo:rsid="024ffabc" style:font-size-asian="10pt" style:font-style-asian="normal" style:font-size-complex="10pt" style:font-style-complex="normal"/>
    </style:style>
    <style:style style:name="T158" style:family="text">
      <style:text-properties fo:font-style="normal" style:text-underline-style="none" officeooo:rsid="02544efc" style:font-size-asian="10pt" style:font-style-asian="normal" style:font-size-complex="10pt" style:font-style-complex="normal"/>
    </style:style>
    <style:style style:name="T159" style:family="text">
      <style:text-properties fo:font-style="normal" style:text-underline-style="none" officeooo:rsid="02568b1a" style:font-size-asian="10pt" style:font-style-asian="normal" style:font-size-complex="10pt" style:font-style-complex="normal"/>
    </style:style>
    <style:style style:name="T160" style:family="text">
      <style:text-properties fo:font-style="normal" style:text-underline-style="none" officeooo:rsid="025c2070" style:font-size-asian="10pt" style:font-style-asian="normal" style:font-size-complex="10pt" style:font-style-complex="normal"/>
    </style:style>
    <style:style style:name="T161" style:family="text">
      <style:text-properties fo:font-style="normal" style:text-underline-style="none" officeooo:rsid="025dcb8d" style:font-size-asian="10pt" style:font-style-asian="normal" style:font-size-complex="10pt" style:font-style-complex="normal"/>
    </style:style>
    <style:style style:name="T162" style:family="text">
      <style:text-properties fo:font-style="normal" style:text-underline-style="none" officeooo:rsid="02612585" style:font-size-asian="10pt" style:font-style-asian="normal" style:font-size-complex="10pt" style:font-style-complex="normal"/>
    </style:style>
    <style:style style:name="T163" style:family="text">
      <style:text-properties fo:font-style="normal" style:text-underline-style="none" officeooo:rsid="02d4eb54" style:font-size-asian="10pt" style:font-style-asian="normal" style:font-size-complex="10pt" style:font-style-complex="normal"/>
    </style:style>
    <style:style style:name="T164" style:family="text">
      <style:text-properties fo:font-style="normal" style:text-underline-style="none" officeooo:rsid="009fb0b9" style:font-size-asian="10pt" style:font-style-asian="normal" style:font-size-complex="10pt" style:font-style-complex="normal"/>
    </style:style>
    <style:style style:name="T165" style:family="text">
      <style:text-properties fo:font-style="normal" style:text-underline-style="none" officeooo:rsid="02ea827e" style:font-size-asian="10pt" style:font-style-asian="normal" style:font-size-complex="10pt" style:font-style-complex="normal"/>
    </style:style>
    <style:style style:name="T166" style:family="text">
      <style:text-properties fo:font-style="normal" style:text-underline-style="none" officeooo:rsid="02f88f45" style:font-size-asian="10pt" style:font-style-asian="normal" style:font-size-complex="10pt" style:font-style-complex="normal"/>
    </style:style>
    <style:style style:name="T167" style:family="text">
      <style:text-properties fo:font-style="normal" style:text-underline-style="none" officeooo:rsid="02fa06d0" style:font-size-asian="10pt" style:font-style-asian="normal" style:font-size-complex="10pt" style:font-style-complex="normal"/>
    </style:style>
    <style:style style:name="T168" style:family="text">
      <style:text-properties fo:font-style="normal" style:text-underline-style="none" officeooo:rsid="031eb083" style:font-size-asian="10pt" style:font-style-asian="normal" style:font-size-complex="10pt" style:font-style-complex="normal"/>
    </style:style>
    <style:style style:name="T169" style:family="text">
      <style:text-properties fo:font-style="normal" style:text-underline-style="none" officeooo:rsid="0320ed2a" style:font-size-asian="10pt" style:font-style-asian="normal" style:font-size-complex="10pt" style:font-style-complex="normal"/>
    </style:style>
    <style:style style:name="T170" style:family="text">
      <style:text-properties fo:font-style="normal" style:text-underline-style="none" officeooo:rsid="032f0167" style:font-size-asian="10pt" style:font-style-asian="normal" style:font-size-complex="10pt" style:font-style-complex="normal"/>
    </style:style>
    <style:style style:name="T171" style:family="text">
      <style:text-properties fo:font-style="normal" style:text-underline-style="none" officeooo:rsid="034fca55" style:font-size-asian="10pt" style:font-style-asian="normal" style:font-size-complex="10pt" style:font-style-complex="normal"/>
    </style:style>
    <style:style style:name="T172" style:family="text">
      <style:text-properties fo:font-style="normal" style:text-underline-style="none" officeooo:rsid="0364409b" style:font-size-asian="10pt" style:font-style-asian="normal" style:font-size-complex="10pt" style:font-style-complex="normal"/>
    </style:style>
    <style:style style:name="T173" style:family="text">
      <style:text-properties fo:font-style="normal" style:text-underline-style="none" officeooo:rsid="0365bc4b" style:font-size-asian="10pt" style:font-style-asian="normal" style:font-size-complex="10pt" style:font-style-complex="normal"/>
    </style:style>
    <style:style style:name="T174" style:family="text">
      <style:text-properties fo:font-style="normal" style:text-underline-style="none" officeooo:rsid="0368b3a9" style:font-size-asian="10pt" style:font-style-asian="normal" style:font-size-complex="10pt" style:font-style-complex="normal"/>
    </style:style>
    <style:style style:name="T175" style:family="text">
      <style:text-properties fo:font-style="normal" style:text-underline-style="none" officeooo:rsid="0384da27" style:font-size-asian="10pt" style:font-style-asian="normal" style:font-size-complex="10pt" style:font-style-complex="normal"/>
    </style:style>
    <style:style style:name="T176" style:family="text">
      <style:text-properties fo:font-style="normal" style:text-underline-style="none" officeooo:rsid="01148304" style:font-size-asian="16pt" style:font-style-asian="normal" style:font-size-complex="16pt" style:font-style-complex="normal"/>
    </style:style>
    <style:style style:name="T177" style:family="text">
      <style:text-properties fo:font-style="normal" style:text-underline-style="none" officeooo:rsid="0157a40b" style:font-size-asian="16pt" style:font-style-asian="normal" style:font-size-complex="16pt" style:font-style-complex="normal"/>
    </style:style>
    <style:style style:name="T178" style:family="text">
      <style:text-properties fo:font-style="normal" style:text-underline-style="none" fo:font-weight="bold" officeooo:rsid="0133eab2" style:font-style-asian="normal" style:font-weight-asian="bold" style:font-style-complex="normal" style:font-weight-complex="bold"/>
    </style:style>
    <style:style style:name="T179" style:family="text">
      <style:text-properties fo:font-style="normal" style:text-underline-style="none" fo:font-weight="bold" officeooo:rsid="00d5b58b" style:font-style-asian="normal" style:font-weight-asian="bold" style:font-style-complex="normal" style:font-weight-complex="bold"/>
    </style:style>
    <style:style style:name="T180" style:family="text">
      <style:text-properties fo:font-style="normal" style:text-underline-style="none" fo:font-weight="bold" officeooo:rsid="019b5e2e" style:font-style-asian="normal" style:font-weight-asian="bold" style:font-style-complex="normal" style:font-weight-complex="bold"/>
    </style:style>
    <style:style style:name="T181" style:family="text">
      <style:text-properties fo:font-style="normal" style:text-underline-style="none" fo:font-weight="bold" officeooo:rsid="01ac723b" style:font-style-asian="normal" style:font-weight-asian="bold" style:font-style-complex="normal" style:font-weight-complex="bold"/>
    </style:style>
    <style:style style:name="T182" style:family="text">
      <style:text-properties fo:font-style="normal" style:text-underline-style="none" fo:font-weight="bold" officeooo:rsid="02b7df84" style:font-size-asian="10pt" style:font-style-asian="normal" style:font-weight-asian="bold" style:font-size-complex="10pt" style:font-style-complex="normal" style:font-weight-complex="bold"/>
    </style:style>
    <style:style style:name="T183" style:family="text">
      <style:text-properties fo:font-style="normal" style:text-underline-style="none" fo:font-weight="bold" officeooo:rsid="01ac723b" style:font-size-asian="10pt" style:font-style-asian="normal" style:font-weight-asian="bold" style:font-size-complex="10pt" style:font-style-complex="normal" style:font-weight-complex="bold"/>
    </style:style>
    <style:style style:name="T184" style:family="text">
      <style:text-properties fo:font-style="normal" fo:font-weight="bold" officeooo:rsid="03b29083" style:font-style-asian="normal" style:font-weight-asian="bold" style:font-style-complex="normal" style:font-weight-complex="bold"/>
    </style:style>
    <style:style style:name="T185" style:family="text">
      <style:text-properties style:text-underline-style="none" style:font-style-asian="normal" style:font-style-complex="normal"/>
    </style:style>
    <style:style style:name="T186" style:family="text">
      <style:text-properties style:text-underline-style="none" officeooo:rsid="002d35b4" style:font-style-asian="normal" style:font-style-complex="normal"/>
    </style:style>
    <style:style style:name="T187" style:family="text">
      <style:text-properties style:text-underline-style="none" officeooo:rsid="002c318e" style:font-style-asian="normal" style:font-style-complex="normal"/>
    </style:style>
    <style:style style:name="T188" style:family="text">
      <style:text-properties style:text-underline-style="none" officeooo:rsid="00cc18fe" style:font-style-asian="normal" style:font-style-complex="normal"/>
    </style:style>
    <style:style style:name="T189" style:family="text">
      <style:text-properties style:text-underline-style="none" officeooo:rsid="00eec105" style:font-style-asian="normal" style:font-style-complex="normal"/>
    </style:style>
    <style:style style:name="T190" style:family="text">
      <style:text-properties style:text-underline-style="none" officeooo:rsid="00d5b58b" style:font-style-asian="normal" style:font-style-complex="normal"/>
    </style:style>
    <style:style style:name="T191" style:family="text">
      <style:text-properties style:text-underline-style="none" officeooo:rsid="0103769a" style:font-style-asian="normal" style:font-style-complex="normal"/>
    </style:style>
    <style:style style:name="T192" style:family="text">
      <style:text-properties style:text-underline-style="none" officeooo:rsid="0085fd01" style:font-style-asian="normal" style:font-style-complex="normal"/>
    </style:style>
    <style:style style:name="T193" style:family="text">
      <style:text-properties style:text-underline-style="none" officeooo:rsid="011150ba" style:font-style-asian="normal" style:font-style-complex="normal"/>
    </style:style>
    <style:style style:name="T194" style:family="text">
      <style:text-properties style:text-underline-style="none" officeooo:rsid="011ce3e5" style:font-style-asian="normal" style:font-style-complex="normal"/>
    </style:style>
    <style:style style:name="T195" style:family="text">
      <style:text-properties style:text-underline-style="none" officeooo:rsid="01430567" style:font-style-asian="normal" style:font-style-complex="normal"/>
    </style:style>
    <style:style style:name="T196" style:family="text">
      <style:text-properties style:text-underline-style="none" officeooo:rsid="01434dce" style:font-style-asian="normal" style:font-style-complex="normal"/>
    </style:style>
    <style:style style:name="T197" style:family="text">
      <style:text-properties style:text-underline-style="none" officeooo:rsid="014b46e5" style:font-style-asian="normal" style:font-style-complex="normal"/>
    </style:style>
    <style:style style:name="T198" style:family="text">
      <style:text-properties style:text-underline-style="none" officeooo:rsid="0155b3a7" style:font-style-asian="normal" style:font-style-complex="normal"/>
    </style:style>
    <style:style style:name="T199" style:family="text">
      <style:text-properties style:text-underline-style="none" officeooo:rsid="01e9f32c" style:font-style-asian="normal" style:font-style-complex="normal"/>
    </style:style>
    <style:style style:name="T200" style:family="text">
      <style:text-properties style:text-underline-style="none" officeooo:rsid="02e396f5" style:font-style-asian="normal" style:font-style-complex="normal"/>
    </style:style>
    <style:style style:name="T201" style:family="text">
      <style:text-properties style:text-underline-style="none" officeooo:rsid="02e4637c" style:font-style-asian="normal" style:font-style-complex="normal"/>
    </style:style>
    <style:style style:name="T202" style:family="text">
      <style:text-properties style:text-underline-style="none" officeooo:rsid="034d4023" style:font-style-asian="normal" style:font-style-complex="normal"/>
    </style:style>
    <style:style style:name="T203" style:family="text">
      <style:text-properties style:text-underline-style="none" officeooo:rsid="03bac138" style:font-style-asian="normal" style:font-style-complex="normal"/>
    </style:style>
    <style:style style:name="T204" style:family="text">
      <style:text-properties style:text-underline-style="none" officeooo:rsid="03bc1798" style:font-style-asian="normal" style:font-style-complex="normal"/>
    </style:style>
    <style:style style:name="T205" style:family="text">
      <style:text-properties style:text-underline-style="none" officeooo:rsid="03be8451" style:font-style-asian="normal" style:font-style-complex="normal"/>
    </style:style>
    <style:style style:name="T206" style:family="text">
      <style:text-properties style:text-underline-style="none" officeooo:rsid="03c664ca" style:font-style-asian="normal" style:font-style-complex="normal"/>
    </style:style>
    <style:style style:name="T207" style:family="text">
      <style:text-properties style:text-underline-style="none" officeooo:rsid="03ce8475" style:font-style-asian="normal" style:font-style-complex="normal"/>
    </style:style>
    <style:style style:name="T208" style:family="text">
      <style:text-properties style:text-underline-style="none" officeooo:rsid="03dd9bb4" style:font-style-asian="normal" style:font-style-complex="normal"/>
    </style:style>
    <style:style style:name="T209" style:family="text">
      <style:text-properties style:text-underline-style="none" officeooo:rsid="03e97c5a" style:font-style-asian="normal" style:font-style-complex="normal"/>
    </style:style>
    <style:style style:name="T210" style:family="text">
      <style:text-properties style:text-underline-style="none" officeooo:rsid="03ea3f93" style:font-style-asian="normal" style:font-style-complex="normal"/>
    </style:style>
    <style:style style:name="T211" style:family="text">
      <style:text-properties style:text-underline-style="none" officeooo:rsid="03eb2f8f" style:font-style-asian="normal" style:font-style-complex="normal"/>
    </style:style>
    <style:style style:name="T212" style:family="text">
      <style:text-properties style:text-underline-style="none" officeooo:rsid="03ec32f9" style:font-style-asian="normal" style:font-style-complex="normal"/>
    </style:style>
    <style:style style:name="T213" style:family="text">
      <style:text-properties style:text-underline-style="none" officeooo:rsid="03ecd14c" style:font-style-asian="normal" style:font-style-complex="normal"/>
    </style:style>
    <style:style style:name="T214" style:family="text">
      <style:text-properties style:text-underline-style="none" officeooo:rsid="03ecd99e" style:font-style-asian="normal" style:font-style-complex="normal"/>
    </style:style>
    <style:style style:name="T215" style:family="text">
      <style:text-properties style:text-underline-style="none" officeooo:rsid="03ed50a4" style:font-style-asian="normal" style:font-style-complex="normal"/>
    </style:style>
    <style:style style:name="T216" style:family="text">
      <style:text-properties style:text-underline-style="none" officeooo:rsid="03eefd41" style:font-style-asian="normal" style:font-style-complex="normal"/>
    </style:style>
    <style:style style:name="T217" style:family="text">
      <style:text-properties style:text-underline-style="none" officeooo:rsid="02c761f3" style:font-style-asian="normal" style:font-style-complex="normal"/>
    </style:style>
    <style:style style:name="T218" style:family="text">
      <style:text-properties style:text-underline-style="none" officeooo:rsid="03f695ea" style:font-style-asian="normal" style:font-style-complex="normal"/>
    </style:style>
    <style:style style:name="T219" style:family="text">
      <style:text-properties style:text-underline-style="none" officeooo:rsid="03fb385a" style:font-style-asian="normal" style:font-style-complex="normal"/>
    </style:style>
    <style:style style:name="T220" style:family="text">
      <style:text-properties style:text-underline-style="none" fo:font-weight="bold" officeooo:rsid="019ab60f" style:font-style-asian="normal" style:font-weight-asian="bold" style:font-style-complex="normal" style:font-weight-complex="bold"/>
    </style:style>
    <style:style style:name="T221" style:family="text">
      <style:text-properties style:text-underline-style="none" fo:font-weight="bold" officeooo:rsid="02ae637f" style:font-style-asian="normal" style:font-weight-asian="bold" style:font-style-complex="normal" style:font-weight-complex="bold"/>
    </style:style>
    <style:style style:name="T222" style:family="text">
      <style:text-properties style:text-underline-style="none" fo:font-weight="bold" officeooo:rsid="03be8451" style:font-style-asian="normal" style:font-weight-asian="bold" style:font-style-complex="normal" style:font-weight-complex="bold"/>
    </style:style>
    <style:style style:name="T223" style:family="text">
      <style:text-properties style:text-underline-style="none" fo:font-weight="bold" officeooo:rsid="00d17671" style:font-style-asian="normal" style:font-weight-asian="bold" style:font-style-complex="normal" style:font-weight-complex="bold"/>
    </style:style>
    <style:style style:name="T224" style:family="text">
      <style:text-properties style:text-underline-style="none" fo:font-weight="normal" officeooo:rsid="02bd8dac" style:font-size-asian="10pt" style:font-style-asian="normal" style:font-weight-asian="normal" style:font-size-complex="10pt" style:font-style-complex="normal" style:font-weight-complex="normal"/>
    </style:style>
    <style:style style:name="T225" style:family="text">
      <style:text-properties style:text-underline-style="none" fo:font-weight="normal" officeooo:rsid="00be4500" style:font-size-asian="10pt" style:font-style-asian="normal" style:font-weight-asian="normal" style:font-size-complex="10pt" style:font-style-complex="normal" style:font-weight-complex="normal"/>
    </style:style>
    <style:style style:name="T226" style:family="text">
      <style:text-properties officeooo:rsid="001178ae"/>
    </style:style>
    <style:style style:name="T227" style:family="text">
      <style:text-properties officeooo:rsid="0015290e"/>
    </style:style>
    <style:style style:name="T228" style:family="text">
      <style:text-properties officeooo:rsid="001b2b27"/>
    </style:style>
    <style:style style:name="T229" style:family="text">
      <style:text-properties officeooo:rsid="0034832a"/>
    </style:style>
    <style:style style:name="T230" style:family="text">
      <style:text-properties style:font-size-asian="10pt" style:font-size-complex="10pt"/>
    </style:style>
    <style:style style:name="T231" style:family="text">
      <style:text-properties officeooo:rsid="000f7979" style:font-size-asian="10pt" style:font-size-complex="10pt"/>
    </style:style>
    <style:style style:name="T232" style:family="text">
      <style:text-properties officeooo:rsid="0015ad56" style:font-size-asian="10pt" style:font-size-complex="10pt"/>
    </style:style>
    <style:style style:name="T233" style:family="text">
      <style:text-properties officeooo:rsid="0016e0aa" style:font-size-asian="10pt" style:font-size-complex="10pt"/>
    </style:style>
    <style:style style:name="T234" style:family="text">
      <style:text-properties officeooo:rsid="0017fe57" style:font-size-asian="10pt" style:font-size-complex="10pt"/>
    </style:style>
    <style:style style:name="T235" style:family="text">
      <style:text-properties officeooo:rsid="007b25e6" style:font-size-asian="10pt" style:font-size-complex="10pt"/>
    </style:style>
    <style:style style:name="T236" style:family="text">
      <style:text-properties officeooo:rsid="00a3692c" style:font-size-asian="10pt" style:font-size-complex="10pt"/>
    </style:style>
    <style:style style:name="T237" style:family="text">
      <style:text-properties officeooo:rsid="02544efc" style:font-size-asian="10pt" style:font-size-complex="10pt"/>
    </style:style>
    <style:style style:name="T238" style:family="text">
      <style:text-properties officeooo:rsid="00848c87"/>
    </style:style>
    <style:style style:name="T239" style:family="text">
      <style:text-properties officeooo:rsid="0084b174"/>
    </style:style>
    <style:style style:name="T240" style:family="text">
      <style:text-properties officeooo:rsid="0085fd01"/>
    </style:style>
    <style:style style:name="T241" style:family="text">
      <style:text-properties officeooo:rsid="00963f2a"/>
    </style:style>
    <style:style style:name="T242" style:family="text">
      <style:text-properties officeooo:rsid="00989675"/>
    </style:style>
    <style:style style:name="T243" style:family="text">
      <style:text-properties fo:font-weight="normal" style:font-weight-asian="normal" style:font-weight-complex="normal"/>
    </style:style>
    <style:style style:name="T244" style:family="text">
      <style:text-properties fo:font-weight="normal" officeooo:rsid="00989675" style:font-weight-asian="normal" style:font-weight-complex="normal"/>
    </style:style>
    <style:style style:name="T245" style:family="text">
      <style:text-properties fo:font-weight="normal" officeooo:rsid="01aee3cb" style:font-weight-asian="normal" style:font-weight-complex="normal"/>
    </style:style>
    <style:style style:name="T246" style:family="text">
      <style:text-properties fo:font-weight="normal" officeooo:rsid="02b7df84" style:font-weight-asian="normal" style:font-weight-complex="normal"/>
    </style:style>
    <style:style style:name="T247" style:family="text">
      <style:text-properties fo:font-weight="normal" officeooo:rsid="02d6fad2" style:font-weight-asian="normal" style:font-weight-complex="normal"/>
    </style:style>
    <style:style style:name="T248" style:family="text">
      <style:text-properties fo:font-weight="normal" officeooo:rsid="0376cf9a" style:font-weight-asian="normal" style:font-weight-complex="normal"/>
    </style:style>
    <style:style style:name="T249" style:family="text">
      <style:text-properties fo:font-weight="normal" officeooo:rsid="037683ff" style:font-weight-asian="normal" style:font-weight-complex="normal"/>
    </style:style>
    <style:style style:name="T250" style:family="text">
      <style:text-properties fo:font-weight="normal" officeooo:rsid="00d17671" style:font-weight-asian="normal" style:font-weight-complex="normal"/>
    </style:style>
    <style:style style:name="T251" style:family="text">
      <style:text-properties fo:font-weight="normal" officeooo:rsid="00f06cbd" style:font-weight-asian="normal" style:font-weight-complex="normal"/>
    </style:style>
    <style:style style:name="T252" style:family="text">
      <style:text-properties fo:font-weight="normal" officeooo:rsid="037f4d09" style:font-weight-asian="normal" style:font-weight-complex="normal"/>
    </style:style>
    <style:style style:name="T253" style:family="text">
      <style:text-properties fo:font-weight="normal" officeooo:rsid="0390a5db" style:font-weight-asian="normal" style:font-weight-complex="normal"/>
    </style:style>
    <style:style style:name="T254" style:family="text">
      <style:text-properties fo:font-weight="normal" officeooo:rsid="0394a79f" style:font-weight-asian="normal" style:font-weight-complex="normal"/>
    </style:style>
    <style:style style:name="T255" style:family="text">
      <style:text-properties fo:font-weight="normal" officeooo:rsid="039582b6" style:font-weight-asian="normal" style:font-weight-complex="normal"/>
    </style:style>
    <style:style style:name="T256" style:family="text">
      <style:text-properties fo:font-weight="normal" officeooo:rsid="0399ef91" style:font-weight-asian="normal" style:font-weight-complex="normal"/>
    </style:style>
    <style:style style:name="T257" style:family="text">
      <style:text-properties fo:font-weight="normal" officeooo:rsid="03a22041" style:font-weight-asian="normal" style:font-weight-complex="normal"/>
    </style:style>
    <style:style style:name="T258" style:family="text">
      <style:text-properties fo:font-weight="normal" officeooo:rsid="03a417e5" style:font-weight-asian="normal" style:font-weight-complex="normal"/>
    </style:style>
    <style:style style:name="T259" style:family="text">
      <style:text-properties fo:font-weight="normal" officeooo:rsid="0377d77f" style:font-weight-asian="normal" style:font-weight-complex="normal"/>
    </style:style>
    <style:style style:name="T260" style:family="text">
      <style:text-properties fo:font-weight="normal" officeooo:rsid="03f2c5d1" style:font-weight-asian="normal" style:font-weight-complex="normal"/>
    </style:style>
    <style:style style:name="T261" style:family="text">
      <style:text-properties fo:font-weight="normal" officeooo:rsid="03f4f4f9" style:font-weight-asian="normal" style:font-weight-complex="normal"/>
    </style:style>
    <style:style style:name="T262" style:family="text">
      <style:text-properties fo:font-weight="normal" officeooo:rsid="000f7979" style:font-size-asian="10pt" style:font-weight-asian="normal" style:font-size-complex="10pt" style:font-weight-complex="normal"/>
    </style:style>
    <style:style style:name="T263" style:family="text">
      <style:text-properties fo:font-weight="normal" officeooo:rsid="00b41121" style:font-size-asian="10pt" style:font-weight-asian="normal" style:font-size-complex="10pt" style:font-weight-complex="normal"/>
    </style:style>
    <style:style style:name="T264" style:family="text">
      <style:text-properties fo:font-weight="normal" officeooo:rsid="00b4d2c1" style:font-size-asian="10pt" style:font-weight-asian="normal" style:font-size-complex="10pt" style:font-weight-complex="normal"/>
    </style:style>
    <style:style style:name="T265" style:family="text">
      <style:text-properties fo:font-weight="normal" officeooo:rsid="00b7666c" style:font-size-asian="10pt" style:font-weight-asian="normal" style:font-size-complex="10pt" style:font-weight-complex="normal"/>
    </style:style>
    <style:style style:name="T266" style:family="text">
      <style:text-properties fo:font-weight="normal" officeooo:rsid="02515af5" style:font-size-asian="10pt" style:font-weight-asian="normal" style:font-size-complex="10pt" style:font-weight-complex="normal"/>
    </style:style>
    <style:style style:name="T267" style:family="text">
      <style:text-properties officeooo:rsid="0099f758"/>
    </style:style>
    <style:style style:name="T268" style:family="text">
      <style:text-properties officeooo:rsid="009fb0b9"/>
    </style:style>
    <style:style style:name="T269" style:family="text">
      <style:text-properties officeooo:rsid="00a68766"/>
    </style:style>
    <style:style style:name="T270" style:family="text">
      <style:text-properties officeooo:rsid="00a7197b"/>
    </style:style>
    <style:style style:name="T271" style:family="text">
      <style:text-properties fo:font-size="9pt" fo:font-weight="normal" officeooo:rsid="00b7666c" style:font-size-asian="10pt" style:font-weight-asian="normal" style:font-size-complex="10pt" style:font-weight-complex="normal"/>
    </style:style>
    <style:style style:name="T272" style:family="text">
      <style:text-properties fo:font-size="9pt" fo:font-style="normal" style:text-underline-style="none" officeooo:rsid="025dcb8d" fo:background-color="#ffd7d7" loext:char-shading-value="0" style:font-size-asian="10pt" style:font-style-asian="normal" style:font-size-complex="10pt" style:font-style-complex="normal"/>
    </style:style>
    <style:style style:name="T273" style:family="text">
      <style:text-properties fo:font-size="9pt" fo:font-style="normal" style:text-underline-style="none" officeooo:rsid="02d4eb54" fo:background-color="#ffd7d7" loext:char-shading-value="0" style:font-size-asian="10pt" style:font-style-asian="normal" style:font-size-complex="10pt" style:font-style-complex="normal"/>
    </style:style>
    <style:style style:name="T274" style:family="text">
      <style:text-properties fo:font-size="9pt" fo:font-style="normal" style:text-underline-style="none" fo:font-weight="normal" officeooo:rsid="02d4eb54" fo:background-color="#ffd7d7" loext:char-shading-value="0" style:font-size-asian="10pt" style:font-style-asian="normal" style:font-weight-asian="normal" style:font-size-complex="10pt" style:font-style-complex="normal" style:font-weight-complex="normal"/>
    </style:style>
    <style:style style:name="T275" style:family="text">
      <style:text-properties officeooo:rsid="00be4500"/>
    </style:style>
    <style:style style:name="T276" style:family="text">
      <style:text-properties style:font-name="Liberation Serif1" officeooo:rsid="00c4fcfb" style:font-name-asian="Liberation Serif1" style:font-name-complex="Liberation Serif1"/>
    </style:style>
    <style:style style:name="T277" style:family="text">
      <style:text-properties style:font-name="Liberation Serif1" officeooo:rsid="00dec184" style:font-name-asian="Liberation Serif1" style:font-name-complex="Liberation Serif1"/>
    </style:style>
    <style:style style:name="T278" style:family="text">
      <style:text-properties style:font-name="Liberation Serif1" fo:font-style="normal" style:text-underline-style="none" officeooo:rsid="00dec184" style:font-name-asian="Liberation Serif1" style:font-style-asian="normal" style:font-name-complex="Liberation Serif1" style:font-style-complex="normal"/>
    </style:style>
    <style:style style:name="T279" style:family="text">
      <style:text-properties style:font-name="Liberation Serif1" fo:font-style="normal" style:text-underline-style="none" officeooo:rsid="00d5b58b" style:font-name-asian="Liberation Serif1" style:font-style-asian="normal" style:font-name-complex="Liberation Serif1" style:font-style-complex="normal"/>
    </style:style>
    <style:style style:name="T280" style:family="text">
      <style:text-properties style:font-name="Liberation Serif1" fo:font-style="normal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281" style:family="text">
      <style:text-properties style:font-name="Liberation Serif1" fo:font-style="normal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282" style:family="text">
      <style:text-properties style:font-name="Liberation Serif1" fo:font-style="normal" style:text-underline-style="none" fo:font-weight="bold" officeooo:rsid="03b07332" style:font-name-asian="Liberation Serif1" style:font-style-asian="normal" style:font-weight-asian="bold" style:font-name-complex="Liberation Serif1" style:font-style-complex="normal" style:font-weight-complex="bold"/>
    </style:style>
    <style:style style:name="T283" style:family="text">
      <style:text-properties style:font-name="Liberation Serif1" fo:font-style="normal" style:text-underline-style="none" fo:font-weight="bold" officeooo:rsid="03b1e937" style:font-name-asian="Liberation Serif1" style:font-style-asian="normal" style:font-weight-asian="bold" style:font-name-complex="Liberation Serif1" style:font-style-complex="normal" style:font-weight-complex="bold"/>
    </style:style>
    <style:style style:name="T284" style:family="text">
      <style:text-properties style:font-name="Liberation Serif1" fo:font-style="normal" style:text-underline-style="none" fo:font-weight="bold" officeooo:rsid="02ae637f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285" style:family="text">
      <style:text-properties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86" style:family="text">
      <style:text-properties style:font-name="Liberation Serif1" fo:font-style="normal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87" style:family="text">
      <style:text-properties style:font-name="Liberation Serif1" fo:font-style="normal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88" style:family="text">
      <style:text-properties style:font-name="Liberation Serif1" fo:font-style="normal" style:text-underline-style="none" fo:font-weight="normal" officeooo:rsid="00dec18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89" style:family="text">
      <style:text-properties style:font-name="Liberation Serif1" fo:font-style="normal" style:text-underline-style="none" fo:font-weight="normal" officeooo:rsid="00d5b58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90" style:family="text">
      <style:text-properties style:font-name="Liberation Serif1" fo:font-style="normal" style:text-underline-style="none" fo:font-weight="normal" officeooo:rsid="0103769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91" style:family="text">
      <style:text-properties style:font-name="Liberation Serif1" fo:font-style="normal" style:text-underline-style="none" fo:font-weight="normal" officeooo:rsid="00dec184" style:font-name-asian="Liberation Serif1" style:font-style-asian="normal" style:font-weight-asian="normal" style:font-name-complex="Liberation Serif1" style:font-style-complex="normal" style:font-weight-complex="normal"/>
    </style:style>
    <style:style style:name="T292" style:family="text">
      <style:text-properties style:font-name="Liberation Serif1" fo:font-style="normal" style:text-underline-style="none" fo:font-weight="normal" officeooo:rsid="037f4d09" style:font-name-asian="Liberation Serif1" style:font-style-asian="normal" style:font-weight-asian="normal" style:font-name-complex="Liberation Serif1" style:font-style-complex="normal" style:font-weight-complex="normal"/>
    </style:style>
    <style:style style:name="T293" style:family="text">
      <style:text-properties style:font-name="Liberation Serif1" style:text-underline-style="none" officeooo:rsid="00dec184" style:font-name-asian="Liberation Serif1" style:font-style-asian="normal" style:font-name-complex="Liberation Serif1" style:font-style-complex="normal"/>
    </style:style>
    <style:style style:name="T294" style:family="text">
      <style:text-properties style:font-name="Liberation Serif1" style:text-underline-style="none" officeooo:rsid="00eec105" style:font-name-asian="Liberation Serif1" style:font-style-asian="normal" style:font-name-complex="Liberation Serif1" style:font-style-complex="normal"/>
    </style:style>
    <style:style style:name="T295" style:family="text">
      <style:text-properties style:font-name="Liberation Serif1" style:text-underline-style="none" officeooo:rsid="0103769a" style:font-name-asian="Liberation Serif1" style:font-style-asian="normal" style:font-name-complex="Liberation Serif1" style:font-style-complex="normal"/>
    </style:style>
    <style:style style:name="T296" style:family="text">
      <style:text-properties style:font-name="Liberation Serif1" style:text-underline-style="none" officeooo:rsid="01e9f32c" style:font-name-asian="Liberation Serif1" style:font-style-asian="normal" style:font-name-complex="Liberation Serif1" style:font-style-complex="normal"/>
    </style:style>
    <style:style style:name="T297" style:family="text">
      <style:text-properties style:font-name="Liberation Serif1" style:text-underline-style="none" officeooo:rsid="028e19e6" style:font-name-asian="Liberation Serif1" style:font-style-asian="normal" style:font-name-complex="Liberation Serif1" style:font-style-complex="normal"/>
    </style:style>
    <style:style style:name="T298" style:family="text">
      <style:text-properties style:font-name="Liberation Serif1" style:text-underline-style="none" officeooo:rsid="0294b607" style:font-name-asian="Liberation Serif1" style:font-style-asian="normal" style:font-name-complex="Liberation Serif1" style:font-style-complex="normal"/>
    </style:style>
    <style:style style:name="T299" style:family="text">
      <style:text-properties style:font-name="Liberation Serif1" style:text-underline-style="none" officeooo:rsid="029bb1bf" style:font-name-asian="Liberation Serif1" style:font-style-asian="normal" style:font-name-complex="Liberation Serif1" style:font-style-complex="normal"/>
    </style:style>
    <style:style style:name="T300" style:family="text">
      <style:text-properties style:font-name="Liberation Serif1" style:text-underline-style="none" officeooo:rsid="02a1604a" style:font-name-asian="Liberation Serif1" style:font-style-asian="normal" style:font-name-complex="Liberation Serif1" style:font-style-complex="normal"/>
    </style:style>
    <style:style style:name="T301" style:family="text">
      <style:text-properties style:font-name="Liberation Serif1" style:text-underline-style="none" officeooo:rsid="02a50f90" style:font-name-asian="Liberation Serif1" style:font-style-asian="normal" style:font-name-complex="Liberation Serif1" style:font-style-complex="normal"/>
    </style:style>
    <style:style style:name="T302" style:family="text">
      <style:text-properties style:font-name="Liberation Serif1" style:text-underline-style="none" officeooo:rsid="02c761f3" style:font-name-asian="Liberation Serif1" style:font-style-asian="normal" style:font-name-complex="Liberation Serif1" style:font-style-complex="normal"/>
    </style:style>
    <style:style style:name="T303" style:family="text">
      <style:text-properties style:font-name="Liberation Serif1" style:text-underline-style="none" officeooo:rsid="02df9268" style:font-name-asian="Liberation Serif1" style:font-style-asian="normal" style:font-name-complex="Liberation Serif1" style:font-style-complex="normal"/>
    </style:style>
    <style:style style:name="T304" style:family="text">
      <style:text-properties style:font-name="Liberation Serif1" style:text-underline-style="none" officeooo:rsid="034d4023" style:font-name-asian="Liberation Serif1" style:font-style-asian="normal" style:font-name-complex="Liberation Serif1" style:font-style-complex="normal"/>
    </style:style>
    <style:style style:name="T305" style:family="text">
      <style:text-properties style:font-name="Liberation Serif1" style:text-underline-style="none" officeooo:rsid="03c46ef4" style:font-name-asian="Liberation Serif1" style:font-style-asian="normal" style:font-name-complex="Liberation Serif1" style:font-style-complex="normal"/>
    </style:style>
    <style:style style:name="T306" style:family="text">
      <style:text-properties style:font-name="Liberation Serif1" style:text-underline-style="none" officeooo:rsid="03c664ca" style:font-name-asian="Liberation Serif1" style:font-style-asian="normal" style:font-name-complex="Liberation Serif1" style:font-style-complex="normal"/>
    </style:style>
    <style:style style:name="T307" style:family="text">
      <style:text-properties style:font-name="Liberation Serif1" style:text-underline-style="none" officeooo:rsid="03cae4a2" style:font-name-asian="Liberation Serif1" style:font-style-asian="normal" style:font-name-complex="Liberation Serif1" style:font-style-complex="normal"/>
    </style:style>
    <style:style style:name="T308" style:family="text">
      <style:text-properties style:font-name="Liberation Serif1" style:text-underline-style="none" officeooo:rsid="03cd20f2" style:font-name-asian="Liberation Serif1" style:font-style-asian="normal" style:font-name-complex="Liberation Serif1" style:font-style-complex="normal"/>
    </style:style>
    <style:style style:name="T309" style:family="text">
      <style:text-properties style:font-name="Liberation Serif1" style:text-underline-style="none" officeooo:rsid="03eb2f8f" style:font-name-asian="Liberation Serif1" style:font-style-asian="normal" style:font-name-complex="Liberation Serif1" style:font-style-complex="normal"/>
    </style:style>
    <style:style style:name="T310" style:family="text">
      <style:text-properties style:font-name="Liberation Serif1" style:text-underline-style="none" officeooo:rsid="03ecd14c" style:font-name-asian="Liberation Serif1" style:font-style-asian="normal" style:font-name-complex="Liberation Serif1" style:font-style-complex="normal"/>
    </style:style>
    <style:style style:name="T311" style:family="text">
      <style:text-properties style:font-name="Liberation Serif1" style:text-underline-style="none" officeooo:rsid="03ecd99e" style:font-name-asian="Liberation Serif1" style:font-style-asian="normal" style:font-name-complex="Liberation Serif1" style:font-style-complex="normal"/>
    </style:style>
    <style:style style:name="T312" style:family="text">
      <style:text-properties style:font-name="Liberation Serif1" style:text-underline-style="none" officeooo:rsid="03f695ea" style:font-name-asian="Liberation Serif1" style:font-style-asian="normal" style:font-name-complex="Liberation Serif1" style:font-style-complex="normal"/>
    </style:style>
    <style:style style:name="T313" style:family="text">
      <style:text-properties style:font-name="Liberation Serif1" style:text-underline-style="none" officeooo:rsid="03f7c15f" style:font-name-asian="Liberation Serif1" style:font-style-asian="normal" style:font-name-complex="Liberation Serif1" style:font-style-complex="normal"/>
    </style:style>
    <style:style style:name="T314" style:family="text">
      <style:text-properties style:font-name="Liberation Serif1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315" style:family="text">
      <style:text-properties style:font-name="Liberation Serif1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316" style:family="text">
      <style:text-properties style:font-name="Liberation Serif1" style:text-underline-style="none" fo:font-weight="bold" officeooo:rsid="02ea827e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317" style:family="text">
      <style:text-properties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18" style:family="text">
      <style:text-properties style:font-name="Liberation Serif1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19" style:family="text">
      <style:text-properties style:font-name="Liberation Serif1" style:text-underline-style="none" fo:font-weight="normal" officeooo:rsid="02bb072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0" style:family="text">
      <style:text-properties style:font-name="Liberation Serif1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1" style:family="text">
      <style:text-properties style:font-name="Liberation Serif1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2" style:family="text">
      <style:text-properties style:font-name="Liberation Serif1" style:text-underline-style="none" fo:font-weight="normal" officeooo:rsid="02bd8dac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3" style:family="text">
      <style:text-properties style:font-name="Liberation Serif1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4" style:family="text">
      <style:text-properties style:font-name="Liberation Serif1" style:text-underline-style="none" fo:font-weight="normal" officeooo:rsid="02ffc8e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5" style:family="text">
      <style:text-properties style:font-name="Liberation Serif1" style:text-underline-style="none" fo:font-weight="normal" officeooo:rsid="0300893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6" style:family="text">
      <style:text-properties style:font-name="Liberation Serif1" style:text-underline-style="none" fo:font-weight="normal" officeooo:rsid="00dec18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7" style:family="text">
      <style:text-properties style:font-name="Liberation Serif1" style:text-underline-style="none" fo:font-weight="normal" officeooo:rsid="03dd9bb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8" style:family="text">
      <style:text-properties style:font-name="Liberation Serif1" style:text-underline-style="none" fo:font-weight="normal" officeooo:rsid="037f4d0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9" style:family="text">
      <style:text-properties style:font-name="Liberation Serif1" style:text-underline-style="none" fo:font-weight="normal" officeooo:rsid="03e1debd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30" style:family="text">
      <style:text-properties style:font-name="Liberation Serif1" style:text-underline-style="none" fo:font-weight="normal" officeooo:rsid="03f7c15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31" style:family="text">
      <style:text-properties style:font-name="Liberation Serif1" fo:font-style="italic" officeooo:rsid="00dec184" style:font-name-asian="Liberation Serif1" style:font-name-complex="Liberation Serif1"/>
    </style:style>
    <style:style style:name="T332" style:family="text">
      <style:text-properties style:font-name="Liberation Serif1" fo:font-style="italic" style:text-underline-style="none" officeooo:rsid="00dec184" style:font-name-asian="Liberation Serif1" style:font-style-asian="normal" style:font-name-complex="Liberation Serif1" style:font-style-complex="normal"/>
    </style:style>
    <style:style style:name="T333" style:family="text">
      <style:text-properties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34" style:family="text">
      <style:text-properties style:font-name="Liberation Serif1" fo:font-style="italic" style:text-underline-style="none" fo:font-weight="normal" officeooo:rsid="02bf3812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335" style:family="text">
      <style:text-properties style:font-name="Liberation Serif1" fo:font-style="italic" fo:font-weight="bold" officeooo:rsid="00dec184" style:font-name-asian="Liberation Serif1" style:font-weight-asian="bold" style:font-name-complex="Liberation Serif1" style:font-weight-complex="bold"/>
    </style:style>
    <style:style style:name="T336" style:family="text">
      <style:text-properties style:font-name="Liberation Serif1" fo:font-weight="bold" officeooo:rsid="00dec184" style:font-name-asian="Liberation Serif1" style:font-weight-asian="bold" style:font-name-complex="Liberation Serif1" style:font-weight-complex="bold"/>
    </style:style>
    <style:style style:name="T337" style:family="text">
      <style:text-properties style:font-name="Liberation Serif1" style:text-underline-style="solid" style:text-underline-width="auto" style:text-underline-color="font-color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38" style:family="text">
      <style:text-properties style:font-name="Liberation Serif1" fo:font-weight="normal" officeooo:rsid="00dec184" style:font-name-asian="Liberation Serif1" style:font-weight-asian="normal" style:font-name-complex="Liberation Serif1" style:font-weight-complex="normal"/>
    </style:style>
    <style:style style:name="T339" style:family="text">
      <style:text-properties officeooo:rsid="00d17671"/>
    </style:style>
    <style:style style:name="T340" style:family="text">
      <style:text-properties officeooo:rsid="00d20a1b"/>
    </style:style>
    <style:style style:name="T341" style:family="text">
      <style:text-properties officeooo:rsid="00d30059"/>
    </style:style>
    <style:style style:name="T342" style:family="text">
      <style:text-properties officeooo:rsid="00d3b6e5"/>
    </style:style>
    <style:style style:name="T343" style:family="text">
      <style:text-properties officeooo:rsid="00d4e75b"/>
    </style:style>
    <style:style style:name="T344" style:family="text">
      <style:text-properties officeooo:rsid="00b13985" style:font-weight-asian="bold" style:font-weight-complex="bold"/>
    </style:style>
    <style:style style:name="T345" style:family="text">
      <style:text-properties officeooo:rsid="009d9841" style:font-weight-asian="bold" style:font-weight-complex="bold"/>
    </style:style>
    <style:style style:name="T346" style:family="text">
      <style:text-properties officeooo:rsid="000f7979" style:font-weight-asian="bold" style:font-weight-complex="bold"/>
    </style:style>
    <style:style style:name="T347" style:family="text">
      <style:text-properties officeooo:rsid="009f4c9b" style:font-weight-asian="bold" style:font-weight-complex="bold"/>
    </style:style>
    <style:style style:name="T348" style:family="text">
      <style:text-properties officeooo:rsid="03b1e14f" style:font-weight-asian="bold" style:font-weight-complex="bold"/>
    </style:style>
    <style:style style:name="T349" style:family="text">
      <style:text-properties officeooo:rsid="03b29083" style:font-weight-asian="bold" style:font-weight-complex="bold"/>
    </style:style>
    <style:style style:name="T350" style:family="text">
      <style:text-properties officeooo:rsid="00ebb47d"/>
    </style:style>
    <style:style style:name="T351" style:family="text">
      <style:text-properties officeooo:rsid="00ed5b01"/>
    </style:style>
    <style:style style:name="T352" style:family="text">
      <style:text-properties fo:color="#784b04" fo:font-style="italic" style:text-underline-style="none" officeooo:rsid="00ed5b01" style:font-style-asian="normal" style:font-style-complex="normal"/>
    </style:style>
    <style:style style:name="T353" style:family="text">
      <style:text-properties fo:color="#784b04" fo:font-style="italic" style:text-underline-style="none" officeooo:rsid="00eda7a8" style:font-style-asian="normal" style:font-style-complex="normal"/>
    </style:style>
    <style:style style:name="T354" style:family="text">
      <style:text-properties fo:color="#784b04" fo:font-style="italic" style:text-underline-style="none" officeooo:rsid="00eec105" style:font-style-asian="normal" style:font-style-complex="normal"/>
    </style:style>
    <style:style style:name="T355" style:family="text">
      <style:text-properties fo:color="#784b04" fo:font-style="italic" style:text-underline-style="none" officeooo:rsid="0100a3d6" style:font-style-asian="normal" style:font-style-complex="normal"/>
    </style:style>
    <style:style style:name="T356" style:family="text">
      <style:text-properties fo:color="#784b04" fo:font-style="italic" style:text-underline-style="none" officeooo:rsid="01148304" style:font-style-asian="normal" style:font-style-complex="normal"/>
    </style:style>
    <style:style style:name="T357" style:family="text">
      <style:text-properties fo:color="#784b04" fo:font-style="italic" style:text-underline-style="none" officeooo:rsid="011dd8eb" style:font-style-asian="normal" style:font-style-complex="normal"/>
    </style:style>
    <style:style style:name="T358" style:family="text">
      <style:text-properties fo:color="#784b04" fo:font-style="italic" style:text-underline-style="none" officeooo:rsid="0123f608" style:font-style-asian="normal" style:font-style-complex="normal"/>
    </style:style>
    <style:style style:name="T359" style:family="text">
      <style:text-properties fo:color="#784b04" fo:font-style="italic" style:text-underline-style="none" officeooo:rsid="01465b56" style:font-style-asian="normal" style:font-style-complex="normal"/>
    </style:style>
    <style:style style:name="T360" style:family="text">
      <style:text-properties fo:color="#784b04" fo:font-style="italic" style:text-underline-style="none" officeooo:rsid="014b46e5" style:font-style-asian="normal" style:font-style-complex="normal"/>
    </style:style>
    <style:style style:name="T361" style:family="text">
      <style:text-properties fo:color="#784b04" fo:font-style="italic" style:text-underline-style="none" officeooo:rsid="01585f1f" style:font-style-asian="normal" style:font-style-complex="normal"/>
    </style:style>
    <style:style style:name="T362" style:family="text">
      <style:text-properties fo:color="#784b04" fo:font-style="italic" style:text-underline-style="none" officeooo:rsid="015a7278" style:font-style-asian="normal" style:font-style-complex="normal"/>
    </style:style>
    <style:style style:name="T363" style:family="text">
      <style:text-properties fo:color="#784b04" fo:font-style="italic" style:text-underline-style="none" officeooo:rsid="0164559d" style:font-style-asian="normal" style:font-style-complex="normal"/>
    </style:style>
    <style:style style:name="T364" style:family="text">
      <style:text-properties fo:color="#784b04" fo:font-style="italic" style:text-underline-style="none" officeooo:rsid="0167a8cc" style:font-style-asian="normal" style:font-style-complex="normal"/>
    </style:style>
    <style:style style:name="T365" style:family="text">
      <style:text-properties fo:color="#784b04" fo:font-style="italic" style:text-underline-style="none" officeooo:rsid="01696599" style:font-style-asian="normal" style:font-style-complex="normal"/>
    </style:style>
    <style:style style:name="T366" style:family="text">
      <style:text-properties fo:color="#784b04" fo:font-style="italic" style:text-underline-style="none" officeooo:rsid="016c63da" style:font-style-asian="normal" style:font-style-complex="normal"/>
    </style:style>
    <style:style style:name="T367" style:family="text">
      <style:text-properties fo:color="#784b04" fo:font-style="italic" style:text-underline-style="none" officeooo:rsid="016e4551" style:font-style-asian="normal" style:font-style-complex="normal"/>
    </style:style>
    <style:style style:name="T368" style:family="text">
      <style:text-properties fo:color="#784b04" fo:font-style="italic" style:text-underline-style="none" officeooo:rsid="0176ca3c" style:font-style-asian="normal" style:font-style-complex="normal"/>
    </style:style>
    <style:style style:name="T369" style:family="text">
      <style:text-properties fo:color="#784b04" fo:font-style="italic" style:text-underline-style="none" officeooo:rsid="017c7f61" style:font-style-asian="normal" style:font-style-complex="normal"/>
    </style:style>
    <style:style style:name="T370" style:family="text">
      <style:text-properties fo:color="#784b04" fo:font-style="italic" style:text-underline-style="none" officeooo:rsid="017e7557" style:font-style-asian="normal" style:font-style-complex="normal"/>
    </style:style>
    <style:style style:name="T371" style:family="text">
      <style:text-properties fo:color="#784b04" fo:font-style="italic" style:text-underline-style="none" officeooo:rsid="0188b1cd" style:font-style-asian="normal" style:font-style-complex="normal"/>
    </style:style>
    <style:style style:name="T372" style:family="text">
      <style:text-properties fo:color="#784b04" fo:font-style="italic" style:text-underline-style="none" officeooo:rsid="01e72cd1" style:font-style-asian="normal" style:font-style-complex="normal"/>
    </style:style>
    <style:style style:name="T373" style:family="text">
      <style:text-properties fo:color="#784b04" fo:font-style="italic" style:text-underline-style="none" officeooo:rsid="01f9159a" style:font-style-asian="normal" style:font-style-complex="normal"/>
    </style:style>
    <style:style style:name="T374" style:family="text">
      <style:text-properties fo:color="#784b04" fo:font-style="italic" style:text-underline-style="none" officeooo:rsid="01f93752" style:font-style-asian="normal" style:font-style-complex="normal"/>
    </style:style>
    <style:style style:name="T375" style:family="text">
      <style:text-properties fo:color="#784b04" fo:font-style="italic" style:text-underline-style="none" officeooo:rsid="02287e20" style:font-style-asian="normal" style:font-style-complex="normal"/>
    </style:style>
    <style:style style:name="T376" style:family="text">
      <style:text-properties fo:color="#784b04" fo:font-style="italic" style:text-underline-style="none" officeooo:rsid="023179eb" style:font-style-asian="normal" style:font-style-complex="normal"/>
    </style:style>
    <style:style style:name="T377" style:family="text">
      <style:text-properties fo:color="#784b04" fo:font-style="italic" style:text-underline-style="none" officeooo:rsid="02352daa" style:font-style-asian="normal" style:font-style-complex="normal"/>
    </style:style>
    <style:style style:name="T378" style:family="text">
      <style:text-properties fo:color="#784b04" fo:font-style="italic" style:text-underline-style="none" officeooo:rsid="02365318" style:font-style-asian="normal" style:font-style-complex="normal"/>
    </style:style>
    <style:style style:name="T379" style:family="text">
      <style:text-properties fo:color="#784b04" fo:font-style="italic" style:text-underline-style="none" officeooo:rsid="023b4625" style:font-style-asian="normal" style:font-style-complex="normal"/>
    </style:style>
    <style:style style:name="T380" style:family="text">
      <style:text-properties fo:color="#784b04" fo:font-style="italic" style:text-underline-style="none" officeooo:rsid="023dc202" style:font-style-asian="normal" style:font-style-complex="normal"/>
    </style:style>
    <style:style style:name="T381" style:family="text">
      <style:text-properties fo:color="#784b04" fo:font-style="italic" style:text-underline-style="none" officeooo:rsid="02448428" style:font-style-asian="normal" style:font-style-complex="normal"/>
    </style:style>
    <style:style style:name="T382" style:family="text">
      <style:text-properties fo:color="#784b04" fo:font-style="italic" style:text-underline-style="none" officeooo:rsid="024be18d" style:font-style-asian="normal" style:font-style-complex="normal"/>
    </style:style>
    <style:style style:name="T383" style:family="text">
      <style:text-properties fo:color="#784b04" fo:font-style="italic" style:text-underline-style="none" officeooo:rsid="02c0f8e2" style:font-style-asian="normal" style:font-style-complex="normal"/>
    </style:style>
    <style:style style:name="T384" style:family="text">
      <style:text-properties fo:color="#784b04" fo:font-style="italic" style:text-underline-style="none" officeooo:rsid="02c4a04e" style:font-style-asian="normal" style:font-style-complex="normal"/>
    </style:style>
    <style:style style:name="T385" style:family="text">
      <style:text-properties fo:color="#784b04" fo:font-style="italic" style:text-underline-style="none" officeooo:rsid="02c761f3" style:font-style-asian="normal" style:font-style-complex="normal"/>
    </style:style>
    <style:style style:name="T386" style:family="text">
      <style:text-properties fo:color="#784b04" fo:font-style="italic" style:text-underline-style="none" officeooo:rsid="02db57fb" style:font-style-asian="normal" style:font-style-complex="normal"/>
    </style:style>
    <style:style style:name="T387" style:family="text">
      <style:text-properties fo:color="#784b04" fo:font-style="italic" style:text-underline-style="none" officeooo:rsid="02dec53f" style:font-style-asian="normal" style:font-style-complex="normal"/>
    </style:style>
    <style:style style:name="T388" style:family="text">
      <style:text-properties fo:color="#784b04" fo:font-style="italic" style:text-underline-style="none" officeooo:rsid="02e396f5" style:font-style-asian="normal" style:font-style-complex="normal"/>
    </style:style>
    <style:style style:name="T389" style:family="text">
      <style:text-properties fo:color="#784b04" fo:font-style="italic" style:text-underline-style="none" officeooo:rsid="034b9662" style:font-style-asian="normal" style:font-style-complex="normal"/>
    </style:style>
    <style:style style:name="T390" style:family="text">
      <style:text-properties fo:color="#784b04" fo:font-style="italic" style:text-underline-style="none" officeooo:rsid="034d4023" style:font-style-asian="normal" style:font-style-complex="normal"/>
    </style:style>
    <style:style style:name="T391" style:family="text">
      <style:text-properties fo:color="#784b04" fo:font-style="italic" style:text-underline-style="none" officeooo:rsid="034fc8a8" style:font-style-asian="normal" style:font-style-complex="normal"/>
    </style:style>
    <style:style style:name="T392" style:family="text">
      <style:text-properties fo:color="#784b04" fo:font-style="italic" style:text-underline-style="none" officeooo:rsid="036b5f39" style:font-style-asian="normal" style:font-style-complex="normal"/>
    </style:style>
    <style:style style:name="T393" style:family="text">
      <style:text-properties fo:color="#784b04" fo:font-style="italic" style:text-underline-style="none" officeooo:rsid="0375b241" style:font-style-asian="normal" style:font-style-complex="normal"/>
    </style:style>
    <style:style style:name="T394" style:family="text">
      <style:text-properties fo:color="#784b04" fo:font-style="italic" style:text-underline-style="none" officeooo:rsid="038b2388" style:font-style-asian="normal" style:font-style-complex="normal"/>
    </style:style>
    <style:style style:name="T395" style:family="text">
      <style:text-properties fo:color="#784b04" fo:font-style="italic" style:text-underline-style="none" officeooo:rsid="0399ef91" style:font-style-asian="normal" style:font-style-complex="normal"/>
    </style:style>
    <style:style style:name="T396" style:family="text">
      <style:text-properties fo:color="#784b04" fo:font-style="italic" style:text-underline-style="none" officeooo:rsid="03a0799a" style:font-style-asian="normal" style:font-style-complex="normal"/>
    </style:style>
    <style:style style:name="T397" style:family="text">
      <style:text-properties fo:color="#784b04" fo:font-style="italic" style:text-underline-style="none" officeooo:rsid="03a22041" style:font-style-asian="normal" style:font-style-complex="normal"/>
    </style:style>
    <style:style style:name="T398" style:family="text">
      <style:text-properties fo:color="#784b04" fo:font-style="italic" style:text-underline-style="none" officeooo:rsid="03a417e5" style:font-style-asian="normal" style:font-style-complex="normal"/>
    </style:style>
    <style:style style:name="T399" style:family="text">
      <style:text-properties fo:color="#784b04" fo:font-style="italic" style:text-underline-style="none" officeooo:rsid="03b926b9" style:font-style-asian="normal" style:font-style-complex="normal"/>
    </style:style>
    <style:style style:name="T400" style:family="text">
      <style:text-properties fo:color="#784b04" fo:font-style="italic" style:text-underline-style="none" officeooo:rsid="03c46ef4" style:font-style-asian="normal" style:font-style-complex="normal"/>
    </style:style>
    <style:style style:name="T401" style:family="text">
      <style:text-properties fo:color="#784b04" fo:font-style="italic" style:text-underline-style="none" officeooo:rsid="03c7274a" style:font-style-asian="normal" style:font-style-complex="normal"/>
    </style:style>
    <style:style style:name="T402" style:family="text">
      <style:text-properties fo:color="#784b04" fo:font-style="italic" style:text-underline-style="none" officeooo:rsid="03c8e63e" style:font-style-asian="normal" style:font-style-complex="normal"/>
    </style:style>
    <style:style style:name="T403" style:family="text">
      <style:text-properties fo:color="#784b04" fo:font-style="italic" style:text-underline-style="none" officeooo:rsid="03c4f2ec" style:font-style-asian="normal" style:font-style-complex="normal"/>
    </style:style>
    <style:style style:name="T404" style:family="text">
      <style:text-properties fo:color="#784b04" fo:font-style="italic" style:text-underline-style="none" officeooo:rsid="03d95e4f" style:font-style-asian="normal" style:font-style-complex="normal"/>
    </style:style>
    <style:style style:name="T405" style:family="text">
      <style:text-properties fo:color="#784b04" fo:font-style="italic" style:text-underline-style="none" officeooo:rsid="03daf2a2" style:font-style-asian="normal" style:font-style-complex="normal"/>
    </style:style>
    <style:style style:name="T406" style:family="text">
      <style:text-properties fo:color="#784b04" fo:font-style="italic" style:text-underline-style="none" officeooo:rsid="03daf5e0" style:font-style-asian="normal" style:font-style-complex="normal"/>
    </style:style>
    <style:style style:name="T407" style:family="text">
      <style:text-properties fo:color="#784b04" fo:font-style="italic" style:text-underline-style="none" officeooo:rsid="03cae4a2" style:font-style-asian="normal" style:font-style-complex="normal"/>
    </style:style>
    <style:style style:name="T408" style:family="text">
      <style:text-properties fo:color="#784b04" fo:font-style="italic" style:text-underline-style="none" officeooo:rsid="03c9f13a" style:font-style-asian="normal" style:font-style-complex="normal"/>
    </style:style>
    <style:style style:name="T409" style:family="text">
      <style:text-properties fo:color="#784b04" fo:font-style="italic" style:text-underline-style="none" fo:font-weight="bold" officeooo:rsid="0176ca3c" style:font-style-asian="normal" style:font-weight-asian="bold" style:font-style-complex="normal" style:font-weight-complex="bold"/>
    </style:style>
    <style:style style:name="T410" style:family="text">
      <style:text-properties fo:color="#784b04" fo:font-style="italic" officeooo:rsid="01853232"/>
    </style:style>
    <style:style style:name="T411" style:family="text">
      <style:text-properties fo:color="#784b04" fo:font-style="italic" officeooo:rsid="01be3fd8"/>
    </style:style>
    <style:style style:name="T412" style:family="text">
      <style:text-properties fo:color="#784b04" fo:font-style="italic" officeooo:rsid="01bf2aed"/>
    </style:style>
    <style:style style:name="T413" style:family="text">
      <style:text-properties fo:color="#784b04" fo:font-style="italic" officeooo:rsid="01c1d024"/>
    </style:style>
    <style:style style:name="T414" style:family="text">
      <style:text-properties fo:color="#784b04" fo:font-style="italic" officeooo:rsid="01c3c55b"/>
    </style:style>
    <style:style style:name="T415" style:family="text">
      <style:text-properties fo:color="#784b04" fo:font-style="italic" officeooo:rsid="01c580a7"/>
    </style:style>
    <style:style style:name="T416" style:family="text">
      <style:text-properties fo:color="#784b04" fo:font-style="italic" officeooo:rsid="01cb91a6"/>
    </style:style>
    <style:style style:name="T417" style:family="text">
      <style:text-properties fo:color="#784b04" fo:font-style="italic" officeooo:rsid="01cdc30e"/>
    </style:style>
    <style:style style:name="T418" style:family="text">
      <style:text-properties fo:color="#784b04" fo:font-style="italic" officeooo:rsid="01d7aff7"/>
    </style:style>
    <style:style style:name="T419" style:family="text">
      <style:text-properties fo:color="#784b04" fo:font-style="italic" officeooo:rsid="01d8e967"/>
    </style:style>
    <style:style style:name="T420" style:family="text">
      <style:text-properties fo:color="#784b04" fo:font-style="italic" officeooo:rsid="01d97a9f"/>
    </style:style>
    <style:style style:name="T421" style:family="text">
      <style:text-properties fo:color="#784b04" fo:font-style="italic" officeooo:rsid="01dae95f"/>
    </style:style>
    <style:style style:name="T422" style:family="text">
      <style:text-properties fo:color="#784b04" fo:font-style="italic" officeooo:rsid="01de6d40"/>
    </style:style>
    <style:style style:name="T423" style:family="text">
      <style:text-properties fo:color="#784b04" fo:font-style="italic" officeooo:rsid="01df5add"/>
    </style:style>
    <style:style style:name="T424" style:family="text">
      <style:text-properties fo:color="#784b04" fo:font-style="italic" officeooo:rsid="01e0f466"/>
    </style:style>
    <style:style style:name="T425" style:family="text">
      <style:text-properties fo:color="#784b04" fo:font-style="italic" officeooo:rsid="01e9f32c"/>
    </style:style>
    <style:style style:name="T426" style:family="text">
      <style:text-properties fo:color="#784b04" fo:font-style="italic" officeooo:rsid="01f93752"/>
    </style:style>
    <style:style style:name="T427" style:family="text">
      <style:text-properties fo:color="#784b04" fo:font-style="italic" officeooo:rsid="02085c57"/>
    </style:style>
    <style:style style:name="T428" style:family="text">
      <style:text-properties fo:color="#784b04" fo:font-style="italic" officeooo:rsid="020eaa53"/>
    </style:style>
    <style:style style:name="T429" style:family="text">
      <style:text-properties fo:color="#784b04" fo:font-style="italic" officeooo:rsid="02111036"/>
    </style:style>
    <style:style style:name="T430" style:family="text">
      <style:text-properties fo:color="#784b04" fo:font-style="italic" officeooo:rsid="0213cb51"/>
    </style:style>
    <style:style style:name="T431" style:family="text">
      <style:text-properties fo:color="#784b04" fo:font-style="italic" officeooo:rsid="0214b6b2"/>
    </style:style>
    <style:style style:name="T432" style:family="text">
      <style:text-properties fo:color="#784b04" fo:font-style="italic" officeooo:rsid="02223d51"/>
    </style:style>
    <style:style style:name="T433" style:family="text">
      <style:text-properties fo:color="#784b04" fo:font-style="italic" officeooo:rsid="02287e20"/>
    </style:style>
    <style:style style:name="T434" style:family="text">
      <style:text-properties fo:color="#784b04" fo:font-style="italic" officeooo:rsid="022dac16"/>
    </style:style>
    <style:style style:name="T435" style:family="text">
      <style:text-properties fo:color="#784b04" fo:font-style="italic" officeooo:rsid="023179eb"/>
    </style:style>
    <style:style style:name="T436" style:family="text">
      <style:text-properties fo:color="#784b04" fo:font-style="italic" officeooo:rsid="023b4625"/>
    </style:style>
    <style:style style:name="T437" style:family="text">
      <style:text-properties fo:color="#784b04" fo:font-style="italic" officeooo:rsid="023c6679"/>
    </style:style>
    <style:style style:name="T438" style:family="text">
      <style:text-properties fo:color="#784b04" fo:font-style="italic" officeooo:rsid="024be149"/>
    </style:style>
    <style:style style:name="T439" style:family="text">
      <style:text-properties fo:color="#784b04" fo:font-style="italic" officeooo:rsid="024be18d"/>
    </style:style>
    <style:style style:name="T440" style:family="text">
      <style:text-properties fo:color="#784b04" fo:font-style="italic" officeooo:rsid="024d4d90"/>
    </style:style>
    <style:style style:name="T441" style:family="text">
      <style:text-properties fo:color="#784b04" fo:font-style="italic" officeooo:rsid="00d17671"/>
    </style:style>
    <style:style style:name="T442" style:family="text">
      <style:text-properties fo:color="#784b04" fo:font-style="italic" officeooo:rsid="0272fdab"/>
    </style:style>
    <style:style style:name="T443" style:family="text">
      <style:text-properties fo:color="#784b04" fo:font-style="italic" officeooo:rsid="0276c68c"/>
    </style:style>
    <style:style style:name="T444" style:family="text">
      <style:text-properties fo:color="#784b04" fo:font-style="italic" officeooo:rsid="0278ec4e"/>
    </style:style>
    <style:style style:name="T445" style:family="text">
      <style:text-properties fo:color="#784b04" fo:font-style="italic" officeooo:rsid="027b85fa"/>
    </style:style>
    <style:style style:name="T446" style:family="text">
      <style:text-properties fo:color="#784b04" fo:font-style="italic" officeooo:rsid="02c4a04e"/>
    </style:style>
    <style:style style:name="T447" style:family="text">
      <style:text-properties fo:color="#784b04" fo:font-style="italic" officeooo:rsid="02c761f3"/>
    </style:style>
    <style:style style:name="T448" style:family="text">
      <style:text-properties fo:color="#784b04" fo:font-style="italic" officeooo:rsid="036a0c7a"/>
    </style:style>
    <style:style style:name="T449" style:family="text">
      <style:text-properties fo:color="#784b04" fo:font-style="italic" fo:font-weight="normal" officeooo:rsid="03874114" style:font-weight-asian="normal" style:font-weight-complex="normal"/>
    </style:style>
    <style:style style:name="T450" style:family="text">
      <style:text-properties fo:color="#784b04" fo:font-style="italic" fo:font-weight="normal" officeooo:rsid="038cb749" style:font-weight-asian="normal" style:font-weight-complex="normal"/>
    </style:style>
    <style:style style:name="T451" style:family="text">
      <style:text-properties fo:color="#784b04" fo:font-style="italic" fo:font-weight="normal" officeooo:rsid="038e8106" style:font-weight-asian="normal" style:font-weight-complex="normal"/>
    </style:style>
    <style:style style:name="T452" style:family="text">
      <style:text-properties fo:color="#784b04" fo:font-style="italic" fo:font-weight="normal" officeooo:rsid="0391f465" style:font-weight-asian="normal" style:font-weight-complex="normal"/>
    </style:style>
    <style:style style:name="T453" style:family="text">
      <style:text-properties fo:color="#784b04" fo:font-style="italic" fo:font-weight="normal" officeooo:rsid="0399ef91" style:font-weight-asian="normal" style:font-weight-complex="normal"/>
    </style:style>
    <style:style style:name="T454" style:family="text">
      <style:text-properties fo:color="#784b04" fo:font-style="italic" fo:font-weight="normal" officeooo:rsid="039c4701" style:font-weight-asian="normal" style:font-weight-complex="normal"/>
    </style:style>
    <style:style style:name="T455" style:family="text">
      <style:text-properties fo:color="#784b04" fo:font-style="italic" fo:font-weight="normal" officeooo:rsid="03a0799a" style:font-weight-asian="normal" style:font-weight-complex="normal"/>
    </style:style>
    <style:style style:name="T456" style:family="text">
      <style:text-properties fo:color="#784b04" fo:font-style="italic" fo:font-weight="normal" officeooo:rsid="03a18b6d" style:font-weight-asian="normal" style:font-weight-complex="normal"/>
    </style:style>
    <style:style style:name="T457" style:family="text">
      <style:text-properties fo:color="#784b04" fo:font-style="italic" fo:font-weight="normal" officeooo:rsid="03a22041" style:font-weight-asian="normal" style:font-weight-complex="normal"/>
    </style:style>
    <style:style style:name="T458" style:family="text">
      <style:text-properties fo:color="#784b04" fo:font-style="italic" fo:font-weight="normal" officeooo:rsid="03a417e5" style:font-weight-asian="normal" style:font-weight-complex="normal"/>
    </style:style>
    <style:style style:name="T459" style:family="text">
      <style:text-properties fo:color="#784b04" fo:font-style="italic" fo:font-weight="normal" officeooo:rsid="03be0fa6" style:font-weight-asian="normal" style:font-weight-complex="normal"/>
    </style:style>
    <style:style style:name="T460" style:family="text">
      <style:text-properties fo:color="#784b04" fo:font-style="italic" fo:font-weight="normal" officeooo:rsid="03dc913a" style:font-weight-asian="normal" style:font-weight-complex="normal"/>
    </style:style>
    <style:style style:name="T461" style:family="text">
      <style:text-properties fo:color="#784b04" fo:font-style="italic" fo:font-weight="normal" officeooo:rsid="03e005fc" style:font-weight-asian="normal" style:font-weight-complex="normal"/>
    </style:style>
    <style:style style:name="T462" style:family="text">
      <style:text-properties fo:color="#784b04" fo:font-style="italic" fo:font-weight="normal" officeooo:rsid="03e1debd" style:font-weight-asian="normal" style:font-weight-complex="normal"/>
    </style:style>
    <style:style style:name="T463" style:family="text">
      <style:text-properties fo:color="#784b04" fo:font-style="italic" fo:font-weight="bold" officeooo:rsid="037f4d09" style:font-weight-asian="bold" style:font-weight-complex="bold"/>
    </style:style>
    <style:style style:name="T464" style:family="text">
      <style:text-properties fo:color="#784b04" fo:font-style="italic" fo:font-weight="bold" officeooo:rsid="03c4f2ec" style:font-weight-asian="bold" style:font-weight-complex="bold"/>
    </style:style>
    <style:style style:name="T465" style:family="text">
      <style:text-properties fo:color="#784b04" fo:font-style="italic" officeooo:rsid="038cb749"/>
    </style:style>
    <style:style style:name="T466" style:family="text">
      <style:text-properties fo:color="#784b04" fo:font-style="italic" officeooo:rsid="03a417e5"/>
    </style:style>
    <style:style style:name="T467" style:family="text">
      <style:text-properties fo:color="#784b04" fo:font-style="italic" officeooo:rsid="03b926b9"/>
    </style:style>
    <style:style style:name="T468" style:family="text">
      <style:text-properties fo:color="#784b04" fo:font-style="italic" officeooo:rsid="03c4f2ec"/>
    </style:style>
    <style:style style:name="T469" style:family="text">
      <style:text-properties fo:color="#784b04" fo:font-style="italic" officeooo:rsid="03c9f13a"/>
    </style:style>
    <style:style style:name="T470" style:family="text">
      <style:text-properties fo:color="#784b04" fo:font-style="italic" officeooo:rsid="03cae4a2"/>
    </style:style>
    <style:style style:name="T471" style:family="text">
      <style:text-properties fo:color="#784b04" fo:font-style="italic" officeooo:rsid="03e5e737"/>
    </style:style>
    <style:style style:name="T472" style:family="text">
      <style:text-properties fo:color="#784b04" style:font-name="Liberation Serif1" fo:font-style="italic" style:text-underline-style="none" officeooo:rsid="0103769a" style:font-name-asian="Liberation Serif1" style:font-style-asian="normal" style:font-name-complex="Liberation Serif1" style:font-style-complex="normal"/>
    </style:style>
    <style:style style:name="T473" style:family="text">
      <style:text-properties fo:color="#784b04" style:font-name="Liberation Serif1" fo:font-style="italic" style:text-underline-style="none" officeooo:rsid="01148304" style:font-name-asian="Liberation Serif1" style:font-style-asian="normal" style:font-name-complex="Liberation Serif1" style:font-style-complex="normal"/>
    </style:style>
    <style:style style:name="T474" style:family="text">
      <style:text-properties fo:color="#784b04" style:font-name="Liberation Serif1" fo:font-style="italic" style:text-underline-style="none" officeooo:rsid="011dd8eb" style:font-name-asian="Liberation Serif1" style:font-style-asian="normal" style:font-name-complex="Liberation Serif1" style:font-style-complex="normal"/>
    </style:style>
    <style:style style:name="T475" style:family="text">
      <style:text-properties fo:color="#784b04" style:font-name="Liberation Serif1" fo:font-style="italic" style:text-underline-style="none" officeooo:rsid="01465b56" style:font-name-asian="Liberation Serif1" style:font-style-asian="normal" style:font-name-complex="Liberation Serif1" style:font-style-complex="normal"/>
    </style:style>
    <style:style style:name="T476" style:family="text">
      <style:text-properties fo:color="#784b04" style:font-name="Liberation Serif1" fo:font-style="italic" style:text-underline-style="none" officeooo:rsid="014e384a" style:font-name-asian="Liberation Serif1" style:font-style-asian="normal" style:font-name-complex="Liberation Serif1" style:font-style-complex="normal"/>
    </style:style>
    <style:style style:name="T477" style:family="text">
      <style:text-properties fo:color="#784b04" style:font-name="Liberation Serif1" fo:font-style="italic" style:text-underline-style="none" officeooo:rsid="015a7278" style:font-name-asian="Liberation Serif1" style:font-style-asian="normal" style:font-name-complex="Liberation Serif1" style:font-style-complex="normal"/>
    </style:style>
    <style:style style:name="T478" style:family="text">
      <style:text-properties fo:color="#784b04" style:font-name="Liberation Serif1" fo:font-style="italic" style:text-underline-style="none" officeooo:rsid="01696599" style:font-name-asian="Liberation Serif1" style:font-style-asian="normal" style:font-name-complex="Liberation Serif1" style:font-style-complex="normal"/>
    </style:style>
    <style:style style:name="T479" style:family="text">
      <style:text-properties fo:color="#784b04" style:font-name="Liberation Serif1" fo:font-style="italic" style:text-underline-style="none" officeooo:rsid="016ac8e7" style:font-name-asian="Liberation Serif1" style:font-style-asian="normal" style:font-name-complex="Liberation Serif1" style:font-style-complex="normal"/>
    </style:style>
    <style:style style:name="T480" style:family="text">
      <style:text-properties fo:color="#784b04" style:font-name="Liberation Serif1" fo:font-style="italic" style:text-underline-style="none" officeooo:rsid="016ff09a" style:font-name-asian="Liberation Serif1" style:font-style-asian="normal" style:font-name-complex="Liberation Serif1" style:font-style-complex="normal"/>
    </style:style>
    <style:style style:name="T481" style:family="text">
      <style:text-properties fo:color="#784b04" style:font-name="Liberation Serif1" fo:font-style="italic" style:text-underline-style="none" officeooo:rsid="0176ca3c" style:font-name-asian="Liberation Serif1" style:font-style-asian="normal" style:font-name-complex="Liberation Serif1" style:font-style-complex="normal"/>
    </style:style>
    <style:style style:name="T482" style:family="text">
      <style:text-properties fo:color="#784b04" style:font-name="Liberation Serif1" fo:font-style="italic" style:text-underline-style="none" officeooo:rsid="01e9f32c" style:font-name-asian="Liberation Serif1" style:font-style-asian="normal" style:font-name-complex="Liberation Serif1" style:font-style-complex="normal"/>
    </style:style>
    <style:style style:name="T483" style:family="text">
      <style:text-properties fo:color="#784b04" style:font-name="Liberation Serif1" fo:font-style="italic" style:text-underline-style="none" officeooo:rsid="01f93752" style:font-name-asian="Liberation Serif1" style:font-style-asian="normal" style:font-name-complex="Liberation Serif1" style:font-style-complex="normal"/>
    </style:style>
    <style:style style:name="T484" style:family="text">
      <style:text-properties fo:color="#784b04" style:font-name="Liberation Serif1" fo:font-style="italic" style:text-underline-style="none" officeooo:rsid="028f06d7" style:font-name-asian="Liberation Serif1" style:font-style-asian="normal" style:font-name-complex="Liberation Serif1" style:font-style-complex="normal"/>
    </style:style>
    <style:style style:name="T485" style:family="text">
      <style:text-properties fo:color="#784b04" style:font-name="Liberation Serif1" fo:font-style="italic" style:text-underline-style="none" officeooo:rsid="028ff2c7" style:font-name-asian="Liberation Serif1" style:font-style-asian="normal" style:font-name-complex="Liberation Serif1" style:font-style-complex="normal"/>
    </style:style>
    <style:style style:name="T486" style:family="text">
      <style:text-properties fo:color="#784b04" style:font-name="Liberation Serif1" fo:font-style="italic" style:text-underline-style="none" officeooo:rsid="02907f04" style:font-name-asian="Liberation Serif1" style:font-style-asian="normal" style:font-name-complex="Liberation Serif1" style:font-style-complex="normal"/>
    </style:style>
    <style:style style:name="T487" style:family="text">
      <style:text-properties fo:color="#784b04" style:font-name="Liberation Serif1" fo:font-style="italic" style:text-underline-style="none" officeooo:rsid="029834b1" style:font-name-asian="Liberation Serif1" style:font-style-asian="normal" style:font-name-complex="Liberation Serif1" style:font-style-complex="normal"/>
    </style:style>
    <style:style style:name="T488" style:family="text">
      <style:text-properties fo:color="#784b04" style:font-name="Liberation Serif1" fo:font-style="italic" style:text-underline-style="none" officeooo:rsid="0299ab97" style:font-name-asian="Liberation Serif1" style:font-style-asian="normal" style:font-name-complex="Liberation Serif1" style:font-style-complex="normal"/>
    </style:style>
    <style:style style:name="T489" style:family="text">
      <style:text-properties fo:color="#784b04" style:font-name="Liberation Serif1" fo:font-style="italic" style:text-underline-style="none" officeooo:rsid="029bb1bf" style:font-name-asian="Liberation Serif1" style:font-style-asian="normal" style:font-name-complex="Liberation Serif1" style:font-style-complex="normal"/>
    </style:style>
    <style:style style:name="T490" style:family="text">
      <style:text-properties fo:color="#784b04" style:font-name="Liberation Serif1" fo:font-style="italic" style:text-underline-style="none" officeooo:rsid="02a50f90" style:font-name-asian="Liberation Serif1" style:font-style-asian="normal" style:font-name-complex="Liberation Serif1" style:font-style-complex="normal"/>
    </style:style>
    <style:style style:name="T491" style:family="text">
      <style:text-properties fo:color="#784b04" style:font-name="Liberation Serif1" fo:font-style="italic" style:text-underline-style="none" officeooo:rsid="02c66d03" style:font-name-asian="Liberation Serif1" style:font-style-asian="normal" style:font-name-complex="Liberation Serif1" style:font-style-complex="normal"/>
    </style:style>
    <style:style style:name="T492" style:family="text">
      <style:text-properties fo:color="#784b04" style:font-name="Liberation Serif1" fo:font-style="italic" style:text-underline-style="none" officeooo:rsid="02df9268" style:font-name-asian="Liberation Serif1" style:font-style-asian="normal" style:font-name-complex="Liberation Serif1" style:font-style-complex="normal"/>
    </style:style>
    <style:style style:name="T493" style:family="text">
      <style:text-properties fo:color="#784b04" style:font-name="Liberation Serif1" fo:font-style="italic" style:text-underline-style="none" officeooo:rsid="034d4023" style:font-name-asian="Liberation Serif1" style:font-style-asian="normal" style:font-name-complex="Liberation Serif1" style:font-style-complex="normal"/>
    </style:style>
    <style:style style:name="T494" style:family="text">
      <style:text-properties fo:color="#784b04" style:font-name="Liberation Serif1" fo:font-style="italic" style:text-underline-style="none" officeooo:rsid="034fc8a8" style:font-name-asian="Liberation Serif1" style:font-style-asian="normal" style:font-name-complex="Liberation Serif1" style:font-style-complex="normal"/>
    </style:style>
    <style:style style:name="T495" style:family="text">
      <style:text-properties fo:color="#784b04" style:font-name="Liberation Serif1" fo:font-style="italic" style:text-underline-style="none" officeooo:rsid="03bac138" style:font-name-asian="Liberation Serif1" style:font-style-asian="normal" style:font-name-complex="Liberation Serif1" style:font-style-complex="normal"/>
    </style:style>
    <style:style style:name="T496" style:family="text">
      <style:text-properties fo:color="#784b04" style:font-name="Liberation Serif1" fo:font-style="italic" style:text-underline-style="none" officeooo:rsid="03bc1798" style:font-name-asian="Liberation Serif1" style:font-style-asian="normal" style:font-name-complex="Liberation Serif1" style:font-style-complex="normal"/>
    </style:style>
    <style:style style:name="T497" style:family="text">
      <style:text-properties fo:color="#784b04" style:font-name="Liberation Serif1" fo:font-style="italic" style:text-underline-style="none" officeooo:rsid="03c664ca" style:font-name-asian="Liberation Serif1" style:font-style-asian="normal" style:font-name-complex="Liberation Serif1" style:font-style-complex="normal"/>
    </style:style>
    <style:style style:name="T498" style:family="text">
      <style:text-properties fo:color="#784b04" style:font-name="Liberation Serif1" fo:font-style="italic" style:text-underline-style="none" officeooo:rsid="03c4f2ec" style:font-name-asian="Liberation Serif1" style:font-style-asian="normal" style:font-name-complex="Liberation Serif1" style:font-style-complex="normal"/>
    </style:style>
    <style:style style:name="T499" style:family="text">
      <style:text-properties fo:color="#784b04" style:font-name="Liberation Serif1" fo:font-style="italic" style:text-underline-style="none" officeooo:rsid="03cae4a2" style:font-name-asian="Liberation Serif1" style:font-style-asian="normal" style:font-name-complex="Liberation Serif1" style:font-style-complex="normal"/>
    </style:style>
    <style:style style:name="T500" style:family="text">
      <style:text-properties fo:color="#784b04" style:font-name="Liberation Serif1" fo:font-style="italic" style:text-underline-style="none" officeooo:rsid="03dd9bb4" style:font-name-asian="Liberation Serif1" style:font-style-asian="normal" style:font-name-complex="Liberation Serif1" style:font-style-complex="normal"/>
    </style:style>
    <style:style style:name="T501" style:family="text">
      <style:text-properties fo:color="#784b04" style:font-name="Liberation Serif1" fo:font-style="italic" style:text-underline-style="none" officeooo:rsid="03ecd14c" style:font-name-asian="Liberation Serif1" style:font-style-asian="normal" style:font-name-complex="Liberation Serif1" style:font-style-complex="normal"/>
    </style:style>
    <style:style style:name="T502" style:family="text">
      <style:text-properties fo:color="#784b04" style:font-name="Liberation Serif1" fo:font-style="italic" style:text-underline-style="none" officeooo:rsid="03ecd99e" style:font-name-asian="Liberation Serif1" style:font-style-asian="normal" style:font-name-complex="Liberation Serif1" style:font-style-complex="normal"/>
    </style:style>
    <style:style style:name="T503" style:family="text">
      <style:text-properties fo:color="#784b04" style:font-name="Liberation Serif1" fo:font-style="italic" style:text-underline-style="none" officeooo:rsid="03f695ea" style:font-name-asian="Liberation Serif1" style:font-style-asian="normal" style:font-name-complex="Liberation Serif1" style:font-style-complex="normal"/>
    </style:style>
    <style:style style:name="T504" style:family="text">
      <style:text-properties fo:color="#784b04" style:font-name="Liberation Serif1" fo:font-style="italic" style:text-underline-style="none" officeooo:rsid="03f7c15f" style:font-name-asian="Liberation Serif1" style:font-style-asian="normal" style:font-name-complex="Liberation Serif1" style:font-style-complex="normal"/>
    </style:style>
    <style:style style:name="T505" style:family="text">
      <style:text-properties fo:color="#784b04" style:font-name="Liberation Serif1" fo:font-style="italic" style:text-underline-style="none" officeooo:rsid="03f829d6" style:font-name-asian="Liberation Serif1" style:font-style-asian="normal" style:font-name-complex="Liberation Serif1" style:font-style-complex="normal"/>
    </style:style>
    <style:style style:name="T506" style:family="text">
      <style:text-properties fo:color="#784b04" style:font-name="Liberation Serif1" fo:font-style="italic" style:text-underline-style="none" officeooo:rsid="03fb385a" style:font-name-asian="Liberation Serif1" style:font-style-asian="normal" style:font-name-complex="Liberation Serif1" style:font-style-complex="normal"/>
    </style:style>
    <style:style style:name="T507" style:family="text">
      <style:text-properties fo:color="#784b04" style:font-name="Liberation Serif1" fo:font-style="italic" style:text-underline-style="none" officeooo:rsid="03fc015e" style:font-name-asian="Liberation Serif1" style:font-style-asian="normal" style:font-name-complex="Liberation Serif1" style:font-style-complex="normal"/>
    </style:style>
    <style:style style:name="T508" style:family="text">
      <style:text-properties fo:color="#784b04" style:font-name="Liberation Serif1" fo:font-style="italic" style:text-underline-style="none" fo:font-weight="bold" officeooo:rsid="01148304" style:font-name-asian="Liberation Serif1" style:font-style-asian="normal" style:font-weight-asian="bold" style:font-name-complex="Liberation Serif1" style:font-style-complex="normal" style:font-weight-complex="bold"/>
    </style:style>
    <style:style style:name="T509" style:family="text">
      <style:text-properties fo:color="#784b04"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10" style:family="text">
      <style:text-properties fo:color="#784b04" style:font-name="Liberation Serif1" fo:font-style="italic" style:text-underline-style="none" fo:font-weight="normal" officeooo:rsid="0300893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11" style:family="text">
      <style:text-properties fo:color="#784b04" style:font-name="Liberation Serif1" fo:font-style="italic" style:text-underline-style="none" fo:font-weight="normal" officeooo:rsid="03dd9bb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12" style:family="text">
      <style:text-properties fo:color="#784b04" style:font-name="Liberation Serif1" fo:font-style="italic" style:text-underline-style="none" fo:font-weight="normal" officeooo:rsid="03e005fc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13" style:family="text">
      <style:text-properties fo:color="#784b04" style:font-name="Liberation Serif1" fo:font-style="italic" style:text-underline-style="none" fo:font-weight="normal" officeooo:rsid="03f7c15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14" style:family="text">
      <style:text-properties fo:color="#784b04" style:font-name="Liberation Serif1" fo:font-style="italic" style:text-underline-style="none" fo:font-weight="normal" officeooo:rsid="03be0fa6" style:font-name-asian="Liberation Serif1" style:font-style-asian="normal" style:font-weight-asian="normal" style:font-name-complex="Liberation Serif1" style:font-style-complex="normal" style:font-weight-complex="normal"/>
    </style:style>
    <style:style style:name="T515" style:family="text">
      <style:text-properties fo:color="#784b04" style:font-name="Liberation Serif1" fo:font-style="italic" style:text-underline-style="none" fo:font-weight="normal" officeooo:rsid="03dc913a" style:font-name-asian="Liberation Serif1" style:font-style-asian="normal" style:font-weight-asian="normal" style:font-name-complex="Liberation Serif1" style:font-style-complex="normal" style:font-weight-complex="normal"/>
    </style:style>
    <style:style style:name="T516" style:family="text">
      <style:text-properties fo:color="#784b04" style:font-name="Liberation Serif1" fo:font-style="italic" fo:font-weight="normal" officeooo:rsid="03dc913a" style:font-name-asian="Liberation Serif1" style:font-weight-asian="normal" style:font-name-complex="Liberation Serif1" style:font-weight-complex="normal"/>
    </style:style>
    <style:style style:name="T517" style:family="text">
      <style:text-properties fo:color="#784b04" fo:font-style="normal" style:text-underline-style="none" officeooo:rsid="00d5b58b" style:font-style-asian="normal" style:font-style-complex="normal"/>
    </style:style>
    <style:style style:name="T518" style:family="text">
      <style:text-properties officeooo:rsid="00f06cbd"/>
    </style:style>
    <style:style style:name="T519" style:family="text">
      <style:text-properties officeooo:rsid="00f24be5"/>
    </style:style>
    <style:style style:name="T520" style:family="text">
      <style:text-properties officeooo:rsid="011150ba"/>
    </style:style>
    <style:style style:name="T521" style:family="text">
      <style:text-properties officeooo:rsid="01148304"/>
    </style:style>
    <style:style style:name="T522" style:family="text">
      <style:text-properties fo:font-size="16pt" fo:font-style="normal" style:text-underline-style="none" officeooo:rsid="011dd8eb" fo:background-color="#ffaa95" loext:char-shading-value="0" style:font-size-asian="16pt" style:font-style-asian="normal" style:font-size-complex="16pt" style:font-style-complex="normal"/>
    </style:style>
    <style:style style:name="T523" style:family="text">
      <style:text-properties fo:font-size="16pt" fo:font-style="normal" style:text-underline-style="none" officeooo:rsid="01465b56" fo:background-color="#ffaa95" loext:char-shading-value="0" style:font-size-asian="16pt" style:font-style-asian="normal" style:font-size-complex="16pt" style:font-style-complex="normal"/>
    </style:style>
    <style:style style:name="T524" style:family="text">
      <style:text-properties fo:font-size="16pt" fo:font-style="normal" style:text-underline-style="none" officeooo:rsid="0149565a" fo:background-color="#ffaa95" loext:char-shading-value="0" style:font-size-asian="16pt" style:font-style-asian="normal" style:font-size-complex="16pt" style:font-style-complex="normal"/>
    </style:style>
    <style:style style:name="T525" style:family="text">
      <style:text-properties fo:font-size="16pt" fo:font-style="normal" style:text-underline-style="none" officeooo:rsid="0164559d" fo:background-color="#ffaa95" loext:char-shading-value="0" style:font-size-asian="16pt" style:font-style-asian="normal" style:font-size-complex="16pt" style:font-style-complex="normal"/>
    </style:style>
    <style:style style:name="T526" style:family="text">
      <style:text-properties fo:font-size="16pt" fo:font-style="normal" style:text-underline-style="none" officeooo:rsid="016bb559" fo:background-color="#ffaa95" loext:char-shading-value="0" style:font-size-asian="16pt" style:font-style-asian="normal" style:font-size-complex="16pt" style:font-style-complex="normal"/>
    </style:style>
    <style:style style:name="T527" style:family="text">
      <style:text-properties fo:font-size="16pt" officeooo:rsid="01bd0f67" fo:background-color="#ffaa95" loext:char-shading-value="0"/>
    </style:style>
    <style:style style:name="T528" style:family="text">
      <style:text-properties fo:font-size="16pt" officeooo:rsid="01c1d024" fo:background-color="#ffaa95" loext:char-shading-value="0"/>
    </style:style>
    <style:style style:name="T529" style:family="text">
      <style:text-properties fo:font-size="16pt" officeooo:rsid="01cb91a6" fo:background-color="#ffaa95" loext:char-shading-value="0"/>
    </style:style>
    <style:style style:name="T530" style:family="text">
      <style:text-properties fo:font-size="16pt" officeooo:rsid="01d4e3ac" fo:background-color="#ffaa95" loext:char-shading-value="0"/>
    </style:style>
    <style:style style:name="T531" style:family="text">
      <style:text-properties fo:font-size="16pt" officeooo:rsid="01dcf296" fo:background-color="#ffaa95" loext:char-shading-value="0"/>
    </style:style>
    <style:style style:name="T532" style:family="text">
      <style:text-properties fo:font-size="16pt" officeooo:rsid="03991574" fo:background-color="#ffaa95" loext:char-shading-value="0"/>
    </style:style>
    <style:style style:name="T533" style:family="text">
      <style:text-properties fo:font-size="16pt" officeooo:rsid="03a22041" fo:background-color="#ffaa95" loext:char-shading-value="0"/>
    </style:style>
    <style:style style:name="T534" style:family="text">
      <style:text-properties fo:font-size="16pt" officeooo:rsid="03a417e5" fo:background-color="#ffaa95" loext:char-shading-value="0"/>
    </style:style>
    <style:style style:name="T535" style:family="text">
      <style:text-properties fo:font-size="16pt" fo:font-weight="normal" officeooo:rsid="034b4241" fo:background-color="#ffaa95" loext:char-shading-value="0" style:font-weight-asian="normal" style:font-weight-complex="normal"/>
    </style:style>
    <style:style style:name="T536" style:family="text">
      <style:text-properties officeooo:rsid="011dd8eb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officeooo:rsid="008ff5f8" style:font-weight-asian="bold" style:font-weight-complex="bold"/>
    </style:style>
    <style:style style:name="T539" style:family="text">
      <style:text-properties fo:font-weight="bold" officeooo:rsid="012c9dc2" style:font-weight-asian="bold" style:font-weight-complex="bold"/>
    </style:style>
    <style:style style:name="T540" style:family="text">
      <style:text-properties fo:font-weight="bold" officeooo:rsid="012e0cec" style:font-weight-asian="bold" style:font-weight-complex="bold"/>
    </style:style>
    <style:style style:name="T541" style:family="text">
      <style:text-properties fo:font-weight="bold" officeooo:rsid="013181a4" style:font-weight-asian="bold" style:font-weight-complex="bold"/>
    </style:style>
    <style:style style:name="T542" style:family="text">
      <style:text-properties fo:font-weight="bold" officeooo:rsid="0133eab2" style:font-weight-asian="bold" style:font-weight-complex="bold"/>
    </style:style>
    <style:style style:name="T543" style:family="text">
      <style:text-properties fo:font-weight="bold" officeooo:rsid="00d4e75b" style:font-weight-asian="bold" style:font-weight-complex="bold"/>
    </style:style>
    <style:style style:name="T544" style:family="text">
      <style:text-properties fo:font-weight="bold" officeooo:rsid="01853232" style:font-weight-asian="bold" style:font-weight-complex="bold"/>
    </style:style>
    <style:style style:name="T545" style:family="text">
      <style:text-properties fo:font-weight="bold" officeooo:rsid="0206ee81" style:font-weight-asian="bold" style:font-weight-complex="bold"/>
    </style:style>
    <style:style style:name="T546" style:family="text">
      <style:text-properties fo:font-weight="bold" officeooo:rsid="00d17671" style:font-weight-asian="bold" style:font-weight-complex="bold"/>
    </style:style>
    <style:style style:name="T547" style:family="text">
      <style:text-properties fo:font-weight="bold" officeooo:rsid="01ac723b" style:font-weight-asian="bold" style:font-weight-complex="bold"/>
    </style:style>
    <style:style style:name="T548" style:family="text">
      <style:text-properties fo:font-weight="bold" officeooo:rsid="02b7df84" style:font-weight-asian="bold" style:font-weight-complex="bold"/>
    </style:style>
    <style:style style:name="T549" style:family="text">
      <style:text-properties fo:font-weight="bold" officeooo:rsid="037683ff" style:font-weight-asian="bold" style:font-weight-complex="bold"/>
    </style:style>
    <style:style style:name="T550" style:family="text">
      <style:text-properties fo:font-weight="bold" officeooo:rsid="037f4d09" style:font-weight-asian="bold" style:font-weight-complex="bold"/>
    </style:style>
    <style:style style:name="T551" style:family="text">
      <style:text-properties fo:font-weight="bold" officeooo:rsid="0384da27" style:font-weight-asian="bold" style:font-weight-complex="bold"/>
    </style:style>
    <style:style style:name="T552" style:family="text">
      <style:text-properties fo:font-weight="bold" officeooo:rsid="038f3ed0" style:font-weight-asian="bold" style:font-weight-complex="bold"/>
    </style:style>
    <style:style style:name="T553" style:family="text">
      <style:text-properties fo:font-weight="bold" officeooo:rsid="03a22041" style:font-weight-asian="bold" style:font-weight-complex="bold"/>
    </style:style>
    <style:style style:name="T554" style:family="text">
      <style:text-properties fo:font-weight="bold" officeooo:rsid="0394a79f" style:font-weight-asian="bold" style:font-weight-complex="bold"/>
    </style:style>
    <style:style style:name="T555" style:family="text">
      <style:text-properties fo:font-weight="bold" officeooo:rsid="03e1debd" style:font-weight-asian="bold" style:font-weight-complex="bold"/>
    </style:style>
    <style:style style:name="T556" style:family="text">
      <style:text-properties fo:color="#f10d0c" fo:font-style="normal" style:text-underline-style="none" officeooo:rsid="01541640" style:font-style-asian="normal" style:font-style-complex="normal"/>
    </style:style>
    <style:style style:name="T557" style:family="text">
      <style:text-properties fo:color="#f10d0c" fo:font-style="normal" style:text-underline-style="none" officeooo:rsid="015ff9c9" style:font-style-asian="normal" style:font-style-complex="normal"/>
    </style:style>
    <style:style style:name="T558" style:family="text">
      <style:text-properties fo:color="#f10d0c" fo:font-style="normal" style:text-underline-style="none" officeooo:rsid="00cfe32a" style:font-style-asian="normal" style:font-style-complex="normal"/>
    </style:style>
    <style:style style:name="T559" style:family="text">
      <style:text-properties fo:color="#f10d0c" fo:font-style="normal" style:text-underline-style="none" officeooo:rsid="0174bd2c" style:font-style-asian="normal" style:font-style-complex="normal"/>
    </style:style>
    <style:style style:name="T560" style:family="text">
      <style:text-properties fo:color="#f10d0c" officeooo:rsid="017915bb"/>
    </style:style>
    <style:style style:name="T561" style:family="text">
      <style:text-properties officeooo:rsid="01465b56"/>
    </style:style>
    <style:style style:name="T562" style:family="text">
      <style:text-properties officeooo:rsid="01541640"/>
    </style:style>
    <style:style style:name="T563" style:family="text">
      <style:text-properties officeooo:rsid="0157a40b"/>
    </style:style>
    <style:style style:name="T564" style:family="text">
      <style:text-properties style:use-window-font-color="true" fo:font-size="14pt" fo:font-weight="bold" officeooo:rsid="02174862" loext:padding="0.049cm" loext:border="0.06pt solid #000000"/>
    </style:style>
    <style:style style:name="T565" style:family="text">
      <style:text-properties style:use-window-font-color="true" fo:font-size="14pt" fo:font-style="italic" fo:font-weight="bold" officeooo:rsid="02174862" style:font-style-asian="italic" style:font-style-complex="italic" loext:padding="0.049cm" loext:border="0.06pt solid #000000"/>
    </style:style>
    <style:style style:name="T566" style:family="text">
      <style:text-properties style:use-window-font-color="true" fo:font-size="14pt" fo:font-style="italic" fo:font-weight="bold" officeooo:rsid="025b3968" style:font-style-asian="italic" style:font-style-complex="italic" loext:padding="0.049cm" loext:border="0.06pt solid #000000"/>
    </style:style>
    <style:style style:name="T567" style:family="text">
      <style:text-properties style:use-window-font-color="true" fo:font-size="14pt" fo:font-style="normal" fo:font-weight="bold" officeooo:rsid="02174862" style:font-style-asian="normal" style:font-style-complex="normal" loext:padding="0.049cm" loext:border="0.06pt solid #000000"/>
    </style:style>
    <style:style style:name="T568" style:family="text">
      <style:text-properties style:use-window-font-color="true" fo:font-size="14pt" fo:font-style="normal" fo:font-weight="bold" officeooo:rsid="025b3968" style:font-style-asian="normal" style:font-style-complex="normal" loext:padding="0.049cm" loext:border="0.06pt solid #000000"/>
    </style:style>
    <style:style style:name="T569" style:family="text">
      <style:text-properties style:use-window-font-color="true" fo:font-size="14pt" fo:font-style="normal" fo:font-weight="bold" officeooo:rsid="02d4eb54" style:font-style-asian="normal" style:font-style-complex="normal" loext:padding="0.049cm" loext:border="0.06pt solid #000000"/>
    </style:style>
    <style:style style:name="T570" style:family="text">
      <style:text-properties style:use-window-font-color="true" fo:font-size="14pt" fo:font-style="normal" fo:font-weight="bold" officeooo:rsid="02d504a7" style:font-style-asian="normal" style:font-style-complex="normal" loext:padding="0.049cm" loext:border="0.06pt solid #000000"/>
    </style:style>
    <style:style style:name="T571" style:family="text">
      <style:text-properties style:use-window-font-color="true" fo:font-size="14pt" fo:font-style="normal" style:text-underline-style="none" fo:font-weight="bold" officeooo:rsid="02ea827e" style:font-size-asian="10pt" style:font-style-asian="normal" style:font-size-complex="10pt" style:font-style-complex="normal" loext:padding="0.049cm" loext:border="0.06pt solid #000000"/>
    </style:style>
    <style:style style:name="T572" style:family="text">
      <style:text-properties style:use-window-font-color="true" fo:font-size="14pt" fo:font-style="normal" style:text-underline-style="none" fo:font-weight="bold" officeooo:rsid="02fa4549" style:font-size-asian="10pt" style:font-style-asian="normal" style:font-size-complex="10pt" style:font-style-complex="normal" loext:padding="0.049cm" loext:border="0.06pt solid #000000"/>
    </style:style>
    <style:style style:name="T573" style:family="text">
      <style:text-properties style:use-window-font-color="true" fo:font-size="14pt" fo:font-style="normal" style:text-underline-style="none" fo:font-weight="bold" officeooo:rsid="0306af89" style:font-size-asian="10pt" style:font-style-asian="normal" style:font-size-complex="10pt" style:font-style-complex="normal" loext:padding="0.049cm" loext:border="0.06pt solid #000000"/>
    </style:style>
    <style:style style:name="T574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style-complex="normal"/>
    </style:style>
    <style:style style:name="T575" style:family="text">
      <style:text-properties style:use-window-font-color="true" style:text-outline="true" fo:font-style="normal" style:text-underline-style="none" fo:font-weight="bold" officeooo:rsid="01e2e2b0" fo:background-color="#bf0041" loext:char-shading-value="0" style:font-style-asian="normal" style:font-style-complex="normal"/>
    </style:style>
    <style:style style:name="T576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weight-asian="bold" style:font-style-complex="normal" style:font-weight-complex="bold"/>
    </style:style>
    <style:style style:name="T577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ize-asian="10pt" style:font-style-asian="normal" style:font-weight-asian="normal" style:font-size-complex="10pt" style:font-style-complex="normal" style:font-weight-complex="normal"/>
    </style:style>
    <style:style style:name="T578" style:family="text">
      <style:text-properties style:use-window-font-color="true" style:text-outline="true" style:font-name="Liberation Serif1" fo:font-style="normal" style:text-underline-style="none" fo:font-weight="bold" officeooo:rsid="0199cb7e" fo:background-color="#bf0041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79" style:family="text">
      <style:text-properties style:use-window-font-color="true" fo:font-style="normal" style:text-underline-style="none" officeooo:rsid="01a1e1c5" style:font-style-asian="normal" style:font-style-complex="normal"/>
    </style:style>
    <style:style style:name="T580" style:family="text">
      <style:text-properties style:use-window-font-color="true" fo:font-style="normal" style:text-underline-style="none" officeooo:rsid="01e9f32c" style:font-style-asian="normal" style:font-style-complex="normal"/>
    </style:style>
    <style:style style:name="T581" style:family="text">
      <style:text-properties style:use-window-font-color="true" fo:font-style="normal" style:text-underline-style="none" officeooo:rsid="00cfe32a" style:font-style-asian="normal" style:font-style-complex="normal"/>
    </style:style>
    <style:style style:name="T582" style:family="text">
      <style:text-properties style:use-window-font-color="true" fo:font-style="normal" style:text-underline-style="none" officeooo:rsid="01f9159a" style:font-style-asian="normal" style:font-style-complex="normal"/>
    </style:style>
    <style:style style:name="T583" style:family="text">
      <style:text-properties style:use-window-font-color="true" fo:font-style="normal" style:text-underline-style="none" officeooo:rsid="01f93752" style:font-style-asian="normal" style:font-style-complex="normal"/>
    </style:style>
    <style:style style:name="T584" style:family="text">
      <style:text-properties style:use-window-font-color="true" fo:font-style="normal" style:text-underline-style="none" officeooo:rsid="0206ee81" style:font-style-asian="normal" style:font-style-complex="normal"/>
    </style:style>
    <style:style style:name="T585" style:family="text">
      <style:text-properties style:use-window-font-color="true" fo:font-style="normal" style:text-underline-style="none" officeooo:rsid="00d17671" style:font-style-asian="normal" style:font-style-complex="normal"/>
    </style:style>
    <style:style style:name="T586" style:family="text">
      <style:text-properties style:use-window-font-color="true" fo:font-style="normal" style:text-underline-style="none" officeooo:rsid="02352daa" style:font-style-asian="normal" style:font-style-complex="normal"/>
    </style:style>
    <style:style style:name="T587" style:family="text">
      <style:text-properties style:use-window-font-color="true" fo:font-style="normal" style:text-underline-style="none" officeooo:rsid="028c28c5" style:font-style-asian="normal" style:font-style-complex="normal"/>
    </style:style>
    <style:style style:name="T588" style:family="text">
      <style:text-properties style:use-window-font-color="true" fo:font-style="normal" style:text-underline-style="none" officeooo:rsid="028e19e6" style:font-style-asian="normal" style:font-style-complex="normal"/>
    </style:style>
    <style:style style:name="T589" style:family="text">
      <style:text-properties style:use-window-font-color="true" fo:font-style="normal" style:text-underline-style="none" officeooo:rsid="0299ab97" style:font-style-asian="normal" style:font-style-complex="normal"/>
    </style:style>
    <style:style style:name="T590" style:family="text">
      <style:text-properties style:use-window-font-color="true" fo:font-style="normal" style:text-underline-style="none" officeooo:rsid="029a4f97" style:font-style-asian="normal" style:font-style-complex="normal"/>
    </style:style>
    <style:style style:name="T591" style:family="text">
      <style:text-properties style:use-window-font-color="true" fo:font-style="normal" style:text-underline-style="none" officeooo:rsid="029bb1bf" style:font-style-asian="normal" style:font-style-complex="normal"/>
    </style:style>
    <style:style style:name="T592" style:family="text">
      <style:text-properties style:use-window-font-color="true" fo:font-style="normal" style:text-underline-style="none" officeooo:rsid="02a1604a" style:font-style-asian="normal" style:font-style-complex="normal"/>
    </style:style>
    <style:style style:name="T593" style:family="text">
      <style:text-properties style:use-window-font-color="true" fo:font-style="normal" style:text-underline-style="none" officeooo:rsid="02c0f8e2" style:font-style-asian="normal" style:font-style-complex="normal"/>
    </style:style>
    <style:style style:name="T594" style:family="text">
      <style:text-properties style:use-window-font-color="true" fo:font-style="normal" style:text-underline-style="none" officeooo:rsid="02db57fb" style:font-style-asian="normal" style:font-style-complex="normal"/>
    </style:style>
    <style:style style:name="T595" style:family="text">
      <style:text-properties style:use-window-font-color="true" fo:font-style="normal" style:text-underline-style="none" officeooo:rsid="02dec53f" style:font-style-asian="normal" style:font-style-complex="normal"/>
    </style:style>
    <style:style style:name="T596" style:family="text">
      <style:text-properties style:use-window-font-color="true" fo:font-style="normal" style:text-underline-style="none" officeooo:rsid="02e396f5" style:font-style-asian="normal" style:font-style-complex="normal"/>
    </style:style>
    <style:style style:name="T597" style:family="text">
      <style:text-properties style:use-window-font-color="true" fo:font-style="normal" style:text-underline-style="none" officeooo:rsid="02e4637c" style:font-style-asian="normal" style:font-style-complex="normal"/>
    </style:style>
    <style:style style:name="T598" style:family="text">
      <style:text-properties style:use-window-font-color="true" fo:font-style="normal" style:text-underline-style="none" officeooo:rsid="02e5ec2d" style:font-style-asian="normal" style:font-style-complex="normal"/>
    </style:style>
    <style:style style:name="T599" style:family="text">
      <style:text-properties style:use-window-font-color="true" fo:font-style="normal" style:text-underline-style="none" officeooo:rsid="034b9662" style:font-style-asian="normal" style:font-style-complex="normal"/>
    </style:style>
    <style:style style:name="T600" style:family="text">
      <style:text-properties style:use-window-font-color="true" fo:font-style="normal" style:text-underline-style="none" officeooo:rsid="034d4023" style:font-style-asian="normal" style:font-style-complex="normal"/>
    </style:style>
    <style:style style:name="T601" style:family="text">
      <style:text-properties style:use-window-font-color="true" fo:font-style="normal" style:text-underline-style="none" officeooo:rsid="0375b241" style:font-style-asian="normal" style:font-style-complex="normal"/>
    </style:style>
    <style:style style:name="T602" style:family="text">
      <style:text-properties style:use-window-font-color="true" fo:font-style="normal" style:text-underline-style="none" officeooo:rsid="038b2388" style:font-style-asian="normal" style:font-style-complex="normal"/>
    </style:style>
    <style:style style:name="T603" style:family="text">
      <style:text-properties style:use-window-font-color="true" fo:font-style="normal" style:text-underline-style="none" officeooo:rsid="0399ef91" style:font-style-asian="normal" style:font-style-complex="normal"/>
    </style:style>
    <style:style style:name="T604" style:family="text">
      <style:text-properties style:use-window-font-color="true" fo:font-style="normal" style:text-underline-style="none" officeooo:rsid="03a0799a" style:font-style-asian="normal" style:font-style-complex="normal"/>
    </style:style>
    <style:style style:name="T605" style:family="text">
      <style:text-properties style:use-window-font-color="true" fo:font-style="normal" style:text-underline-style="none" officeooo:rsid="03b926b9" style:font-style-asian="normal" style:font-style-complex="normal"/>
    </style:style>
    <style:style style:name="T606" style:family="text">
      <style:text-properties style:use-window-font-color="true" fo:font-style="normal" style:text-underline-style="none" officeooo:rsid="03bc1798" style:font-style-asian="normal" style:font-style-complex="normal"/>
    </style:style>
    <style:style style:name="T607" style:family="text">
      <style:text-properties style:use-window-font-color="true" fo:font-style="normal" style:text-underline-style="none" officeooo:rsid="03c46ef4" style:font-style-asian="normal" style:font-style-complex="normal"/>
    </style:style>
    <style:style style:name="T608" style:family="text">
      <style:text-properties style:use-window-font-color="true" fo:font-style="normal" style:text-underline-style="none" officeooo:rsid="03c664ca" style:font-style-asian="normal" style:font-style-complex="normal"/>
    </style:style>
    <style:style style:name="T609" style:family="text">
      <style:text-properties style:use-window-font-color="true" fo:font-style="normal" style:text-underline-style="none" officeooo:rsid="03c7274a" style:font-style-asian="normal" style:font-style-complex="normal"/>
    </style:style>
    <style:style style:name="T610" style:family="text">
      <style:text-properties style:use-window-font-color="true" fo:font-style="normal" style:text-underline-style="none" officeooo:rsid="03c8e63e" style:font-style-asian="normal" style:font-style-complex="normal"/>
    </style:style>
    <style:style style:name="T611" style:family="text">
      <style:text-properties style:use-window-font-color="true" fo:font-style="normal" style:text-underline-style="none" officeooo:rsid="03ce8475" style:font-style-asian="normal" style:font-style-complex="normal"/>
    </style:style>
    <style:style style:name="T612" style:family="text">
      <style:text-properties style:use-window-font-color="true" fo:font-style="normal" style:text-underline-style="none" officeooo:rsid="03d1709c" style:font-style-asian="normal" style:font-style-complex="normal"/>
    </style:style>
    <style:style style:name="T613" style:family="text">
      <style:text-properties style:use-window-font-color="true" fo:font-style="normal" style:text-underline-style="none" officeooo:rsid="03d95e4f" style:font-style-asian="normal" style:font-style-complex="normal"/>
    </style:style>
    <style:style style:name="T614" style:family="text">
      <style:text-properties style:use-window-font-color="true" fo:font-style="normal" style:text-underline-style="none" officeooo:rsid="03daf5e0" style:font-style-asian="normal" style:font-style-complex="normal"/>
    </style:style>
    <style:style style:name="T615" style:family="text">
      <style:text-properties style:use-window-font-color="true" fo:font-style="normal" style:text-underline-style="none" officeooo:rsid="03dbb098" style:font-style-asian="normal" style:font-style-complex="normal"/>
    </style:style>
    <style:style style:name="T616" style:family="text">
      <style:text-properties style:use-window-font-color="true" fo:font-style="normal" style:text-underline-style="none" officeooo:rsid="03ea3f93" style:font-style-asian="normal" style:font-style-complex="normal"/>
    </style:style>
    <style:style style:name="T617" style:family="text">
      <style:text-properties style:use-window-font-color="true" fo:font-style="normal" style:text-underline-style="none" officeooo:rsid="03eb2f8f" style:font-style-asian="normal" style:font-style-complex="normal"/>
    </style:style>
    <style:style style:name="T618" style:family="text">
      <style:text-properties style:use-window-font-color="true" fo:font-style="normal" style:text-underline-style="none" officeooo:rsid="03ec32f9" style:font-style-asian="normal" style:font-style-complex="normal"/>
    </style:style>
    <style:style style:name="T619" style:family="text">
      <style:text-properties style:use-window-font-color="true" fo:font-style="normal" style:text-underline-style="none" officeooo:rsid="03ecd99e" style:font-style-asian="normal" style:font-style-complex="normal"/>
    </style:style>
    <style:style style:name="T620" style:family="text">
      <style:text-properties style:use-window-font-color="true" fo:font-style="normal" style:text-underline-style="none" officeooo:rsid="03ed50a4" style:font-style-asian="normal" style:font-style-complex="normal"/>
    </style:style>
    <style:style style:name="T621" style:family="text">
      <style:text-properties style:use-window-font-color="true" fo:font-style="normal" style:text-underline-style="none" officeooo:rsid="03eefd41" style:font-style-asian="normal" style:font-style-complex="normal"/>
    </style:style>
    <style:style style:name="T622" style:family="text">
      <style:text-properties style:use-window-font-color="true" fo:font-style="normal" style:text-underline-style="none" officeooo:rsid="03f695ea" style:font-style-asian="normal" style:font-style-complex="normal"/>
    </style:style>
    <style:style style:name="T623" style:family="text">
      <style:text-properties style:use-window-font-color="true" fo:font-style="normal" style:text-underline-style="none" officeooo:rsid="03fb385a" style:font-style-asian="normal" style:font-style-complex="normal"/>
    </style:style>
    <style:style style:name="T624" style:family="text">
      <style:text-properties style:use-window-font-color="true" fo:font-style="normal" style:text-underline-style="none" officeooo:rsid="01a2819f" style:font-size-asian="10pt" style:font-style-asian="normal" style:font-size-complex="10pt" style:font-style-complex="normal"/>
    </style:style>
    <style:style style:name="T625" style:family="text">
      <style:text-properties style:use-window-font-color="true" fo:font-style="normal" style:text-underline-style="none" officeooo:rsid="01a44d6e" style:font-size-asian="10pt" style:font-style-asian="normal" style:font-size-complex="10pt" style:font-style-complex="normal"/>
    </style:style>
    <style:style style:name="T626" style:family="text">
      <style:text-properties style:use-window-font-color="true" fo:font-style="normal" style:text-underline-style="none" officeooo:rsid="01a84616" style:font-size-asian="10pt" style:font-style-asian="normal" style:font-size-complex="10pt" style:font-style-complex="normal"/>
    </style:style>
    <style:style style:name="T627" style:family="text">
      <style:text-properties style:use-window-font-color="true"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628" style:family="text">
      <style:text-properties style:use-window-font-color="true" fo:font-style="normal" style:text-underline-style="none" fo:font-weight="normal" officeooo:rsid="036f9006" style:font-size-asian="10pt" style:font-style-asian="normal" style:font-weight-asian="normal" style:font-size-complex="10pt" style:font-style-complex="normal" style:font-weight-complex="normal"/>
    </style:style>
    <style:style style:name="T629" style:family="text">
      <style:text-properties style:use-window-font-color="true" fo:font-style="normal" style:text-underline-style="none" fo:font-weight="normal" officeooo:rsid="036f9414" style:font-size-asian="10pt" style:font-style-asian="normal" style:font-weight-asian="normal" style:font-size-complex="10pt" style:font-style-complex="normal" style:font-weight-complex="normal"/>
    </style:style>
    <style:style style:name="T630" style:family="text">
      <style:text-properties style:use-window-font-color="true" fo:font-style="normal" style:text-underline-style="none" fo:font-weight="normal" officeooo:rsid="03712340" style:font-size-asian="10pt" style:font-style-asian="normal" style:font-weight-asian="normal" style:font-size-complex="10pt" style:font-style-complex="normal" style:font-weight-complex="normal"/>
    </style:style>
    <style:style style:name="T631" style:family="text">
      <style:text-properties style:use-window-font-color="true" fo:font-style="normal" style:text-underline-style="none" fo:font-weight="normal" officeooo:rsid="03b1e937" style:font-size-asian="10pt" style:font-style-asian="normal" style:font-weight-asian="normal" style:font-size-complex="10pt" style:font-style-complex="normal" style:font-weight-complex="normal"/>
    </style:style>
    <style:style style:name="T632" style:family="text">
      <style:text-properties style:use-window-font-color="true" fo:font-style="normal" style:text-underline-style="none" fo:font-weight="normal" officeooo:rsid="03b240dd" style:font-size-asian="10pt" style:font-style-asian="normal" style:font-weight-asian="normal" style:font-size-complex="10pt" style:font-style-complex="normal" style:font-weight-complex="normal"/>
    </style:style>
    <style:style style:name="T633" style:family="text">
      <style:text-properties style:use-window-font-color="true" fo:font-style="normal" style:text-underline-style="none" fo:font-weight="normal" officeooo:rsid="03b8c2de" style:font-size-asian="10pt" style:font-style-asian="normal" style:font-weight-asian="normal" style:font-size-complex="10pt" style:font-style-complex="normal" style:font-weight-complex="normal"/>
    </style:style>
    <style:style style:name="T634" style:family="text">
      <style:text-properties style:use-window-font-color="true" fo:font-style="normal" style:text-underline-style="none" fo:font-weight="normal" officeooo:rsid="000f7979" style:font-size-asian="10pt" style:font-style-asian="normal" style:font-weight-asian="normal" style:font-size-complex="10pt" style:font-style-complex="normal" style:font-weight-complex="normal"/>
    </style:style>
    <style:style style:name="T635" style:family="text">
      <style:text-properties style:use-window-font-color="true" fo:font-style="normal" style:text-underline-style="none" fo:font-weight="normal" officeooo:rsid="02568b1a" style:font-size-asian="10pt" style:font-style-asian="normal" style:font-weight-asian="normal" style:font-size-complex="10pt" style:font-style-complex="normal" style:font-weight-complex="normal"/>
    </style:style>
    <style:style style:name="T636" style:family="text">
      <style:text-properties style:use-window-font-color="true" fo:font-style="normal" style:text-underline-style="none" fo:font-weight="normal" officeooo:rsid="00a8c04b" style:font-size-asian="10pt" style:font-style-asian="normal" style:font-weight-asian="normal" style:font-size-complex="10pt" style:font-style-complex="normal" style:font-weight-complex="normal"/>
    </style:style>
    <style:style style:name="T637" style:family="text">
      <style:text-properties style:use-window-font-color="true" fo:font-style="normal" style:text-underline-style="none" fo:font-weight="normal" officeooo:rsid="019e8666" style:font-size-asian="10pt" style:font-style-asian="normal" style:font-weight-asian="normal" style:font-size-complex="10pt" style:font-style-complex="normal" style:font-weight-complex="normal"/>
    </style:style>
    <style:style style:name="T638" style:family="text">
      <style:text-properties style:use-window-font-color="true" fo:font-style="normal" style:text-underline-style="none" fo:font-weight="normal" officeooo:rsid="01aee3cb" style:font-size-asian="10pt" style:font-style-asian="normal" style:font-weight-asian="normal" style:font-size-complex="10pt" style:font-style-complex="normal" style:font-weight-complex="normal"/>
    </style:style>
    <style:style style:name="T639" style:family="text">
      <style:text-properties style:use-window-font-color="true" fo:font-style="normal" style:text-underline-style="none" fo:font-weight="normal" officeooo:rsid="0016e0aa" style:font-size-asian="10pt" style:font-style-asian="normal" style:font-weight-asian="normal" style:font-size-complex="10pt" style:font-style-complex="normal" style:font-weight-complex="normal"/>
    </style:style>
    <style:style style:name="T640" style:family="text">
      <style:text-properties style:use-window-font-color="true" fo:font-style="normal" style:text-underline-style="none" fo:font-weight="normal" officeooo:rsid="03c664ca" style:font-size-asian="10pt" style:font-style-asian="normal" style:font-weight-asian="normal" style:font-size-complex="10pt" style:font-style-complex="normal" style:font-weight-complex="normal"/>
    </style:style>
    <style:style style:name="T641" style:family="text">
      <style:text-properties style:use-window-font-color="true" fo:font-style="normal" style:text-underline-style="none" fo:font-weight="normal" officeooo:rsid="03ced2c7" style:font-size-asian="10pt" style:font-style-asian="normal" style:font-weight-asian="normal" style:font-size-complex="10pt" style:font-style-complex="normal" style:font-weight-complex="normal"/>
    </style:style>
    <style:style style:name="T642" style:family="text">
      <style:text-properties style:use-window-font-color="true" fo:font-style="normal" style:text-underline-style="none" fo:font-weight="normal" officeooo:rsid="03b1e937" style:font-style-asian="normal" style:font-weight-asian="normal" style:font-style-complex="normal" style:font-weight-complex="normal"/>
    </style:style>
    <style:style style:name="T643" style:family="text">
      <style:text-properties style:use-window-font-color="true" fo:font-style="normal" style:text-underline-style="none" fo:font-weight="normal" officeooo:rsid="03d95e4f" style:font-style-asian="normal" style:font-weight-asian="normal" style:font-style-complex="normal" style:font-weight-complex="normal"/>
    </style:style>
    <style:style style:name="T644" style:family="text">
      <style:text-properties style:use-window-font-color="true" fo:font-style="normal" style:text-underline-style="none" fo:font-weight="bold" officeooo:rsid="0346697a" style:font-size-asian="10pt" style:font-style-asian="normal" style:font-weight-asian="bold" style:font-size-complex="10pt" style:font-style-complex="normal" style:font-weight-complex="bold"/>
    </style:style>
    <style:style style:name="T645" style:family="text">
      <style:text-properties style:use-window-font-color="true" fo:font-style="normal" style:text-underline-style="none" fo:font-weight="bold" officeooo:rsid="0368b3a9" style:font-style-asian="normal" style:font-weight-asian="bold" style:font-style-complex="normal" style:font-weight-complex="bold"/>
    </style:style>
    <style:style style:name="T646" style:family="text">
      <style:text-properties style:use-window-font-color="true" fo:font-style="normal" officeooo:rsid="03e76820" style:font-style-asian="normal" style:font-style-complex="normal"/>
    </style:style>
    <style:style style:name="T647" style:family="text">
      <style:text-properties style:use-window-font-color="true" officeooo:rsid="01be3fd8"/>
    </style:style>
    <style:style style:name="T648" style:family="text">
      <style:text-properties style:use-window-font-color="true" officeooo:rsid="01c2a93c"/>
    </style:style>
    <style:style style:name="T649" style:family="text">
      <style:text-properties style:use-window-font-color="true" officeooo:rsid="01cb91a6"/>
    </style:style>
    <style:style style:name="T650" style:family="text">
      <style:text-properties style:use-window-font-color="true" officeooo:rsid="01cbbcc4"/>
    </style:style>
    <style:style style:name="T651" style:family="text">
      <style:text-properties style:use-window-font-color="true" officeooo:rsid="01d7ffe2"/>
    </style:style>
    <style:style style:name="T652" style:family="text">
      <style:text-properties style:use-window-font-color="true" officeooo:rsid="01de6d40"/>
    </style:style>
    <style:style style:name="T653" style:family="text">
      <style:text-properties style:use-window-font-color="true" officeooo:rsid="01df5add"/>
    </style:style>
    <style:style style:name="T654" style:family="text">
      <style:text-properties style:use-window-font-color="true" officeooo:rsid="00d17671"/>
    </style:style>
    <style:style style:name="T655" style:family="text">
      <style:text-properties style:use-window-font-color="true" officeooo:rsid="01e72cd1"/>
    </style:style>
    <style:style style:name="T656" style:family="text">
      <style:text-properties style:use-window-font-color="true" officeooo:rsid="01e8367b"/>
    </style:style>
    <style:style style:name="T657" style:family="text">
      <style:text-properties style:use-window-font-color="true" officeooo:rsid="01f9159a"/>
    </style:style>
    <style:style style:name="T658" style:family="text">
      <style:text-properties style:use-window-font-color="true" officeooo:rsid="0206ee81"/>
    </style:style>
    <style:style style:name="T659" style:family="text">
      <style:text-properties style:use-window-font-color="true" officeooo:rsid="020ce33f"/>
    </style:style>
    <style:style style:name="T660" style:family="text">
      <style:text-properties style:use-window-font-color="true" fo:font-style="italic" officeooo:rsid="0206ee81"/>
    </style:style>
    <style:style style:name="T661" style:family="text">
      <style:text-properties style:use-window-font-color="true" fo:font-style="italic" officeooo:rsid="00d17671"/>
    </style:style>
    <style:style style:name="T662" style:family="text">
      <style:text-properties style:use-window-font-color="true" fo:font-style="italic" style:text-underline-style="none" officeooo:rsid="0206ee81" style:font-style-asian="normal" style:font-style-complex="normal"/>
    </style:style>
    <style:style style:name="T663" style:family="text">
      <style:text-properties style:use-window-font-color="true" fo:font-style="italic" style:text-underline-style="none" officeooo:rsid="00d17671" style:font-style-asian="normal" style:font-style-complex="normal"/>
    </style:style>
    <style:style style:name="T664" style:family="text">
      <style:text-properties style:use-window-font-color="true" officeooo:rsid="02111036"/>
    </style:style>
    <style:style style:name="T665" style:family="text">
      <style:text-properties style:use-window-font-color="true" officeooo:rsid="0272fdab"/>
    </style:style>
    <style:style style:name="T666" style:family="text">
      <style:text-properties style:use-window-font-color="true" style:font-name="Liberation Serif1" fo:font-style="normal" style:text-underline-style="none" officeooo:rsid="028e19e6" style:font-name-asian="Liberation Serif1" style:font-style-asian="normal" style:font-name-complex="Liberation Serif1" style:font-style-complex="normal"/>
    </style:style>
    <style:style style:name="T667" style:family="text">
      <style:text-properties style:use-window-font-color="true" style:font-name="Liberation Serif1" fo:font-style="normal" style:text-underline-style="none" officeooo:rsid="029834b1" style:font-name-asian="Liberation Serif1" style:font-style-asian="normal" style:font-name-complex="Liberation Serif1" style:font-style-complex="normal"/>
    </style:style>
    <style:style style:name="T668" style:family="text">
      <style:text-properties style:use-window-font-color="true" style:font-name="Liberation Serif1" fo:font-style="normal" style:text-underline-style="none" officeooo:rsid="03c46ef4" style:font-name-asian="Liberation Serif1" style:font-style-asian="normal" style:font-name-complex="Liberation Serif1" style:font-style-complex="normal"/>
    </style:style>
    <style:style style:name="T669" style:family="text">
      <style:text-properties style:use-window-font-color="true" style:font-name="Liberation Serif1" fo:font-style="normal" style:text-underline-style="none" officeooo:rsid="03eb2f8f" style:font-name-asian="Liberation Serif1" style:font-style-asian="normal" style:font-name-complex="Liberation Serif1" style:font-style-complex="normal"/>
    </style:style>
    <style:style style:name="T670" style:family="text">
      <style:text-properties style:use-window-font-color="true"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71" style:family="text">
      <style:text-properties style:use-window-font-color="true" style:font-name="Liberation Serif1" fo:font-style="normal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72" style:family="text">
      <style:text-properties style:use-window-font-color="true" style:font-name="Liberation Serif1" fo:font-style="normal" style:text-underline-style="none" fo:font-weight="normal" officeooo:rsid="000f797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73" style:family="text">
      <style:text-properties style:use-window-font-color="true" style:font-name="Liberation Serif1" fo:font-style="normal" style:text-underline-style="none" fo:font-weight="normal" officeooo:rsid="00a8c04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74" style:family="text">
      <style:text-properties style:use-window-font-color="true" style:font-name="Liberation Serif1" fo:font-style="normal" style:text-underline-style="none" fo:font-weight="normal" officeooo:rsid="02d4eb5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75" style:family="text">
      <style:text-properties style:use-window-font-color="true" style:font-name="Liberation Serif1" fo:font-style="normal" style:text-underline-style="none" fo:font-weight="normal" officeooo:rsid="0016e0a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76" style:family="text">
      <style:text-properties style:use-window-font-color="true" style:font-name="Liberation Serif1" fo:font-style="normal" style:text-underline-style="none" fo:font-weight="normal" officeooo:rsid="02e11bb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77" style:family="text">
      <style:text-properties style:use-window-font-color="true" style:font-name="Liberation Serif1" fo:font-style="normal" style:text-underline-style="none" fo:font-weight="normal" officeooo:rsid="02e71bf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78" style:family="text">
      <style:text-properties style:use-window-font-color="true" style:font-name="Liberation Serif1" fo:font-style="normal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79" style:family="text">
      <style:text-properties style:use-window-font-color="true" style:font-name="Liberation Serif1" fo:font-style="normal" style:text-underline-style="none" fo:font-weight="normal" officeooo:rsid="0320f68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80" style:family="text">
      <style:text-properties style:use-window-font-color="true" style:font-name="Liberation Serif1" fo:font-style="normal" style:text-underline-style="none" fo:font-weight="normal" officeooo:rsid="03b37e7d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81" style:family="text">
      <style:text-properties style:use-window-font-color="true" style:font-name="Liberation Serif1" fo:font-style="normal" style:text-underline-style="none" fo:font-weight="normal" officeooo:rsid="03c0e77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82" style:family="text">
      <style:text-properties style:use-window-font-color="true" style:font-name="Liberation Serif1" fo:font-style="normal" style:text-underline-style="none" fo:font-weight="normal" officeooo:rsid="02568b1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83" style:family="text">
      <style:text-properties style:use-window-font-color="true" style:font-name="Liberation Serif1" fo:font-style="normal" style:text-underline-style="none" fo:font-weight="normal" officeooo:rsid="03b1e93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84" style:family="text">
      <style:text-properties style:use-window-font-color="true" style:font-name="Liberation Serif1" fo:font-style="normal" style:text-underline-style="none" fo:font-weight="normal" officeooo:rsid="019e8666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85" style:family="text">
      <style:text-properties style:use-window-font-color="true" style:font-name="Liberation Serif1" fo:font-style="normal" style:text-underline-style="none" fo:font-weight="normal" officeooo:rsid="01aee3c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86" style:family="text">
      <style:text-properties style:use-window-font-color="true" style:font-name="Liberation Serif1" fo:font-style="normal" style:text-underline-style="none" fo:font-weight="normal" officeooo:rsid="03b926b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87" style:family="text">
      <style:text-properties style:use-window-font-color="true" style:font-name="Liberation Serif1" fo:font-style="normal" style:text-underline-style="none" fo:font-weight="normal" officeooo:rsid="03dd9bb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88" style:family="text">
      <style:text-properties style:use-window-font-color="true" style:font-name="Liberation Serif1" fo:font-style="normal" style:text-underline-style="none" fo:font-weight="normal" officeooo:rsid="03e1debd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89" style:family="text">
      <style:text-properties style:use-window-font-color="true" style:font-name="Liberation Serif1" fo:font-style="normal" style:text-underline-style="none" fo:font-weight="bold" officeooo:rsid="02e09f74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690" style:family="text">
      <style:text-properties style:use-window-font-color="true" style:font-name="Liberation Serif1" fo:font-style="normal" style:text-underline-style="none" fo:font-weight="bold" officeooo:rsid="03b07332" style:font-name-asian="Liberation Serif1" style:font-style-asian="normal" style:font-weight-asian="bold" style:font-name-complex="Liberation Serif1" style:font-style-complex="normal" style:font-weight-complex="bold"/>
    </style:style>
    <style:style style:name="T691" style:family="text">
      <style:text-properties style:use-window-font-color="true" style:font-name="Liberation Serif1" fo:font-style="normal" style:text-underline-style="none" fo:font-weight="bold" officeooo:rsid="03c46ef4" style:font-name-asian="Liberation Serif1" style:font-style-asian="normal" style:font-weight-asian="bold" style:font-name-complex="Liberation Serif1" style:font-style-complex="normal" style:font-weight-complex="bold"/>
    </style:style>
    <style:style style:name="T692" style:family="text">
      <style:text-properties style:use-window-font-color="true"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93" style:family="text">
      <style:text-properties style:use-window-font-color="true" style:font-name="Liberation Serif1" style:text-underline-style="none" fo:font-weight="bold" officeooo:rsid="03008931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694" style:family="text">
      <style:text-properties style:use-window-font-color="true" style:font-name="Liberation Serif1" style:text-underline-style="none" fo:font-weight="bold" officeooo:rsid="03013450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695" style:family="text">
      <style:text-properties style:use-window-font-color="true" style:font-name="Liberation Serif1" fo:font-style="italic" style:text-underline-style="none" fo:font-weight="normal" officeooo:rsid="02df9268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696" style:family="text">
      <style:text-properties style:use-window-font-color="true" style:font-name="Liberation Serif1" fo:font-style="italic" style:text-underline-style="none" fo:font-weight="normal" officeooo:rsid="0320f68f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697" style:family="text">
      <style:text-properties style:use-window-font-color="true" style:font-name="Liberation Serif1" fo:font-size="9pt" fo:font-style="normal" style:text-underline-style="none" fo:font-weight="normal" officeooo:rsid="02d4eb54" fo:background-color="#ffd7d7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98" style:family="text">
      <style:text-properties style:use-window-font-color="true" officeooo:rsid="02b835c8"/>
    </style:style>
    <style:style style:name="T699" style:family="text">
      <style:text-properties style:use-window-font-color="true" officeooo:rsid="02c0f8e2"/>
    </style:style>
    <style:style style:name="T700" style:family="text">
      <style:text-properties style:use-window-font-color="true" officeooo:rsid="02fdb9f7"/>
    </style:style>
    <style:style style:name="T701" style:family="text">
      <style:text-properties style:use-window-font-color="true" officeooo:rsid="036a0c7a"/>
    </style:style>
    <style:style style:name="T702" style:family="text">
      <style:text-properties style:use-window-font-color="true" style:text-underline-style="none" officeooo:rsid="036b5f39" style:font-style-asian="normal" style:font-style-complex="normal"/>
    </style:style>
    <style:style style:name="T703" style:family="text">
      <style:text-properties style:use-window-font-color="true" style:text-underline-style="none" officeooo:rsid="03f0b704" style:font-style-asian="normal" style:font-style-complex="normal"/>
    </style:style>
    <style:style style:name="T704" style:family="text">
      <style:text-properties style:use-window-font-color="true" fo:font-weight="normal" officeooo:rsid="0376cf9a" style:font-weight-asian="normal" style:font-weight-complex="normal"/>
    </style:style>
    <style:style style:name="T705" style:family="text">
      <style:text-properties style:use-window-font-color="true" fo:font-weight="normal" officeooo:rsid="0377d77f" style:font-weight-asian="normal" style:font-weight-complex="normal"/>
    </style:style>
    <style:style style:name="T706" style:family="text">
      <style:text-properties style:use-window-font-color="true" fo:font-weight="normal" officeooo:rsid="03874114" style:font-weight-asian="normal" style:font-weight-complex="normal"/>
    </style:style>
    <style:style style:name="T707" style:family="text">
      <style:text-properties style:use-window-font-color="true" fo:font-weight="normal" officeooo:rsid="0390a5db" style:font-weight-asian="normal" style:font-weight-complex="normal"/>
    </style:style>
    <style:style style:name="T708" style:family="text">
      <style:text-properties style:use-window-font-color="true" fo:font-weight="normal" officeooo:rsid="039c4701" style:font-weight-asian="normal" style:font-weight-complex="normal"/>
    </style:style>
    <style:style style:name="T709" style:family="text">
      <style:text-properties style:use-window-font-color="true" fo:font-weight="normal" officeooo:rsid="03d36d1f" style:font-weight-asian="normal" style:font-weight-complex="normal"/>
    </style:style>
    <style:style style:name="T710" style:family="text">
      <style:text-properties style:use-window-font-color="true" fo:font-weight="normal" officeooo:rsid="03f2c5d1" style:font-weight-asian="normal" style:font-weight-complex="normal"/>
    </style:style>
    <style:style style:name="T711" style:family="text">
      <style:text-properties style:use-window-font-color="true" fo:font-weight="normal" officeooo:rsid="03f4f4f9" style:font-weight-asian="normal" style:font-weight-complex="normal"/>
    </style:style>
    <style:style style:name="T712" style:family="text">
      <style:text-properties style:use-window-font-color="true" officeooo:rsid="037cfc3c"/>
    </style:style>
    <style:style style:name="T713" style:family="text">
      <style:text-properties style:use-window-font-color="true" fo:font-weight="bold" officeooo:rsid="03874114" style:font-weight-asian="bold" style:font-weight-complex="bold"/>
    </style:style>
    <style:style style:name="T714" style:family="text">
      <style:text-properties style:use-window-font-color="true" fo:font-weight="bold" officeooo:rsid="0390a5db" style:font-weight-asian="bold" style:font-weight-complex="bold"/>
    </style:style>
    <style:style style:name="T715" style:family="text">
      <style:text-properties style:use-window-font-color="true" fo:font-weight="bold" officeooo:rsid="03a22041" style:font-weight-asian="bold" style:font-weight-complex="bold"/>
    </style:style>
    <style:style style:name="T716" style:family="text">
      <style:text-properties style:use-window-font-color="true" officeooo:rsid="03b29083"/>
    </style:style>
    <style:style style:name="T717" style:family="text">
      <style:text-properties style:use-window-font-color="true" officeooo:rsid="03b926b9"/>
    </style:style>
    <style:style style:name="T718" style:family="text">
      <style:text-properties style:use-window-font-color="true" officeooo:rsid="03d36d1f"/>
    </style:style>
    <style:style style:name="T719" style:family="text">
      <style:text-properties style:use-window-font-color="true" officeooo:rsid="03e1debd"/>
    </style:style>
    <style:style style:name="T720" style:family="text">
      <style:text-properties style:use-window-font-color="true" officeooo:rsid="03e46b65"/>
    </style:style>
    <style:style style:name="T721" style:family="text">
      <style:text-properties style:use-window-font-color="true" officeooo:rsid="03e97c5a"/>
    </style:style>
    <style:style style:name="T722" style:family="text">
      <style:text-properties officeooo:rsid="015a209f"/>
    </style:style>
    <style:style style:name="T723" style:family="text">
      <style:text-properties officeooo:rsid="015a7278"/>
    </style:style>
    <style:style style:name="T724" style:family="text">
      <style:text-properties officeooo:rsid="016e4551"/>
    </style:style>
    <style:style style:name="T725" style:family="text">
      <style:text-properties officeooo:rsid="0176ca3c"/>
    </style:style>
    <style:style style:name="T726" style:family="text">
      <style:text-properties officeooo:rsid="01785620"/>
    </style:style>
    <style:style style:name="T727" style:family="text">
      <style:text-properties officeooo:rsid="017c7f61"/>
    </style:style>
    <style:style style:name="T728" style:family="text">
      <style:text-properties officeooo:rsid="017e7557"/>
    </style:style>
    <style:style style:name="T729" style:family="text">
      <style:text-properties officeooo:rsid="017f7ad9"/>
    </style:style>
    <style:style style:name="T730" style:family="text">
      <style:text-properties officeooo:rsid="018a641a"/>
    </style:style>
    <style:style style:name="T731" style:family="text">
      <style:text-properties officeooo:rsid="018c8cf2"/>
    </style:style>
    <style:style style:name="T732" style:family="text">
      <style:text-properties officeooo:rsid="01b31985"/>
    </style:style>
    <style:style style:name="T733" style:family="text">
      <style:text-properties officeooo:rsid="01c3c55b"/>
    </style:style>
    <style:style style:name="T734" style:family="text">
      <style:text-properties officeooo:rsid="01cb91a6"/>
    </style:style>
    <style:style style:name="T735" style:family="text">
      <style:text-properties officeooo:rsid="01cbbcc4"/>
    </style:style>
    <style:style style:name="T736" style:family="text">
      <style:text-properties officeooo:rsid="01cdc30e"/>
    </style:style>
    <style:style style:name="T737" style:family="text">
      <style:text-properties officeooo:rsid="01d97a9f"/>
    </style:style>
    <style:style style:name="T738" style:family="text">
      <style:text-properties officeooo:rsid="01de6d40"/>
    </style:style>
    <style:style style:name="T739" style:family="text">
      <style:text-properties officeooo:rsid="01df5add"/>
    </style:style>
    <style:style style:name="T740" style:family="text">
      <style:text-properties officeooo:rsid="01e62dc7"/>
    </style:style>
    <style:style style:name="T741" style:family="text">
      <style:text-properties officeooo:rsid="01f9159a"/>
    </style:style>
    <style:style style:name="T742" style:family="text">
      <style:text-properties officeooo:rsid="0206ee81"/>
    </style:style>
    <style:style style:name="T743" style:family="text">
      <style:text-properties officeooo:rsid="02085c57"/>
    </style:style>
    <style:style style:name="T744" style:family="text">
      <style:text-properties officeooo:rsid="020ce33f"/>
    </style:style>
    <style:style style:name="T745" style:family="text">
      <style:text-properties officeooo:rsid="0214b6b2"/>
    </style:style>
    <style:style style:name="T746" style:family="text">
      <style:text-properties officeooo:rsid="02174862"/>
    </style:style>
    <style:style style:name="T747" style:family="text">
      <style:text-properties officeooo:rsid="02187502"/>
    </style:style>
    <style:style style:name="T748" style:family="text">
      <style:text-properties officeooo:rsid="023f4217"/>
    </style:style>
    <style:style style:name="T749" style:family="text">
      <style:text-properties officeooo:rsid="02544efc"/>
    </style:style>
    <style:style style:name="T750" style:family="text">
      <style:text-properties officeooo:rsid="02a8e881"/>
    </style:style>
    <style:style style:name="T751" style:family="text">
      <style:text-properties officeooo:rsid="02a9f81c"/>
    </style:style>
    <style:style style:name="T752" style:family="text">
      <style:text-properties fo:font-size="6pt" style:font-size-asian="6pt" style:font-size-complex="6pt"/>
    </style:style>
    <style:style style:name="T753" style:family="text">
      <style:text-properties fo:font-size="6pt" style:text-underline-style="none" officeooo:rsid="0155b3a7" style:font-size-asian="6pt" style:font-style-asian="normal" style:font-size-complex="6pt" style:font-style-complex="normal"/>
    </style:style>
    <style:style style:name="T754" style:family="text">
      <style:text-properties fo:font-size="6pt" style:text-underline-style="none" officeooo:rsid="0085fd01" style:font-size-asian="6pt" style:font-style-asian="normal" style:font-size-complex="6pt" style:font-style-complex="normal"/>
    </style:style>
    <style:style style:name="T755" style:family="text">
      <style:text-properties officeooo:rsid="02b835c8"/>
    </style:style>
    <style:style style:name="T756" style:family="text">
      <style:text-properties officeooo:rsid="02b925b2"/>
    </style:style>
    <style:style style:name="T757" style:family="text">
      <style:text-properties officeooo:rsid="02ba6a6d"/>
    </style:style>
    <style:style style:name="T758" style:family="text">
      <style:text-properties officeooo:rsid="02bb0727"/>
    </style:style>
    <style:style style:name="T759" style:family="text">
      <style:text-properties officeooo:rsid="02bd8dac"/>
    </style:style>
    <style:style style:name="T760" style:family="text">
      <style:text-properties fo:color="#000000" fo:font-style="normal" style:text-underline-style="none" fo:font-weight="normal" officeooo:rsid="02bf3812" fo:background-color="#ffd428" loext:char-shading-value="0" style:font-size-asian="10pt" style:font-style-asian="normal" style:font-weight-asian="normal" style:font-size-complex="10pt" style:font-style-complex="normal" style:font-weight-complex="normal"/>
    </style:style>
    <style:style style:name="T761" style:family="text">
      <style:text-properties fo:color="#000000" fo:font-style="normal" officeooo:rsid="03116600" fo:background-color="#ffd428" loext:char-shading-value="0"/>
    </style:style>
    <style:style style:name="T762" style:family="text">
      <style:text-properties fo:color="#000000" fo:font-style="normal" officeooo:rsid="0319f2f7" fo:background-color="#ffd428" loext:char-shading-value="0" style:font-style-asian="italic" style:font-style-complex="italic"/>
    </style:style>
    <style:style style:name="T763" style:family="text">
      <style:text-properties fo:color="#000000" fo:font-style="normal" officeooo:rsid="033837e4" fo:background-color="#ffd428" loext:char-shading-value="0" style:font-style-asian="italic" style:font-style-complex="italic"/>
    </style:style>
    <style:style style:name="T764" style:family="text">
      <style:text-properties fo:color="#000000" fo:font-style="normal" officeooo:rsid="033c6f4a" fo:background-color="#ffd428" loext:char-shading-value="0" style:font-style-asian="normal" style:font-style-complex="normal"/>
    </style:style>
    <style:style style:name="T765" style:family="text">
      <style:text-properties fo:color="#000000" fo:font-style="normal" officeooo:rsid="033d2130" fo:background-color="#ffd428" loext:char-shading-value="0" style:font-style-asian="normal" style:font-style-complex="normal"/>
    </style:style>
    <style:style style:name="T766" style:family="text">
      <style:text-properties fo:color="#000000" style:font-name="Liberation Serif1" fo:font-style="normal" style:text-underline-style="none" fo:font-weight="normal" officeooo:rsid="02bf3812" fo:background-color="#ffd428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67" style:family="text">
      <style:text-properties officeooo:rsid="02d4eb54"/>
    </style:style>
    <style:style style:name="T768" style:family="text">
      <style:text-properties officeooo:rsid="0171a4b1"/>
    </style:style>
    <style:style style:name="T769" style:family="text">
      <style:text-properties officeooo:rsid="02da971e"/>
    </style:style>
    <style:style style:name="T770" style:family="text">
      <style:text-properties officeooo:rsid="02dced96"/>
    </style:style>
    <style:style style:name="T771" style:family="text">
      <style:text-properties officeooo:rsid="02de2855"/>
    </style:style>
    <style:style style:name="T772" style:family="text">
      <style:text-properties officeooo:rsid="02df9268"/>
    </style:style>
    <style:style style:name="T773" style:family="text">
      <style:text-properties officeooo:rsid="02fbbe88"/>
    </style:style>
    <style:style style:name="T774" style:family="text">
      <style:text-properties officeooo:rsid="02fdb9f7"/>
    </style:style>
    <style:style style:name="T775" style:family="text">
      <style:text-properties officeooo:rsid="02fdd20f"/>
    </style:style>
    <style:style style:name="T776" style:family="text">
      <style:text-properties officeooo:rsid="0304062d"/>
    </style:style>
    <style:style style:name="T777" style:family="text">
      <style:text-properties officeooo:rsid="0307d217"/>
    </style:style>
    <style:style style:name="T778" style:family="text">
      <style:text-properties officeooo:rsid="0309f074"/>
    </style:style>
    <style:style style:name="T779" style:family="text">
      <style:text-properties officeooo:rsid="03116600"/>
    </style:style>
    <style:style style:name="T780" style:family="text">
      <style:text-properties officeooo:rsid="0314781c"/>
    </style:style>
    <style:style style:name="T781" style:family="text">
      <style:text-properties officeooo:rsid="03155b5e"/>
    </style:style>
    <style:style style:name="T782" style:family="text">
      <style:text-properties officeooo:rsid="033c6f4a" style:font-style-asian="normal" style:font-style-complex="normal"/>
    </style:style>
    <style:style style:name="T783" style:family="text">
      <style:text-properties officeooo:rsid="033d6498" style:font-style-asian="normal" style:font-style-complex="normal"/>
    </style:style>
    <style:style style:name="T784" style:family="text">
      <style:text-properties officeooo:rsid="03e76820" style:font-style-asian="normal" style:font-style-complex="normal"/>
    </style:style>
    <style:style style:name="T785" style:family="text">
      <style:text-properties officeooo:rsid="03e77c5f" style:font-style-asian="normal" style:font-style-complex="normal"/>
    </style:style>
    <style:style style:name="T786" style:family="text">
      <style:text-properties officeooo:rsid="03e97c5a" style:font-style-asian="normal" style:font-style-complex="normal"/>
    </style:style>
    <style:style style:name="T787" style:family="text">
      <style:text-properties officeooo:rsid="03c0e777" style:font-style-asian="normal" style:font-weight-asian="bold" style:font-style-complex="normal" style:font-weight-complex="bold"/>
    </style:style>
    <style:style style:name="T788" style:family="text">
      <style:text-properties officeooo:rsid="0319f2f7" style:font-style-asian="italic" style:font-style-complex="italic"/>
    </style:style>
    <style:style style:name="T789" style:family="text">
      <style:text-properties officeooo:rsid="00be4500" style:font-style-asian="italic" style:font-style-complex="italic"/>
    </style:style>
    <style:style style:name="T790" style:family="text">
      <style:text-properties officeooo:rsid="033837e4" style:font-style-asian="italic" style:font-style-complex="italic"/>
    </style:style>
    <style:style style:name="T791" style:family="text">
      <style:text-properties officeooo:rsid="033b0838" style:font-style-asian="italic" style:font-style-complex="italic"/>
    </style:style>
    <style:style style:name="T792" style:family="text">
      <style:text-properties officeooo:rsid="033d2130" style:font-style-asian="italic" style:font-style-complex="italic"/>
    </style:style>
    <style:style style:name="T793" style:family="text">
      <style:text-properties officeooo:rsid="0334319f"/>
    </style:style>
    <style:style style:name="T794" style:family="text">
      <style:text-properties officeooo:rsid="034b4241"/>
    </style:style>
    <style:style style:name="T795" style:family="text">
      <style:text-properties officeooo:rsid="034e4625"/>
    </style:style>
    <style:style style:name="T796" style:family="text">
      <style:text-properties officeooo:rsid="034fca55"/>
    </style:style>
    <style:style style:name="T797" style:family="text">
      <style:text-properties officeooo:rsid="0365bc4b"/>
    </style:style>
    <style:style style:name="T798" style:family="text">
      <style:text-properties officeooo:rsid="0368b3a9"/>
    </style:style>
    <style:style style:name="T799" style:family="text">
      <style:text-properties officeooo:rsid="036a0c7a"/>
    </style:style>
    <style:style style:name="T800" style:family="text">
      <style:text-properties officeooo:rsid="037683ff"/>
    </style:style>
    <style:style style:name="T801" style:family="text">
      <style:text-properties officeooo:rsid="0377d77f"/>
    </style:style>
    <style:style style:name="T802" style:family="text">
      <style:text-properties officeooo:rsid="037f4d09"/>
    </style:style>
    <style:style style:name="T803" style:family="text">
      <style:text-properties officeooo:rsid="038b2388"/>
    </style:style>
    <style:style style:name="T804" style:family="text">
      <style:text-properties officeooo:rsid="038f3ed0"/>
    </style:style>
    <style:style style:name="T805" style:family="text">
      <style:text-properties officeooo:rsid="039092df"/>
    </style:style>
    <style:style style:name="T806" style:family="text">
      <style:text-properties officeooo:rsid="0391f465"/>
    </style:style>
    <style:style style:name="T807" style:family="text">
      <style:text-properties officeooo:rsid="03a0799a"/>
    </style:style>
    <style:style style:name="T808" style:family="text">
      <style:text-properties officeooo:rsid="03a22041"/>
    </style:style>
    <style:style style:name="T809" style:family="text">
      <style:text-properties officeooo:rsid="03a417e5"/>
    </style:style>
    <style:style style:name="T810" style:family="text">
      <style:text-properties officeooo:rsid="03b1e14f"/>
    </style:style>
    <style:style style:name="T811" style:family="text">
      <style:text-properties officeooo:rsid="03b29083"/>
    </style:style>
    <style:style style:name="T812" style:family="text">
      <style:text-properties officeooo:rsid="03b01a48"/>
    </style:style>
    <style:style style:name="T813" style:family="text">
      <style:text-properties officeooo:rsid="03b926b9"/>
    </style:style>
    <style:style style:name="T814" style:family="text">
      <style:text-properties officeooo:rsid="03bee130"/>
    </style:style>
    <style:style style:name="T815" style:family="text">
      <style:text-properties officeooo:rsid="03c234df"/>
    </style:style>
    <style:style style:name="T816" style:family="text">
      <style:text-properties officeooo:rsid="03c46ef4"/>
    </style:style>
    <style:style style:name="T817" style:family="text">
      <style:text-properties officeooo:rsid="03c4f2ec"/>
    </style:style>
    <style:style style:name="T818" style:family="text">
      <style:text-properties officeooo:rsid="03d95e4f"/>
    </style:style>
    <style:style style:name="T819" style:family="text">
      <style:text-properties officeooo:rsid="03e1debd"/>
    </style:style>
    <style:style style:name="T820" style:family="text">
      <style:text-properties officeooo:rsid="03e5e737"/>
    </style:style>
    <style:style style:name="T821" style:family="text">
      <style:text-properties officeooo:rsid="0352fd32"/>
    </style:style>
    <style:style style:name="T822" style:family="text">
      <style:text-properties officeooo:rsid="03ee7baf"/>
    </style:style>
    <style:style style:name="T823" style:family="text">
      <style:text-properties officeooo:rsid="03ef8f48"/>
    </style:style>
    <style:style style:name="T824" style:family="text">
      <style:text-properties officeooo:rsid="03f2c5d1"/>
    </style:style>
    <style:style style:name="T825" style:family="text">
      <style:text-properties officeooo:rsid="03f2eb1b"/>
    </style:style>
    <style:style style:name="T826" style:family="text">
      <style:text-properties officeooo:rsid="03f3c651"/>
    </style:style>
    <style:style style:name="T827" style:family="text">
      <style:text-properties officeooo:rsid="03fdbcac"/>
    </style:style>
    <style:style style:name="T828" style:family="text">
      <style:text-properties officeooo:rsid="03feed2c"/>
    </style:style>
    <style:style style:name="T829" style:family="text">
      <style:text-properties officeooo:rsid="0402c4a7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Liste Xerxès</text:p>
      <text:p text:style-name="P5"/>
      <text:p text:style-name="P53">liste de points de grammaire et de phrases analysé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<text:span text:style-name="texte_20_par_20_défaut"><text:span text:style-name="T241">d’après la </text:span></text:span><text:span text:style-name="texte_20_par_20_défaut"><text:span text:style-name="T3">Terminologie Grammaticale</text:span></text:span><text:span text:style-name="texte_20_par_20_défaut"><text:span text:style-name="T241"> </text:span></text:span><text:span text:style-name="texte_20_par_20_défaut"><text:span text:style-name="T267">(édition de </text:span></text:span><text:span text:style-name="texte_20_par_20_défaut"><text:span text:style-name="T242">juin</text:span></text:span><text:span text:style-name="texte_20_par_20_défaut"><text:span text:style-name="T241"> 202</text:span></text:span><text:span text:style-name="texte_20_par_20_défaut"><text:span text:style-name="T242">1</text:span></text:span><text:span text:style-name="texte_20_par_20_défaut"><text:span text:style-name="T267">)</text:span></text:span></text:p>
      <text:p text:style-name="P28"><text:span text:style-name="T244">( </text:span><text:a xlink:type="simple" xlink:href="https://eduscol.education.fr/document/1872/download" text:style-name="Internet_20_link" text:visited-style-name="Visited_20_Internet_20_Link"><text:span text:style-name="T244">https://eduscol.education.fr/document/1872/download</text:span></text:a><text:span text:style-name="T244"> </text:span><text:span text:style-name="T243">)</text:span></text:p>
      <text:p text:style-name="P28"/>
      <text:p text:style-name="P28"><text:span text:style-name="référence"><text:span text:style-name="T263">e</text:span></text:span><text:span text:style-name="référence"><text:span text:style-name="T264">x : </text:span></text:span><text:span text:style-name="référence"><text:span text:style-name="T262">TG(</text:span></text:span><text:span text:style-name="référence"><text:span text:style-name="T266">I.</text:span></text:span><text:span text:style-name="référence"><text:span text:style-name="T262">3.2.2, pp. 36-) </text:span></text:span><text:span text:style-name="référence"><text:span text:style-name="T263">renvoie aux pages 36 et suivantes de la </text:span></text:span><text:span text:style-name="référence"><text:span text:style-name="T23">Terminologie Grammaticale, </text:span></text:span><text:span text:style-name="référence"><text:span text:style-name="T25">niveau I, section 3.</text:span></text:span><text:span text:style-name="référence"><text:span text:style-name="T26">2.2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<text:span text:style-name="texte_20_par_20_défaut"><text:span text:style-name="T243">avec des analyses de</text:span></text:span><text:span text:style-name="texte_20_par_20_défaut"><text:span text:style-name="T27"> La Grande Grammaire du Français</text:span></text:span><text:span text:style-name="texte_20_par_20_défaut"><text:span text:style-name="T243"> (première édition)</text:span></text:span></text:p>
      <text:p text:style-name="P28"><text:span text:style-name="T243">( </text:span><text:span text:style-name="Internet_20_link"><text:span text:style-name="T243">https://www.grandegrammairedufrançais.com</text:span></text:span><text:span text:style-name="T243"> )</text:span></text:p>
      <text:p text:style-name="P28"/>
      <text:p text:style-name="P28"><text:span text:style-name="référence"><text:span text:style-name="T263">e</text:span></text:span><text:span text:style-name="référence"><text:span text:style-name="T264">x : </text:span></text:span><text:span text:style-name="référence"><text:span text:style-name="T271">GGF.1.133</text:span></text:span><text:span text:style-name="référence"><text:span text:style-name="T262"> </text:span></text:span><text:span text:style-name="référence"><text:span text:style-name="T263">renvoie </text:span></text:span><text:span text:style-name="référence"><text:span text:style-name="T265">au premier tome, page 133 de </text:span></text:span><text:span text:style-name="référence"><text:span text:style-name="T24">La Grande Grammaire du Français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6"><text:span text:style-name="T768">&gt; Contribuez à ce document : écrivez à </text:span><text:a xlink:type="simple" xlink:href="mailto:xavier.faure@ac.reims.fr" text:style-name="Internet_20_link" text:visited-style-name="Visited_20_Internet_20_Link"><text:span text:style-name="T768">xavier.faure</text:span></text:a><text:a xlink:type="simple" xlink:href="mailto:xavier.faure@ac.reims.fr" text:style-name="Internet_20_link" text:visited-style-name="Visited_20_Internet_20_Link"><text:span text:style-name="T1">@</text:span></text:a><text:a xlink:type="simple" xlink:href="mailto:xavier.faure@ac.reims.fr" text:style-name="Internet_20_link" text:visited-style-name="Visited_20_Internet_20_Link"><text:span text:style-name="T768">ac.reims.fr</text:span></text:a><text:span text:style-name="T768"> </text:span></text:p>
      <text:p text:style-name="Standard"/>
      <text:p text:style-name="P54">version <text:span text:style-name="T812">2</text:span><text:span text:style-name="T829">1</text:span> / <text:date style:data-style-name="N37" text:date-value="2022-10-21T19:58:34.949922775">21/10/22</text:date><text:s/><text:time style:data-style-name="N41" text:time-value="2022-10-21T19:58:34.950150344">19:58:34</text:time></text:p>
      <text:p text:style-name="P167"><text:span text:style-name="titre_20_principal"><text:span text:style-name="T345">[A] </text:span></text:span><text:span text:style-name="titre_20_principal"><text:span text:style-name="T346">Points de </text:span></text:span><text:span text:style-name="titre_20_principal"><text:span text:style-name="T345">grammaire</text:span></text:span><text:span text:style-name="titre_20_principal"><text:span text:style-name="T346"> </text:span></text:span><text:span text:style-name="titre_20_principal"><text:span text:style-name="T345">à </text:span></text:span><text:span text:style-name="titre_20_principal"><text:span text:style-name="T347">préciser</text:span></text:span></text:p>
      <text:p text:style-name="Standard"/>
      <text:p text:style-name="Standard"><text:span text:style-name="texte_20_par_20_défaut">A.01<text:tab/>le conditionnel présent(/passé) est un temps de l’indicatif</text:span></text:p>
      <text:p text:style-name="Standard"><text:span text:style-name="texte_20_par_20_défaut">A.02 <text:tab/>les natures de mots<text:tab/><text:tab/><text:tab/></text:span></text:p>
      <text:p text:style-name="Standard"><text:span text:style-name="texte_20_par_20_défaut">A.03 <text:tab/>reconnaître un COD(/COI)</text:span></text:p>
      <text:p text:style-name="Standard"><text:span text:style-name="texte_20_par_20_défaut">A.04 <text:tab/>Pour identifier le sujet d’un verbe, ne pas poser la question « qui fait l’action ? »</text:span></text:p>
      <text:p text:style-name="Standard"><text:span text:style-name="texte_20_par_20_défaut"><text:span text:style-name="T778">A</text:span></text:span><text:span text:style-name="texte_20_par_20_défaut">.05 <text:tab/>le prédicat est une notion qui peut être enseignée</text:span></text:p>
      <text:p text:style-name="Standard"><text:span text:style-name="texte_20_par_20_défaut">A.06 <text:tab/>« donc » est un adverbe</text:span></text:p>
      <text:p text:style-name="Standard"><text:span text:style-name="texte_20_par_20_défaut">A.07 <text:tab/>participe passé ou adjectif ?</text:span></text:p>
      <text:p text:style-name="Standard"><text:span text:style-name="texte_20_par_20_défaut">A.08 <text:tab/>les types de phrases et les formes de phrase</text:span></text:p>
      <text:p text:style-name="Standard"><text:span text:style-name="texte_20_par_20_défaut">A.09 <text:tab/>« Alice » est un groupe nominal, « il » n’en est pas un, « grand » n’en est pas un</text:span></text:p>
      <text:p text:style-name="Standard"><text:span text:style-name="texte_20_par_20_défaut">A.10 <text:tab/>PSR, proposition principale et proposition indépendante</text:span></text:p>
      <text:p text:style-name="Standard"><text:span text:style-name="texte_20_par_20_défaut">A.11 <text:tab/>proposition infinitive ou groupe infinitif de fonction COD</text:span></text:p>
      <text:p text:style-name="Standard"><text:span text:style-name="texte_20_par_20_défaut">A.12 <text:tab/>une phrase simple n’est pas composée de plusieurs propositions coordonnées ou juxtaposées</text:span></text:p>
      <text:p text:style-name="P392"><text:span text:style-name="texte_20_par_20_défaut">A.1</text:span><text:span text:style-name="texte_20_par_20_défaut"><text:span text:style-name="T810">3</text:span></text:span><text:span text:style-name="texte_20_par_20_défaut"> <text:tab/></text:span><text:span text:style-name="texte_20_par_20_défaut"><text:span text:style-name="T810">préférer </text:span></text:span><text:span text:style-name="texte_20_par_20_défaut"><text:span text:style-name="T716">le terme d’</text:span></text:span><text:span text:style-name="texte_20_par_20_défaut"><text:span text:style-name="T810">« adjectif » à cel</text:span></text:span><text:span text:style-name="texte_20_par_20_défaut"><text:span text:style-name="T811">ui</text:span></text:span><text:span text:style-name="texte_20_par_20_défaut"><text:span text:style-name="T810"> d’« adjectif qualificatif »</text:span></text:span></text:p>
      <text:p text:style-name="P410"><text:span text:style-name="texte_20_par_20_défaut">A.1</text:span><text:span text:style-name="texte_20_par_20_défaut"><text:span text:style-name="T814">4<text:tab/>« La pharmacienne de mon quartier » est un groupe nominal</text:span></text:span></text:p>
      <text:p text:style-name="P415"><text:span text:style-name="texte_20_par_20_défaut"><text:span text:style-name="T822">A.15<text:tab/>Le complément du verbe « être » peut être un COI</text:span></text:span></text:p>
      <text:p text:style-name="P415"><text:span text:style-name="référence"><text:span text:style-name="T114"/></text:span></text:p>
      <text:p text:style-name="Standard"/>
      <text:p text:style-name="P165"><text:span text:style-name="titre_20_avec_20_numéro">(</text:span><text:span text:style-name="titre_20_avec_20_numéro"><text:span text:style-name="T268">A.</text:span></text:span><text:span text:style-name="titre_20_avec_20_numéro">01) le conditionnel présent(/passé) est un temps de l’indicatif</text:span></text:p>
      <text:p text:style-name="Standard"><text:span text:style-name="texte_20_par_20_défaut">&gt; liste des modes : infinitif, participe, indicatif, subjonctif, impératif</text:span><text:span text:style-name="T226"><text:tab/><text:tab/> <text:s text:c="5"/></text:span><text:span text:style-name="référence"><text:span text:style-name="T231">TG(I.3.2.2, pp. 36-)</text:span></text:span></text:p>
      <text:p text:style-name="Standard"/>
      <text:p text:style-name="P69"><text:span text:style-name="GGF"><text:span text:style-name="T275">[ </text:span></text:span><text:span text:style-name="GGF">GGF.1.133 ; GGF.1.1228 </text:span><text:span text:style-name="GGF"><text:span text:style-name="T275">]</text:span></text:span><text:span text:style-name="GGF"> </text:span></text:p>
      <text:p text:style-name="P69"><text:span text:style-name="GGF"><text:span text:style-name="T275"><text:tab/>La</text:span></text:span><text:span text:style-name="GGF"> liste des modes est : infinitif, participe présent, indicatif, subjonctif, impératif.</text:span></text:p>
      <text:p text:style-name="Standard"/>
      <text:p text:style-name="Standard"><text:span text:style-name="titre_20_avec_20_numéro">(</text:span><text:span text:style-name="titre_20_avec_20_numéro"><text:span text:style-name="T268">A.</text:span></text:span><text:span text:style-name="titre_20_avec_20_numéro">02) les natures de mots</text:span><text:span text:style-name="T227"><text:tab/><text:tab/><text:tab/><text:tab/><text:tab/><text:tab/><text:tab/> <text:s text:c="7"/></text:span><text:span text:style-name="référence"><text:span text:style-name="T231">TG(I.3.</text:span></text:span><text:span text:style-name="référence"><text:span text:style-name="T232">1</text:span></text:span><text:span text:style-name="référence"><text:span text:style-name="T231">, pp. </text:span></text:span><text:span text:style-name="référence"><text:span text:style-name="T232">28-)</text:span></text:span><text:span text:style-name="référence"><text:span text:style-name="T231"> </text:span></text:span></text:p>
      <text:p text:style-name="Standard"><text:span text:style-name="texte_20_par_20_défaut">nom</text:span><text:span text:style-name="T227"><text:tab/><text:tab/><text:tab/><text:tab/><text:tab/><text:tab/><text:tab/><text:tab/><text:tab/><text:tab/><text:tab/> <text:s text:c="8"/></text:span><text:span text:style-name="référence"><text:span text:style-name="T231">TG(I</text:span></text:span><text:span text:style-name="référence"><text:span text:style-name="T237">I</text:span></text:span><text:span text:style-name="référence"><text:span text:style-name="T231">.3.</text:span></text:span><text:span text:style-name="référence"><text:span text:style-name="T232">1</text:span></text:span><text:span text:style-name="référence"><text:span text:style-name="T231">, p. </text:span></text:span><text:span text:style-name="référence"><text:span text:style-name="T233">102)</text:span></text:span></text:p>
      <text:p text:style-name="Standard"><text:span text:style-name="T227"><text:tab/></text:span><text:span text:style-name="texte_20_par_20_défaut">›nom propre</text:span></text:p>
      <text:p text:style-name="Standard"><text:tab/><text:tab/><text:span text:style-name="exemple">…, Langres, France, Sandwich, …</text:span></text:p>
      <text:p text:style-name="Standard"><text:span text:style-name="T227"><text:tab/></text:span><text:span text:style-name="texte_20_par_20_défaut">›nom commun</text:span></text:p>
      <text:p text:style-name="Standard"><text:tab/><text:tab/><text:span text:style-name="exemple">…, chien, savoir, qu'en-dira-t-on, … </text:span></text:p>
      <text:p text:style-name="Standard"><text:span text:style-name="texte_20_par_20_défaut">›verbe</text:span></text:p>
      <text:p text:style-name="Standard"><text:tab/><text:tab/><text:span text:style-name="exemple">…, manger, prendre, savoir, être, …</text:span></text:p>
      <text:p text:style-name="Standard"><text:span text:style-name="texte_20_par_20_défaut">›adjectif</text:span><text:span text:style-name="T227"><text:tab/><text:tab/><text:tab/><text:tab/><text:tab/><text:tab/><text:tab/><text:tab/><text:tab/><text:tab/> <text:s text:c="5"/></text:span><text:span text:style-name="référence"><text:span text:style-name="T231">TG(I</text:span></text:span><text:span text:style-name="référence"><text:span text:style-name="T237">I</text:span></text:span><text:span text:style-name="référence"><text:span text:style-name="T231">.3.</text:span></text:span><text:span text:style-name="référence"><text:span text:style-name="T234">2</text:span></text:span><text:span text:style-name="référence"><text:span text:style-name="T231">, pp. </text:span></text:span><text:span text:style-name="référence"><text:span text:style-name="T233">10</text:span></text:span><text:span text:style-name="référence"><text:span text:style-name="T234">4-</text:span></text:span><text:span text:style-name="référence"><text:span text:style-name="T233">)</text:span></text:span></text:p>
      <text:p text:style-name="Standard"><text:tab/><text:tab/><text:span text:style-name="exemple">…, rapide, lent, immobile, …</text:span></text:p>
      <text:p text:style-name="Standard"><text:span text:style-name="texte_20_par_20_défaut">déterminant<text:tab/><text:tab/><text:tab/><text:tab/><text:tab/><text:tab/><text:tab/><text:tab/><text:tab/><text:tab/> <text:s text:c="5"/></text:span><text:span text:style-name="référence">TG(</text:span><text:span text:style-name="référence"><text:span text:style-name="T749">I</text:span></text:span><text:span text:style-name="référence">I.3.3, pp. 106-)</text:span></text:p>
      <text:p text:style-name="Standard"><text:span text:style-name="texte_20_par_20_défaut"><text:tab/>›article défini</text:span></text:p>
      <text:p text:style-name="Standard"><text:span text:style-name="exemple"><text:tab/><text:tab/>le, la, les</text:span></text:p>
      <text:p text:style-name="Standard"><text:span text:style-name="texte_20_par_20_défaut"><text:tab/>›forme contractée de l’article défini</text:span></text:p>
      <text:p text:style-name="Standard"><text:span text:style-name="exemple"><text:tab/><text:tab/>du, des, au, aux</text:span></text:p>
      <text:p text:style-name="Standard"><text:span text:style-name="texte_20_par_20_défaut"><text:tab/></text:span><text:span text:style-name="texte_20_par_20_défaut"><text:span text:style-name="T276">›</text:span></text:span><text:span text:style-name="texte_20_par_20_défaut"><text:span text:style-name="T228">forme agglutinée </text:span></text:span><text:span text:style-name="texte_20_par_20_défaut"><text:span text:style-name="T229">de l’article défini </text:span></text:span></text:p>
      <text:p text:style-name="Standard"><text:span text:style-name="exemple"><text:tab/><text:tab/>ledit, ladite, lesdites, audit, audite, auxdits, auxdites</text:span></text:p>
      <text:p text:style-name="Standard"><text:tab/><text:span text:style-name="texte_20_par_20_défaut">›article indéfini</text:span></text:p>
      <text:p text:style-name="Standard"><text:span text:style-name="exemple"><text:tab/><text:tab/>un, une, des</text:span></text:p>
      <text:p text:style-name="Standard"><text:tab/><text:span text:style-name="texte_20_par_20_défaut">›article partitif</text:span></text:p>
      <text:p text:style-name="Standard"><text:span text:style-name="exemple"><text:tab/><text:tab/>du, de la, des</text:span></text:p>
      <text:p text:style-name="Standard"><text:span text:style-name="texte_20_par_20_défaut"><text:tab/>›déterminant possessif</text:span></text:p>
      <text:p text:style-name="Standard"><text:span text:style-name="exemple"><text:tab/><text:tab/>mon, ma, mes, notre, nos, ton, ta, tes, votre, vos, son, sa, ses, leur, leurs</text:span></text:p>
      <text:p text:style-name="Standard"><text:span text:style-name="texte_20_par_20_défaut"><text:tab/>›déterminant démonstratif</text:span></text:p>
      <text:p text:style-name="Standard"><text:span text:style-name="exemple"><text:tab/><text:tab/>ce, cet, cette, ces</text:span></text:p>
      <text:p text:style-name="Standard"><text:span text:style-name="texte_20_par_20_défaut"><text:tab/>›déterminant interrogatif</text:span></text:p>
      <text:p text:style-name="Standard"><text:span text:style-name="exemple"><text:tab/><text:tab/>quel(l)(e)(s), combien de</text:span></text:p>
      <text:p text:style-name="Standard"><text:span text:style-name="texte_20_par_20_défaut"><text:tab/>›déterminant indéfini</text:span></text:p>
      <text:p text:style-name="Standard"><text:span text:style-name="exemple"><text:tab/><text:tab/>…, aucun(e), certain(e)(s), plusieurs, chaque, tous/tout(e)(s), …</text:span></text:p>
      <text:p text:style-name="Standard"><text:span text:style-name="texte_20_par_20_défaut"><text:tab/>›déterminant exclamatif</text:span></text:p>
      <text:p text:style-name="Standard"><text:span text:style-name="exemple"><text:tab/><text:tab/>quel(l)(e)(s), combien de, que de</text:span></text:p>
      <text:p text:style-name="Standard"><text:span text:style-name="texte_20_par_20_défaut"><text:tab/>›déterminant numéral cardinal</text:span></text:p>
      <text:p text:style-name="Standard"><text:span text:style-name="exemple"><text:tab/><text:tab/>un, deux, trois, …</text:span></text:p>
      <text:p text:style-name="Standard"><text:span text:style-name="texte_20_par_20_défaut"><text:tab/>›déterminant numéral ordinal</text:span></text:p>
      <text:p text:style-name="Standard"><text:span text:style-name="exemple"><text:tab/><text:tab/>premier, deuxième, troisième, …</text:span></text:p>
      <text:p text:style-name="Standard"><text:span text:style-name="texte_20_par_20_défaut"/></text:p>
      <text:p text:style-name="Standard"><text:soft-page-break/><text:span text:style-name="texte_20_par_20_défaut"><text:tab/>›déterminant relatif </text:span></text:p>
      <text:p text:style-name="Standard"><text:span text:style-name="exemple"><text:tab/><text:tab/>lequel/auquel</text:span></text:p>
      <text:p text:style-name="Standard"><text:span text:style-name="texte_20_par_20_défaut">pronom</text:span></text:p>
      <text:p text:style-name="Standard"><text:span text:style-name="texte_20_par_20_défaut"><text:tab/>›pronom personnel</text:span></text:p>
      <text:p text:style-name="Standard"><text:span text:style-name="exemple"><text:tab/><text:tab/>je, tu, il(s), elle(s), on, nous, vous, moi, toi, lui, eux, me, te, le, la, les, leur</text:span></text:p>
      <text:p text:style-name="Standard"><text:span text:style-name="texte_20_par_20_défaut"><text:tab/>›pronom possessif</text:span></text:p>
      <text:p text:style-name="Standard"><text:tab/><text:tab/><text:span text:style-name="exemple">le mien, la mienne, les miens, les miennes, le nôtre, les nôtres, le tien, …, le sien, …,</text:span></text:p>
      <text:p text:style-name="Standard"><text:span text:style-name="exemple"><text:tab/><text:tab/>le leur, la leur, les leurs</text:span></text:p>
      <text:p text:style-name="Standard"><text:span text:style-name="texte_20_par_20_défaut"><text:tab/>›pronom démonstratif</text:span></text:p>
      <text:p text:style-name="Standard"><text:span text:style-name="exemple"><text:tab/><text:tab/>celui, celui-ci, celui-là, celle, …, ceux, …, ce (c’), cela, ça</text:span></text:p>
      <text:p text:style-name="Standard"><text:span text:style-name="texte_20_par_20_défaut"><text:tab/>›pronom indéfini</text:span></text:p>
      <text:p text:style-name="Standard"><text:span text:style-name="exemple"><text:tab/><text:tab/>…, personne, certains, quelques-uns, tout, chacun, … </text:span></text:p>
      <text:p text:style-name="Standard"><text:span text:style-name="texte_20_par_20_défaut"><text:tab/>›pronom interrogatif</text:span></text:p>
      <text:p text:style-name="Standard"><text:span text:style-name="exemple"><text:tab/><text:tab/>qui, que, quoi, lequel (lesquels, laquelle, lesquels...), qui est-ce qui, qu’est-ce que ?</text:span></text:p>
      <text:p text:style-name="Standard"><text:span text:style-name="texte_20_par_20_défaut"><text:tab/>›pronom relatif</text:span></text:p>
      <text:p text:style-name="Standard"><text:span text:style-name="exemple"><text:tab/><text:tab/>qui, que, quoi, dont, où, lequel, auquel, duquel</text:span></text:p>
      <text:p text:style-name="Standard"><text:span text:style-name="texte_20_par_20_défaut"><text:tab/>›pronom adverbial</text:span></text:p>
      <text:p text:style-name="Standard"><text:span text:style-name="exemple"><text:tab/><text:tab/>en, y</text:span></text:p>
      <text:p text:style-name="Standard"><text:span text:style-name="texte_20_par_20_défaut">›adverbe</text:span></text:p>
      <text:p text:style-name="Standard"><text:span text:style-name="exemple"><text:tab/><text:tab/>…, hier, vite, rapidement, donc, pourquoi, quand, ne/pas, aussi, moins, plus …</text:span></text:p>
      <text:p text:style-name="Standard"><text:span text:style-name="texte_20_par_20_défaut">›préposition</text:span></text:p>
      <text:p text:style-name="Standard"><text:span text:style-name="exemple"><text:tab/><text:tab/>…, à, pour, par, avec, chez, de, …, près de, à cause de, …</text:span></text:p>
      <text:p text:style-name="Standard"><text:span text:style-name="texte_20_par_20_défaut">conjonction</text:span></text:p>
      <text:p text:style-name="Standard"><text:span text:style-name="texte_20_par_20_défaut"><text:tab/>›conjonction de coordination</text:span></text:p>
      <text:p text:style-name="Standard"><text:span text:style-name="exemple"><text:tab/><text:tab/>mais, ou, et, or, ni, car</text:span></text:p>
      <text:p text:style-name="Standard"><text:span text:style-name="texte_20_par_20_défaut"><text:tab/>›conjonction de subordination</text:span></text:p>
      <text:p text:style-name="Standard"><text:span text:style-name="exemple"><text:tab/><text:tab/>que, si, quand, après que, pour que, afin que, au cas où, …</text:span></text:p>
      <text:p text:style-name="Standard"><text:span text:style-name="texte_20_par_20_défaut">›interjections et onomatopées</text:span></text:p>
      <text:p text:style-name="Standard"><text:span text:style-name="exemple"><text:tab/><text:tab/>…, oh, aïe, ciel, ah bon, …</text:span></text:p>
      <text:p text:style-name="Standard"/>
      <text:p text:style-name="Standard"><text:span text:style-name="titre_20_avec_20_numéro">(</text:span><text:span text:style-name="titre_20_avec_20_numéro"><text:span text:style-name="T268">A.</text:span></text:span><text:span text:style-name="titre_20_avec_20_numéro">03) reconnaître un COD(/COI)</text:span></text:p>
      <text:p text:style-name="Standard"/>
      <text:p text:style-name="Standard"><text:span text:style-name="texte_20_par_20_défaut"><text:span text:style-name="T539">(a) </text:span></text:span><text:span text:style-name="texte_20_par_20_défaut"><text:span text:style-name="T537">Ne pas utiliser la question </text:span></text:span><text:span text:style-name="texte_20_par_20_défaut"><text:span text:style-name="T544">(à/de) </text:span></text:span><text:span text:style-name="texte_20_par_20_défaut"><text:span text:style-name="T537">qui / quoi pour identifier un COD/COI</text:span></text:span></text:p>
      <text:p text:style-name="Standard"><text:span text:style-name="texte_20_par_20_défaut">Pourquoi est-ce que ça ne marche pas ?</text:span></text:p>
      <text:p text:style-name="Standard"><text:span text:style-name="T103"><text:tab/></text:span><text:span text:style-name="texte_20_par_20_défaut"><text:span text:style-name="T102">(✓)</text:span></text:span><text:span text:style-name="T102"> </text:span><text:span text:style-name="exemple">Il donne du pain à son frère.</text:span></text:p>
      <text:p text:style-name="Standard"><text:span text:style-name="T102"><text:tab/></text:span><text:span text:style-name="texte_20_par_20_défaut"><text:span text:style-name="T102">(!)</text:span></text:span><text:span text:style-name="T102"> </text:span><text:span text:style-name="exemple">Il est beau.</text:span></text:p>
      <text:p text:style-name="P91"><text:span text:style-name="exemple"><text:span text:style-name="T102"><text:tab/></text:span></text:span><text:span text:style-name="texte_20_par_20_défaut"><text:span text:style-name="T102">(!)</text:span></text:span><text:span text:style-name="exemple"><text:span text:style-name="T102"> </text:span></text:span><text:span text:style-name="exemple">Il </text:span><text:span text:style-name="exemple"><text:span text:style-name="T410">va chez sa mère.</text:span></text:span></text:p>
      <text:p text:style-name="Standard"/>
      <text:p text:style-name="Standard"><text:span text:style-name="texte_20_par_20_défaut"><text:span text:style-name="T539">(b) </text:span></text:span><text:span text:style-name="texte_20_par_20_défaut"><text:span text:style-name="T537">Ne pas dire qu’on reconnaît un COI à la présence d’une préposition au début du COI</text:span></text:span></text:p>
      <text:p text:style-name="Standard"><text:span text:style-name="texte_20_par_20_défaut">Pourquoi est-ce que ça ne marche pas ?</text:span></text:p>
      <text:p text:style-name="Standard"><text:span text:style-name="T58"><text:tab/></text:span><text:span text:style-name="texte_20_par_20_défaut"><text:span text:style-name="T60">(✓)</text:span></text:span><text:span text:style-name="T60"> </text:span><text:span text:style-name="exemple"><text:span text:style-name="T186">Il donne l’eau à son frère.</text:span></text:span></text:p>
      <text:p text:style-name="Standard"><text:span text:style-name="T60"><text:tab/></text:span><text:span text:style-name="texte_20_par_20_défaut"><text:span text:style-name="T60">(✓)</text:span></text:span><text:span text:style-name="T60"> </text:span><text:span text:style-name="exemple"><text:span text:style-name="T186">Je me souviens de mes parents.</text:span></text:span></text:p>
      <text:p text:style-name="Standard"><text:soft-page-break/><text:span text:style-name="T60"><text:tab/></text:span><text:span text:style-name="texte_20_par_20_défaut"><text:span text:style-name="T60">(!)</text:span></text:span><text:span text:style-name="T60"> </text:span><text:span text:style-name="exemple"><text:span text:style-name="T186">Il de donne de l’eau à son frère.</text:span></text:span></text:p>
      <text:p text:style-name="Standard"><text:span text:style-name="T60"><text:tab/></text:span><text:span text:style-name="texte_20_par_20_défaut"><text:span text:style-name="T60">(!)</text:span></text:span><text:span text:style-name="T60"> </text:span><text:span text:style-name="exemple"><text:span text:style-name="T186">Il lui a donné près de quarante euros.</text:span></text:span></text:p>
      <text:p text:style-name="Standard"><text:span text:style-name="exemple"/></text:p>
      <text:p text:style-name="Standard"><text:span text:style-name="texte_20_par_20_défaut"><text:span text:style-name="T539">(c) </text:span></text:span><text:span text:style-name="texte_20_par_20_défaut"><text:span text:style-name="T538">L</text:span></text:span><text:span text:style-name="texte_20_par_20_défaut"><text:span text:style-name="T537">e COS n’est pas une notion à enseigner</text:span></text:span></text:p>
      <text:p text:style-name="Standard"><text:span text:style-name="texte_20_par_20_défaut">Elle n’apparaît pas dans la </text:span><text:span text:style-name="texte_20_par_20_défaut"><text:span text:style-name="T2">Terminologie Grammaticale</text:span></text:span><text:span text:style-name="texte_20_par_20_défaut">.</text:span></text:p>
      <text:p text:style-name="Standard"><text:span text:style-name="texte_20_par_20_défaut">&gt; Ne parler que de COI aux élèves.</text:span></text:p>
      <text:p text:style-name="Standard"/>
      <text:p text:style-name="Standard"><text:span text:style-name="texte_20_par_20_défaut"><text:span text:style-name="T540">(d) </text:span></text:span><text:span text:style-name="texte_20_par_20_défaut"><text:span text:style-name="T29">Je vais à Paris</text:span></text:span><text:span text:style-name="texte_20_par_20_défaut"><text:span text:style-name="T537"> : comment analyser « à Paris » ?</text:span></text:span></text:p>
      <text:p text:style-name="Standard"><text:span text:style-name="texte_20_par_20_défaut">Dans </text:span><text:span text:style-name="exemple">Je vais à Paris</text:span><text:span text:style-name="texte_20_par_20_défaut">, « à Paris » est à analyser comme un COI, et non comme</text:span><text:tab/> <text:s text:c="10"/><text:span text:style-name="référence"><text:span text:style-name="T231">TG(I.</text:span></text:span><text:span text:style-name="référence"><text:span text:style-name="T236">1</text:span></text:span><text:span text:style-name="référence"><text:span text:style-name="T235">.</text:span></text:span><text:span text:style-name="référence"><text:span text:style-name="T236">3</text:span></text:span><text:span text:style-name="référence"><text:span text:style-name="T231">, p. </text:span></text:span><text:span text:style-name="référence"><text:span text:style-name="T236">15</text:span></text:span><text:span text:style-name="référence"><text:span text:style-name="T233">)</text:span></text:span></text:p>
      <text:p text:style-name="Standard"><text:span text:style-name="texte_20_par_20_défaut">un CC de lieu.</text:span></text:p>
      <text:p text:style-name="Standard"/>
      <text:p text:style-name="P174"><text:bookmark text:name="char-node"/><text:span text:style-name="texte_20_par_20_défaut"><text:span text:style-name="T541">➱ </text:span></text:span><text:span text:style-name="texte_20_par_20_défaut"><text:span text:style-name="T537">Comment distinguer CC / attribut du sujet / COD / COI ?</text:span></text:span><text:tab/><text:tab/><text:tab/> <text:s text:c="5"/><text:span text:style-name="référence"><text:span text:style-name="T142">TG(</text:span></text:span><text:span text:style-name="référence"><text:span text:style-name="T158">I</text:span></text:span><text:span text:style-name="référence"><text:span text:style-name="T142">I.</text:span></text:span><text:span text:style-name="référence"><text:span text:style-name="T143">2</text:span></text:span><text:span text:style-name="référence"><text:span text:style-name="T144">.</text:span></text:span><text:span text:style-name="référence"><text:span text:style-name="T143">3</text:span></text:span><text:span text:style-name="référence"><text:span text:style-name="T144">.1</text:span></text:span><text:span text:style-name="référence"><text:span text:style-name="T142">, p. </text:span></text:span><text:span text:style-name="référence"><text:span text:style-name="T143">84</text:span></text:span><text:span text:style-name="référence"><text:span text:style-name="T145">)</text:span></text:span></text:p>
      <text:p text:style-name="P174"/>
      <text:p text:style-name="P174"><text:span text:style-name="texte_20_par_20_défaut"><text:tab/>(1) est-ce un CC ?</text:span><text:tab/><text:tab/><text:tab/><text:tab/><text:tab/><text:tab/><text:tab/><text:tab/> <text:s/><text:span text:style-name="référence"><text:span text:style-name="T142">TG(</text:span></text:span><text:span text:style-name="référence"><text:span text:style-name="T158">I</text:span></text:span><text:span text:style-name="référence"><text:span text:style-name="T142">I.</text:span></text:span><text:span text:style-name="référence"><text:span text:style-name="T146">2.4</text:span></text:span><text:span text:style-name="référence"><text:span text:style-name="T142">, p</text:span></text:span><text:span text:style-name="référence"><text:span text:style-name="T147">p</text:span></text:span><text:span text:style-name="référence"><text:span text:style-name="T142">. </text:span></text:span><text:span text:style-name="référence"><text:span text:style-name="T147">92-93</text:span></text:span><text:span text:style-name="référence"><text:span text:style-name="T145">)</text:span></text:span></text:p>
      <text:p text:style-name="P174"><text:span text:style-name="texte_20_par_20_défaut"><text:tab/>(2) est-ce un attribut du sujet ?</text:span></text:p>
      <text:p text:style-name="P174"><text:span text:style-name="texte_20_par_20_défaut"><text:tab/>(3) peut-on pronominaliser par </text:span><text:span text:style-name="texte_20_par_20_défaut"><text:span text:style-name="T2">le</text:span></text:span><text:span text:style-name="texte_20_par_20_défaut"><text:span text:style-name="T39">, </text:span></text:span><text:span text:style-name="texte_20_par_20_défaut"><text:span text:style-name="T2">la</text:span></text:span><text:span text:style-name="texte_20_par_20_défaut"><text:span text:style-name="T39">,</text:span></text:span><text:span text:style-name="texte_20_par_20_défaut"><text:span text:style-name="T2"> les</text:span></text:span><text:span text:style-name="texte_20_par_20_défaut"><text:span text:style-name="T39"> ? → COD</text:span></text:span></text:p>
      <text:p text:style-name="P174"><text:span text:style-name="texte_20_par_20_défaut"><text:span text:style-name="T39"><text:tab/>(4) peut-on pronominaliser par </text:span></text:span><text:span text:style-name="texte_20_par_20_défaut"><text:span text:style-name="T2">lui, leur </text:span></text:span><text:span text:style-name="texte_20_par_20_défaut"><text:span text:style-name="T39">?→ COI</text:span></text:span></text:p>
      <text:p text:style-name="P174"><text:span text:style-name="texte_20_par_20_défaut"><text:span text:style-name="T39"><text:tab/>(5) peut-on pronominaliser par </text:span></text:span><text:span text:style-name="texte_20_par_20_défaut"><text:span text:style-name="T2">y</text:span></text:span><text:span text:style-name="texte_20_par_20_défaut"><text:span text:style-name="T39"> </text:span></text:span><text:span text:style-name="texte_20_par_20_défaut"><text:span text:style-name="T58">? → COI</text:span></text:span></text:p>
      <text:p text:style-name="P174"><text:span text:style-name="texte_20_par_20_défaut"><text:span text:style-name="T58"><text:tab/>(6) peut-on pronominaliser par </text:span></text:span><text:span text:style-name="texte_20_par_20_défaut"><text:span text:style-name="T14">en</text:span></text:span><text:span text:style-name="texte_20_par_20_défaut"><text:span text:style-name="T58"> ? → COD ou COI</text:span></text:span></text:p>
      <text:p text:style-name="Standard"/>
      <text:p text:style-name="P115"><text:span text:style-name="titre_20_avec_20_numéro">(</text:span><text:span text:style-name="titre_20_avec_20_numéro"><text:span text:style-name="T268">A.</text:span></text:span><text:span text:style-name="titre_20_avec_20_numéro">04) Pour identifier le sujet d’un verbe, ne pas poser la question « qui fait l’action ? »</text:span></text:p>
      <text:p text:style-name="Standard"/>
      <text:p text:style-name="Standard"><text:span text:style-name="texte_20_par_20_défaut">Pourquoi est-ce que ça ne marche pas ?</text:span></text:p>
      <text:p text:style-name="Standard"><text:span text:style-name="T59"><text:tab/></text:span><text:span text:style-name="texte_20_par_20_défaut"><text:span text:style-name="T59">(</text:span></text:span><text:span text:style-name="texte_20_par_20_défaut"><text:span text:style-name="T101">✓</text:span></text:span><text:span text:style-name="texte_20_par_20_défaut"><text:span text:style-name="T59">)</text:span></text:span><text:span text:style-name="T59"> </text:span><text:span text:style-name="exemple"><text:span text:style-name="T187">Jean coupe du bois.</text:span></text:span></text:p>
      <text:p text:style-name="P92"><text:span text:style-name="exemple"><text:span text:style-name="T59"><text:tab/></text:span></text:span><text:span text:style-name="texte_20_par_20_défaut"><text:span text:style-name="T59">(!)</text:span></text:span><text:span text:style-name="exemple"><text:span text:style-name="T59"> </text:span></text:span><text:span text:style-name="exemple"><text:span text:style-name="T371">Viens </text:span></text:span><text:span text:style-name="exemple"><text:span text:style-name="T187">!</text:span></text:span></text:p>
      <text:p text:style-name="Standard"><text:span text:style-name="T58"><text:tab/></text:span><text:span text:style-name="texte_20_par_20_défaut"><text:span text:style-name="T58">(!)</text:span></text:span><text:span text:style-name="T58"> </text:span><text:span text:style-name="exemple"><text:span text:style-name="T185">Il pleut.</text:span></text:span></text:p>
      <text:p text:style-name="Standard"><text:span text:style-name="T58"><text:tab/></text:span><text:span text:style-name="texte_20_par_20_défaut"><text:span text:style-name="T58">(!)</text:span></text:span><text:span text:style-name="T58"> </text:span><text:span text:style-name="exemple"><text:span text:style-name="T185">Le bois est coupé par Jean.</text:span></text:span></text:p>
      <text:p text:style-name="Standard"/>
      <text:p text:style-name="P175"><text:bookmark text:name="char-node1"/><text:span text:style-name="texte_20_par_20_défaut"><text:span text:style-name="T541">➱ </text:span></text:span><text:span text:style-name="texte_20_par_20_défaut"><text:span text:style-name="T537">Comment </text:span></text:span><text:span text:style-name="texte_20_par_20_défaut"><text:span text:style-name="T542">identifier le sujet d’un verbe ?</text:span></text:span></text:p>
      <text:p text:style-name="P175"><text:span text:style-name="texte_20_par_20_défaut"><text:span text:style-name="T178"><text:tab/></text:span></text:span><text:span text:style-name="texte_20_par_20_défaut"><text:span text:style-name="T60">- </text:span></text:span><text:span text:style-name="texte_20_par_20_défaut"><text:span text:style-name="T63">l’accord de la personne grammaticale (1S, 2S, 3S, 1P, 2P, 3P) entre le verbe et son sujet</text:span></text:span></text:p>
      <text:p text:style-name="P175"><text:span text:style-name="texte_20_par_20_défaut"><text:span text:style-name="T60"><text:tab/>- </text:span></text:span><text:span text:style-name="texte_20_par_20_défaut"><text:span text:style-name="T63">la pince « c’est... qui... »</text:span></text:span></text:p>
      <text:p text:style-name="P85"/>
      <text:p text:style-name="Standard"><text:span text:style-name="titre_20_avec_20_numéro">(</text:span><text:span text:style-name="titre_20_avec_20_numéro"><text:span text:style-name="T268">A.</text:span></text:span><text:span text:style-name="titre_20_avec_20_numéro">05) le prédicat est une notion qui peut être enseignée</text:span></text:p>
      <text:p text:style-name="Standard"><text:span text:style-name="texte_20_par_20_défaut"><text:span text:style-name="T58">Cette notion </text:span></text:span><text:span text:style-name="texte_20_par_20_défaut"><text:span text:style-name="T61">apparaît dans la </text:span></text:span><text:span text:style-name="texte_20_par_20_défaut"><text:span text:style-name="T15">Terminologie Grammaticale</text:span></text:span><text:span text:style-name="texte_20_par_20_défaut"><text:span text:style-name="T61">.</text:span></text:span><text:span text:style-name="T61"><text:tab/><text:tab/><text:tab/><text:tab/> <text:s text:c="4"/></text:span><text:span text:style-name="référence"><text:span text:style-name="T142">TG(</text:span></text:span><text:span text:style-name="référence"><text:span text:style-name="T158">I</text:span></text:span><text:span text:style-name="référence"><text:span text:style-name="T142">I.</text:span></text:span><text:span text:style-name="référence"><text:span text:style-name="T141">1.9.1</text:span></text:span><text:span text:style-name="référence"><text:span text:style-name="T142">, pp. </text:span></text:span><text:span text:style-name="référence"><text:span text:style-name="T141">80</text:span></text:span><text:span text:style-name="référence"><text:span text:style-name="T148">-</text:span></text:span><text:span text:style-name="référence"><text:span text:style-name="T145">)</text:span></text:span></text:p>
      <text:p text:style-name="Standard"/>
      <text:p text:style-name="P142"><text:span text:style-name="texte_20_par_20_défaut">Le pr</text:span><text:span text:style-name="texte_20_par_20_défaut"><text:span text:style-name="T796">édicat ne se confond pas avec le groupe verbal ; le prédicat est une fonction, <text:s text:c="6"/></text:span></text:span><text:span text:style-name="référence"><text:span text:style-name="T142">TG(</text:span></text:span><text:span text:style-name="référence"><text:span text:style-name="T158">I</text:span></text:span><text:span text:style-name="référence"><text:span text:style-name="T142">I.</text:span></text:span><text:span text:style-name="référence"><text:span text:style-name="T171">1.</text:span></text:span><text:span text:style-name="référence"><text:span text:style-name="T172">1</text:span></text:span><text:span text:style-name="référence"><text:span text:style-name="T142">, pp. </text:span></text:span><text:span text:style-name="référence"><text:span text:style-name="T172">12-</text:span></text:span><text:span text:style-name="référence"><text:span text:style-name="T145">)</text:span></text:span></text:p>
      <text:p text:style-name="P142"><text:span text:style-name="texte_20_par_20_défaut"><text:span text:style-name="T796">le groupe verbal est l’un des éléments de la phrase avec le groupe sujet et le groupe circonstanciel.</text:span></text:span></text:p>
      <text:p text:style-name="P143"><text:span text:style-name="texte_20_par_20_défaut"><text:span text:style-name="T797">Dans la phrase </text:span></text:span><text:span text:style-name="exemple"><text:span text:style-name="T797">Excellent ce rôti</text:span></text:span><text:span text:style-name="texte_20_par_20_défaut"><text:span text:style-name="T797">, le prédicat est </text:span></text:span><text:span text:style-name="exemple"><text:span text:style-name="T797">Excellent</text:span></text:span><text:span text:style-name="texte_20_par_20_défaut"><text:span text:style-name="T797"> et le sujet </text:span></text:span><text:span text:style-name="exemple"><text:span text:style-name="T797">ce rôti</text:span></text:span><text:span text:style-name="texte_20_par_20_défaut"><text:span text:style-name="T797"> mais <text:s/><text:tab/> <text:s text:c="4"/></text:span></text:span><text:span text:style-name="référence"><text:span text:style-name="T142">TG(</text:span></text:span><text:span text:style-name="référence"><text:span text:style-name="T158">I</text:span></text:span><text:span text:style-name="référence"><text:span text:style-name="T142">I.</text:span></text:span><text:span text:style-name="référence"><text:span text:style-name="T173">1.9.1</text:span></text:span><text:span text:style-name="référence"><text:span text:style-name="T142">, pp. </text:span></text:span><text:span text:style-name="référence"><text:span text:style-name="T173">80</text:span></text:span><text:span text:style-name="référence"><text:span text:style-name="T148">-</text:span></text:span><text:span text:style-name="référence"><text:span text:style-name="T145">)</text:span></text:span></text:p>
      <text:p text:style-name="P143"><text:soft-page-break/><text:span text:style-name="texte_20_par_20_défaut"><text:span text:style-name="T797">il n’y a pas ici de groupe verbal.</text:span></text:span></text:p>
      <text:p text:style-name="P143"><text:span text:style-name="texte_20_par_20_défaut"/></text:p>
      <text:p text:style-name="Standard"><text:span text:style-name="titre_20_avec_20_numéro">(</text:span><text:span text:style-name="titre_20_avec_20_numéro"><text:span text:style-name="T268">A.</text:span></text:span><text:span text:style-name="titre_20_avec_20_numéro">06) « </text:span><text:span text:style-name="titre_20_avec_20_numéro"><text:span text:style-name="T39">donc</text:span></text:span><text:span text:style-name="titre_20_avec_20_numéro"><text:span text:style-name="T2"> »</text:span></text:span><text:span text:style-name="titre_20_avec_20_numéro"> est un adverbe</text:span></text:p>
      <text:p text:style-name="P133"><text:span text:style-name="texte_20_par_20_défaut"><text:span text:style-name="T62"/></text:span></text:p>
      <text:p text:style-name="P133"><text:span text:style-name="texte_20_par_20_défaut"><text:span text:style-name="T62">Le mot </text:span></text:span><text:span text:style-name="exemple"><text:span text:style-name="T188">donc</text:span></text:span><text:span text:style-name="texte_20_par_20_défaut"><text:span text:style-name="T62"> ne fait pas partie des conjonctions de coordination.</text:span></text:span><text:span text:style-name="T62"><text:tab/></text:span><text:span text:style-name="T61"><text:tab/><text:tab/> <text:s text:c="5"/></text:span><text:span text:style-name="référence"><text:span text:style-name="T142">TG(</text:span></text:span><text:span text:style-name="référence"><text:span text:style-name="T158">I</text:span></text:span><text:span text:style-name="référence"><text:span text:style-name="T142">I.</text:span></text:span><text:span text:style-name="référence"><text:span text:style-name="T149">3</text:span></text:span><text:span text:style-name="référence"><text:span text:style-name="T141">.</text:span></text:span><text:span text:style-name="référence"><text:span text:style-name="T149">7</text:span></text:span><text:span text:style-name="référence"><text:span text:style-name="T141">.1</text:span></text:span><text:span text:style-name="référence"><text:span text:style-name="T142">, p. </text:span></text:span><text:span text:style-name="référence"><text:span text:style-name="T150">131</text:span></text:span><text:span text:style-name="référence"><text:span text:style-name="T145">)</text:span></text:span></text:p>
      <text:p text:style-name="P135"><text:span text:style-name="texte_20_par_20_défaut"><text:span text:style-name="T168">La TG cite les conjonctions de coordination suivantes : </text:span></text:span><text:span text:style-name="texte_20_par_20_défaut"><text:span text:style-name="T21">mais, ou, et, or, ni, car</text:span></text:span><text:span text:style-name="texte_20_par_20_défaut"><text:span text:style-name="T168">. La liste semble exhaustive.</text:span></text:span></text:p>
      <text:p text:style-name="P133"><text:span text:style-name="GGF"/></text:p>
      <text:p text:style-name="P133"><text:span text:style-name="GGF"><text:span text:style-name="T275">[ </text:span></text:span><text:span text:style-name="GGF">GGF.1.</text:span><text:span text:style-name="GGF"><text:span text:style-name="T779">869-</text:span></text:span><text:span text:style-name="GGF"><text:span text:style-name="T761">870</text:span></text:span><text:span text:style-name="GGF"> </text:span><text:span text:style-name="GGF"><text:span text:style-name="T275">]</text:span></text:span></text:p>
      <text:p text:style-name="P133"><text:span text:style-name="GGF"><text:tab/></text:span><text:span text:style-name="GGF"><text:span text:style-name="T780">Même classification dans </text:span></text:span><text:span text:style-name="GGF"><text:span text:style-name="T6">La Grande Grammaire du Français :</text:span></text:span></text:p>
      <text:p text:style-name="P133"><text:span text:style-name="GGF"><text:span text:style-name="T275"><text:tab/>« </text:span></text:span><text:span text:style-name="GGF"><text:span text:style-name="T779">[l’</text:span></text:span><text:span text:style-name="GGF"><text:span text:style-name="T781">adverbe </text:span></text:span><text:span text:style-name="GGF"><text:span text:style-name="T5">donc</text:span></text:span><text:span text:style-name="GGF"><text:span text:style-name="T779">]</text:span></text:span><text:span text:style-name="GGF"><text:span text:style-name="T275"> </text:span></text:span><text:span text:style-name="GGF"><text:span text:style-name="T779">a la même mobilité que d’autres adverbes connecteurs comme </text:span></text:span><text:span text:style-name="GGF"><text:span text:style-name="T5">pourtant </text:span></text:span><text:span text:style-name="GGF"><text:span text:style-name="T42">»</text:span></text:span></text:p>
      <text:p text:style-name="P133"><text:span text:style-name="GGF"><text:span text:style-name="T5"><text:tab/></text:span></text:span><text:span text:style-name="GGF"><text:span text:style-name="T7"><text:tab/>Paul est content, donc il ira voir Marie.</text:span></text:span></text:p>
      <text:p text:style-name="P133"><text:span text:style-name="GGF"><text:span text:style-name="T7"><text:tab/><text:tab/>Il ira donc voir Marie.</text:span></text:span></text:p>
      <text:p text:style-name="P133"><text:span text:style-name="GGF"><text:span text:style-name="T7"><text:tab/><text:tab/>Il ira voir Marie, donc.</text:span></text:span></text:p>
      <text:p text:style-name="P133"><text:span text:style-name="GGF"><text:span text:style-name="T7"/></text:span></text:p>
      <text:p text:style-name="P134"><text:span text:style-name="GGF"><text:span text:style-name="T789">[ </text:span></text:span><text:span text:style-name="GGF"><text:span text:style-name="T788">GGF.2.</text:span></text:span><text:span text:style-name="GGF"><text:span text:style-name="T762">1985</text:span></text:span><text:span text:style-name="GGF"><text:span text:style-name="T788"> </text:span></text:span><text:span text:style-name="GGF"><text:span text:style-name="T789">]</text:span></text:span></text:p>
      <text:p text:style-name="P117"><text:span text:style-name="GGF"><text:span text:style-name="T789"><text:tab/></text:span></text:span><text:span text:style-name="GGF"><text:span text:style-name="T788">La liste des conjonctions de coordination reconnues par le GGF est bien plus étendue que celle donnée dans la TG : </text:span></text:span><text:span text:style-name="GGF"><text:span text:style-name="T8">car, et, mais, ni, ou, or, puis, soit… soit…</text:span></text:span><text:span text:style-name="GGF"><text:span text:style-name="T788"> (formes simples) et comme </text:span></text:span><text:span text:style-name="GGF"><text:span text:style-name="T8">c’est-à-dire, et puis, ou bien</text:span></text:span><text:span text:style-name="GGF"><text:span text:style-name="T43"> (formes complexes). </text:span></text:span><text:span text:style-name="GGF"><text:span text:style-name="T44">Ces listes semblent exhaustives </text:span></text:span><text:span text:style-name="GGF"><text:span text:style-name="T45">(pas de « etc. » à fin de ces deux listes).</text:span></text:span></text:p>
      <text:p text:style-name="P133"><text:span text:style-name="référence"><text:span text:style-name="T166"/></text:span></text:p>
      <text:p text:style-name="Standard"><text:span text:style-name="titre_20_avec_20_numéro">(</text:span><text:span text:style-name="titre_20_avec_20_numéro"><text:span text:style-name="T268">A.</text:span></text:span><text:span text:style-name="titre_20_avec_20_numéro">0</text:span><text:span text:style-name="titre_20_avec_20_numéro"><text:span text:style-name="T238">7</text:span></text:span><text:span text:style-name="titre_20_avec_20_numéro">) </text:span><text:span text:style-name="titre_20_avec_20_numéro"><text:span text:style-name="T239">p</text:span></text:span><text:span text:style-name="titre_20_avec_20_numéro"><text:span text:style-name="T40">articipe passé ou adjectif ?</text:span></text:span></text:p>
      <text:p text:style-name="P136"><text:span text:style-name="texte_20_par_20_défaut"><text:span text:style-name="T169">La </text:span></text:span><text:span text:style-name="texte_20_par_20_défaut"><text:span text:style-name="T19">Terminologie Grammaticale</text:span></text:span><text:span text:style-name="texte_20_par_20_défaut"><text:span text:style-name="T240"> ne donne quasiment aucune information mais analyse</text:span></text:span><text:span text:style-name="T240"> </text:span><text:span text:style-name="exemple"><text:span text:style-name="T240">étonnée</text:span></text:span><text:span text:style-name="T240"> </text:span><text:span text:style-name="texte_20_par_20_défaut"><text:span text:style-name="T240">dans</text:span></text:span></text:p>
      <text:p text:style-name="Standard"><text:tab/><text:span text:style-name="exemple"><text:span text:style-name="T240">Elle est étonnée par cette réaction.</text:span></text:span><text:span text:style-name="T240"><text:tab/><text:tab/><text:tab/><text:tab/><text:tab/><text:tab/> <text:s text:c="3"/></text:span><text:span text:style-name="référence"><text:span text:style-name="T142">TG(</text:span></text:span><text:span text:style-name="référence"><text:span text:style-name="T158">I</text:span></text:span><text:span text:style-name="référence"><text:span text:style-name="T142">I.</text:span></text:span><text:span text:style-name="référence"><text:span text:style-name="T149">3</text:span></text:span><text:span text:style-name="référence"><text:span text:style-name="T144">.</text:span></text:span><text:span text:style-name="référence"><text:span text:style-name="T151">9</text:span></text:span><text:span text:style-name="référence"><text:span text:style-name="T149">.</text:span></text:span><text:span text:style-name="référence"><text:span text:style-name="T151">5.2</text:span></text:span><text:span text:style-name="référence"><text:span text:style-name="T142">, p. </text:span></text:span><text:span text:style-name="référence"><text:span text:style-name="T150">1</text:span></text:span><text:span text:style-name="référence"><text:span text:style-name="T151">57</text:span></text:span><text:span text:style-name="référence"><text:span text:style-name="T145">)</text:span></text:span></text:p>
      <text:p text:style-name="Standard"><text:span text:style-name="texte_20_par_20_défaut">comme un participe passé utilisé pour former un « passif ».</text:span></text:p>
      <text:p text:style-name="Standard"/>
      <text:p text:style-name="P129"><text:span text:style-name="GGF">GGF.1.1</text:span><text:span text:style-name="GGF"><text:span text:style-name="T770">29 ; GGF.1.212 ; </text:span></text:span><text:span text:style-name="GGF"><text:span text:style-name="T771">GGF.1.649 </text:span></text:span><text:span text:style-name="GGF"><text:span text:style-name="T770">: </text:span></text:span><text:span text:style-name="GGF"><text:span text:style-name="T730">distinction entre participe passé et participe passif.</text:span></text:span></text:p>
      <text:p text:style-name="Standard"><text:span text:style-name="GGF"/></text:p>
      <text:p text:style-name="Standard"><text:span text:style-name="titre_20_avec_20_numéro">(</text:span><text:span text:style-name="titre_20_avec_20_numéro"><text:span text:style-name="T268">A.</text:span></text:span><text:span text:style-name="titre_20_avec_20_numéro">0</text:span><text:span text:style-name="titre_20_avec_20_numéro"><text:span text:style-name="T269">8</text:span></text:span><text:span text:style-name="titre_20_avec_20_numéro">) </text:span><text:span text:style-name="titre_20_avec_20_numéro"><text:span text:style-name="T269">les types de phrase</text:span></text:span><text:span text:style-name="titre_20_avec_20_numéro"><text:span text:style-name="T731">s</text:span></text:span><text:span text:style-name="titre_20_avec_20_numéro"><text:span text:style-name="T269"> </text:span></text:span><text:span text:style-name="titre_20_avec_20_numéro"><text:span text:style-name="T731">et les formes de phrase</text:span></text:span></text:p>
      <text:p text:style-name="Standard"><text:span text:style-name="texte_20_par_20_défaut"><text:span text:style-name="T269">Une phrase est de type déclaratif, interrogatif ou impératif</text:span></text:span><text:span text:style-name="T269"><text:tab/><text:tab/><text:tab/><text:tab/> <text:s text:c="5"/></text:span><text:span text:style-name="référence"><text:span text:style-name="T142">TG(I.</text:span></text:span><text:span text:style-name="référence"><text:span text:style-name="T152">2.4</text:span></text:span><text:span text:style-name="référence"><text:span text:style-name="T142">, p</text:span></text:span><text:span text:style-name="référence"><text:span text:style-name="T152">p. 25-26</text:span></text:span><text:span text:style-name="référence"><text:span text:style-name="T145">)</text:span></text:span><text:span text:style-name="T269"> </text:span></text:p>
      <text:p text:style-name="Standard"><text:span text:style-name="texte_20_par_20_défaut"><text:span text:style-name="T269">(un seul type de phrase pour une phrase donnée). Une phrase peut n’avoir pas</text:span></text:span><text:span text:style-name="T269"><text:tab/> <text:s text:c="5"/></text:span><text:span text:style-name="référence"><text:span text:style-name="T142">TG(I.</text:span></text:span><text:span text:style-name="référence"><text:span text:style-name="T152">2.5</text:span></text:span><text:span text:style-name="référence"><text:span text:style-name="T142">, p</text:span></text:span><text:span text:style-name="référence"><text:span text:style-name="T152">p. 2</text:span></text:span><text:span text:style-name="référence"><text:span text:style-name="T153">6</text:span></text:span><text:span text:style-name="référence"><text:span text:style-name="T152">-2</text:span></text:span><text:span text:style-name="référence"><text:span text:style-name="T153">7</text:span></text:span><text:span text:style-name="référence"><text:span text:style-name="T145">)</text:span></text:span></text:p>
      <text:p text:style-name="Standard"><text:span text:style-name="texte_20_par_20_défaut"><text:span text:style-name="T269">de forme particulière ou être de forme </text:span></text:span><text:span text:style-name="texte_20_par_20_défaut"><text:span text:style-name="T519">négative, </text:span></text:span><text:span text:style-name="texte_20_par_20_défaut"><text:span text:style-name="T269">passive, exclamative,</text:span></text:span><text:span text:style-name="T269"> </text:span></text:p>
      <text:p text:style-name="Standard"><text:span text:style-name="texte_20_par_20_défaut"><text:span text:style-name="T269">emphatique ou impersonnelle (=une phrase peut posséder </text:span></text:span><text:span text:style-name="texte_20_par_20_défaut"><text:span text:style-name="T270">0, 1 ou plusieurs</text:span></text:span><text:span text:style-name="texte_20_par_20_défaut"><text:span text:style-name="T269"> formes).</text:span></text:span></text:p>
      <text:p text:style-name="Standard"/>
      <text:p text:style-name="P106"><text:span text:style-name="titre_20_avec_20_numéro">(</text:span><text:span text:style-name="titre_20_avec_20_numéro"><text:span text:style-name="T268">A.</text:span></text:span><text:span text:style-name="titre_20_avec_20_numéro">0</text:span><text:span text:style-name="titre_20_avec_20_numéro"><text:span text:style-name="T746">9</text:span></text:span><text:span text:style-name="titre_20_avec_20_numéro">) « </text:span><text:span text:style-name="titre_20_avec_20_numéro"><text:span text:style-name="T565">Alice »</text:span></text:span><text:span text:style-name="titre_20_avec_20_numéro"><text:span text:style-name="T564"> est un groupe nominal, « </text:span></text:span><text:span text:style-name="titre_20_avec_20_numéro"><text:span text:style-name="T565">il »</text:span></text:span><text:span text:style-name="titre_20_avec_20_numéro"><text:span text:style-name="T567"> n’en est pas un, « </text:span></text:span><text:span text:style-name="titre_20_avec_20_numéro"><text:span text:style-name="T566">grand »</text:span></text:span><text:span text:style-name="titre_20_avec_20_numéro"><text:span text:style-name="T568"> n’en est pas un</text:span></text:span></text:p>
      <text:p text:style-name="P107"><text:span text:style-name="T747">Un groupe nominal peut être réduit à un nom propre ou à un nom commun.</text:span><text:tab/> <text:s text:c="4"/><text:span text:style-name="référence"><text:span text:style-name="T142">TG(</text:span></text:span><text:span text:style-name="référence"><text:span text:style-name="T141">Annexes</text:span></text:span><text:span text:style-name="référence"><text:span text:style-name="T142">, p.</text:span></text:span><text:span text:style-name="référence"><text:span text:style-name="T152"> </text:span></text:span><text:span text:style-name="référence"><text:span text:style-name="T141">185</text:span></text:span><text:span text:style-name="référence"><text:span text:style-name="T145">)</text:span></text:span></text:p>
      <text:p text:style-name="P108"><text:span text:style-name="texte_20_par_20_défaut"><text:span text:style-name="T156">D’après la page 185 de la </text:span></text:span><text:span text:style-name="texte_20_par_20_défaut"><text:span text:style-name="T19">Terminologie Grammaticale</text:span></text:span><text:span text:style-name="texte_20_par_20_défaut"><text:span text:style-name="T156">, un sujet peut être ou</text:span></text:span></text:p>
      <text:p text:style-name="P108"><text:span text:style-name="texte_20_par_20_défaut"><text:span text:style-name="T156"><text:s/>un groupe nominal ou un pronom, ou un infinitif ou une proposition </text:span></text:span></text:p>
      <text:p text:style-name="P108"><text:span text:style-name="texte_20_par_20_défaut"><text:span text:style-name="T156">subordonnée. Par conséquent un groupe nominal ne peut être un pronom. </text:span></text:span></text:p>
      <text:p text:style-name="P108"><text:span text:style-name="texte_20_par_20_défaut"><text:span text:style-name="T157">Même analyse p. 14. (1.2).<text:tab/><text:tab/><text:tab/><text:tab/><text:tab/><text:tab/><text:tab/><text:tab/> <text:s text:c="10"/></text:span></text:span><text:span text:style-name="référence"><text:span text:style-name="T142">TG(I.</text:span></text:span><text:span text:style-name="référence"><text:span text:style-name="T162">1</text:span></text:span><text:span text:style-name="référence"><text:span text:style-name="T152">.</text:span></text:span><text:span text:style-name="référence"><text:span text:style-name="T162">2</text:span></text:span><text:span text:style-name="référence"><text:span text:style-name="T142">, p.</text:span></text:span><text:span text:style-name="référence"><text:span text:style-name="T152"> </text:span></text:span><text:span text:style-name="référence"><text:span text:style-name="T162">14</text:span></text:span><text:span text:style-name="référence"><text:span text:style-name="T145">)</text:span></text:span></text:p>
      <text:p text:style-name="P144"><text:soft-page-break/><text:span text:style-name="texte_20_par_20_défaut"><text:span text:style-name="T160">La page 16 de la </text:span></text:span><text:span text:style-name="texte_20_par_20_défaut"><text:span text:style-name="T20">Terminologie Grammaticale</text:span></text:span><text:span text:style-name="texte_20_par_20_défaut"><text:span text:style-name="T160"> contient un passage qui exclut <text:tab/> <text:s text:c="10"/></text:span></text:span><text:span text:style-name="référence"><text:span text:style-name="T142">TG(I.</text:span></text:span><text:span text:style-name="référence"><text:span text:style-name="T161">1</text:span></text:span><text:span text:style-name="référence"><text:span text:style-name="T152">.</text:span></text:span><text:span text:style-name="référence"><text:span text:style-name="T161">3</text:span></text:span><text:span text:style-name="référence"><text:span text:style-name="T142">, p</text:span></text:span><text:span text:style-name="référence"><text:span text:style-name="T152">. </text:span></text:span><text:span text:style-name="référence"><text:span text:style-name="T272">16</text:span></text:span><text:span text:style-name="référence"><text:span text:style-name="T145">)</text:span></text:span></text:p>
      <text:p text:style-name="P113"><text:span text:style-name="texte_20_par_20_défaut"><text:span text:style-name="T160">qu’un adjectif puisse à lui seul être un groupe nominal : ainsi </text:span></text:span><text:span text:style-name="exemple">grand</text:span><text:span text:style-name="texte_20_par_20_défaut"><text:span text:style-name="T160"> ne peut être</text:span></text:span></text:p>
      <text:p text:style-name="P113"><text:span text:style-name="texte_20_par_20_défaut"><text:span text:style-name="T160">considéré comme un groupe nominal.</text:span></text:span></text:p>
      <text:p text:style-name="P113"/>
      <text:p text:style-name="P123"><text:span text:style-name="titre_20_avec_20_numéro">(</text:span><text:span text:style-name="titre_20_avec_20_numéro"><text:span text:style-name="T268">A.</text:span></text:span><text:span text:style-name="titre_20_avec_20_numéro"><text:span text:style-name="T767">10</text:span></text:span><text:span text:style-name="titre_20_avec_20_numéro">) </text:span><text:span text:style-name="titre_20_avec_20_numéro"><text:span text:style-name="T569">PSR, proposition principale </text:span></text:span><text:span text:style-name="titre_20_avec_20_numéro"><text:span text:style-name="T570">et proposition indépendante</text:span></text:span></text:p>
      <text:p text:style-name="P123"><text:span text:style-name="T767">Dans une phrase complexe comme<text:tab/><text:tab/><text:tab/><text:tab/><text:tab/><text:tab/><text:tab/> </text:span><text:span text:style-name="référence"><text:span text:style-name="T142">TG(I.</text:span></text:span><text:span text:style-name="référence"><text:span text:style-name="T161">1</text:span></text:span><text:span text:style-name="référence"><text:span text:style-name="T152">.</text:span></text:span><text:span text:style-name="référence"><text:span text:style-name="T163">1 note 14</text:span></text:span><text:span text:style-name="référence"><text:span text:style-name="T142">, p</text:span></text:span><text:span text:style-name="référence"><text:span text:style-name="T152">. </text:span></text:span><text:span text:style-name="référence"><text:span text:style-name="T163">5</text:span></text:span><text:span text:style-name="référence"><text:span text:style-name="T273">2</text:span></text:span><text:span text:style-name="référence"><text:span text:style-name="T145">)</text:span></text:span></text:p>
      <text:p text:style-name="P124"><text:tab/><text:span text:style-name="exemple">Un sportif qui est fatigué doit se reposer.</text:span></text:p>
      <text:p text:style-name="P124">la PSR <text:span text:style-name="exemple">qui est fatigué</text:span> <text:span text:style-name="T39">dépend</text:span> de la proposition <text:span text:style-name="T537">principale </text:span><text:span text:style-name="exemple"><text:span text:style-name="T243">Un sportif doit se reposer.</text:span></text:span></text:p>
      <text:p text:style-name="P124"><text:span text:style-name="texte_20_par_20_défaut"><text:span text:style-name="T243"/></text:span></text:p>
      <text:p text:style-name="P125"><text:span text:style-name="texte_20_par_20_défaut"><text:span text:style-name="T247">Cette phrase ne peut être analysée comme une proposition indépendante. En effet, <text:s text:c="9"/></text:span></text:span><text:span text:style-name="référence"><text:span text:style-name="T110">TG(I.</text:span></text:span><text:span text:style-name="référence"><text:span text:style-name="T119">2</text:span></text:span><text:span text:style-name="référence"><text:span text:style-name="T111">.</text:span></text:span><text:span text:style-name="référence"><text:span text:style-name="T119">3</text:span></text:span><text:span text:style-name="référence"><text:span text:style-name="T110">, p</text:span></text:span><text:span text:style-name="référence"><text:span text:style-name="T111">. </text:span></text:span><text:span text:style-name="référence"><text:span text:style-name="T119">24</text:span></text:span><text:span text:style-name="référence"><text:span text:style-name="T114">)</text:span></text:span></text:p>
      <text:p text:style-name="P125"><text:span text:style-name="texte_20_par_20_défaut"><text:span text:style-name="T247">il ne peut y avoir de proposition indépendante par subordination : la notion de proposition indépendante n’existe que pour des propositions reliées par coordination et par juxtaposition.</text:span></text:span></text:p>
      <text:p text:style-name="P109"><text:span text:style-name="référence"><text:span text:style-name="T114"/></text:span></text:p>
      <text:p text:style-name="P137">D’après la <text:span text:style-name="T2">Terminologie Grammaticale</text:span><text:span text:style-name="T39">, dans la tradition grammaticale française,<text:tab/> <text:s text:c="10"/></text:span><text:span text:style-name="référence"><text:span text:style-name="T110">TG(I.</text:span></text:span><text:span text:style-name="référence"><text:span text:style-name="T119">2</text:span></text:span><text:span text:style-name="référence"><text:span text:style-name="T111">.</text:span></text:span><text:span text:style-name="référence"><text:span text:style-name="T124">2</text:span></text:span><text:span text:style-name="référence"><text:span text:style-name="T110">, p</text:span></text:span><text:span text:style-name="référence"><text:span text:style-name="T111">. </text:span></text:span><text:span text:style-name="référence"><text:span text:style-name="T119">2</text:span></text:span><text:span text:style-name="référence"><text:span text:style-name="T124">3</text:span></text:span><text:span text:style-name="référence"><text:span text:style-name="T114">)</text:span></text:span></text:p>
      <text:p text:style-name="P110">l’expression « proposit<text:span text:style-name="T793">ion </text:span>subordonnée » est utilisée pour désigner une proposition incluse dans une </text:p>
      <text:p text:style-name="P111">« proposition principale ». Par exemple, <text:span text:style-name="exemple">quand le jour se lève</text:span> (dans <text:span text:style-name="exemple">Le facteur distribue le courrier quand le jour se lève</text:span>) est une proposition subordonnée incluse dans la proposition principale <text:span text:style-name="exemple">Le facteur distribue le courrier.</text:span></text:p>
      <text:p text:style-name="P111"><text:span text:style-name="exemple"/></text:p>
      <text:p text:style-name="P138"><text:span text:style-name="GGF"><text:span text:style-name="T789">[ </text:span></text:span><text:span text:style-name="GGF"><text:span text:style-name="T788">GGF.</text:span></text:span><text:span text:style-name="GGF"><text:span text:style-name="T763">1</text:span></text:span><text:span text:style-name="GGF"><text:span text:style-name="T788">.</text:span></text:span><text:span text:style-name="GGF"><text:span text:style-name="T763">46</text:span></text:span><text:span text:style-name="GGF"><text:span text:style-name="T788"> </text:span></text:span><text:span text:style-name="GGF"><text:span text:style-name="T789">]</text:span></text:span></text:p>
      <text:p text:style-name="P119"><text:span text:style-name="GGF"><text:span text:style-name="T789"><text:tab/></text:span></text:span><text:span text:style-name="GGF"><text:span text:style-name="T792">NB : D</text:span></text:span><text:span text:style-name="GGF"><text:span text:style-name="T790">ans la </text:span></text:span><text:span text:style-name="GGF"><text:span text:style-name="T9">Grande Grammaire du Français</text:span></text:span><text:span text:style-name="GGF"><text:span text:style-name="T47"> </text:span></text:span><text:span text:style-name="GGF"><text:span text:style-name="T764">le mot « proposition » est remplacé par </text:span></text:span><text:span text:style-name="GGF"><text:span text:style-name="T765">le <text:s/>mot</text:span></text:span><text:span text:style-name="GGF"><text:span text:style-name="T764"> « phrase », </text:span></text:span><text:span text:style-name="GGF"><text:span text:style-name="T765">mot que nous citons entre guillemets dans ce qui suit quand il désigne une « proposition ».</text:span></text:span></text:p>
      <text:p text:style-name="P119"><text:span text:style-name="GGF"><text:tab/></text:span><text:span text:style-name="GGF"><text:span text:style-name="T790">L</text:span></text:span><text:span text:style-name="GGF"><text:span text:style-name="T788">’</text:span></text:span><text:span text:style-name="GGF"><text:span text:style-name="T782">analyse </text:span></text:span><text:span text:style-name="GGF"><text:span text:style-name="T790">des propositions subordonnée</text:span></text:span><text:span text:style-name="GGF"><text:span text:style-name="T783">s </text:span></text:span><text:span text:style-name="GGF"><text:span text:style-name="T790">est tout</text:span></text:span><text:span text:style-name="GGF"><text:span text:style-name="T791">e</text:span></text:span><text:span text:style-name="GGF"><text:span text:style-name="T790"> autre dans la </text:span></text:span><text:span text:style-name="GGF"><text:span text:style-name="T9">Grande Grammaire du Français. </text:span></text:span><text:span text:style-name="GGF"><text:span text:style-name="T46">La phrase </text:span></text:span><text:span text:style-name="GGF"><text:span text:style-name="T9">Paul sait que Marie viendra</text:span></text:span><text:span text:style-name="GGF"><text:span text:style-name="T46"> est </text:span></text:span><text:span text:style-name="GGF"><text:span text:style-name="T48">ainsi </text:span></text:span><text:span text:style-name="GGF"><text:span text:style-name="T46">analysée comme une phrase indépendante </text:span></text:span><text:span text:style-name="GGF"><text:span text:style-name="T47">(car non « liée ») </text:span></text:span><text:span text:style-name="GGF"><text:span text:style-name="T46">f</text:span></text:span><text:span text:style-name="GGF"><text:span text:style-name="T47">ormée de la « phrase » subordonnée (=une proposition ayant une fonction) – </text:span></text:span><text:span text:style-name="GGF"><text:span text:style-name="T10">Marie viendra</text:span></text:span><text:span text:style-name="GGF"><text:span text:style-name="T47"> – liée à un verbe « de tête » ; </text:span></text:span><text:span text:style-name="GGF"><text:span text:style-name="T10">Paul sait</text:span></text:span><text:span text:style-name="GGF"><text:span text:style-name="T47"> n’est pas une « phrase principale » puisque que ces deux mots ne peuvent former une phrase complète.</text:span></text:span></text:p>
      <text:p text:style-name="P112"><text:span text:style-name="texte_20_par_20_défaut"><text:span text:style-name="T170"/></text:span></text:p>
      <text:p text:style-name="P132"><text:span text:style-name="titre_20_avec_20_numéro"><text:span text:style-name="T156">(</text:span></text:span><text:span text:style-name="titre_20_avec_20_numéro"><text:span text:style-name="T164">A.</text:span></text:span><text:span text:style-name="titre_20_avec_20_numéro"><text:span text:style-name="T163">1</text:span></text:span><text:span text:style-name="titre_20_avec_20_numéro"><text:span text:style-name="T165">1</text:span></text:span><text:span text:style-name="titre_20_avec_20_numéro"><text:span text:style-name="T156">) </text:span></text:span><text:span text:style-name="titre_20_avec_20_numéro"><text:span text:style-name="T571">proposition infinitive ou groupe infinitif de fonction COD</text:span></text:span></text:p>
      <text:p text:style-name="P364"><text:span text:style-name="texte_20_par_20_défaut"><text:span text:style-name="T678">Une proposition infinitive doit avoir un sujet différent de celui de sa principale.<text:tab/> <text:s text:c="10"/></text:span></text:span><text:span text:style-name="référence"><text:span text:style-name="T672">TG(I.</text:span></text:span><text:span text:style-name="référence"><text:span text:style-name="T676">5</text:span></text:span><text:span text:style-name="référence"><text:span text:style-name="T673">.</text:span></text:span><text:span text:style-name="référence"><text:span text:style-name="T674">1</text:span></text:span><text:span text:style-name="référence"><text:span text:style-name="T672">, p</text:span></text:span><text:span text:style-name="référence"><text:span text:style-name="T673">. </text:span></text:span><text:span text:style-name="référence"><text:span text:style-name="T676">6</text:span></text:span><text:span text:style-name="référence"><text:span text:style-name="T697">2</text:span></text:span><text:span text:style-name="référence"><text:span text:style-name="T675">)</text:span></text:span></text:p>
      <text:p text:style-name="P364"><text:span text:style-name="texte_20_par_20_défaut"><text:span text:style-name="T678"/></text:span></text:p>
      <text:p text:style-name="P364"><text:span text:style-name="texte_20_par_20_défaut"><text:span text:style-name="T678">C’est le cas dans :</text:span></text:span></text:p>
      <text:p text:style-name="P364"><text:span text:style-name="texte_20_par_20_défaut"><text:span text:style-name="T678"><text:tab/></text:span></text:span><text:span text:style-name="exemple"><text:span text:style-name="T323">J’entends </text:span></text:span><text:span text:style-name="exemple"><text:span text:style-name="T337">l’oiseau chanter</text:span></text:span><text:span text:style-name="exemple"><text:span text:style-name="T323">.<text:tab/><text:tab/></text:span></text:span><text:span text:style-name="texte_20_par_20_défaut"><text:span text:style-name="T316">proposition infinitive</text:span></text:span></text:p>
      <text:p text:style-name="P364"><text:span text:style-name="texte_20_par_20_défaut"><text:span text:style-name="T316"/></text:span></text:p>
      <text:p text:style-name="P364"><text:span text:style-name="texte_20_par_20_défaut"><text:span text:style-name="T678">Ce n’est pas le cas dans :</text:span></text:span></text:p>
      <text:p text:style-name="P364"><text:span text:style-name="texte_20_par_20_défaut"><text:span text:style-name="T678"><text:tab/></text:span></text:span><text:span text:style-name="exemple"><text:span text:style-name="T323">J’aimerais </text:span></text:span><text:span text:style-name="exemple"><text:span text:style-name="T337">partir en vacances</text:span></text:span><text:span text:style-name="exemple"><text:span text:style-name="T323">.<text:tab/> </text:span></text:span><text:span text:style-name="texte_20_par_20_défaut"><text:span text:style-name="T689">groupe infinitif de fonction COD</text:span></text:span></text:p>
      <text:p text:style-name="P364"><text:span text:style-name="texte_20_par_20_défaut"><text:span text:style-name="T689"/></text:span></text:p>
      <text:p text:style-name="P172"><text:span text:style-name="titre_20_avec_20_numéro"><text:span text:style-name="T156">(</text:span></text:span><text:span text:style-name="titre_20_avec_20_numéro"><text:span text:style-name="T164">A.</text:span></text:span><text:span text:style-name="titre_20_avec_20_numéro"><text:span text:style-name="T163">1</text:span></text:span><text:span text:style-name="titre_20_avec_20_numéro"><text:span text:style-name="T167">2</text:span></text:span><text:span text:style-name="titre_20_avec_20_numéro"><text:span text:style-name="T156">) </text:span></text:span><text:span text:style-name="titre_20_avec_20_numéro"><text:span text:style-name="T572">une phrase simple n</text:span></text:span><text:span text:style-name="titre_20_avec_20_numéro"><text:span text:style-name="T573">’est pas </text:span></text:span><text:span text:style-name="titre_20_avec_20_numéro"><text:span text:style-name="T572">composée de plusieurs propositions coordonnées ou juxtaposées</text:span></text:span></text:p>
      <text:p text:style-name="P365"/>
      <text:p text:style-name="P115"><text:span text:style-name="texte_20_par_20_défaut"><text:tab/>Cont</text:span><text:span text:style-name="texte_20_par_20_défaut"><text:span text:style-name="T773">rairement à ce qui </text:span></text:span><text:span text:style-name="texte_20_par_20_défaut"><text:span text:style-name="T776">a pu être </text:span></text:span><text:span text:style-name="texte_20_par_20_défaut"><text:span text:style-name="T773">enseigné – </text:span></text:span><text:span text:style-name="texte_20_par_20_défaut"><text:span text:style-name="T776">ou à ce que certains ont pu retenir de leurs cours</text:span></text:span><text:span text:style-name="texte_20_par_20_défaut"><text:span text:style-name="T776"><text:note text:id="ftn1" text:note-class="footnote"><text:note-citation>1</text:note-citation><text:note-body><text:p text:style-name="P391"><text:span text:style-name="T2">Confer</text:span> par exemple <text:a xlink:type="simple" xlink:href="https://www.neoprofs.org/t138621-distinction-phrases-simples-phrases-complexes" text:style-name="Internet_20_link" text:visited-style-name="Visited_20_Internet_20_Link">https://www.neoprofs.org/t138621-distinction-phrases-simples-phrases-complexes</text:a></text:p></text:note-body></text:note></text:span></text:span><text:span text:style-name="texte_20_par_20_défaut"><text:span text:style-name="T776"> -</text:span></text:span><text:span text:style-name="texte_20_par_20_défaut"><text:span text:style-name="T773"> </text:span></text:span><text:span text:style-name="texte_20_par_20_défaut"><text:span text:style-name="T774">une phrase simple ne peut contenir qu’une proposition. Le </text:span></text:span><text:span text:style-name="texte_20_par_20_défaut"><text:span text:style-name="T700">fait qu’une</text:span></text:span><text:span text:style-name="texte_20_par_20_défaut"><text:span text:style-name="T774"> phrase contienne plusieurs propositions sans aucune subordination ne change rien à l’affaire : cette phrase sera considérée comme </text:span></text:span><text:span text:style-name="texte_20_par_20_défaut"><text:span text:style-name="T775">complexe.</text:span></text:span></text:p>
      <text:p text:style-name="P118"><text:span text:style-name="texte_20_par_20_défaut"><text:tab/><text:tab/><text:tab/><text:tab/><text:tab/><text:tab/><text:tab/><text:tab/><text:tab/></text:span></text:p>
      <text:p text:style-name="P368"><text:span text:style-name="texte_20_par_20_défaut"><text:span text:style-name="T678"><text:tab/></text:span></text:span><text:span text:style-name="exemple"><text:span text:style-name="T324">Il m’entend.</text:span></text:span><text:span text:style-name="exemple"><text:span text:style-name="T323"><text:tab/><text:tab/><text:tab/></text:span></text:span><text:span text:style-name="exemple"><text:span text:style-name="T325"><text:tab/><text:tab/></text:span></text:span><text:span text:style-name="texte_20_par_20_défaut"><text:span text:style-name="T693">phrase simple <text:s text:c="8"/></text:span></text:span><text:span text:style-name="référence"><text:span text:style-name="T679">d’autres exemples </text:span></text:span><text:span text:style-name="référence"><text:span text:style-name="T696">in </text:span></text:span><text:span text:style-name="référence"><text:span text:style-name="T679">T</text:span></text:span><text:span text:style-name="référence"><text:span text:style-name="T672">G(I.</text:span></text:span><text:span text:style-name="référence"><text:span text:style-name="T679">2</text:span></text:span><text:span text:style-name="référence"><text:span text:style-name="T673">.</text:span></text:span><text:span text:style-name="référence"><text:span text:style-name="T674">1</text:span></text:span><text:span text:style-name="référence"><text:span text:style-name="T672">, p</text:span></text:span><text:span text:style-name="référence"><text:span text:style-name="T673">. </text:span></text:span><text:span text:style-name="référence"><text:span text:style-name="T679">23</text:span></text:span><text:span text:style-name="référence"><text:span text:style-name="T675">)</text:span></text:span></text:p>
      <text:p text:style-name="P366"><text:span text:style-name="texte_20_par_20_défaut"><text:span text:style-name="T678"><text:tab/></text:span></text:span><text:span text:style-name="exemple"><text:span text:style-name="T324">Il m’entend </text:span></text:span><text:span text:style-name="exemple"><text:span text:style-name="T325">mais je ne l’entends pas.</text:span></text:span><text:span text:style-name="exemple"><text:span text:style-name="T323"><text:tab/><text:tab/></text:span></text:span><text:span text:style-name="texte_20_par_20_défaut"><text:span text:style-name="T693">phrase complexe </text:span></text:span><text:span text:style-name="texte_20_par_20_défaut"><text:span text:style-name="T694">par coordination</text:span></text:span></text:p>
      <text:p text:style-name="P367"><text:span text:style-name="texte_20_par_20_défaut"><text:span text:style-name="T678"><text:tab/></text:span></text:span><text:span text:style-name="exemple"><text:span text:style-name="T324">Il m’entend ;</text:span></text:span><text:span text:style-name="exemple"><text:span text:style-name="T325"> je ne l’entends pas.</text:span></text:span><text:span text:style-name="exemple"><text:span text:style-name="T323"><text:tab/><text:tab/></text:span></text:span><text:span text:style-name="texte_20_par_20_défaut"><text:span text:style-name="T693">phrase complexe </text:span></text:span><text:span text:style-name="texte_20_par_20_défaut"><text:span text:style-name="T694">par juxtaposition</text:span></text:span></text:p>
      <text:p text:style-name="P366"><text:span text:style-name="texte_20_par_20_défaut"><text:span text:style-name="T678"><text:tab/></text:span></text:span><text:span text:style-name="exemple"><text:span text:style-name="T324">Il m’entend </text:span></text:span><text:span text:style-name="exemple"><text:span text:style-name="T510">parce que je crie</text:span></text:span><text:span text:style-name="exemple"><text:span text:style-name="T325">.<text:tab/></text:span></text:span><text:span text:style-name="exemple"><text:span text:style-name="T323"><text:tab/><text:tab/></text:span></text:span><text:span text:style-name="texte_20_par_20_défaut"><text:span text:style-name="T693">phrase complexe </text:span></text:span><text:span text:style-name="texte_20_par_20_défaut"><text:span text:style-name="T694">par subordination</text:span></text:span></text:p>
      <text:p text:style-name="P28"><text:span text:style-name="texte_20_par_20_défaut"><text:span text:style-name="T345"/></text:span></text:p>
      <text:p text:style-name="P396"><text:span text:style-name="titre_20_avec_20_numéro"><text:span text:style-name="T345">A.1</text:span></text:span><text:span text:style-name="titre_20_avec_20_numéro"><text:span text:style-name="T348">3</text:span></text:span><text:span text:style-name="titre_20_avec_20_numéro"><text:span text:style-name="T345"> <text:tab/></text:span></text:span><text:span text:style-name="titre_20_avec_20_numéro"><text:span text:style-name="T348">préférer </text:span></text:span><text:span text:style-name="titre_20_avec_20_numéro"><text:span text:style-name="T349">le terme d’</text:span></text:span><text:span text:style-name="titre_20_avec_20_numéro"><text:span text:style-name="T348">« adjectif » à cel</text:span></text:span><text:span text:style-name="titre_20_avec_20_numéro"><text:span text:style-name="T349">ui</text:span></text:span><text:span text:style-name="titre_20_avec_20_numéro"><text:span text:style-name="T348"> d’« adjectif qualificatif » </text:span></text:span></text:p>
      <text:p text:style-name="P394"/>
      <text:p text:style-name="P396"><text:span text:style-name="T811"><text:tab/>La </text:span><text:span text:style-name="T11">Terminologie Grammaticale</text:span><text:span text:style-name="T50"> demande explicit</text:span><text:span text:style-name="T51">e</text:span><text:span text:style-name="T50">ment d’utiliser <text:tab/><text:tab/> <text:s text:c="8"/></text:span><text:span text:style-name="référence"><text:span text:style-name="T679">T</text:span></text:span><text:span text:style-name="référence"><text:span text:style-name="T672">G(</text:span></text:span><text:span text:style-name="référence"><text:span text:style-name="T680">II</text:span></text:span><text:span text:style-name="référence"><text:span text:style-name="T672">.</text:span></text:span><text:span text:style-name="référence"><text:span text:style-name="T680">3</text:span></text:span><text:span text:style-name="référence"><text:span text:style-name="T673">.</text:span></text:span><text:span text:style-name="référence"><text:span text:style-name="T680">2</text:span></text:span><text:span text:style-name="référence"><text:span text:style-name="T672">, p</text:span></text:span><text:span text:style-name="référence"><text:span text:style-name="T673">. </text:span></text:span><text:span text:style-name="référence"><text:span text:style-name="T680">104</text:span></text:span><text:span text:style-name="référence"><text:span text:style-name="T675">)</text:span></text:span></text:p>
      <text:p text:style-name="P396"><text:span text:style-name="texte_20_par_20_défaut"><text:span text:style-name="T184">par défaut </text:span></text:span><text:span text:style-name="texte_20_par_20_défaut"><text:span text:style-name="T55">le terme d’« adjectif » en lieu et place d’« adjectif qualificatif », ce dernier ne servant qu’à opposer les adjectifs qualificatifs aux adjectifs relationnels.</text:span></text:span></text:p>
      <text:p text:style-name="P396"><text:span text:style-name="texte_20_par_20_défaut"><text:span text:style-name="T55"/></text:span></text:p>
      <text:p text:style-name="P397"><text:span text:style-name="titre_20_avec_20_numéro"><text:span text:style-name="T55">A.1</text:span></text:span><text:span text:style-name="titre_20_avec_20_numéro"><text:span text:style-name="T56">4<text:tab/>« La pharmacienne de mon quartier » est un groupe nominal</text:span></text:span></text:p>
      <text:p text:style-name="P397"><text:span text:style-name="texte_20_par_20_défaut"><text:span text:style-name="T56"/></text:span></text:p>
      <text:p text:style-name="P398"><text:span text:style-name="texte_20_par_20_défaut"><text:span text:style-name="T56"><text:tab/></text:span></text:span><text:span text:style-name="texte_20_par_20_défaut"><text:span text:style-name="T57">L’exemple est donné dans la </text:span></text:span><text:span text:style-name="texte_20_par_20_défaut"><text:span text:style-name="T13">Terminologie Grammaticale</text:span></text:span><text:span text:style-name="texte_20_par_20_défaut"><text:span text:style-name="T57"> qui analyse <text:tab/> <text:s text:c="10"/></text:span></text:span><text:span text:style-name="référence"><text:span text:style-name="T679">T</text:span></text:span><text:span text:style-name="référence"><text:span text:style-name="T672">G(</text:span></text:span><text:span text:style-name="référence"><text:span text:style-name="T680">I</text:span></text:span><text:span text:style-name="référence"><text:span text:style-name="T672">.</text:span></text:span><text:span text:style-name="référence"><text:span text:style-name="T681">1</text:span></text:span><text:span text:style-name="référence"><text:span text:style-name="T673">.</text:span></text:span><text:span text:style-name="référence"><text:span text:style-name="T681">5</text:span></text:span><text:span text:style-name="référence"><text:span text:style-name="T672">, p</text:span></text:span><text:span text:style-name="référence"><text:span text:style-name="T673">. </text:span></text:span><text:span text:style-name="référence"><text:span text:style-name="T680">1</text:span></text:span><text:span text:style-name="référence"><text:span text:style-name="T681">9</text:span></text:span><text:span text:style-name="référence"><text:span text:style-name="T675">)</text:span></text:span></text:p>
      <text:p text:style-name="P398"><text:span text:style-name="texte_20_par_20_défaut"><text:span text:style-name="T57">ce groupe nominal comme composé du noyeau </text:span></text:span><text:span text:style-name="exemple"><text:span text:style-name="T787">pharmacienne</text:span></text:span><text:span text:style-name="texte_20_par_20_défaut"><text:span text:style-name="T57"> précédé du déterminant </text:span></text:span><text:span text:style-name="exemple"><text:span text:style-name="T787">La</text:span></text:span><text:span text:style-name="texte_20_par_20_défaut"><text:span text:style-name="T57"> et</text:span></text:span></text:p>
      <text:p text:style-name="P398"><text:span text:style-name="texte_20_par_20_défaut"><text:span text:style-name="T57">suivi du groupe nominal prépositionnel </text:span></text:span><text:span text:style-name="exemple"><text:span text:style-name="T787">de mon quartier</text:span></text:span><text:span text:style-name="texte_20_par_20_défaut"><text:span text:style-name="T57">, de fonction complément du nom.</text:span></text:span></text:p>
      <text:p text:style-name="P398"><text:span text:style-name="texte_20_par_20_défaut"><text:span text:style-name="T57"/></text:span></text:p>
      <text:p text:style-name="P417"><text:span text:style-name="titre_20_avec_20_numéro"><text:span text:style-name="T822">A.15<text:tab/>Le complément du verbe « être » peut être un COI</text:span></text:span></text:p>
      <text:p text:style-name="P417"><text:span text:style-name="texte_20_par_20_défaut"/></text:p>
      <text:p text:style-name="P417"><text:span text:style-name="texte_20_par_20_défaut"><text:tab/></text:span><text:span text:style-name="texte_20_par_20_défaut"><text:span text:style-name="T827">Dans une phrase comme </text:span></text:span><text:span text:style-name="exemple"><text:span text:style-name="T827">Ce tableau est à Alice</text:span></text:span><text:span text:style-name="texte_20_par_20_défaut"><text:span text:style-name="T827"> la </text:span></text:span><text:span text:style-name="texte_20_par_20_défaut"><text:span text:style-name="T12">Terminologie</text:span></text:span><text:span text:style-name="texte_20_par_20_défaut"><text:span text:style-name="T827"> <text:tab/><text:tab/> <text:s text:c="5"/></text:span></text:span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11">2.</text:span></text:span><text:span text:style-name="référence"><text:span text:style-name="T112">3.</text:span></text:span><text:span text:style-name="référence"><text:span text:style-name="T113">2.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13">87</text:span></text:span><text:span text:style-name="référence"><text:span text:style-name="T114">)</text:span></text:span></text:p>
      <text:p text:style-name="P417"><text:span text:style-name="texte_20_par_20_défaut"><text:span text:style-name="T12">Grammaticale</text:span></text:span><text:span text:style-name="texte_20_par_20_défaut"><text:span text:style-name="T827"> propose d’analyser </text:span></text:span><text:span text:style-name="exemple"><text:span text:style-name="T827">à Alice</text:span></text:span><text:span text:style-name="texte_20_par_20_défaut"><text:span text:style-name="T827"> non comme un attribut du sujet mais comme un groupe</text:span></text:span></text:p>
      <text:p text:style-name="P417"><text:span text:style-name="texte_20_par_20_défaut"><text:span text:style-name="T827">prépositionnel de fonction COI.</text:span></text:span></text:p>
      <text:p text:style-name="P417"><text:span text:style-name="texte_20_par_20_défaut"/></text:p>
      <text:p text:style-name="P539"><text:span text:style-name="texte_20_par_20_défaut"><text:tab/></text:span></text:p>
      <text:p text:style-name="P399"><text:span text:style-name="texte_20_par_20_défaut"><text:span text:style-name="T57"/></text:span></text:p>
      <text:p text:style-name="P166"><text:span text:style-name="titre_20_principal"><text:span text:style-name="T345">[</text:span></text:span><text:span text:style-name="titre_20_principal"><text:span text:style-name="T344">B</text:span></text:span><text:span text:style-name="titre_20_principal"><text:span text:style-name="T345">] </text:span></text:span><text:span text:style-name="titre_20_principal"><text:span text:style-name="T344">Liste de phrases analysées</text:span></text:span></text:p>
      <text:p text:style-name="Standard"/>
      <text:p text:style-name="P116"><text:span text:style-name="T750">Le symbole </text:span><text:span text:style-name="danger"><text:span text:style-name="T576">(!)</text:span></text:span><text:span text:style-name="texte_20_par_20_défaut"> </text:span><text:span text:style-name="texte_20_par_20_défaut"><text:span text:style-name="T777">signale </text:span></text:span><text:span text:style-name="T750">une difficulté pouvant poser problème aux élèves, </text:span><text:span text:style-name="T751">si ce n’est à leurs enseignants.</text:span></text:p>
      <text:p text:style-name="P116"><text:span text:style-name="texte_20_par_20_défaut"><text:span text:style-name="T752"/></text:span></text:p>
      <text:p text:style-name="P39"><text:span text:style-name="texte_20_par_20_défaut"><text:span text:style-name="T315">■</text:span></text:span><text:span text:style-name="texte_20_par_20_défaut"><text:span text:style-name="T221"> </text:span></text:span><text:span text:style-name="texte_20_par_20_défaut"><text:span text:style-name="T220">COD/COI </text:span></text:span><text:span text:style-name="texte_20_par_20_défaut"><text:span text:style-name="T17">v</text:span></text:span><text:span text:style-name="texte_20_par_20_défaut"><text:span text:style-name="T18">s </text:span></text:span><text:span text:style-name="texte_20_par_20_défaut"><text:span text:style-name="T180">CC </text:span></text:span><text:span text:style-name="texte_20_par_20_défaut"><text:span text:style-name="T281">■</text:span></text:span></text:p>
      <text:p text:style-name="P94"><text:span text:style-name="texte_20_par_20_défaut"><text:span text:style-name="T87">B.001<text:tab/><text:tab/>Le facteur travaille.<text:tab/><text:tab/><text:tab/><text:tab/><text:tab/><text:tab/><text:tab/> <text:s text:c="7"/></text:span></text:span><text:span text:style-name="référence"><text:span text:style-name="T142">TG(</text:span></text:span><text:span text:style-name="référence"><text:span text:style-name="T159">I</text:span></text:span><text:span text:style-name="référence"><text:span text:style-name="T142">I.</text:span></text:span><text:span text:style-name="référence"><text:span text:style-name="T152">2.</text:span></text:span><text:span text:style-name="référence"><text:span text:style-name="T154">3.1</text:span></text:span><text:span text:style-name="référence"><text:span text:style-name="T142">, p.</text:span></text:span><text:span text:style-name="référence"><text:span text:style-name="T152"> </text:span></text:span><text:span text:style-name="référence"><text:span text:style-name="T154">85</text:span></text:span><text:span text:style-name="référence"><text:span text:style-name="T145">)</text:span></text:span></text:p>
      <text:p text:style-name="P95"><text:span text:style-name="texte_20_par_20_défaut"><text:span text:style-name="T87">B.002<text:tab/><text:tab/>Le facteur </text:span></text:span><text:span text:style-name="texte_20_par_20_défaut"><text:span text:style-name="T579">distribue le courrier</text:span></text:span><text:span text:style-name="texte_20_par_20_défaut"><text:span text:style-name="T87">.<text:tab/><text:tab/><text:tab/><text:tab/><text:tab/> <text:s text:c="7"/></text:span></text:span><text:span text:style-name="référence"><text:span text:style-name="T142">TG(</text:span></text:span><text:span text:style-name="référence"><text:span text:style-name="T159">I</text:span></text:span><text:span text:style-name="référence"><text:span text:style-name="T142">I.</text:span></text:span><text:span text:style-name="référence"><text:span text:style-name="T152">2.</text:span></text:span><text:span text:style-name="référence"><text:span text:style-name="T154">3.1</text:span></text:span><text:span text:style-name="référence"><text:span text:style-name="T142">, p.</text:span></text:span><text:span text:style-name="référence"><text:span text:style-name="T152"> </text:span></text:span><text:span text:style-name="référence"><text:span text:style-name="T154">85</text:span></text:span><text:span text:style-name="référence"><text:span text:style-name="T145">)</text:span></text:span></text:p>
      <text:p text:style-name="P96"><text:span text:style-name="texte_20_par_20_défaut"><text:span text:style-name="T155">B.003<text:tab/><text:tab/>Le facteur </text:span></text:span><text:span text:style-name="texte_20_par_20_défaut"><text:span text:style-name="T624">parle à sa collègue</text:span></text:span><text:span text:style-name="texte_20_par_20_défaut"><text:span text:style-name="T155">.<text:tab/><text:tab/><text:tab/><text:tab/><text:tab/> <text:s text:c="7"/></text:span></text:span><text:span text:style-name="référence"><text:span text:style-name="T142">TG(</text:span></text:span><text:span text:style-name="référence"><text:span text:style-name="T159">I</text:span></text:span><text:span text:style-name="référence"><text:span text:style-name="T142">I.</text:span></text:span><text:span text:style-name="référence"><text:span text:style-name="T152">2.</text:span></text:span><text:span text:style-name="référence"><text:span text:style-name="T154">3.1</text:span></text:span><text:span text:style-name="référence"><text:span text:style-name="T142">, p.</text:span></text:span><text:span text:style-name="référence"><text:span text:style-name="T152"> </text:span></text:span><text:span text:style-name="référence"><text:span text:style-name="T154">85</text:span></text:span><text:span text:style-name="référence"><text:span text:style-name="T145">)</text:span></text:span></text:p>
      <text:p text:style-name="P97"><text:span text:style-name="texte_20_par_20_défaut"><text:span text:style-name="T155">B.004<text:tab/><text:tab/>Le facteur </text:span></text:span><text:span text:style-name="texte_20_par_20_défaut"><text:span text:style-name="T625">donne une lettre </text:span></text:span><text:span text:style-name="texte_20_par_20_défaut"><text:span text:style-name="T624">à sa </text:span></text:span><text:span text:style-name="texte_20_par_20_défaut"><text:span text:style-name="T625">voisine</text:span></text:span><text:span text:style-name="texte_20_par_20_défaut"><text:span text:style-name="T155">.<text:tab/><text:tab/><text:tab/><text:tab/> <text:s text:c="7"/></text:span></text:span><text:span text:style-name="référence"><text:span text:style-name="T142">TG(</text:span></text:span><text:span text:style-name="référence"><text:span text:style-name="T159">I</text:span></text:span><text:span text:style-name="référence"><text:span text:style-name="T142">I.</text:span></text:span><text:span text:style-name="référence"><text:span text:style-name="T152">2.</text:span></text:span><text:span text:style-name="référence"><text:span text:style-name="T154">3.1</text:span></text:span><text:span text:style-name="référence"><text:span text:style-name="T142">, p.</text:span></text:span><text:span text:style-name="référence"><text:span text:style-name="T152"> </text:span></text:span><text:span text:style-name="référence"><text:span text:style-name="T154">85</text:span></text:span><text:span text:style-name="référence"><text:span text:style-name="T145">)</text:span></text:span></text:p>
      <text:p text:style-name="P98"><text:span text:style-name="texte_20_par_20_défaut"><text:span text:style-name="T155">B.005<text:tab/><text:tab/>Le facteur </text:span></text:span><text:span text:style-name="texte_20_par_20_défaut"><text:span text:style-name="T626">parle de ses vacances à sa collègue</text:span></text:span><text:span text:style-name="texte_20_par_20_défaut"><text:span text:style-name="T155">.<text:tab/><text:tab/><text:tab/> <text:s text:c="7"/></text:span></text:span><text:span text:style-name="référence"><text:span text:style-name="T142">TG(</text:span></text:span><text:span text:style-name="référence"><text:span text:style-name="T159">I</text:span></text:span><text:span text:style-name="référence"><text:span text:style-name="T142">I.</text:span></text:span><text:span text:style-name="référence"><text:span text:style-name="T152">2.</text:span></text:span><text:span text:style-name="référence"><text:span text:style-name="T154">3.1</text:span></text:span><text:span text:style-name="référence"><text:span text:style-name="T142">, p.</text:span></text:span><text:span text:style-name="référence"><text:span text:style-name="T152"> </text:span></text:span><text:span text:style-name="référence"><text:span text:style-name="T154">85</text:span></text:span><text:span text:style-name="référence"><text:span text:style-name="T145">)</text:span></text:span></text:p>
      <text:p text:style-name="Standard"><text:span text:style-name="texte_20_par_20_défaut">B.006<text:tab/><text:tab/>Le lundi, il propose un nouveau jeu à ses camarades.</text:span></text:p>
      <text:p text:style-name="Standard"><text:span text:style-name="texte_20_par_20_défaut"><text:span text:style-name="T65">B.007<text:tab/><text:tab/></text:span></text:span><text:span text:style-name="texte_20_par_20_défaut"><text:span text:style-name="T66">Malheureusement i</text:span></text:span><text:span text:style-name="texte_20_par_20_défaut"><text:span text:style-name="T65">l ne leur propose plus le lundi.</text:span></text:span></text:p>
      <text:p text:style-name="P86"><text:span text:style-name="texte_20_par_20_défaut"><text:span text:style-name="T65">B.008</text:span></text:span><text:span text:style-name="texte_20_par_20_défaut"><text:span text:style-name="T78"> </text:span></text:span><text:span text:style-name="danger"><text:span text:style-name="T574">(!)</text:span></text:span><text:span text:style-name="texte_20_par_20_défaut"><text:span text:style-name="T65"><text:tab/></text:span></text:span><text:span text:style-name="texte_20_par_20_défaut"><text:span text:style-name="T78">Jean attend la nuit.</text:span></text:span><text:span text:style-name="T78"><text:tab/><text:tab/><text:tab/><text:tab/><text:tab/><text:tab/><text:tab/><text:tab/> <text:s text:c="4"/></text:span><text:span text:style-name="référence"><text:span text:style-name="T192">GGF.1.1</text:span></text:span><text:span text:style-name="référence"><text:span text:style-name="T193">51</text:span></text:span></text:p>
      <text:p text:style-name="Standard"><text:span text:style-name="texte_20_par_20_défaut"><text:span text:style-name="T65">B.009<text:tab/><text:tab/></text:span></text:span><text:span text:style-name="texte_20_par_20_défaut"><text:span text:style-name="T80">Paul tient un bâton</text:span></text:span><text:span text:style-name="texte_20_par_20_défaut"><text:span text:style-name="T78">.</text:span></text:span><text:span text:style-name="T78"><text:tab/><text:tab/><text:tab/><text:tab/><text:tab/><text:tab/><text:tab/><text:tab/> <text:s text:c="4"/></text:span><text:span text:style-name="référence"><text:span text:style-name="T192">GGF.1.1</text:span></text:span><text:span text:style-name="référence"><text:span text:style-name="T194">48</text:span></text:span></text:p>
      <text:p text:style-name="P70"><text:span text:style-name="texte_20_par_20_défaut"><text:span text:style-name="T65">B.010<text:tab/><text:tab/></text:span></text:span><text:span text:style-name="texte_20_par_20_défaut">Paul tient à ce projet</text:span><text:span text:style-name="texte_20_par_20_défaut"><text:span text:style-name="T78">.<text:tab/><text:tab/><text:tab/><text:tab/><text:tab/><text:tab/><text:tab/><text:tab/> <text:s text:c="4"/></text:span></text:span><text:span text:style-name="référence"><text:span text:style-name="T192">GGF.1.1</text:span></text:span><text:span text:style-name="référence"><text:span text:style-name="T194">48</text:span></text:span></text:p>
      <text:p text:style-name="P72"><text:span text:style-name="texte_20_par_20_défaut"><text:span text:style-name="T65">B.011<text:tab/><text:tab/></text:span></text:span><text:span text:style-name="texte_20_par_20_défaut">Paul tient cette information de son frère.<text:tab/></text:span><text:span text:style-name="texte_20_par_20_défaut"><text:span text:style-name="T78"><text:tab/><text:tab/><text:tab/><text:tab/> <text:s text:c="4"/></text:span></text:span><text:span text:style-name="référence"><text:span text:style-name="T192">GGF.1.1</text:span></text:span><text:span text:style-name="référence"><text:span text:style-name="T194">48</text:span></text:span></text:p>
      <text:p text:style-name="P93"><text:span text:style-name="texte_20_par_20_défaut"><text:span text:style-name="T65">B.012</text:span></text:span><text:span text:style-name="texte_20_par_20_défaut"><text:span text:style-name="T84"> </text:span></text:span><text:span text:style-name="danger"><text:span text:style-name="T574">(!)</text:span></text:span><text:span text:style-name="texte_20_par_20_défaut"><text:span text:style-name="T65"><text:tab/></text:span></text:span><text:span text:style-name="texte_20_par_20_défaut">Jean va à Paris.</text:span><text:span text:style-name="texte_20_par_20_défaut"><text:span text:style-name="T78"><text:tab/><text:tab/><text:tab/><text:tab/><text:tab/><text:tab/><text:tab/><text:tab/> <text:s text:c="4"/></text:span></text:span><text:span text:style-name="référence"><text:span text:style-name="T192">GGF.1.1</text:span></text:span><text:span text:style-name="référence"><text:span text:style-name="T198">51</text:span></text:span></text:p>
      <text:p text:style-name="P82"><text:span text:style-name="texte_20_par_20_défaut"><text:span text:style-name="T65">B.013<text:tab/><text:tab/></text:span></text:span><text:span text:style-name="texte_20_par_20_défaut">Jean parle à Marie de son anniversaire.</text:span><text:span text:style-name="texte_20_par_20_défaut"><text:span text:style-name="T557"><text:tab/></text:span></text:span><text:span text:style-name="texte_20_par_20_défaut"><text:span text:style-name="T78"><text:tab/><text:tab/><text:tab/><text:tab/> <text:s text:c="4"/></text:span></text:span><text:span text:style-name="référence"><text:span text:style-name="T192">GGF.1.1</text:span></text:span><text:span text:style-name="référence"><text:span text:style-name="T198">51</text:span></text:span></text:p>
      <text:p text:style-name="P87"><text:span text:style-name="texte_20_par_20_défaut"><text:span text:style-name="T65">B.014<text:tab/><text:tab/></text:span></text:span><text:span text:style-name="texte_20_par_20_défaut">Jean salue Marie de son balcon.</text:span><text:span text:style-name="texte_20_par_20_défaut"><text:span text:style-name="T557"><text:tab/><text:tab/></text:span></text:span><text:span text:style-name="texte_20_par_20_défaut"><text:span text:style-name="T78"><text:tab/><text:tab/><text:tab/><text:tab/> <text:s text:c="4"/></text:span></text:span><text:span text:style-name="référence"><text:span text:style-name="T192">GGF.1.1</text:span></text:span><text:span text:style-name="référence"><text:span text:style-name="T198">51</text:span></text:span></text:p>
      <text:p text:style-name="P87"><text:span text:style-name="référence"><text:span text:style-name="T753"/></text:span></text:p>
      <text:p text:style-name="P39"><text:span text:style-name="texte_20_par_20_défaut"><text:span text:style-name="T315">■ </text:span></text:span><text:span text:style-name="texte_20_par_20_défaut"><text:span text:style-name="T220">sujet </text:span></text:span><text:span text:style-name="texte_20_par_20_défaut"><text:span text:style-name="T315">■</text:span></text:span></text:p>
      <text:p text:style-name="P93"><text:span text:style-name="texte_20_par_20_défaut"><text:span text:style-name="T65">B.015</text:span></text:span><text:span text:style-name="texte_20_par_20_défaut"><text:span text:style-name="T85"> </text:span></text:span><text:span text:style-name="danger"><text:span text:style-name="T574">(!)</text:span></text:span><text:span text:style-name="texte_20_par_20_défaut"><text:span text:style-name="T65"><text:tab/></text:span></text:span><text:span text:style-name="texte_20_par_20_défaut">Viendra-t-il ?</text:span><text:span text:style-name="texte_20_par_20_défaut"><text:span text:style-name="T559"><text:tab/><text:tab/><text:tab/></text:span></text:span><text:span text:style-name="texte_20_par_20_défaut"><text:span text:style-name="T557"><text:tab/><text:tab/></text:span></text:span><text:span text:style-name="texte_20_par_20_défaut"><text:span text:style-name="T78"><text:tab/><text:tab/><text:tab/><text:tab/> <text:s text:c="3"/></text:span></text:span><text:span text:style-name="référence"><text:span text:style-name="T192">GGF.1.1017</text:span></text:span></text:p>
      <text:p text:style-name="P93"><text:span text:style-name="texte_20_par_20_défaut"><text:span text:style-name="T65">B.016</text:span></text:span><text:span text:style-name="texte_20_par_20_défaut"><text:span text:style-name="T85"> </text:span></text:span><text:span text:style-name="danger"><text:span text:style-name="T574">(!)</text:span></text:span><text:span text:style-name="texte_20_par_20_défaut"><text:span text:style-name="T65"><text:tab/></text:span></text:span><text:span text:style-name="texte_20_par_20_défaut">Paul viendra-t-il ?</text:span><text:span text:style-name="texte_20_par_20_défaut"><text:span text:style-name="T559"><text:tab/><text:tab/></text:span></text:span><text:span text:style-name="texte_20_par_20_défaut"><text:span text:style-name="T557"><text:tab/><text:tab/></text:span></text:span><text:span text:style-name="texte_20_par_20_défaut"><text:span text:style-name="T78"><text:tab/><text:tab/><text:tab/><text:tab/> <text:s text:c="3"/></text:span></text:span><text:span text:style-name="référence"><text:span text:style-name="T192">GGF.1.1017</text:span></text:span></text:p>
      <text:p text:style-name="P93"><text:span text:style-name="référence"><text:span text:style-name="T754"/></text:span></text:p>
      <text:p text:style-name="P39"><text:span text:style-name="texte_20_par_20_défaut"><text:span text:style-name="T315">■ </text:span></text:span><text:span text:style-name="T547">attribut du sujet </text:span><text:span text:style-name="texte_20_par_20_défaut"><text:span text:style-name="T315">■</text:span></text:span></text:p>
      <text:p text:style-name="P3">B.017<text:tab/><text:tab/>Alice est grande.<text:tab/><text:tab/><text:tab/><text:tab/><text:tab/><text:tab/><text:tab/> <text:s text:c="5"/><text:span text:style-name="référence"><text:span text:style-name="T142">TG(</text:span></text:span><text:span text:style-name="référence"><text:span text:style-name="T159">I</text:span></text:span><text:span text:style-name="référence"><text:span text:style-name="T142">I.</text:span></text:span><text:span text:style-name="référence"><text:span text:style-name="T152">2.</text:span></text:span><text:span text:style-name="référence"><text:span text:style-name="T154">3.</text:span></text:span><text:span text:style-name="référence"><text:span text:style-name="T141">2.1</text:span></text:span><text:span text:style-name="référence"><text:span text:style-name="T142">, p.</text:span></text:span><text:span text:style-name="référence"><text:span text:style-name="T152"> </text:span></text:span><text:span text:style-name="référence"><text:span text:style-name="T141">87</text:span></text:span><text:span text:style-name="référence"><text:span text:style-name="T145">)</text:span></text:span></text:p>
      <text:p text:style-name="P4">B.018 <text:span text:style-name="danger"><text:span text:style-name="T574">(!)</text:span></text:span><text:tab/><text:span text:style-name="T732">Ce tableau est à </text:span>Alice.<text:tab/><text:tab/><text:tab/><text:tab/><text:tab/><text:tab/> <text:s text:c="5"/><text:span text:style-name="référence"><text:span text:style-name="T142">TG(</text:span></text:span><text:span text:style-name="référence"><text:span text:style-name="T159">I</text:span></text:span><text:span text:style-name="référence"><text:span text:style-name="T142">I.</text:span></text:span><text:span text:style-name="référence"><text:span text:style-name="T152">2.</text:span></text:span><text:span text:style-name="référence"><text:span text:style-name="T154">3.</text:span></text:span><text:span text:style-name="référence"><text:span text:style-name="T141">2.1</text:span></text:span><text:span text:style-name="référence"><text:span text:style-name="T142">, p.</text:span></text:span><text:span text:style-name="référence"><text:span text:style-name="T152"> </text:span></text:span><text:span text:style-name="référence"><text:span text:style-name="T141">87</text:span></text:span><text:span text:style-name="référence"><text:span text:style-name="T145">)</text:span></text:span></text:p>
      <text:p text:style-name="P400"><text:span text:style-name="texte_20_par_20_défaut"><text:span text:style-name="T65">B.019<text:tab/><text:tab/></text:span></text:span><text:span text:style-name="texte_20_par_20_défaut"><text:span text:style-name="T74">Le lundi me semble le pire jour de la semaine.</text:span></text:span></text:p>
      <text:p text:style-name="P400"><text:span text:style-name="texte_20_par_20_défaut"><text:span text:style-name="T74"/></text:span></text:p>
      <text:p text:style-name="P395"><text:span text:style-name="texte_20_par_20_défaut"><text:span text:style-name="T281">■ </text:span></text:span><text:span text:style-name="texte_20_par_20_défaut"><text:span text:style-name="T283">l’</text:span></text:span><text:span text:style-name="texte_20_par_20_défaut"><text:span text:style-name="T282">e</text:span></text:span><text:span text:style-name="texte_20_par_20_défaut"><text:span text:style-name="T690">xpansion du nom </text:span></text:span><text:span text:style-name="texte_20_par_20_défaut"><text:span text:style-name="T281">■</text:span></text:span></text:p>
      <text:p text:style-name="P401"><text:span text:style-name="texte_20_par_20_défaut"><text:span text:style-name="T106">B.</text:span></text:span><text:span text:style-name="texte_20_par_20_défaut"><text:span text:style-name="T107">020</text:span></text:span><text:span text:style-name="texte_20_par_20_défaut"><text:span text:style-name="T106"><text:tab/><text:tab/></text:span></text:span><text:span text:style-name="texte_20_par_20_défaut"><text:span text:style-name="T642">Le château de ma mère n’est pas loin</text:span></text:span><text:span text:style-name="texte_20_par_20_défaut"><text:span text:style-name="T106">.<text:tab/><text:tab/><text:tab/><text:tab/> <text:s text:c="7"/></text:span></text:span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11">2.</text:span></text:span><text:span text:style-name="référence"><text:span text:style-name="T135">5</text:span></text:span><text:span text:style-name="référence"><text:span text:style-name="T112">.</text:span></text:span><text:span text:style-name="référence"><text:span text:style-name="T113">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35">94</text:span></text:span><text:span text:style-name="référence"><text:span text:style-name="T114">)</text:span></text:span></text:p>
      <text:p text:style-name="P401"><text:span text:style-name="texte_20_par_20_défaut"><text:span text:style-name="T113">B.</text:span></text:span><text:span text:style-name="texte_20_par_20_défaut"><text:span text:style-name="T137">021</text:span></text:span><text:span text:style-name="texte_20_par_20_défaut"><text:span text:style-name="T113"><text:tab/><text:tab/></text:span></text:span><text:span text:style-name="texte_20_par_20_défaut"><text:span text:style-name="T135">C’</text:span></text:span><text:span text:style-name="texte_20_par_20_défaut"><text:span text:style-name="T140">est un</text:span></text:span><text:span text:style-name="texte_20_par_20_défaut"><text:span text:style-name="T631"> livre </text:span></text:span><text:span text:style-name="texte_20_par_20_défaut"><text:span text:style-name="T640">à ne</text:span></text:span><text:span text:style-name="texte_20_par_20_défaut"><text:span text:style-name="T631"> </text:span></text:span><text:span text:style-name="texte_20_par_20_défaut"><text:span text:style-name="T640">pas </text:span></text:span><text:span text:style-name="texte_20_par_20_défaut"><text:span text:style-name="T631">mettre entre toutes les mains</text:span></text:span><text:span text:style-name="texte_20_par_20_défaut"><text:span text:style-name="T113">.<text:tab/> <text:s text:c="19"/></text:span></text:span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11">2.</text:span></text:span><text:span text:style-name="référence"><text:span text:style-name="T135">5</text:span></text:span><text:span text:style-name="référence"><text:span text:style-name="T112">.</text:span></text:span><text:span text:style-name="référence"><text:span text:style-name="T113">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35">94</text:span></text:span><text:span text:style-name="référence"><text:span text:style-name="T114">)</text:span></text:span></text:p>
      <text:p text:style-name="P401"><text:span text:style-name="texte_20_par_20_défaut"><text:span text:style-name="T113">B.</text:span></text:span><text:span text:style-name="texte_20_par_20_défaut"><text:span text:style-name="T137">022</text:span></text:span><text:span text:style-name="texte_20_par_20_défaut"><text:span text:style-name="T113"><text:tab/><text:tab/></text:span></text:span><text:span text:style-name="texte_20_par_20_défaut"><text:span text:style-name="T631">Le film d’hier ne m’a pas plu</text:span></text:span><text:span text:style-name="texte_20_par_20_défaut"><text:span text:style-name="T113">.<text:tab/><text:tab/><text:tab/><text:tab/><text:tab/> <text:s text:c="7"/></text:span></text:span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11">2.</text:span></text:span><text:span text:style-name="référence"><text:span text:style-name="T135">5</text:span></text:span><text:span text:style-name="référence"><text:span text:style-name="T112">.</text:span></text:span><text:span text:style-name="référence"><text:span text:style-name="T113">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35">94</text:span></text:span><text:span text:style-name="référence"><text:span text:style-name="T114">)</text:span></text:span></text:p>
      <text:p text:style-name="P401"><text:span text:style-name="texte_20_par_20_défaut"><text:span text:style-name="T113">B.</text:span></text:span><text:span text:style-name="texte_20_par_20_défaut"><text:span text:style-name="T137">023</text:span></text:span><text:span text:style-name="texte_20_par_20_défaut"><text:span text:style-name="T113"><text:tab/><text:tab/></text:span></text:span><text:span text:style-name="texte_20_par_20_défaut"><text:span text:style-name="T631">La crainte qu’elle parte m’envahit</text:span></text:span><text:span text:style-name="texte_20_par_20_défaut"><text:span text:style-name="T113">.<text:tab/><text:tab/><text:tab/><text:tab/><text:tab/> <text:s text:c="7"/></text:span></text:span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11">2.</text:span></text:span><text:span text:style-name="référence"><text:span text:style-name="T135">5</text:span></text:span><text:span text:style-name="référence"><text:span text:style-name="T112">.</text:span></text:span><text:span text:style-name="référence"><text:span text:style-name="T113">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35">94</text:span></text:span><text:span text:style-name="référence"><text:span text:style-name="T114">)</text:span></text:span></text:p>
      <text:p text:style-name="P402"><text:span text:style-name="texte_20_par_20_défaut"><text:span text:style-name="T113">B.</text:span></text:span><text:span text:style-name="texte_20_par_20_défaut"><text:span text:style-name="T137">024</text:span></text:span><text:span text:style-name="texte_20_par_20_défaut"><text:span text:style-name="T113"><text:tab/><text:tab/></text:span></text:span><text:span text:style-name="texte_20_par_20_défaut"><text:span text:style-name="T632">Je connais la gare de Strasbourg.</text:span></text:span><text:span text:style-name="texte_20_par_20_défaut"><text:span text:style-name="T113"><text:tab/><text:tab/><text:tab/><text:tab/><text:tab/> <text:s text:c="7"/></text:span></text:span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11">2.</text:span></text:span><text:span text:style-name="référence"><text:span text:style-name="T135">5</text:span></text:span><text:span text:style-name="référence"><text:span text:style-name="T112">.</text:span></text:span><text:span text:style-name="référence"><text:span text:style-name="T113">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35">9</text:span></text:span><text:span text:style-name="référence"><text:span text:style-name="T136">5</text:span></text:span><text:span text:style-name="référence"><text:span text:style-name="T114">)</text:span></text:span></text:p>
      <text:p text:style-name="P402"><text:span text:style-name="texte_20_par_20_défaut"><text:span text:style-name="T113">B.</text:span></text:span><text:span text:style-name="texte_20_par_20_défaut"><text:span text:style-name="T137">025</text:span></text:span><text:span text:style-name="texte_20_par_20_défaut"><text:span text:style-name="T136"> </text:span></text:span><text:span text:style-name="danger"><text:span text:style-name="T577">(!)</text:span></text:span><text:span text:style-name="texte_20_par_20_défaut"><text:span text:style-name="T113"><text:tab/></text:span></text:span><text:span text:style-name="texte_20_par_20_défaut"><text:span text:style-name="T632">Je connais la ville de Strasbourg.</text:span></text:span><text:span text:style-name="texte_20_par_20_défaut"><text:span text:style-name="T113"><text:tab/><text:tab/><text:tab/><text:tab/><text:tab/> <text:s text:c="7"/></text:span></text:span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11">2.</text:span></text:span><text:span text:style-name="référence"><text:span text:style-name="T135">5</text:span></text:span><text:span text:style-name="référence"><text:span text:style-name="T112">.</text:span></text:span><text:span text:style-name="référence"><text:span text:style-name="T113">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35">9</text:span></text:span><text:span text:style-name="référence"><text:span text:style-name="T136">5</text:span></text:span><text:span text:style-name="référence"><text:span text:style-name="T114">)</text:span></text:span></text:p>
      <text:p text:style-name="P403"><text:span text:style-name="texte_20_par_20_défaut"><text:span text:style-name="T113">B.</text:span></text:span><text:span text:style-name="texte_20_par_20_défaut"><text:span text:style-name="T137">02</text:span></text:span><text:span text:style-name="texte_20_par_20_défaut"><text:span text:style-name="T138">6</text:span></text:span><text:span text:style-name="texte_20_par_20_défaut"><text:span text:style-name="T136"> </text:span></text:span><text:span text:style-name="danger"><text:span text:style-name="T577">(!)</text:span></text:span><text:span text:style-name="texte_20_par_20_défaut"><text:span text:style-name="T113"><text:tab/></text:span></text:span><text:span text:style-name="texte_20_par_20_défaut"><text:span text:style-name="T633">L’amour de ses parents rend fort</text:span></text:span><text:span text:style-name="texte_20_par_20_défaut"><text:span text:style-name="T632">.<text:tab/></text:span></text:span><text:span text:style-name="texte_20_par_20_défaut"><text:span text:style-name="T113"><text:tab/><text:tab/><text:tab/><text:tab/> <text:s text:c="7"/></text:span></text:span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11">2.</text:span></text:span><text:span text:style-name="référence"><text:span text:style-name="T135">5</text:span></text:span><text:span text:style-name="référence"><text:span text:style-name="T112">.</text:span></text:span><text:span text:style-name="référence"><text:span text:style-name="T113">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35">9</text:span></text:span><text:span text:style-name="référence"><text:span text:style-name="T136">5</text:span></text:span><text:span text:style-name="référence"><text:span text:style-name="T114">)</text:span></text:span></text:p>
      <text:p text:style-name="P401"><text:span text:style-name="référence"><text:span text:style-name="T114"/></text:span></text:p>
      <text:p text:style-name="P45"><text:span text:style-name="texte_20_par_20_défaut"><text:span text:style-name="T281">■ </text:span></text:span><text:span text:style-name="texte_20_par_20_défaut"><text:span text:style-name="T645">la forme négative de la phrase</text:span></text:span><text:span text:style-name="texte_20_par_20_défaut"><text:span text:style-name="T181"> </text:span></text:span><text:span text:style-name="texte_20_par_20_défaut"><text:span text:style-name="T281">■</text:span></text:span></text:p>
      <text:p text:style-name="P145"><text:span text:style-name="texte_20_par_20_défaut">B.034</text:span><text:span text:style-name="texte_20_par_20_défaut"><text:span text:style-name="T798"><text:tab/><text:tab/>Elle n’aime pas le cinéma français.<text:tab/><text:tab/><text:tab/><text:tab/> <text:tab/> <text:s text:c="7"/></text:span></text:span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28">1</text:span></text:span><text:span text:style-name="référence"><text:span text:style-name="T111">.</text:span></text:span><text:span text:style-name="référence"><text:span text:style-name="T128">8.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28">73</text:span></text:span><text:span text:style-name="référence"><text:span text:style-name="T114">)</text:span></text:span></text:p>
      <text:p text:style-name="P146"><text:span text:style-name="texte_20_par_20_défaut"><text:span text:style-name="T129">B.028</text:span></text:span><text:span text:style-name="texte_20_par_20_défaut"><text:span text:style-name="T128"><text:tab/><text:tab/></text:span></text:span><text:span text:style-name="texte_20_par_20_défaut"><text:span text:style-name="T628">Personne ne l’a écoutée.<text:tab/></text:span></text:span><text:span text:style-name="texte_20_par_20_défaut"><text:span text:style-name="T128"><text:tab/><text:tab/><text:tab/><text:tab/> <text:tab/> <text:s text:c="7"/></text:span></text:span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28">1</text:span></text:span><text:span text:style-name="référence"><text:span text:style-name="T111">.</text:span></text:span><text:span text:style-name="référence"><text:span text:style-name="T128">8.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28">73</text:span></text:span><text:span text:style-name="référence"><text:span text:style-name="T114">)</text:span></text:span></text:p>
      <text:p text:style-name="P146"><text:span text:style-name="texte_20_par_20_défaut"><text:span text:style-name="T129">B.029</text:span></text:span><text:span text:style-name="texte_20_par_20_défaut"><text:span text:style-name="T128"><text:tab/><text:tab/></text:span></text:span><text:span text:style-name="texte_20_par_20_défaut"><text:span text:style-name="T628">Aucun détail ne lui échappe.<text:tab/></text:span></text:span><text:span text:style-name="texte_20_par_20_défaut"><text:span text:style-name="T128"><text:tab/><text:tab/><text:tab/><text:tab/> <text:tab/> <text:s text:c="7"/></text:span></text:span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28">1</text:span></text:span><text:span text:style-name="référence"><text:span text:style-name="T111">.</text:span></text:span><text:span text:style-name="référence"><text:span text:style-name="T128">8.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28">73</text:span></text:span><text:span text:style-name="référence"><text:span text:style-name="T114">)</text:span></text:span></text:p>
      <text:p text:style-name="P147"><text:soft-page-break/><text:span text:style-name="texte_20_par_20_défaut"><text:span text:style-name="T129">B.030</text:span></text:span><text:span text:style-name="texte_20_par_20_défaut"><text:span text:style-name="T128"><text:tab/><text:tab/></text:span></text:span><text:span text:style-name="texte_20_par_20_défaut"><text:span text:style-name="T629">Elle ne travaille jamais</text:span></text:span><text:span text:style-name="texte_20_par_20_défaut"><text:span text:style-name="T628">.<text:tab/></text:span></text:span><text:span text:style-name="texte_20_par_20_défaut"><text:span text:style-name="T128"><text:tab/><text:tab/><text:tab/><text:tab/> <text:tab/> <text:s text:c="7"/></text:span></text:span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28">1</text:span></text:span><text:span text:style-name="référence"><text:span text:style-name="T111">.</text:span></text:span><text:span text:style-name="référence"><text:span text:style-name="T128">8.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28">7</text:span></text:span><text:span text:style-name="référence"><text:span text:style-name="T131">4</text:span></text:span><text:span text:style-name="référence"><text:span text:style-name="T114">)</text:span></text:span></text:p>
      <text:p text:style-name="P148"><text:span text:style-name="texte_20_par_20_défaut"><text:span text:style-name="T129">B.031</text:span></text:span><text:span text:style-name="texte_20_par_20_défaut"><text:span text:style-name="T130"> </text:span></text:span><text:span text:style-name="danger"><text:span text:style-name="T577">(!)</text:span></text:span><text:span text:style-name="texte_20_par_20_défaut"><text:span text:style-name="T128"><text:tab/></text:span></text:span><text:span text:style-name="texte_20_par_20_défaut"><text:span text:style-name="T630">Je n’aime que les films français</text:span></text:span><text:span text:style-name="texte_20_par_20_défaut"><text:span text:style-name="T628">.</text:span></text:span><text:span text:style-name="texte_20_par_20_défaut"><text:span text:style-name="T128"><text:tab/><text:tab/><text:tab/><text:tab/> <text:tab/> <text:s text:c="7"/></text:span></text:span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28">1</text:span></text:span><text:span text:style-name="référence"><text:span text:style-name="T111">.</text:span></text:span><text:span text:style-name="référence"><text:span text:style-name="T128">8.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28">7</text:span></text:span><text:span text:style-name="référence"><text:span text:style-name="T131">4</text:span></text:span><text:span text:style-name="référence"><text:span text:style-name="T114">)</text:span></text:span></text:p>
      <text:p text:style-name="P120"><text:span text:style-name="référence"><text:span text:style-name="T754"/></text:span></text:p>
      <text:p text:style-name="P40"><text:span text:style-name="texte_20_par_20_défaut"><text:span text:style-name="T315">■ </text:span></text:span><text:span text:style-name="T548">phrase complexe par subordination</text:span><text:span text:style-name="T547"> </text:span><text:span text:style-name="texte_20_par_20_défaut"><text:span text:style-name="T315">■</text:span></text:span></text:p>
      <text:p text:style-name="P127"><text:span text:style-name="texte_20_par_20_défaut"><text:span text:style-name="T245">B.032<text:tab/><text:tab/></text:span></text:span><text:span text:style-name="texte_20_par_20_défaut"><text:span text:style-name="T246">Le facteur distribue le courrier quand le jour se lève.</text:span></text:span><text:span text:style-name="texte_20_par_20_défaut"><text:span text:style-name="T245"><text:tab/><text:tab/> <text:s text:c="5"/></text:span></text:span><text:span text:style-name="référence"><text:span text:style-name="T114">TG(I.2.1, p</text:span></text:span><text:span text:style-name="référence"><text:span text:style-name="T116">p</text:span></text:span><text:span text:style-name="référence"><text:span text:style-name="T114">. 22-</text:span></text:span><text:span text:style-name="référence"><text:span text:style-name="T116">23</text:span></text:span><text:span text:style-name="référence"><text:span text:style-name="T114">)</text:span></text:span></text:p>
      <text:p text:style-name="P139"><text:span text:style-name="texte_20_par_20_défaut"><text:span text:style-name="T113">B.033</text:span></text:span><text:span text:style-name="texte_20_par_20_défaut"><text:span text:style-name="T120"> </text:span></text:span><text:span text:style-name="danger"><text:span text:style-name="T577">(!)</text:span></text:span><text:span text:style-name="texte_20_par_20_défaut"><text:span text:style-name="T113"><text:tab/></text:span></text:span><text:span text:style-name="texte_20_par_20_défaut"><text:span text:style-name="T627">Un sportif qui est fatigué doit se reposer.<text:tab/><text:tab/></text:span></text:span><text:span text:style-name="texte_20_par_20_défaut"><text:span text:style-name="T113"><text:tab/><text:tab/> </text:span></text:span><text:span text:style-name="référence"><text:span text:style-name="T110">TG(I.</text:span></text:span><text:span text:style-name="référence"><text:span text:style-name="T118">1</text:span></text:span><text:span text:style-name="référence"><text:span text:style-name="T111">.</text:span></text:span><text:span text:style-name="référence"><text:span text:style-name="T122">1 note 14</text:span></text:span><text:span text:style-name="référence"><text:span text:style-name="T110">, p</text:span></text:span><text:span text:style-name="référence"><text:span text:style-name="T111">. </text:span></text:span><text:span text:style-name="référence"><text:span text:style-name="T122">5</text:span></text:span><text:span text:style-name="référence"><text:span text:style-name="T274">2</text:span></text:span><text:span text:style-name="référence"><text:span text:style-name="T114">)</text:span></text:span></text:p>
      <text:p text:style-name="Standard"><text:span text:style-name="texte_20_par_20_défaut"><text:span text:style-name="T113"/></text:span></text:p>
      <text:p text:style-name="P43"><text:span text:style-name="texte_20_par_20_défaut"><text:span text:style-name="T284">■ </text:span></text:span><text:span text:style-name="texte_20_par_20_défaut"><text:span text:style-name="T182">phrase complexe par </text:span></text:span><text:span text:style-name="texte_20_par_20_défaut"><text:span text:style-name="T644">coordination</text:span></text:span><text:span text:style-name="texte_20_par_20_défaut"><text:span text:style-name="T183"> </text:span></text:span><text:span text:style-name="texte_20_par_20_défaut"><text:span text:style-name="T284">■</text:span></text:span></text:p>
      <text:p text:style-name="P140"><text:span text:style-name="texte_20_par_20_défaut"><text:span text:style-name="T113">B.034</text:span></text:span><text:span text:style-name="texte_20_par_20_défaut"><text:span text:style-name="T121"> </text:span></text:span><text:span text:style-name="texte_20_par_20_défaut"><text:span text:style-name="T113"><text:tab/><text:tab/></text:span></text:span><text:span text:style-name="texte_20_par_20_défaut"><text:span text:style-name="T125">Le facteur distribue le courrier et il aime son travail.</text:span></text:span><text:span text:style-name="texte_20_par_20_défaut"><text:span text:style-name="T113"><text:tab/> <text:s text:c="3"/><text:tab/> <text:s text:c="5"/></text:span></text:span><text:span text:style-name="référence"><text:span text:style-name="T110">TG(I.</text:span></text:span><text:span text:style-name="référence"><text:span text:style-name="T126">2</text:span></text:span><text:span text:style-name="référence"><text:span text:style-name="T111">.</text:span></text:span><text:span text:style-name="référence"><text:span text:style-name="T126">3</text:span></text:span><text:span text:style-name="référence"><text:span text:style-name="T110">, p</text:span></text:span><text:span text:style-name="référence"><text:span text:style-name="T127">p</text:span></text:span><text:span text:style-name="référence"><text:span text:style-name="T111">. </text:span></text:span><text:span text:style-name="référence"><text:span text:style-name="T125">24-</text:span></text:span><text:span text:style-name="référence"><text:span text:style-name="T127">25</text:span></text:span><text:span text:style-name="référence"><text:span text:style-name="T114">)</text:span></text:span></text:p>
      <text:p text:style-name="P170"><text:span text:style-name="titre_20_avec_20_numéro"><text:s/>B.001 </text:span></text:p>
      <text:p text:style-name="P55"><text:span text:style-name="référence"><text:span text:style-name="T142">TG(</text:span></text:span><text:span text:style-name="référence"><text:span text:style-name="T159">I</text:span></text:span><text:span text:style-name="référence"><text:span text:style-name="T142">I.</text:span></text:span><text:span text:style-name="référence"><text:span text:style-name="T152">2.</text:span></text:span><text:span text:style-name="référence"><text:span text:style-name="T154">3.1</text:span></text:span><text:span text:style-name="référence"><text:span text:style-name="T142">, p.</text:span></text:span><text:span text:style-name="référence"><text:span text:style-name="T152"> </text:span></text:span><text:span text:style-name="référence"><text:span text:style-name="T154">85</text:span></text:span><text:span text:style-name="référence"><text:span text:style-name="T145">)</text:span></text:span></text:p>
      <text:p text:style-name="P99"/>
      <text:p text:style-name="P33"><text:span text:style-name="phrase_20_analysée_20__28_gros_20_caractère_29_">Le </text:span><text:span text:style-name="phrase_20_analysée_20__28_gros_20_caractère_29_"><text:span text:style-name="T527">facteur travaille.</text:span></text:span></text:p>
      <text:p text:style-name="P99"/>
      <text:p text:style-name="P99"/>
      <text:p text:style-name="P99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mots</text:span></text:span></text:p>
      <text:p text:style-name="P187"><text:span text:style-name="texte_20_par_20_défaut"><text:span text:style-name="T277">•</text:span></text:span> <text:span text:style-name="exemple"><text:span text:style-name="T339">Le</text:span></text:span><text:span text:style-name="T339"> <text:tab/><text:tab/><text:tab/><text:tab/><text:tab/></text:span><text:span text:style-name="texte_20_par_20_défaut"><text:span text:style-name="T339">:<text:tab/>article défini</text:span></text:span></text:p>
      <text:p text:style-name="P239"><text:span text:style-name="texte_20_par_20_défaut"><text:span text:style-name="T277">•</text:span></text:span> <text:span text:style-name="exemple"><text:span text:style-name="T411">facteur</text:span></text:span><text:span text:style-name="T339"><text:tab/><text:tab/><text:tab/><text:tab/></text:span><text:span text:style-name="texte_20_par_20_défaut"><text:span text:style-name="T339">:<text:tab/>nom commun</text:span></text:span></text:p>
      <text:p text:style-name="P239"><text:span text:style-name="texte_20_par_20_défaut"><text:span text:style-name="T277">•</text:span></text:span> <text:span text:style-name="exemple"><text:span text:style-name="T411">travaille</text:span></text:span><text:span text:style-name="T340"><text:tab/><text:tab/><text:tab/><text:tab/></text:span><text:span text:style-name="texte_20_par_20_défaut"><text:span text:style-name="T340">:<text:tab/>verbe </text:span></text:span><text:span text:style-name="texte_20_par_20_défaut"><text:span text:style-name="T562">(</text:span></text:span><text:span text:style-name="texte_20_par_20_défaut"><text:span text:style-name="T647">travailler </text:span></text:span><text:span text:style-name="texte_20_par_20_défaut"><text:span text:style-name="T562">: indicatif.présent.3S)</text:span></text:span></text:p>
      <text:p text:style-name="P99"/>
      <text:p text:style-name="P105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05"><text:span text:style-name="texte_20_par_20_défaut"><text:span text:style-name="T277">•</text:span></text:span> <text:span text:style-name="exemple"><text:span text:style-name="T339">Le </text:span></text:span><text:span text:style-name="exemple"><text:span text:style-name="T742">facteur</text:span></text:span><text:span text:style-name="T339"><text:tab/><text:tab/><text:tab/><text:tab/></text:span><text:span text:style-name="texte_20_par_20_défaut"><text:span text:style-name="T339">:<text:tab/></text:span></text:span><text:span text:style-name="texte_20_par_20_défaut"><text:span text:style-name="T658">groupe nominal</text:span></text:span></text:p>
      <text:p text:style-name="P210"><text:span text:style-name="texte_20_par_20_défaut"><text:span text:style-name="T331">•</text:span></text:span><text:span text:style-name="exemple"><text:span text:style-name="T412"> </text:span></text:span><text:span text:style-name="exemple"><text:span text:style-name="T442">travaille</text:span></text:span><text:span text:style-name="exemple"><text:span text:style-name="T441"><text:tab/><text:tab/><text:tab/><text:tab/></text:span></text:span><text:span text:style-name="texte_20_par_20_défaut"><text:span text:style-name="T36">:<text:tab/></text:span></text:span><text:span text:style-name="texte_20_par_20_défaut"><text:span text:style-name="T665">groupe verbal</text:span></text:span></text:p>
      <text:p text:style-name="P250"><text:span text:style-name="texte_20_par_20_défaut"/></text:p>
      <text:p text:style-name="P99"><text:span text:style-name="texte_20_par_20_défaut"><text:span text:style-name="T537">Analyse des fonctions</text:span></text:span></text:p>
      <text:p text:style-name="P239"><text:span text:style-name="texte_20_par_20_défaut"><text:span text:style-name="T277">•</text:span></text:span> <text:span text:style-name="exemple"><text:span text:style-name="T412">Le facteur</text:span></text:span><text:tab/><text:tab/><text:tab/><text:tab/><text:span text:style-name="texte_20_par_20_défaut">:<text:tab/>sujet de </text:span><text:span text:style-name="exemple"><text:span text:style-name="T412">travaille</text:span></text:span></text:p>
      <text:p text:style-name="P445"><text:span text:style-name="texte_20_par_20_défaut"><text:span text:style-name="T331">•</text:span></text:span><text:span text:style-name="exemple"><text:span text:style-name="T412"> </text:span></text:span><text:span text:style-name="exemple"><text:span text:style-name="T471">travaille</text:span></text:span><text:span text:style-name="exemple"><text:span text:style-name="T412"><text:tab/><text:tab/><text:tab/><text:tab/></text:span></text:span><text:span text:style-name="texte_20_par_20_défaut"><text:span text:style-name="T34">:<text:tab/></text:span></text:span><text:span text:style-name="texte_20_par_20_défaut">prédicat </text:span><text:span text:style-name="texte_20_par_20_défaut"><text:span text:style-name="T820">du sujet </text:span></text:span><text:span text:style-name="exemple"><text:span text:style-name="T820">Le facteur</text:span></text:span></text:p>
      <text:p text:style-name="P160"/>
      <text:p text:style-name="P13"><text:span text:style-name="texte_20_par_20_défaut">Analyse des propositions</text:span></text:p>
      <text:p text:style-name="P187"><text:span text:style-name="texte_20_par_20_défaut">La phrase contient une seule proposition : il s’agit par conséquent d’une phrase simple.</text:span></text:p>
      <text:p text:style-name="P302"><text:span text:style-name="texte_20_par_20_défaut"><text:span text:style-name="T804">L’unique proposition est une proposition indépendante.</text:span></text:span></text:p>
      <text:p text:style-name="P99"/>
      <text:p text:style-name="P99"><text:span text:style-name="texte_20_par_20_défaut"><text:span text:style-name="T537">Analyse du type et de la forme de la phrase</text:span></text:span></text:p>
      <text:p text:style-name="P187"><text:span text:style-name="texte_20_par_20_défaut">La phrase est de type déclaratif et n’a pas de forme particulière.</text:span></text:p>
      <text:p text:style-name="P99"><text:span text:style-name="titre_20_avec_20_numéro"/></text:p>
      <text:p text:style-name="P322"><text:span text:style-name="titre_20_avec_20_numéro"><text:s/>B.002 </text:span></text:p>
      <text:p text:style-name="P55"><text:span text:style-name="référence"><text:span text:style-name="T142">TG(</text:span></text:span><text:span text:style-name="référence"><text:span text:style-name="T159">I</text:span></text:span><text:span text:style-name="référence"><text:span text:style-name="T142">I.</text:span></text:span><text:span text:style-name="référence"><text:span text:style-name="T152">2.</text:span></text:span><text:span text:style-name="référence"><text:span text:style-name="T154">3.1</text:span></text:span><text:span text:style-name="référence"><text:span text:style-name="T142">, p.</text:span></text:span><text:span text:style-name="référence"><text:span text:style-name="T152"> </text:span></text:span><text:span text:style-name="référence"><text:span text:style-name="T154">85</text:span></text:span><text:span text:style-name="référence"><text:span text:style-name="T145">)</text:span></text:span></text:p>
      <text:p text:style-name="P100"/>
      <text:p text:style-name="P34"><text:span text:style-name="phrase_20_analysée_20__28_gros_20_caractère_29_">Le </text:span><text:span text:style-name="phrase_20_analysée_20__28_gros_20_caractère_29_"><text:span text:style-name="T527">facteur </text:span></text:span><text:span text:style-name="phrase_20_analysée_20__28_gros_20_caractère_29_"><text:span text:style-name="T528">distribue le courrier</text:span></text:span><text:span text:style-name="phrase_20_analysée_20__28_gros_20_caractère_29_"><text:span text:style-name="T527">.</text:span></text:span></text:p>
      <text:p text:style-name="P100"/>
      <text:p text:style-name="P100"/>
      <text:p text:style-name="P100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mots</text:span></text:span></text:p>
      <text:p text:style-name="P188"><text:span text:style-name="texte_20_par_20_défaut"><text:span text:style-name="T277">•</text:span></text:span> <text:span text:style-name="exemple"><text:span text:style-name="T339">Le</text:span></text:span><text:span text:style-name="T339"> <text:tab/><text:tab/><text:tab/><text:tab/><text:tab/></text:span><text:span text:style-name="texte_20_par_20_défaut"><text:span text:style-name="T339">:<text:tab/>article défini</text:span></text:span></text:p>
      <text:p text:style-name="P240"><text:span text:style-name="texte_20_par_20_défaut"><text:span text:style-name="T277">•</text:span></text:span> <text:span text:style-name="exemple"><text:span text:style-name="T411">facteur</text:span></text:span><text:span text:style-name="T339"><text:tab/><text:tab/><text:tab/><text:tab/></text:span><text:span text:style-name="texte_20_par_20_défaut"><text:span text:style-name="T339">:<text:tab/>nom commun</text:span></text:span></text:p>
      <text:p text:style-name="P240"><text:span text:style-name="texte_20_par_20_défaut"><text:span text:style-name="T277">•</text:span></text:span> <text:span text:style-name="exemple"><text:span text:style-name="T413">distribue</text:span></text:span><text:span text:style-name="T340"><text:tab/><text:tab/><text:tab/><text:tab/></text:span><text:span text:style-name="texte_20_par_20_défaut"><text:span text:style-name="T340">:<text:tab/>verbe </text:span></text:span><text:span text:style-name="texte_20_par_20_défaut"><text:span text:style-name="T562">(</text:span></text:span><text:span text:style-name="texte_20_par_20_défaut"><text:span text:style-name="T648">distribuer</text:span></text:span><text:span text:style-name="texte_20_par_20_défaut"><text:span text:style-name="T647"> </text:span></text:span><text:span text:style-name="texte_20_par_20_défaut"><text:span text:style-name="T562">: indicatif.présent.3S)</text:span></text:span></text:p>
      <text:p text:style-name="P189"><text:span text:style-name="texte_20_par_20_défaut"><text:span text:style-name="T277">•</text:span></text:span> <text:span text:style-name="exemple"><text:span text:style-name="T733">le</text:span></text:span><text:span text:style-name="T339"> <text:tab/><text:tab/><text:tab/><text:tab/><text:tab/></text:span><text:span text:style-name="texte_20_par_20_défaut"><text:span text:style-name="T339">:<text:tab/>article défini</text:span></text:span></text:p>
      <text:p text:style-name="P241"><text:span text:style-name="texte_20_par_20_défaut"><text:span text:style-name="T277">•</text:span></text:span><text:span text:style-name="texte_20_par_20_défaut"> </text:span><text:span text:style-name="exemple"><text:span text:style-name="T414">courrier</text:span></text:span><text:span text:style-name="texte_20_par_20_défaut"><text:span text:style-name="T339"><text:tab/><text:tab/><text:tab/><text:tab/>:<text:tab/>nom commun</text:span></text:span></text:p>
      <text:p text:style-name="P100"/>
      <text:p text:style-name="P333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51"><text:span text:style-name="texte_20_par_20_défaut"><text:span text:style-name="T277">•</text:span></text:span> <text:span text:style-name="exemple"><text:span text:style-name="T339">Le </text:span></text:span><text:span text:style-name="exemple"><text:span text:style-name="T742">facteur</text:span></text:span><text:span text:style-name="T339"><text:tab/><text:tab/><text:tab/><text:tab/></text:span><text:span text:style-name="texte_20_par_20_défaut"><text:span text:style-name="T339">:<text:tab/></text:span></text:span><text:span text:style-name="texte_20_par_20_défaut"><text:span text:style-name="T658">groupe nominal</text:span></text:span></text:p>
      <text:p text:style-name="P251"><text:span text:style-name="texte_20_par_20_défaut"><text:span text:style-name="T277">•</text:span></text:span><text:span text:style-name="texte_20_par_20_défaut"><text:span text:style-name="T658"> </text:span></text:span><text:span text:style-name="exemple"><text:span text:style-name="T743">le</text:span></text:span><text:span text:style-name="exemple"><text:span text:style-name="T339"> </text:span></text:span><text:span text:style-name="exemple"><text:span text:style-name="T427">courrier</text:span></text:span><text:span text:style-name="texte_20_par_20_défaut"><text:span text:style-name="T654"><text:tab/><text:tab/><text:tab/><text:tab/></text:span></text:span><text:span text:style-name="texte_20_par_20_défaut"><text:span text:style-name="T339">:<text:tab/></text:span></text:span><text:span text:style-name="texte_20_par_20_défaut"><text:span text:style-name="T658">groupe nominal</text:span></text:span></text:p>
      <text:p text:style-name="P210"><text:span text:style-name="texte_20_par_20_défaut"><text:span text:style-name="T331">•</text:span></text:span><text:span text:style-name="exemple"><text:span text:style-name="T412"> </text:span></text:span><text:span text:style-name="exemple"><text:span text:style-name="T443">distribue le courrier</text:span></text:span><text:span text:style-name="exemple"><text:span text:style-name="T441"><text:tab/><text:tab/><text:tab/></text:span></text:span><text:span text:style-name="texte_20_par_20_défaut"><text:span text:style-name="T742">:<text:tab/>groupe verbal</text:span></text:span></text:p>
      <text:p text:style-name="P251"><text:span text:style-name="texte_20_par_20_défaut"><text:span text:style-name="T658"/></text:span></text:p>
      <text:p text:style-name="P100"><text:span text:style-name="texte_20_par_20_défaut"><text:span text:style-name="T537">Analyse des fonctions</text:span></text:span></text:p>
      <text:p text:style-name="P240"><text:span text:style-name="texte_20_par_20_défaut"><text:span text:style-name="T277">•</text:span></text:span> <text:span text:style-name="exemple"><text:span text:style-name="T412">Le facteur</text:span></text:span><text:tab/><text:tab/><text:tab/><text:tab/><text:span text:style-name="texte_20_par_20_défaut">:<text:tab/>sujet de </text:span><text:span text:style-name="exemple"><text:span text:style-name="T415">distribue</text:span></text:span></text:p>
      <text:p text:style-name="P445"><text:span text:style-name="texte_20_par_20_défaut"><text:span text:style-name="T331">•</text:span></text:span><text:span text:style-name="exemple"><text:span text:style-name="T412"> </text:span></text:span><text:span text:style-name="exemple"><text:span text:style-name="T471">distribue </text:span></text:span><text:span text:style-name="exemple"><text:span text:style-name="T415">le courrier</text:span></text:span><text:span text:style-name="exemple"><text:span text:style-name="T412"><text:tab/><text:tab/><text:tab/></text:span></text:span><text:span text:style-name="texte_20_par_20_défaut"><text:span text:style-name="T34">:<text:tab/></text:span></text:span><text:span text:style-name="texte_20_par_20_défaut"><text:span text:style-name="T52">prédicat </text:span></text:span><text:span text:style-name="texte_20_par_20_défaut"><text:span text:style-name="T53">du sujet </text:span></text:span><text:span text:style-name="exemple"><text:span text:style-name="T820">Le facteur</text:span></text:span></text:p>
      <text:p text:style-name="P242"><text:span text:style-name="texte_20_par_20_défaut"><text:span text:style-name="T331">•</text:span></text:span><text:span text:style-name="exemple"><text:span text:style-name="T412"> </text:span></text:span><text:span text:style-name="exemple"><text:span text:style-name="T415">le courrier</text:span></text:span><text:span text:style-name="exemple"><text:span text:style-name="T412"><text:tab/><text:tab/><text:tab/><text:tab/></text:span></text:span><text:span text:style-name="texte_20_par_20_défaut">:</text:span><text:span text:style-name="texte_20_par_20_défaut"><text:span text:style-name="T34"><text:tab/></text:span></text:span><text:span text:style-name="texte_20_par_20_défaut">COD de </text:span><text:span text:style-name="exemple"><text:span text:style-name="T415">distribue</text:span></text:span></text:p>
      <text:p text:style-name="P161"/>
      <text:p text:style-name="P14"><text:span text:style-name="texte_20_par_20_défaut">Analyse des propositions</text:span></text:p>
      <text:p text:style-name="P188"><text:span text:style-name="texte_20_par_20_défaut">La phrase contient une seule proposition : il s’agit par conséquent d’une phrase simple.</text:span></text:p>
      <text:p text:style-name="P303"><text:span text:style-name="texte_20_par_20_défaut"><text:span text:style-name="T804">L’unique proposition est une proposition indépendante.</text:span></text:span></text:p>
      <text:p text:style-name="P303"><text:span text:style-name="texte_20_par_20_défaut"/></text:p>
      <text:p text:style-name="P100"><text:span text:style-name="texte_20_par_20_défaut"><text:span text:style-name="T537">Analyse du type et de la forme de la phrase</text:span></text:span></text:p>
      <text:p text:style-name="P240"><text:span text:style-name="texte_20_par_20_défaut">La phrase est de type déclaratif et n’a pas de forme particulière.</text:span></text:p>
      <text:p text:style-name="P323"><text:span text:style-name="titre_20_avec_20_numéro"><text:s/>B.003 </text:span></text:p>
      <text:p text:style-name="P55"><text:span text:style-name="référence"><text:span text:style-name="T142">TG(</text:span></text:span><text:span text:style-name="référence"><text:span text:style-name="T159">I</text:span></text:span><text:span text:style-name="référence"><text:span text:style-name="T142">I.</text:span></text:span><text:span text:style-name="référence"><text:span text:style-name="T152">2.</text:span></text:span><text:span text:style-name="référence"><text:span text:style-name="T154">3.1</text:span></text:span><text:span text:style-name="référence"><text:span text:style-name="T142">, p.</text:span></text:span><text:span text:style-name="référence"><text:span text:style-name="T152"> </text:span></text:span><text:span text:style-name="référence"><text:span text:style-name="T154">85</text:span></text:span><text:span text:style-name="référence"><text:span text:style-name="T145">)</text:span></text:span></text:p>
      <text:p text:style-name="P101"/>
      <text:p text:style-name="P35"><text:span text:style-name="phrase_20_analysée_20__28_gros_20_caractère_29_">Le </text:span><text:span text:style-name="phrase_20_analysée_20__28_gros_20_caractère_29_"><text:span text:style-name="T527">facteur </text:span></text:span><text:span text:style-name="phrase_20_analysée_20__28_gros_20_caractère_29_"><text:span text:style-name="T529">parle à sa collègue.</text:span></text:span></text:p>
      <text:p text:style-name="P101"/>
      <text:p text:style-name="P101"/>
      <text:p text:style-name="P101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mots</text:span></text:span></text:p>
      <text:p text:style-name="P190"><text:span text:style-name="texte_20_par_20_défaut"><text:span text:style-name="T277">•</text:span></text:span> <text:span text:style-name="exemple"><text:span text:style-name="T339">Le</text:span></text:span><text:span text:style-name="T339"> <text:tab/><text:tab/><text:tab/><text:tab/><text:tab/></text:span><text:span text:style-name="texte_20_par_20_défaut"><text:span text:style-name="T339">:<text:tab/>article défini</text:span></text:span></text:p>
      <text:p text:style-name="P243"><text:span text:style-name="texte_20_par_20_défaut"><text:span text:style-name="T277">•</text:span></text:span> <text:span text:style-name="exemple"><text:span text:style-name="T411">facteur</text:span></text:span><text:span text:style-name="T339"><text:tab/><text:tab/><text:tab/><text:tab/></text:span><text:span text:style-name="texte_20_par_20_défaut"><text:span text:style-name="T339">:<text:tab/>nom commun</text:span></text:span></text:p>
      <text:p text:style-name="P243"><text:span text:style-name="texte_20_par_20_défaut"><text:span text:style-name="T277">•</text:span></text:span> <text:span text:style-name="exemple"><text:span text:style-name="T416">parle</text:span></text:span><text:span text:style-name="T340"><text:tab/><text:tab/><text:tab/><text:tab/><text:tab/></text:span><text:span text:style-name="texte_20_par_20_défaut"><text:span text:style-name="T340">:<text:tab/>verbe </text:span></text:span><text:span text:style-name="texte_20_par_20_défaut"><text:span text:style-name="T562">(</text:span></text:span><text:span text:style-name="texte_20_par_20_défaut"><text:span text:style-name="T649">parler</text:span></text:span><text:span text:style-name="texte_20_par_20_défaut"><text:span text:style-name="T647"> </text:span></text:span><text:span text:style-name="texte_20_par_20_défaut"><text:span text:style-name="T562">: indicatif.présent.3S)</text:span></text:span></text:p>
      <text:p text:style-name="P191"><text:span text:style-name="texte_20_par_20_défaut"><text:span text:style-name="T277">•</text:span></text:span><text:span text:style-name="texte_20_par_20_défaut"> </text:span><text:span text:style-name="exemple"><text:span text:style-name="T735">à</text:span></text:span><text:span text:style-name="texte_20_par_20_défaut"><text:span text:style-name="T339"> <text:tab/><text:tab/><text:tab/><text:tab/><text:tab/>:<text:tab/></text:span></text:span><text:span text:style-name="texte_20_par_20_défaut"><text:span text:style-name="T735">p</text:span></text:span><text:span text:style-name="texte_20_par_20_défaut"><text:span text:style-name="T650">réposition</text:span></text:span></text:p>
      <text:p text:style-name="P190"><text:span text:style-name="texte_20_par_20_défaut"><text:span text:style-name="T277">•</text:span></text:span> <text:span text:style-name="exemple"><text:span text:style-name="T734">sa</text:span></text:span><text:span text:style-name="T339"> <text:tab/><text:tab/><text:tab/><text:tab/><text:tab/></text:span><text:span text:style-name="texte_20_par_20_défaut"><text:span text:style-name="T339">:<text:tab/></text:span></text:span><text:span text:style-name="texte_20_par_20_défaut"><text:span text:style-name="T734">d</text:span></text:span><text:span text:style-name="texte_20_par_20_défaut"><text:span text:style-name="T649">éterminant possessif</text:span></text:span></text:p>
      <text:p text:style-name="P243"><text:span text:style-name="texte_20_par_20_défaut"><text:span text:style-name="T277">•</text:span></text:span><text:span text:style-name="texte_20_par_20_défaut"> </text:span><text:span text:style-name="exemple"><text:span text:style-name="T416">collègue</text:span></text:span><text:span text:style-name="texte_20_par_20_défaut"><text:span text:style-name="T339"><text:tab/><text:tab/><text:tab/><text:tab/>:<text:tab/>nom commun</text:span></text:span></text:p>
      <text:p text:style-name="P243"><text:span text:style-name="texte_20_par_20_défaut"/></text:p>
      <text:p text:style-name="P334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52"><text:span text:style-name="texte_20_par_20_défaut"><text:span text:style-name="T277">•</text:span></text:span> <text:span text:style-name="exemple"><text:span text:style-name="T339">Le </text:span></text:span><text:span text:style-name="exemple"><text:span text:style-name="T742">facteur</text:span></text:span><text:span text:style-name="T339"><text:tab/><text:tab/><text:tab/><text:tab/></text:span><text:span text:style-name="texte_20_par_20_défaut"><text:span text:style-name="T339">:<text:tab/></text:span></text:span><text:span text:style-name="texte_20_par_20_défaut"><text:span text:style-name="T658">groupe nominal</text:span></text:span></text:p>
      <text:p text:style-name="P510"><text:span text:style-name="texte_20_par_20_défaut"><text:span text:style-name="T331">•</text:span></text:span><text:span text:style-name="exemple"><text:span text:style-name="T412"> </text:span></text:span><text:span text:style-name="exemple"><text:span text:style-name="T444">parle à sa collègue</text:span></text:span><text:span text:style-name="exemple"><text:span text:style-name="T441"><text:tab/><text:tab/><text:tab/></text:span></text:span><text:span text:style-name="texte_20_par_20_défaut"><text:span text:style-name="T41">:</text:span></text:span><text:span text:style-name="texte_20_par_20_défaut"><text:span text:style-name="T35"><text:tab/></text:span></text:span><text:span text:style-name="texte_20_par_20_défaut"><text:span text:style-name="T41">groupe verbal</text:span></text:span></text:p>
      <text:p text:style-name="P252"><text:span text:style-name="texte_20_par_20_défaut"><text:span text:style-name="T277">•</text:span></text:span><text:span text:style-name="texte_20_par_20_défaut"><text:span text:style-name="T658"> </text:span></text:span><text:span text:style-name="exemple"><text:span text:style-name="T744">à sa collègue</text:span></text:span><text:span text:style-name="texte_20_par_20_défaut"><text:span text:style-name="T654"><text:tab/><text:tab/><text:tab/><text:tab/></text:span></text:span><text:span text:style-name="texte_20_par_20_défaut"><text:span text:style-name="T339">:<text:tab/></text:span></text:span><text:span text:style-name="texte_20_par_20_défaut"><text:span text:style-name="T658">groupe nominal </text:span></text:span><text:span text:style-name="texte_20_par_20_défaut"><text:span text:style-name="T659">prépositionnel</text:span></text:span></text:p>
      <text:p text:style-name="P101"/>
      <text:p text:style-name="P101"><text:span text:style-name="texte_20_par_20_défaut"><text:span text:style-name="T537">Analyse des fonctions</text:span></text:span></text:p>
      <text:p text:style-name="P243"><text:span text:style-name="texte_20_par_20_défaut"><text:span text:style-name="T277">•</text:span></text:span> <text:span text:style-name="exemple"><text:span text:style-name="T412">Le facteur</text:span></text:span><text:tab/><text:tab/><text:tab/><text:tab/><text:span text:style-name="texte_20_par_20_défaut">:<text:tab/>sujet de </text:span><text:span text:style-name="exemple"><text:span text:style-name="T417">parle</text:span></text:span></text:p>
      <text:p text:style-name="P445"><text:span text:style-name="texte_20_par_20_défaut"><text:span text:style-name="T331">•</text:span></text:span><text:span text:style-name="exemple"><text:span text:style-name="T412"> </text:span></text:span><text:span text:style-name="exemple"><text:span text:style-name="T471">parle </text:span></text:span><text:span text:style-name="exemple"><text:span text:style-name="T417">à sa collègue</text:span></text:span><text:span text:style-name="exemple"><text:span text:style-name="T412"><text:tab/><text:tab/><text:tab/></text:span></text:span><text:span text:style-name="texte_20_par_20_défaut">:</text:span><text:span text:style-name="texte_20_par_20_défaut"><text:span text:style-name="T34"><text:tab/></text:span></text:span><text:span text:style-name="texte_20_par_20_défaut"><text:span text:style-name="T52">prédicat </text:span></text:span><text:span text:style-name="texte_20_par_20_défaut"><text:span text:style-name="T53">du sujet </text:span></text:span><text:span text:style-name="exemple"><text:span text:style-name="T820">Le facteur</text:span></text:span></text:p>
      <text:p text:style-name="P162"/>
      <text:p text:style-name="P15"><text:span text:style-name="texte_20_par_20_défaut">Analyse des propositions</text:span></text:p>
      <text:p text:style-name="P190"><text:span text:style-name="texte_20_par_20_défaut">La phrase contient une seule proposition : il s’agit par conséquent d’une phrase simple.</text:span></text:p>
      <text:p text:style-name="P303"><text:span text:style-name="texte_20_par_20_défaut"><text:span text:style-name="T804">L’unique proposition est une proposition indépendante.</text:span></text:span></text:p>
      <text:p text:style-name="P303"><text:span text:style-name="texte_20_par_20_défaut"/></text:p>
      <text:p text:style-name="P101"><text:span text:style-name="texte_20_par_20_défaut"><text:span text:style-name="T537">Analyse du type et de la forme de la phrase</text:span></text:span></text:p>
      <text:p text:style-name="P243"><text:span text:style-name="texte_20_par_20_défaut">La phrase est de type déclaratif et n’a pas de forme particulière.</text:span></text:p>
      <text:p text:style-name="P324"><text:span text:style-name="titre_20_avec_20_numéro"><text:s/>B.004 </text:span></text:p>
      <text:p text:style-name="P56"><text:span text:style-name="référence"><text:span text:style-name="T142">TG(</text:span></text:span><text:span text:style-name="référence"><text:span text:style-name="T159">I</text:span></text:span><text:span text:style-name="référence"><text:span text:style-name="T142">I.</text:span></text:span><text:span text:style-name="référence"><text:span text:style-name="T152">2.</text:span></text:span><text:span text:style-name="référence"><text:span text:style-name="T154">3.1</text:span></text:span><text:span text:style-name="référence"><text:span text:style-name="T142">, p.</text:span></text:span><text:span text:style-name="référence"><text:span text:style-name="T152"> </text:span></text:span><text:span text:style-name="référence"><text:span text:style-name="T154">85</text:span></text:span><text:span text:style-name="référence"><text:span text:style-name="T145">)</text:span></text:span></text:p>
      <text:p text:style-name="P102"/>
      <text:p text:style-name="P36"><text:span text:style-name="phrase_20_analysée_20__28_gros_20_caractère_29_">Le </text:span><text:span text:style-name="phrase_20_analysée_20__28_gros_20_caractère_29_"><text:span text:style-name="T527">facteur </text:span></text:span><text:span text:style-name="phrase_20_analysée_20__28_gros_20_caractère_29_"><text:span text:style-name="T530">donne une lettre à sa voisine.</text:span></text:span></text:p>
      <text:p text:style-name="P102"/>
      <text:p text:style-name="P102"/>
      <text:p text:style-name="P102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mots</text:span></text:span></text:p>
      <text:p text:style-name="P192"><text:span text:style-name="texte_20_par_20_défaut"><text:span text:style-name="T277">•</text:span></text:span> <text:span text:style-name="exemple"><text:span text:style-name="T339">Le</text:span></text:span><text:span text:style-name="T339"> <text:tab/><text:tab/><text:tab/><text:tab/><text:tab/></text:span><text:span text:style-name="texte_20_par_20_défaut"><text:span text:style-name="T339">:<text:tab/>article défini</text:span></text:span></text:p>
      <text:p text:style-name="P244"><text:span text:style-name="texte_20_par_20_défaut"><text:span text:style-name="T277">•</text:span></text:span> <text:span text:style-name="exemple"><text:span text:style-name="T411">facteur</text:span></text:span><text:span text:style-name="T339"><text:tab/><text:tab/><text:tab/><text:tab/></text:span><text:span text:style-name="texte_20_par_20_défaut"><text:span text:style-name="T339">:<text:tab/>nom commun</text:span></text:span></text:p>
      <text:p text:style-name="P244"><text:span text:style-name="texte_20_par_20_défaut"><text:span text:style-name="T277">•</text:span></text:span> <text:span text:style-name="exemple"><text:span text:style-name="T418">donne</text:span></text:span><text:span text:style-name="T340"><text:tab/><text:tab/><text:tab/><text:tab/></text:span><text:span text:style-name="texte_20_par_20_défaut"><text:span text:style-name="T340">:<text:tab/>verbe </text:span></text:span><text:span text:style-name="texte_20_par_20_défaut"><text:span text:style-name="T562">(</text:span></text:span><text:span text:style-name="texte_20_par_20_défaut"><text:span text:style-name="T651">donner</text:span></text:span><text:span text:style-name="texte_20_par_20_défaut"><text:span text:style-name="T647"> </text:span></text:span><text:span text:style-name="texte_20_par_20_défaut"><text:span text:style-name="T562">: indicatif.présent.3S)</text:span></text:span></text:p>
      <text:p text:style-name="P193"><text:span text:style-name="texte_20_par_20_défaut"><text:span text:style-name="T277">•</text:span></text:span> <text:span text:style-name="exemple"><text:span text:style-name="T737">une</text:span></text:span><text:span text:style-name="T339"> <text:tab/><text:tab/><text:tab/><text:tab/><text:tab/></text:span><text:span text:style-name="texte_20_par_20_défaut"><text:span text:style-name="T339">:<text:tab/>article </text:span></text:span><text:span text:style-name="texte_20_par_20_défaut"><text:span text:style-name="T737">in</text:span></text:span><text:span text:style-name="texte_20_par_20_défaut"><text:span text:style-name="T339">défini</text:span></text:span></text:p>
      <text:p text:style-name="P245"><text:span text:style-name="texte_20_par_20_défaut"><text:span text:style-name="T277">•</text:span></text:span><text:span text:style-name="texte_20_par_20_défaut"> </text:span><text:span text:style-name="exemple"><text:span text:style-name="T420">lettre<text:tab/></text:span></text:span><text:span text:style-name="texte_20_par_20_défaut"><text:span text:style-name="T339"><text:tab/><text:tab/><text:tab/><text:tab/>:<text:tab/>nom commun</text:span></text:span></text:p>
      <text:p text:style-name="P192"><text:span text:style-name="texte_20_par_20_défaut"><text:span text:style-name="T277">•</text:span></text:span><text:span text:style-name="texte_20_par_20_défaut"> </text:span><text:span text:style-name="exemple"><text:span text:style-name="T735">à</text:span></text:span><text:span text:style-name="texte_20_par_20_défaut"><text:span text:style-name="T339"> <text:tab/><text:tab/><text:tab/><text:tab/><text:tab/>:<text:tab/></text:span></text:span><text:span text:style-name="texte_20_par_20_défaut"><text:span text:style-name="T735">p</text:span></text:span><text:span text:style-name="texte_20_par_20_défaut"><text:span text:style-name="T650">réposition</text:span></text:span></text:p>
      <text:p text:style-name="P192"><text:span text:style-name="texte_20_par_20_défaut"><text:span text:style-name="T277">•</text:span></text:span> <text:span text:style-name="exemple"><text:span text:style-name="T734">sa</text:span></text:span><text:span text:style-name="T339"> <text:tab/><text:tab/><text:tab/><text:tab/><text:tab/></text:span><text:span text:style-name="texte_20_par_20_défaut"><text:span text:style-name="T339">:<text:tab/></text:span></text:span><text:span text:style-name="texte_20_par_20_défaut"><text:span text:style-name="T734">d</text:span></text:span><text:span text:style-name="texte_20_par_20_défaut"><text:span text:style-name="T649">éterminant possessif</text:span></text:span></text:p>
      <text:p text:style-name="P244"><text:span text:style-name="texte_20_par_20_défaut"><text:span text:style-name="T277">•</text:span></text:span><text:span text:style-name="texte_20_par_20_défaut"> </text:span><text:span text:style-name="exemple"><text:span text:style-name="T419">voisine</text:span></text:span><text:span text:style-name="texte_20_par_20_défaut"><text:span text:style-name="T339"><text:tab/><text:tab/><text:tab/><text:tab/>:<text:tab/>nom commun</text:span></text:span></text:p>
      <text:p text:style-name="P244"><text:span text:style-name="texte_20_par_20_défaut"/></text:p>
      <text:p text:style-name="P347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66"><text:span text:style-name="texte_20_par_20_défaut"><text:span text:style-name="T277">•</text:span></text:span> <text:span text:style-name="exemple"><text:span text:style-name="T339">Le </text:span></text:span><text:span text:style-name="exemple"><text:span text:style-name="T742">facteur</text:span></text:span><text:span text:style-name="T339"><text:tab/><text:tab/><text:tab/><text:tab/></text:span><text:span text:style-name="texte_20_par_20_défaut"><text:span text:style-name="T339">:<text:tab/></text:span></text:span><text:span text:style-name="texte_20_par_20_défaut"><text:span text:style-name="T658">groupe nominal</text:span></text:span></text:p>
      <text:p text:style-name="P510"><text:span text:style-name="texte_20_par_20_défaut"><text:span text:style-name="T331">•</text:span></text:span><text:span text:style-name="exemple"><text:span text:style-name="T412"> </text:span></text:span><text:span text:style-name="exemple"><text:span text:style-name="T445">donne une lettre à sa voisine</text:span></text:span><text:span text:style-name="exemple"><text:span text:style-name="T441"><text:tab/></text:span></text:span><text:span text:style-name="texte_20_par_20_défaut"><text:span text:style-name="T41">:</text:span></text:span><text:span text:style-name="texte_20_par_20_défaut"><text:span text:style-name="T35"><text:tab/></text:span></text:span><text:span text:style-name="texte_20_par_20_défaut"><text:span text:style-name="T41">groupe verbal</text:span></text:span></text:p>
      <text:p text:style-name="P266"><text:span text:style-name="texte_20_par_20_défaut"><text:span text:style-name="T277">•</text:span></text:span><text:span text:style-name="texte_20_par_20_défaut"><text:span text:style-name="T658"> </text:span></text:span><text:span text:style-name="exemple"><text:span text:style-name="T428">une lettre</text:span></text:span><text:span text:style-name="texte_20_par_20_défaut"><text:span text:style-name="T654"><text:tab/><text:tab/><text:tab/><text:tab/></text:span></text:span><text:span text:style-name="texte_20_par_20_défaut"><text:span text:style-name="T339">:<text:tab/></text:span></text:span><text:span text:style-name="texte_20_par_20_défaut"><text:span text:style-name="T658">groupe nominal</text:span></text:span></text:p>
      <text:p text:style-name="P266"><text:span text:style-name="texte_20_par_20_défaut"><text:span text:style-name="T331">•</text:span></text:span><text:span text:style-name="texte_20_par_20_défaut"><text:span text:style-name="T660"> </text:span></text:span><text:span text:style-name="exemple"><text:span text:style-name="T744">à sa </text:span></text:span><text:span text:style-name="exemple"><text:span text:style-name="T428">voisine<text:tab/></text:span></text:span><text:span text:style-name="texte_20_par_20_défaut"><text:span text:style-name="T661"><text:tab/><text:tab/><text:tab/></text:span></text:span><text:span text:style-name="texte_20_par_20_défaut">:</text:span><text:span text:style-name="texte_20_par_20_défaut"><text:span text:style-name="T36"><text:tab/></text:span></text:span><text:span text:style-name="texte_20_par_20_défaut">groupe nominal prépositionnel</text:span></text:p>
      <text:p text:style-name="P102"/>
      <text:p text:style-name="P102"><text:span text:style-name="texte_20_par_20_défaut"><text:span text:style-name="T537">Analyse des fonctions</text:span></text:span></text:p>
      <text:p text:style-name="P244"><text:span text:style-name="texte_20_par_20_défaut"><text:span text:style-name="T277">•</text:span></text:span> <text:span text:style-name="exemple"><text:span text:style-name="T412">Le facteur</text:span></text:span><text:tab/><text:tab/><text:tab/><text:tab/><text:span text:style-name="texte_20_par_20_défaut">:<text:tab/>sujet de </text:span><text:span text:style-name="exemple"><text:span text:style-name="T419">donne</text:span></text:span></text:p>
      <text:p text:style-name="P510"><text:span text:style-name="texte_20_par_20_défaut"><text:span text:style-name="T331">•</text:span></text:span><text:span text:style-name="exemple"><text:span text:style-name="T412"> </text:span></text:span><text:span text:style-name="exemple"><text:span text:style-name="T445">donne une lettre à sa voisine</text:span></text:span><text:span text:style-name="exemple"><text:span text:style-name="T441"><text:tab/></text:span></text:span><text:span text:style-name="texte_20_par_20_défaut"><text:span text:style-name="T41">:</text:span></text:span><text:span text:style-name="texte_20_par_20_défaut"><text:span text:style-name="T35"><text:tab/></text:span></text:span><text:span text:style-name="texte_20_par_20_défaut"><text:span text:style-name="T646">prédicat ayant pour sujet </text:span></text:span><text:span text:style-name="exemple"><text:span text:style-name="T784">Le facteur</text:span></text:span></text:p>
      <text:p text:style-name="P246"><text:span text:style-name="texte_20_par_20_défaut"><text:span text:style-name="T331">•</text:span></text:span><text:span text:style-name="exemple"><text:span text:style-name="T412"> </text:span></text:span><text:span text:style-name="exemple"><text:span text:style-name="T421">une lettre</text:span></text:span><text:span text:style-name="exemple"><text:span text:style-name="T412"><text:tab/><text:tab/><text:tab/><text:tab/></text:span></text:span><text:span text:style-name="texte_20_par_20_défaut">:</text:span><text:span text:style-name="texte_20_par_20_défaut"><text:span text:style-name="T34"><text:tab/></text:span></text:span><text:span text:style-name="texte_20_par_20_défaut">COD de </text:span><text:span text:style-name="exemple"><text:span text:style-name="T419">donne</text:span></text:span></text:p>
      <text:p text:style-name="P244"><text:span text:style-name="texte_20_par_20_défaut"><text:span text:style-name="T331">•</text:span></text:span><text:span text:style-name="exemple"><text:span text:style-name="T412"> </text:span></text:span><text:span text:style-name="exemple"><text:span text:style-name="T417">à sa </text:span></text:span><text:span text:style-name="exemple"><text:span text:style-name="T419">voisine</text:span></text:span><text:span text:style-name="exemple"><text:span text:style-name="T412"><text:tab/><text:tab/><text:tab/><text:tab/></text:span></text:span><text:span text:style-name="texte_20_par_20_défaut">:</text:span><text:span text:style-name="texte_20_par_20_défaut"><text:span text:style-name="T34"><text:tab/></text:span></text:span><text:span text:style-name="texte_20_par_20_défaut">CO</text:span><text:span text:style-name="texte_20_par_20_défaut"><text:span text:style-name="T736">I</text:span></text:span><text:span text:style-name="texte_20_par_20_défaut"> de </text:span><text:span text:style-name="exemple"><text:span text:style-name="T419">donne</text:span></text:span></text:p>
      <text:p text:style-name="P163"/>
      <text:p text:style-name="P16"><text:span text:style-name="texte_20_par_20_défaut">Analyse des propositions</text:span></text:p>
      <text:p text:style-name="P192"><text:span text:style-name="texte_20_par_20_défaut">La phrase contient une seule proposition : il s’agit par conséquent d’une phrase simple.</text:span></text:p>
      <text:p text:style-name="P303"><text:span text:style-name="texte_20_par_20_défaut"><text:span text:style-name="T804">L’unique proposition est une proposition indépendante.</text:span></text:span></text:p>
      <text:p text:style-name="P303"><text:span text:style-name="texte_20_par_20_défaut"/></text:p>
      <text:p text:style-name="P102"><text:span text:style-name="texte_20_par_20_défaut"><text:span text:style-name="T537">Analyse du type et de la forme de la phrase</text:span></text:span></text:p>
      <text:p text:style-name="P244"><text:span text:style-name="texte_20_par_20_défaut">La phrase est de type déclaratif et n’a pas de forme particulière.</text:span></text:p>
      <text:p text:style-name="P325"><text:span text:style-name="titre_20_avec_20_numéro"><text:s/>B.005 </text:span></text:p>
      <text:p text:style-name="P57"><text:span text:style-name="référence"><text:span text:style-name="T142">TG(</text:span></text:span><text:span text:style-name="référence"><text:span text:style-name="T159">I</text:span></text:span><text:span text:style-name="référence"><text:span text:style-name="T142">I.</text:span></text:span><text:span text:style-name="référence"><text:span text:style-name="T152">2.</text:span></text:span><text:span text:style-name="référence"><text:span text:style-name="T154">3.1</text:span></text:span><text:span text:style-name="référence"><text:span text:style-name="T142">, p.</text:span></text:span><text:span text:style-name="référence"><text:span text:style-name="T152"> </text:span></text:span><text:span text:style-name="référence"><text:span text:style-name="T154">85</text:span></text:span><text:span text:style-name="référence"><text:span text:style-name="T145">)</text:span></text:span></text:p>
      <text:p text:style-name="P103"/>
      <text:p text:style-name="P37"><text:span text:style-name="phrase_20_analysée_20__28_gros_20_caractère_29_">Le </text:span><text:span text:style-name="phrase_20_analysée_20__28_gros_20_caractère_29_"><text:span text:style-name="T527">facteur </text:span></text:span><text:span text:style-name="phrase_20_analysée_20__28_gros_20_caractère_29_"><text:span text:style-name="T531">parle de ses vacances à sa collègue.</text:span></text:span></text:p>
      <text:p text:style-name="P103"/>
      <text:p text:style-name="P103"/>
      <text:p text:style-name="P103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mots</text:span></text:span></text:p>
      <text:p text:style-name="P185"><text:span text:style-name="texte_20_par_20_défaut"><text:span text:style-name="T277">•</text:span></text:span> <text:span text:style-name="exemple"><text:span text:style-name="T339">Le</text:span></text:span><text:span text:style-name="T339"> <text:tab/><text:tab/><text:tab/><text:tab/><text:tab/></text:span><text:span text:style-name="texte_20_par_20_défaut"><text:span text:style-name="T339">:<text:tab/>article défini</text:span></text:span></text:p>
      <text:p text:style-name="P247"><text:span text:style-name="texte_20_par_20_défaut"><text:span text:style-name="T277">•</text:span></text:span> <text:span text:style-name="exemple"><text:span text:style-name="T411">facteur</text:span></text:span><text:span text:style-name="T339"><text:tab/><text:tab/><text:tab/><text:tab/></text:span><text:span text:style-name="texte_20_par_20_défaut"><text:span text:style-name="T339">:<text:tab/>nom commun</text:span></text:span></text:p>
      <text:p text:style-name="P247"><text:span text:style-name="texte_20_par_20_défaut"><text:span text:style-name="T277">•</text:span></text:span> <text:span text:style-name="exemple"><text:span text:style-name="T422">parle<text:tab/></text:span></text:span><text:span text:style-name="T340"><text:tab/><text:tab/><text:tab/><text:tab/></text:span><text:span text:style-name="texte_20_par_20_défaut"><text:span text:style-name="T340">:<text:tab/>verbe </text:span></text:span><text:span text:style-name="texte_20_par_20_défaut"><text:span text:style-name="T562">(</text:span></text:span><text:span text:style-name="texte_20_par_20_défaut"><text:span text:style-name="T652">parler</text:span></text:span><text:span text:style-name="texte_20_par_20_défaut"><text:span text:style-name="T647"> </text:span></text:span><text:span text:style-name="texte_20_par_20_défaut"><text:span text:style-name="T562">: indicatif.présent.3S)</text:span></text:span></text:p>
      <text:p text:style-name="P185"><text:span text:style-name="texte_20_par_20_défaut"><text:span text:style-name="T277">•</text:span></text:span> <text:span text:style-name="exemple"><text:span text:style-name="T423">de</text:span></text:span><text:span text:style-name="T339"> <text:tab/><text:tab/><text:tab/><text:tab/><text:tab/></text:span><text:span text:style-name="texte_20_par_20_défaut"><text:span text:style-name="T339">:<text:tab/></text:span></text:span><text:span text:style-name="texte_20_par_20_défaut"><text:span text:style-name="T653">préposition</text:span></text:span></text:p>
      <text:p text:style-name="P194"><text:span text:style-name="texte_20_par_20_défaut"><text:span text:style-name="T277">•</text:span></text:span><text:span text:style-name="texte_20_par_20_défaut"><text:span text:style-name="T653"> </text:span></text:span><text:span text:style-name="exemple"><text:span text:style-name="T423">ses</text:span></text:span><text:span text:style-name="texte_20_par_20_défaut"><text:span text:style-name="T654"> <text:tab/><text:tab/><text:tab/><text:tab/><text:tab/></text:span></text:span><text:span text:style-name="texte_20_par_20_défaut"><text:span text:style-name="T339">:<text:tab/></text:span></text:span><text:span text:style-name="texte_20_par_20_défaut"><text:span text:style-name="T739">d</text:span></text:span><text:span text:style-name="texte_20_par_20_défaut"><text:span text:style-name="T653">éterminant possessif</text:span></text:span></text:p>
      <text:p text:style-name="P247"><text:span text:style-name="texte_20_par_20_défaut"><text:span text:style-name="T277">•</text:span></text:span><text:span text:style-name="texte_20_par_20_défaut"> </text:span><text:span text:style-name="exemple"><text:span text:style-name="T423">vacances</text:span></text:span><text:span text:style-name="texte_20_par_20_défaut"><text:span text:style-name="T339"><text:tab/><text:tab/><text:tab/><text:tab/>:<text:tab/>nom commun</text:span></text:span></text:p>
      <text:p text:style-name="P185"><text:span text:style-name="texte_20_par_20_défaut"><text:span text:style-name="T277">•</text:span></text:span><text:span text:style-name="texte_20_par_20_défaut"> </text:span><text:span text:style-name="exemple"><text:span text:style-name="T735">à</text:span></text:span><text:span text:style-name="texte_20_par_20_défaut"><text:span text:style-name="T339"> <text:tab/><text:tab/><text:tab/><text:tab/><text:tab/>:<text:tab/></text:span></text:span><text:span text:style-name="texte_20_par_20_défaut"><text:span text:style-name="T735">p</text:span></text:span><text:span text:style-name="texte_20_par_20_défaut"><text:span text:style-name="T650">réposition</text:span></text:span></text:p>
      <text:p text:style-name="P185"><text:span text:style-name="texte_20_par_20_défaut"><text:span text:style-name="T277">•</text:span></text:span> <text:span text:style-name="exemple"><text:span text:style-name="T734">sa</text:span></text:span><text:span text:style-name="T339"> <text:tab/><text:tab/><text:tab/><text:tab/><text:tab/></text:span><text:span text:style-name="texte_20_par_20_défaut"><text:span text:style-name="T339">:<text:tab/></text:span></text:span><text:span text:style-name="texte_20_par_20_défaut"><text:span text:style-name="T734">d</text:span></text:span><text:span text:style-name="texte_20_par_20_défaut"><text:span text:style-name="T649">éterminant possessif</text:span></text:span></text:p>
      <text:p text:style-name="P247"><text:span text:style-name="texte_20_par_20_défaut"><text:span text:style-name="T277">•</text:span></text:span><text:span text:style-name="texte_20_par_20_défaut"> </text:span><text:span text:style-name="exemple"><text:span text:style-name="T422">collègue</text:span></text:span><text:span text:style-name="texte_20_par_20_défaut"><text:span text:style-name="T339"><text:tab/><text:tab/><text:tab/><text:tab/>:<text:tab/>nom commun</text:span></text:span></text:p>
      <text:p text:style-name="P253"><text:span text:style-name="exemple"><text:span text:style-name="T419"/></text:span></text:p>
      <text:p text:style-name="P335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53"><text:span text:style-name="texte_20_par_20_défaut"><text:span text:style-name="T277">•</text:span></text:span> <text:span text:style-name="exemple"><text:span text:style-name="T339">Le </text:span></text:span><text:span text:style-name="exemple"><text:span text:style-name="T742">facteur</text:span></text:span><text:span text:style-name="T339"><text:tab/><text:tab/><text:tab/><text:tab/></text:span><text:span text:style-name="texte_20_par_20_défaut"><text:span text:style-name="T339">:<text:tab/></text:span></text:span><text:span text:style-name="texte_20_par_20_défaut"><text:span text:style-name="T658">groupe nominal</text:span></text:span></text:p>
      <text:p text:style-name="P253"><text:span text:style-name="texte_20_par_20_défaut"><text:span text:style-name="T277">•</text:span></text:span><text:span text:style-name="texte_20_par_20_défaut"><text:span text:style-name="T658"> </text:span></text:span><text:span text:style-name="exemple"><text:span text:style-name="T429">de ses vacances</text:span></text:span><text:span text:style-name="texte_20_par_20_défaut"><text:span text:style-name="T654"><text:tab/><text:tab/><text:tab/></text:span></text:span><text:span text:style-name="texte_20_par_20_défaut"><text:span text:style-name="T339">:<text:tab/></text:span></text:span><text:span text:style-name="texte_20_par_20_défaut"><text:span text:style-name="T658">groupe nominal </text:span></text:span><text:span text:style-name="texte_20_par_20_défaut"><text:span text:style-name="T664">prépositionnel</text:span></text:span></text:p>
      <text:p text:style-name="P253"><text:span text:style-name="texte_20_par_20_défaut"><text:span text:style-name="T331">•</text:span></text:span><text:span text:style-name="texte_20_par_20_défaut"><text:span text:style-name="T660"> </text:span></text:span><text:span text:style-name="exemple"><text:span text:style-name="T744">à sa </text:span></text:span><text:span text:style-name="exemple"><text:span text:style-name="T430">collègue</text:span></text:span><text:span text:style-name="exemple"><text:span text:style-name="T428"><text:tab/></text:span></text:span><text:span text:style-name="texte_20_par_20_défaut"><text:span text:style-name="T661"><text:tab/><text:tab/><text:tab/></text:span></text:span><text:span text:style-name="texte_20_par_20_défaut"><text:span text:style-name="T49">:</text:span></text:span><text:span text:style-name="texte_20_par_20_défaut"><text:span text:style-name="T36"><text:tab/></text:span></text:span><text:span text:style-name="texte_20_par_20_défaut">groupe nominal prépositionnel</text:span></text:p>
      <text:p text:style-name="P280"><text:span text:style-name="texte_20_par_20_défaut"><text:span text:style-name="T331">•</text:span></text:span><text:span text:style-name="exemple"><text:span text:style-name="T422"> </text:span></text:span><text:span text:style-name="exemple">parle de ses vacances à sa collègue </text:span><text:span text:style-name="texte_20_par_20_défaut">:</text:span><text:span text:style-name="texte_20_par_20_défaut"><text:span text:style-name="T37"><text:tab/></text:span></text:span><text:span text:style-name="texte_20_par_20_défaut">groupe verbal</text:span></text:p>
      <text:p text:style-name="P280"><text:span text:style-name="texte_20_par_20_défaut"/></text:p>
      <text:p text:style-name="P103"><text:span text:style-name="texte_20_par_20_défaut"><text:span text:style-name="T537">Analyse des fonctions</text:span></text:span></text:p>
      <text:p text:style-name="P247"><text:span text:style-name="texte_20_par_20_défaut"><text:span text:style-name="T277">•</text:span></text:span> <text:span text:style-name="exemple"><text:span text:style-name="T412">Le facteur</text:span></text:span><text:tab/><text:tab/><text:tab/><text:tab/><text:span text:style-name="texte_20_par_20_défaut">:<text:tab/>sujet de </text:span><text:span text:style-name="exemple"><text:span text:style-name="T422">parle</text:span></text:span></text:p>
      <text:p text:style-name="P452"><text:span text:style-name="texte_20_par_20_défaut"><text:span text:style-name="T331">•</text:span></text:span><text:span text:style-name="exemple"><text:span text:style-name="T422"> </text:span></text:span><text:span text:style-name="exemple"><text:span text:style-name="T738">parle de ses vacances à sa collègue </text:span></text:span><text:span text:style-name="texte_20_par_20_défaut">:</text:span><text:span text:style-name="texte_20_par_20_défaut"><text:span text:style-name="T37"><text:tab/></text:span></text:span><text:span text:style-name="texte_20_par_20_défaut"><text:span text:style-name="T54">prédicat du sujet </text:span></text:span><text:span text:style-name="exemple"><text:span text:style-name="T785">Le facteur</text:span></text:span></text:p>
      <text:p text:style-name="P248"><text:span text:style-name="texte_20_par_20_défaut"><text:span text:style-name="T331">•</text:span></text:span><text:span text:style-name="exemple"><text:span text:style-name="T412"> </text:span></text:span><text:span text:style-name="exemple"><text:span text:style-name="T422">de ses vacances</text:span></text:span><text:span text:style-name="exemple"><text:span text:style-name="T412"><text:tab/><text:tab/><text:tab/></text:span></text:span><text:span text:style-name="texte_20_par_20_défaut">:</text:span><text:span text:style-name="texte_20_par_20_défaut"><text:span text:style-name="T34"><text:tab/></text:span></text:span><text:span text:style-name="texte_20_par_20_défaut">CO</text:span><text:span text:style-name="texte_20_par_20_défaut"><text:span text:style-name="T738">I</text:span></text:span><text:span text:style-name="texte_20_par_20_défaut"> de </text:span><text:span text:style-name="exemple"><text:span text:style-name="T422">parle <text:s text:c="2"/></text:span></text:span><text:span text:style-name="exemple"><text:span text:style-name="T424"><text:tab/><text:tab/><text:tab/><text:tab/> <text:s text:c="4"/></text:span></text:span><text:span text:style-name="danger"><text:span text:style-name="T575">(!</text:span></text:span><text:span text:style-name="danger"><text:span text:style-name="T574">)</text:span></text:span></text:p>
      <text:p text:style-name="P247"><text:span text:style-name="texte_20_par_20_défaut"><text:span text:style-name="T331">•</text:span></text:span><text:span text:style-name="exemple"><text:span text:style-name="T412"> </text:span></text:span><text:span text:style-name="exemple"><text:span text:style-name="T417">à sa </text:span></text:span><text:span text:style-name="exemple"><text:span text:style-name="T422">collègue</text:span></text:span><text:span text:style-name="exemple"><text:span text:style-name="T412"><text:tab/><text:tab/><text:tab/><text:tab/></text:span></text:span><text:span text:style-name="texte_20_par_20_défaut">:</text:span><text:span text:style-name="texte_20_par_20_défaut"><text:span text:style-name="T34"><text:tab/></text:span></text:span><text:span text:style-name="texte_20_par_20_défaut">CO</text:span><text:span text:style-name="texte_20_par_20_défaut"><text:span text:style-name="T736">I</text:span></text:span><text:span text:style-name="texte_20_par_20_défaut"> de </text:span><text:span text:style-name="exemple"><text:span text:style-name="T422">parle</text:span></text:span></text:p>
      <text:p text:style-name="P164"/>
      <text:p text:style-name="P17"><text:span text:style-name="texte_20_par_20_défaut">Analyse des propositions</text:span></text:p>
      <text:p text:style-name="P185"><text:span text:style-name="texte_20_par_20_défaut">La phrase contient une seule proposition : il s’agit par conséquent d’une phrase simple.</text:span></text:p>
      <text:p text:style-name="P303"><text:span text:style-name="texte_20_par_20_défaut"><text:span text:style-name="T804">L’unique proposition est une proposition indépendante.</text:span></text:span></text:p>
      <text:p text:style-name="P303"><text:span text:style-name="texte_20_par_20_défaut"/></text:p>
      <text:p text:style-name="P103"><text:span text:style-name="texte_20_par_20_défaut"><text:span text:style-name="T537">Analyse du type et de la forme de la phrase</text:span></text:span></text:p>
      <text:p text:style-name="P247"><text:span text:style-name="texte_20_par_20_défaut">La phrase est de type déclaratif et n’a pas de forme particulière.</text:span></text:p>
      <text:p text:style-name="P165"><text:span text:style-name="titre_20_avec_20_numéro"><text:s/>B.006 </text:span></text:p>
      <text:p text:style-name="Standard"/>
      <text:p text:style-name="Standard"/>
      <text:p text:style-name="P28"><text:span text:style-name="phrase_20_analysée_20__28_gros_20_caractère_29_">Le lundi, il propose un </text:span><text:span text:style-name="phrase_20_analysée_20__28_gros_20_caractère_29_"><text:span text:style-name="T341">nouveau</text:span></text:span><text:span text:style-name="phrase_20_analysée_20__28_gros_20_caractère_29_"> jeu à ses camarades.</text:span></text:p>
      <text:p text:style-name="Standard"/>
      <text:p text:style-name="Standard"/>
      <text:p text:style-name="Standard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mots</text:span></text:span></text:p>
      <text:p text:style-name="P176"><text:span text:style-name="texte_20_par_20_défaut"><text:span text:style-name="T277">•</text:span></text:span> <text:span text:style-name="exemple"><text:span text:style-name="T339">Le</text:span></text:span><text:span text:style-name="T339"> <text:tab/><text:tab/><text:tab/><text:tab/><text:tab/></text:span><text:span text:style-name="texte_20_par_20_défaut"><text:span text:style-name="T339">:<text:tab/>article défini</text:span></text:span></text:p>
      <text:p text:style-name="P225"><text:span text:style-name="texte_20_par_20_défaut"><text:span text:style-name="T277">•</text:span></text:span> <text:span text:style-name="exemple"><text:span text:style-name="T339">lundi</text:span></text:span><text:span text:style-name="T339"><text:tab/><text:tab/><text:tab/><text:tab/><text:tab/></text:span><text:span text:style-name="texte_20_par_20_défaut"><text:span text:style-name="T339">:<text:tab/>nom commun</text:span></text:span></text:p>
      <text:p text:style-name="P225"><text:span text:style-name="texte_20_par_20_défaut"><text:span text:style-name="T277">•</text:span></text:span> <text:span text:style-name="exemple"><text:span text:style-name="T340">il</text:span></text:span><text:span text:style-name="T340"><text:tab/><text:tab/><text:tab/><text:tab/><text:tab/></text:span><text:span text:style-name="texte_20_par_20_défaut"><text:span text:style-name="T340">:<text:tab/>pronom personnel</text:span></text:span></text:p>
      <text:p text:style-name="P225"><text:span text:style-name="texte_20_par_20_défaut"><text:span text:style-name="T277">•</text:span></text:span> <text:span text:style-name="exemple"><text:span text:style-name="T340">propose</text:span></text:span><text:span text:style-name="T340"><text:tab/><text:tab/><text:tab/><text:tab/></text:span><text:span text:style-name="texte_20_par_20_défaut"><text:span text:style-name="T340">:<text:tab/>verbe </text:span></text:span><text:span text:style-name="texte_20_par_20_défaut"><text:span text:style-name="T562">(proposer : indicatif.présent.3S)</text:span></text:span></text:p>
      <text:p text:style-name="P225"><text:span text:style-name="texte_20_par_20_défaut"><text:span text:style-name="T277">•</text:span></text:span> <text:span text:style-name="exemple"><text:span text:style-name="T340">un</text:span></text:span><text:span text:style-name="T340"><text:tab/><text:tab/><text:tab/><text:tab/><text:tab/></text:span><text:span text:style-name="texte_20_par_20_défaut"><text:span text:style-name="T340">:<text:tab/>article indéfini</text:span></text:span></text:p>
      <text:p text:style-name="P225"><text:span text:style-name="texte_20_par_20_défaut"><text:span text:style-name="T277">•</text:span></text:span> <text:span text:style-name="exemple"><text:span text:style-name="T341">nouveau</text:span></text:span><text:span text:style-name="T341"><text:tab/><text:tab/><text:tab/><text:tab/></text:span><text:span text:style-name="texte_20_par_20_défaut"><text:span text:style-name="T341">:<text:tab/>adjectif</text:span></text:span></text:p>
      <text:p text:style-name="P225"><text:span text:style-name="texte_20_par_20_défaut"><text:span text:style-name="T277">•</text:span></text:span> <text:span text:style-name="exemple"><text:span text:style-name="T340">jeu</text:span></text:span><text:span text:style-name="T340"><text:tab/><text:tab/><text:tab/><text:tab/><text:tab/></text:span><text:span text:style-name="texte_20_par_20_défaut"><text:span text:style-name="T340">:<text:tab/>nom commun</text:span></text:span></text:p>
      <text:p text:style-name="P225"><text:span text:style-name="texte_20_par_20_défaut"><text:span text:style-name="T277">•</text:span></text:span> <text:span text:style-name="exemple"><text:span text:style-name="T342">à</text:span></text:span><text:span text:style-name="T342"><text:tab/><text:tab/><text:tab/><text:tab/><text:tab/></text:span><text:span text:style-name="texte_20_par_20_défaut"><text:span text:style-name="T342">:<text:tab/>préposition</text:span></text:span></text:p>
      <text:p text:style-name="P225"><text:span text:style-name="texte_20_par_20_défaut"><text:span text:style-name="T277">•</text:span></text:span> <text:span text:style-name="exemple"><text:span text:style-name="T342">ses</text:span></text:span><text:span text:style-name="T342"><text:tab/><text:tab/><text:tab/><text:tab/><text:tab/></text:span><text:span text:style-name="texte_20_par_20_défaut"><text:span text:style-name="T342">:<text:tab/>déterminant possessif</text:span></text:span></text:p>
      <text:p text:style-name="P225"><text:span text:style-name="texte_20_par_20_défaut"><text:span text:style-name="T277">•</text:span></text:span> <text:span text:style-name="exemple">camarades</text:span><text:tab/><text:tab/><text:tab/><text:tab/><text:span text:style-name="texte_20_par_20_défaut">:<text:tab/>nom commun</text:span></text:p>
      <text:p text:style-name="P225"><text:span text:style-name="texte_20_par_20_défaut"/></text:p>
      <text:p text:style-name="P332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54"><text:span text:style-name="texte_20_par_20_défaut"><text:span text:style-name="T336">•</text:span></text:span><text:span text:style-name="texte_20_par_20_défaut"><text:span text:style-name="T537"> </text:span></text:span><text:span text:style-name="exemple">Le lundi</text:span><text:span text:style-name="texte_20_par_20_défaut"><text:span text:style-name="T546"><text:tab/><text:tab/><text:tab/><text:tab/></text:span></text:span><text:span text:style-name="texte_20_par_20_défaut">:</text:span><text:span text:style-name="texte_20_par_20_défaut"><text:span text:style-name="T546"><text:tab/></text:span></text:span><text:span text:style-name="texte_20_par_20_défaut">groupe nominal</text:span></text:p>
      <text:p text:style-name="P254"><text:span text:style-name="texte_20_par_20_défaut"><text:span text:style-name="T277">•</text:span></text:span><text:span text:style-name="texte_20_par_20_défaut"><text:span text:style-name="T658"> </text:span></text:span><text:span text:style-name="exemple"><text:span text:style-name="T431">un nouveau jeu</text:span></text:span><text:span text:style-name="texte_20_par_20_défaut"><text:span text:style-name="T654"><text:tab/><text:tab/><text:tab/></text:span></text:span><text:span text:style-name="texte_20_par_20_défaut"><text:span text:style-name="T339">:<text:tab/></text:span></text:span><text:span text:style-name="texte_20_par_20_défaut"><text:span text:style-name="T658">groupe nominal</text:span></text:span></text:p>
      <text:p text:style-name="P254"><text:span text:style-name="texte_20_par_20_défaut"><text:span text:style-name="T331">•</text:span></text:span><text:span text:style-name="texte_20_par_20_défaut"><text:span text:style-name="T660"> </text:span></text:span><text:span text:style-name="exemple"><text:span text:style-name="T744">à s</text:span></text:span><text:span text:style-name="exemple"><text:span text:style-name="T745">es</text:span></text:span><text:span text:style-name="exemple"><text:span text:style-name="T744"> </text:span></text:span><text:span text:style-name="exemple"><text:span text:style-name="T431">camarades</text:span></text:span><text:span text:style-name="texte_20_par_20_défaut"><text:span text:style-name="T661"><text:tab/><text:tab/><text:tab/></text:span></text:span><text:span text:style-name="texte_20_par_20_défaut">:</text:span><text:span text:style-name="texte_20_par_20_défaut"><text:span text:style-name="T36"><text:tab/></text:span></text:span><text:span text:style-name="texte_20_par_20_défaut">groupe nominal prépositionnel</text:span></text:p>
      <text:p text:style-name="P280"><text:span text:style-name="texte_20_par_20_défaut"><text:span text:style-name="T331">•</text:span></text:span><text:span text:style-name="exemple"><text:span text:style-name="T422"> </text:span></text:span><text:span text:style-name="exemple">propose un nouveau jeu à <text:tab/><text:tab/></text:span><text:span text:style-name="texte_20_par_20_défaut">:<text:tab/>groupe verbal</text:span></text:p>
      <text:p text:style-name="P280"><text:span text:style-name="exemple"><text:s text:c="3"/>ses camarades <text:tab/><text:tab/><text:tab/></text:span></text:p>
      <text:p text:style-name="P372"><text:span text:style-name="exemple"/></text:p>
      <text:p text:style-name="Standard"><text:span text:style-name="texte_20_par_20_défaut"><text:span text:style-name="T537">Analyse des fonctions</text:span></text:span></text:p>
      <text:p text:style-name="P176"><text:span text:style-name="texte_20_par_20_défaut"><text:span text:style-name="T277">•</text:span></text:span> <text:span text:style-name="exemple">Le lundi</text:span><text:tab/><text:tab/><text:tab/><text:tab/><text:span text:style-name="texte_20_par_20_défaut">:<text:tab/>CC de temps</text:span></text:p>
      <text:p text:style-name="P225"><text:span text:style-name="texte_20_par_20_défaut"><text:span text:style-name="T277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454"><text:span text:style-name="texte_20_par_20_défaut"><text:span text:style-name="T331">•</text:span></text:span><text:span text:style-name="exemple"><text:span text:style-name="T422"> </text:span></text:span><text:span text:style-name="exemple">propose un nouveau jeu à <text:tab/><text:tab/></text:span><text:span text:style-name="texte_20_par_20_défaut">:<text:tab/></text:span><text:span text:style-name="texte_20_par_20_défaut"><text:span text:style-name="T721">prédicat du sujet </text:span></text:span><text:span text:style-name="exemple"><text:span text:style-name="T786">Le lundi</text:span></text:span></text:p>
      <text:p text:style-name="P454"><text:span text:style-name="exemple"><text:s text:c="3"/>ses camarades <text:tab/><text:tab/><text:tab/></text:span></text:p>
      <text:p text:style-name="P225"><text:span text:style-name="texte_20_par_20_défaut"><text:span text:style-name="T277">•</text:span></text:span> <text:span text:style-name="exemple">un nouveau jeu<text:tab/><text:tab/></text:span><text:tab/><text:span text:style-name="texte_20_par_20_défaut">:<text:tab/>COD de </text:span><text:span text:style-name="exemple">propose</text:span></text:p>
      <text:p text:style-name="P285"><text:span text:style-name="texte_20_par_20_défaut"><text:span text:style-name="T277">•</text:span></text:span><text:span text:style-name="exemple"> nouveau<text:tab/><text:tab/><text:tab/><text:tab/></text:span><text:span text:style-name="texte_20_par_20_défaut">:<text:tab/></text:span><text:span text:style-name="texte_20_par_20_défaut"><text:span text:style-name="T799">é</text:span></text:span><text:span text:style-name="texte_20_par_20_défaut"><text:span text:style-name="T701">pithète </text:span></text:span><text:span text:style-name="texte_20_par_20_défaut">de </text:span><text:span text:style-name="exemple"><text:span text:style-name="T448">jeu</text:span></text:span></text:p>
      <text:p text:style-name="P225"><text:span text:style-name="texte_20_par_20_défaut"><text:span text:style-name="T277">•</text:span></text:span> <text:span text:style-name="exemple">à ses camarades<text:tab/><text:tab/></text:span><text:tab/><text:span text:style-name="texte_20_par_20_défaut">:<text:tab/>COI de </text:span><text:span text:style-name="exemple">propose</text:span></text:p>
      <text:p text:style-name="P159"/>
      <text:p text:style-name="P5"><text:span text:style-name="texte_20_par_20_défaut">Analyse des propositions</text:span></text:p>
      <text:p text:style-name="P176"><text:span text:style-name="texte_20_par_20_défaut">La phrase contient une seule proposition : il s’agit par conséquent d’une phrase simple.</text:span></text:p>
      <text:p text:style-name="P303"><text:span text:style-name="texte_20_par_20_défaut"><text:span text:style-name="T804">L’unique proposition est une proposition indépendante.</text:span></text:span></text:p>
      <text:p text:style-name="P303"><text:span text:style-name="texte_20_par_20_défaut"/></text:p>
      <text:p text:style-name="Standard"><text:span text:style-name="texte_20_par_20_défaut"><text:span text:style-name="T537">Analyse du type et de la forme de la phrase</text:span></text:span></text:p>
      <text:p text:style-name="P176"><text:span text:style-name="texte_20_par_20_défaut">La phrase est de type déclaratif et n’a pas de forme particulière.</text:span></text:p>
      <text:p text:style-name="Standard"/>
      <text:p text:style-name="Standard"/>
      <text:p text:style-name="Standard"><text:soft-page-break/><text:span text:style-name="titre_20_avec_20_numéro"><text:s/>B.007 </text:span></text:p>
      <text:p text:style-name="Standard"/>
      <text:p text:style-name="Standard"/>
      <text:p text:style-name="P42"><text:span text:style-name="phrase_20_analysée_20__28_gros_20_caractère_29_"><text:span text:style-name="T351">Malheureusement i</text:span></text:span><text:span text:style-name="phrase_20_analysée_20__28_gros_20_caractère_29_"><text:span text:style-name="T350">l ne leur propose plus le mardi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343">de la </text:span></text:span><text:span text:style-name="texte_20_par_20_défaut">nature des mots</text:span></text:p>
      <text:p text:style-name="P176"><text:span text:style-name="texte_20_par_20_défaut"><text:span text:style-name="T278">•</text:span></text:span><text:span text:style-name="T64"> </text:span><text:span text:style-name="exemple"><text:span text:style-name="T352">malheureusement<text:tab/><text:tab/><text:tab/></text:span></text:span><text:span text:style-name="texte_20_par_20_défaut"><text:span text:style-name="T67">:<text:tab/></text:span></text:span><text:span text:style-name="texte_20_par_20_défaut"><text:span text:style-name="T68">adverbe</text:span></text:span></text:p>
      <text:p text:style-name="P225"><text:span text:style-name="texte_20_par_20_défaut"><text:span text:style-name="T277">•</text:span></text:span> <text:span text:style-name="exemple"><text:span text:style-name="T340">il</text:span></text:span><text:span text:style-name="T340"><text:tab/><text:tab/><text:tab/><text:tab/><text:tab/></text:span><text:span text:style-name="texte_20_par_20_défaut"><text:span text:style-name="T340">:<text:tab/>pronom personnel</text:span></text:span></text:p>
      <text:p text:style-name="P225"><text:span text:style-name="texte_20_par_20_défaut"><text:span text:style-name="T278">•</text:span></text:span><text:span text:style-name="T64"> </text:span><text:span text:style-name="exemple"><text:span text:style-name="T352">ne</text:span></text:span><text:span text:style-name="T69"><text:tab/><text:tab/><text:tab/><text:tab/><text:tab/></text:span><text:span text:style-name="texte_20_par_20_défaut"><text:span text:style-name="T69">:<text:tab/></text:span></text:span><text:span text:style-name="texte_20_par_20_défaut"><text:span text:style-name="T68">adverbe</text:span></text:span></text:p>
      <text:p text:style-name="P225"><text:span text:style-name="texte_20_par_20_défaut"><text:span text:style-name="T277">•</text:span></text:span><text:span text:style-name="T68"> </text:span><text:span text:style-name="exemple"><text:span text:style-name="T351">leur<text:tab/><text:tab/><text:tab/></text:span></text:span><text:span text:style-name="T340"><text:tab/><text:tab/></text:span><text:span text:style-name="texte_20_par_20_défaut"><text:span text:style-name="T340">:<text:tab/>pronom personnel</text:span></text:span></text:p>
      <text:p text:style-name="P230"><text:span text:style-name="texte_20_par_20_défaut"><text:span text:style-name="T277">•</text:span></text:span> <text:span text:style-name="exemple"><text:span text:style-name="T340">propose<text:tab/><text:tab/></text:span></text:span><text:span text:style-name="T340"><text:tab/><text:tab/></text:span><text:span text:style-name="texte_20_par_20_défaut"><text:span text:style-name="T340">:<text:tab/>verbe </text:span></text:span><text:span text:style-name="texte_20_par_20_défaut"><text:span text:style-name="T562">(proposer : indicatif.présent.3S)</text:span></text:span></text:p>
      <text:p text:style-name="P225"><text:span text:style-name="texte_20_par_20_défaut"><text:span text:style-name="T278">•</text:span></text:span><text:span text:style-name="T64"> </text:span><text:span text:style-name="exemple"><text:span text:style-name="T353">plus</text:span></text:span><text:span text:style-name="T69"><text:tab/><text:tab/><text:tab/><text:tab/><text:tab/></text:span><text:span text:style-name="texte_20_par_20_défaut"><text:span text:style-name="T69">:<text:tab/></text:span></text:span><text:span text:style-name="texte_20_par_20_défaut"><text:span text:style-name="T70">ad</text:span></text:span><text:span text:style-name="texte_20_par_20_défaut"><text:span text:style-name="T69">verbe</text:span></text:span></text:p>
      <text:p text:style-name="P225"><text:span text:style-name="texte_20_par_20_défaut"><text:span text:style-name="T278">•</text:span></text:span><text:span text:style-name="T71"> </text:span><text:span text:style-name="exemple"><text:span text:style-name="T353">le<text:tab/></text:span></text:span><text:span text:style-name="T71"><text:tab/><text:tab/><text:tab/><text:tab/></text:span><text:span text:style-name="texte_20_par_20_défaut"><text:span text:style-name="T71">:<text:tab/></text:span></text:span><text:span text:style-name="texte_20_par_20_défaut"><text:span text:style-name="T70">article défini</text:span></text:span></text:p>
      <text:p text:style-name="P225"><text:span text:style-name="texte_20_par_20_défaut"><text:span text:style-name="T278">•</text:span></text:span><text:span text:style-name="T71"> </text:span><text:span text:style-name="exemple"><text:span text:style-name="T353">mardi<text:tab/><text:tab/><text:tab/></text:span></text:span><text:span text:style-name="T71"><text:tab/></text:span><text:span text:style-name="texte_20_par_20_défaut"><text:span text:style-name="T71">:<text:tab/></text:span></text:span><text:span text:style-name="texte_20_par_20_défaut"><text:span text:style-name="T70">nom commun</text:span></text:span></text:p>
      <text:p text:style-name="P225"><text:span text:style-name="texte_20_par_20_défaut"><text:span text:style-name="T70"/></text:span></text:p>
      <text:p text:style-name="P336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55"><text:span text:style-name="texte_20_par_20_défaut"><text:span text:style-name="T277">•</text:span></text:span><text:span text:style-name="texte_20_par_20_défaut"><text:span text:style-name="T658"> </text:span></text:span><text:span text:style-name="exemple"><text:span text:style-name="T432">le mardi<text:tab/></text:span></text:span><text:span text:style-name="texte_20_par_20_défaut"><text:span text:style-name="T654"><text:tab/><text:tab/><text:tab/></text:span></text:span><text:span text:style-name="texte_20_par_20_défaut"><text:span text:style-name="T339">:<text:tab/></text:span></text:span><text:span text:style-name="texte_20_par_20_défaut"><text:span text:style-name="T658">groupe nominal</text:span></text:span></text:p>
      <text:p text:style-name="P311"><text:span text:style-name="texte_20_par_20_défaut"><text:span text:style-name="T278">•</text:span></text:span><text:span text:style-name="exemple"><text:span text:style-name="T72"> </text:span></text:span><text:span text:style-name="exemple">ne leur propose plus le mardi</text:span><text:span text:style-name="exemple"><text:span text:style-name="T72"><text:tab/></text:span></text:span><text:span text:style-name="texte_20_par_20_défaut"><text:span text:style-name="T72">:<text:tab/></text:span></text:span><text:span text:style-name="texte_20_par_20_défaut"><text:span text:style-name="T88">groupe verbal</text:span></text:span></text:p>
      <text:p text:style-name="P389"><text:span text:style-name="texte_20_par_20_défaut"><text:span text:style-name="T88"/></text:span></text:p>
      <text:p text:style-name="P5"><text:span text:style-name="texte_20_par_20_défaut">Analyse des fonctions</text:span></text:p>
      <text:p text:style-name="P176"><text:span text:style-name="texte_20_par_20_défaut"><text:span text:style-name="T278">•</text:span></text:span><text:span text:style-name="exemple"><text:span text:style-name="T293"> </text:span></text:span><text:span text:style-name="exemple"><text:span text:style-name="T294">malheureusement</text:span></text:span><text:span text:style-name="T72"><text:tab/><text:tab/><text:tab/></text:span><text:span text:style-name="texte_20_par_20_défaut"><text:span text:style-name="T72">:<text:tab/>CC</text:span></text:span></text:p>
      <text:p text:style-name="P225"><text:span text:style-name="texte_20_par_20_défaut"><text:span text:style-name="T277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471"><text:span text:style-name="texte_20_par_20_défaut"><text:span text:style-name="T278">•</text:span></text:span><text:span text:style-name="exemple"><text:span text:style-name="T72"> </text:span></text:span><text:span text:style-name="exemple"><text:span text:style-name="T821">ne leur propose plus le mardi</text:span></text:span><text:span text:style-name="exemple"><text:span text:style-name="T72"><text:tab/></text:span></text:span><text:span text:style-name="texte_20_par_20_défaut"><text:span text:style-name="T72">:<text:tab/></text:span></text:span><text:span text:style-name="texte_20_par_20_défaut"><text:span text:style-name="T99">prédicat du sujet </text:span></text:span><text:span text:style-name="exemple"><text:span text:style-name="T209">il</text:span></text:span></text:p>
      <text:p text:style-name="P225"><text:span text:style-name="texte_20_par_20_défaut"><text:span text:style-name="T278">•</text:span></text:span><text:span text:style-name="exemple"><text:span text:style-name="T72"> </text:span></text:span><text:span text:style-name="exemple"><text:span text:style-name="T189">leur</text:span></text:span><text:span text:style-name="exemple"><text:span text:style-name="T72"><text:tab/><text:tab/><text:tab/><text:tab/><text:tab/></text:span></text:span><text:span text:style-name="texte_20_par_20_défaut"><text:span text:style-name="T72">:<text:tab/></text:span></text:span><text:span text:style-name="texte_20_par_20_défaut"><text:span text:style-name="T73">COI</text:span></text:span><text:span text:style-name="texte_20_par_20_défaut"><text:span text:style-name="T72"> de </text:span></text:span><text:span text:style-name="exemple">propose</text:span></text:p>
      <text:p text:style-name="P225"><text:span text:style-name="texte_20_par_20_défaut"><text:span text:style-name="T278">•</text:span></text:span><text:span text:style-name="T72"> </text:span><text:span text:style-name="exemple"><text:span text:style-name="T354">le mardi<text:tab/><text:tab/><text:tab/></text:span></text:span><text:span text:style-name="T72"><text:tab/></text:span><text:span text:style-name="texte_20_par_20_défaut"><text:span text:style-name="T72">:<text:tab/>COD de </text:span></text:span><text:span text:style-name="exemple"><text:span text:style-name="T190">propose</text:span></text:span></text:p>
      <text:p text:style-name="P225"/>
      <text:p text:style-name="P2"><text:span text:style-name="texte_20_par_20_défaut"><text:span text:style-name="T537">Analyse des propositions</text:span></text:span></text:p>
      <text:p text:style-name="P222"><text:span text:style-name="texte_20_par_20_défaut">La phrase contient une seule proposition : il s’agit par conséquent d’une phrase simple.</text:span></text:p>
      <text:p text:style-name="P313"><text:span text:style-name="texte_20_par_20_défaut"><text:span text:style-name="T804">L’unique proposition est une proposition indépendante.</text:span></text:span></text:p>
      <text:p text:style-name="P313"><text:span text:style-name="texte_20_par_20_défaut"/></text:p>
      <text:p text:style-name="P2"><text:span text:style-name="texte_20_par_20_défaut"><text:span text:style-name="T537">Analyse du type et de la forme de la phrase</text:span></text:span></text:p>
      <text:p text:style-name="P222"><text:span text:style-name="texte_20_par_20_défaut">La phrase est de type déclaratif et </text:span><text:span text:style-name="texte_20_par_20_défaut"><text:span text:style-name="T518">a une forme négative.</text:span></text:span></text:p>
      <text:p text:style-name="P312"><text:span text:style-name="référence"><text:span text:style-name="T145"/></text:span></text:p>
      <text:p text:style-name="P312"><text:span text:style-name="texte_20_par_20_défaut"><text:span text:style-name="T550">Analyse de la forme négative</text:span></text:span><text:span text:style-name="texte_20_par_20_défaut"><text:span text:style-name="T802"> : dans cette phrase la négation est </text:span></text:span><text:span text:style-name="texte_20_par_20_défaut"><text:span text:style-name="T550">partielle</text:span></text:span><text:span text:style-name="texte_20_par_20_défaut"><text:span text:style-name="T802"> <text:s text:c="9"/></text:span></text:span><text:span text:style-name="référence"><text:span text:style-name="T142">TG(</text:span></text:span><text:span text:style-name="référence"><text:span text:style-name="T159">I</text:span></text:span><text:span text:style-name="référence"><text:span text:style-name="T142">I.</text:span></text:span><text:span text:style-name="référence"><text:span text:style-name="T174">1</text:span></text:span><text:span text:style-name="référence"><text:span text:style-name="T152">.</text:span></text:span><text:span text:style-name="référence"><text:span text:style-name="T174">8.1</text:span></text:span><text:span text:style-name="référence"><text:span text:style-name="T142">, p.</text:span></text:span><text:span text:style-name="référence"><text:span text:style-name="T152"> </text:span></text:span><text:span text:style-name="référence"><text:span text:style-name="T174">7</text:span></text:span><text:span text:style-name="référence"><text:span text:style-name="T175">4</text:span></text:span><text:span text:style-name="référence"><text:span text:style-name="T145">)</text:span></text:span></text:p>
      <text:p text:style-name="P312"><text:span text:style-name="texte_20_par_20_défaut"><text:span text:style-name="T802">car elle porte </text:span></text:span><text:span text:style-name="texte_20_par_20_défaut"><text:span text:style-name="T806">ici </text:span></text:span><text:span text:style-name="texte_20_par_20_défaut"><text:span text:style-name="T802">sur un adverbe. </text:span></text:span><text:span text:style-name="exemple"><text:span text:style-name="T802">Malheureusement il ne leur propose plus le mardi</text:span></text:span><text:span text:style-name="texte_20_par_20_défaut"><text:span text:style-name="T802"> </text:span></text:span></text:p>
      <text:p text:style-name="P299"><text:span text:style-name="texte_20_par_20_défaut"><text:span text:style-name="T252">est en effet la négation de </text:span></text:span><text:span text:style-name="exemple"><text:span text:style-name="T252">Malheureusement il leur propose </text:span></text:span><text:span text:style-name="exemple"><text:span text:style-name="T463">encore</text:span></text:span><text:span text:style-name="exemple"><text:span text:style-name="T252"> le mardi</text:span></text:span><text:span text:style-name="texte_20_par_20_défaut"><text:span text:style-name="T252"> .</text:span></text:span></text:p>
      <text:p text:style-name="P165"><text:span text:style-name="titre_20_avec_20_numéro"><text:s/>B.008</text:span><text:span text:style-name="titre_20_avec_20_numéro"><text:span text:style-name="T521"> </text:span></text:span><text:span text:style-name="titre_20_avec_20_numéro"><text:s/></text:span></text:p>
      <text:p text:style-name="P54"><text:span text:style-name="référence"><text:span text:style-name="T240">GGF.1.1</text:span></text:span><text:span text:style-name="référence"><text:span text:style-name="T520">51</text:span></text:span></text:p>
      <text:p text:style-name="Standard"/>
      <text:p text:style-name="P28"><text:span text:style-name="phrase_20_analysée_20__28_gros_20_caractère_29_">Jean attend la nuit.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343">de la </text:span></text:span><text:span text:style-name="texte_20_par_20_défaut">nature des mots</text:span></text:p>
      <text:p text:style-name="P176"><text:span text:style-name="texte_20_par_20_défaut"><text:span text:style-name="T278">•</text:span></text:span><text:span text:style-name="T64"> </text:span><text:span text:style-name="exemple"><text:span text:style-name="T356">Jean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79">nom propre</text:span></text:span></text:p>
      <text:p text:style-name="P230"><text:span text:style-name="texte_20_par_20_défaut"><text:span text:style-name="T278">•</text:span></text:span><text:span text:style-name="T64"> </text:span><text:span text:style-name="exemple"><text:span text:style-name="T356">attend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9">verbe </text:span></text:span><text:span text:style-name="texte_20_par_20_défaut"><text:span text:style-name="T83">(</text:span></text:span><text:span text:style-name="texte_20_par_20_défaut">attendre</text:span><text:span text:style-name="texte_20_par_20_défaut"><text:span text:style-name="T556"> </text:span></text:span><text:span text:style-name="texte_20_par_20_défaut"><text:span text:style-name="T83">: indicatif.présent.3S)</text:span></text:span></text:p>
      <text:p text:style-name="P225"><text:span text:style-name="texte_20_par_20_défaut"><text:span text:style-name="T278">•</text:span></text:span><text:span text:style-name="T64"> </text:span><text:span text:style-name="exemple"><text:span text:style-name="T356">la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76">article défini</text:span></text:span></text:p>
      <text:p text:style-name="P225"><text:span text:style-name="texte_20_par_20_défaut"><text:span text:style-name="T278">•</text:span></text:span><text:span text:style-name="T64"> </text:span><text:span text:style-name="exemple"><text:span text:style-name="T356">nuit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79">nom commun</text:span></text:span></text:p>
      <text:p text:style-name="P225"><text:span text:style-name="texte_20_par_20_défaut"><text:span text:style-name="T79"/></text:span></text:p>
      <text:p text:style-name="P337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56"><text:span text:style-name="texte_20_par_20_défaut"><text:span text:style-name="T336">•</text:span></text:span><text:span text:style-name="texte_20_par_20_défaut"><text:span text:style-name="T537"> </text:span></text:span><text:span text:style-name="exemple">Jean<text:tab/></text:span><text:span text:style-name="texte_20_par_20_défaut"><text:span text:style-name="T546"><text:tab/><text:tab/><text:tab/><text:tab/></text:span></text:span><text:span text:style-name="texte_20_par_20_défaut">:</text:span><text:span text:style-name="texte_20_par_20_défaut"><text:span text:style-name="T546"><text:tab/></text:span></text:span><text:span text:style-name="texte_20_par_20_défaut">groupe nominal</text:span></text:p>
      <text:p text:style-name="P256"><text:span text:style-name="texte_20_par_20_défaut"><text:span text:style-name="T277">•</text:span></text:span><text:span text:style-name="texte_20_par_20_défaut"><text:span text:style-name="T658"> </text:span></text:span><text:span text:style-name="exemple"><text:span text:style-name="T433">l</text:span></text:span><text:span text:style-name="exemple"><text:span text:style-name="T434">a nuit</text:span></text:span><text:span text:style-name="exemple"><text:span text:style-name="T433"><text:tab/></text:span></text:span><text:span text:style-name="texte_20_par_20_défaut"><text:span text:style-name="T654"><text:tab/><text:tab/><text:tab/></text:span></text:span><text:span text:style-name="texte_20_par_20_défaut"><text:span text:style-name="T339">:<text:tab/></text:span></text:span><text:span text:style-name="texte_20_par_20_défaut"><text:span text:style-name="T658">groupe nominal</text:span></text:span></text:p>
      <text:p text:style-name="P223"><text:span text:style-name="texte_20_par_20_défaut"><text:span text:style-name="T278">•</text:span></text:span><text:span text:style-name="exemple"><text:span text:style-name="T293"> </text:span></text:span><text:span text:style-name="exemple"><text:span text:style-name="T297">attend la nuit</text:span></text:span><text:span text:style-name="exemple"><text:span text:style-name="T517"><text:tab/><text:tab/><text:tab/></text:span></text:span><text:span text:style-name="texte_20_par_20_défaut"><text:span text:style-name="T72">:<text:tab/></text:span></text:span><text:span text:style-name="texte_20_par_20_défaut"><text:span text:style-name="T588">groupe verbal</text:span></text:span></text:p>
      <text:p text:style-name="P390"><text:span text:style-name="texte_20_par_20_défaut"><text:span text:style-name="T588"/></text:span></text:p>
      <text:p text:style-name="Standard"><text:span text:style-name="texte_20_par_20_défaut"><text:span text:style-name="T537">Analyse des fonctions</text:span></text:span></text:p>
      <text:p text:style-name="P176"><text:span text:style-name="texte_20_par_20_défaut"><text:span text:style-name="T278">•</text:span></text:span><text:span text:style-name="exemple"><text:span text:style-name="T293"> </text:span></text:span><text:span text:style-name="exemple"><text:span text:style-name="T473">Jean<text:tab/></text:span></text:span><text:span text:style-name="T72"><text:tab/><text:tab/><text:tab/><text:tab/></text:span><text:span text:style-name="texte_20_par_20_défaut"><text:span text:style-name="T72">:<text:tab/></text:span></text:span><text:span text:style-name="texte_20_par_20_défaut"><text:span text:style-name="T75">sujet de </text:span></text:span><text:span text:style-name="exemple"><text:span text:style-name="T356">attend</text:span></text:span></text:p>
      <text:p text:style-name="P479"><text:span text:style-name="texte_20_par_20_défaut"><text:span text:style-name="T278">•</text:span></text:span><text:span text:style-name="exemple"><text:span text:style-name="T293"> </text:span></text:span><text:span text:style-name="exemple"><text:span text:style-name="T297">attend la nuit</text:span></text:span><text:span text:style-name="exemple"><text:span text:style-name="T517"><text:tab/><text:tab/><text:tab/></text:span></text:span><text:span text:style-name="texte_20_par_20_défaut"><text:span text:style-name="T72">:<text:tab/></text:span></text:span><text:span text:style-name="texte_20_par_20_défaut"><text:span text:style-name="T616">prédicat du sujet </text:span></text:span><text:span text:style-name="exemple"><text:span text:style-name="T210">Jean</text:span></text:span></text:p>
      <text:p text:style-name="P238"><text:span text:style-name="texte_20_par_20_défaut"><text:span text:style-name="T278">•</text:span></text:span><text:span text:style-name="exemple"><text:span text:style-name="T293"> </text:span></text:span><text:span text:style-name="exemple"><text:span text:style-name="T473">la nuit<text:tab/></text:span></text:span><text:span text:style-name="exemple"><text:span text:style-name="T190"><text:tab/><text:tab/><text:tab/></text:span></text:span><text:span text:style-name="texte_20_par_20_défaut"><text:span text:style-name="T72">:<text:tab/></text:span></text:span><text:span text:style-name="texte_20_par_20_défaut">COD de </text:span><text:span text:style-name="exemple"><text:span text:style-name="T356">attend <text:tab/><text:tab/><text:tab/><text:tab/> <text:s text:c="4"/></text:span></text:span><text:span text:style-name="danger"><text:span text:style-name="T574">(!)</text:span></text:span></text:p>
      <text:p text:style-name="P225"><text:tab/><text:tab/><text:tab/><text:tab/><text:tab/><text:tab/><text:span text:style-name="texte_20_par_20_défaut"><text:span text:style-name="T521">CC de temps<text:tab/><text:tab/></text:span></text:span></text:p>
      <text:p text:style-name="P225"/>
      <text:p text:style-name="P5"><text:span text:style-name="texte_20_par_20_défaut">Analyse des propositions</text:span></text:p>
      <text:p text:style-name="P176"><text:span text:style-name="texte_20_par_20_défaut">La phrase contient une seule proposition : il s’agit par conséquent d’une phrase simple.</text:span></text:p>
      <text:p text:style-name="P303"><text:span text:style-name="texte_20_par_20_défaut"><text:span text:style-name="T804">L’unique proposition est une proposition indépendante.</text:span></text:span></text:p>
      <text:p text:style-name="P303"><text:span text:style-name="texte_20_par_20_défaut"/></text:p>
      <text:p text:style-name="Standard"><text:span text:style-name="texte_20_par_20_défaut"><text:span text:style-name="T537">Analyse du type et de la forme de la phrase</text:span></text:span></text:p>
      <text:p text:style-name="P176"><text:span text:style-name="texte_20_par_20_défaut">La phrase est de type déclaratif et n’a pas de forme particulière.</text:span></text:p>
      <text:p text:style-name="Standard"><text:span text:style-name="texte_20_par_20_défaut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oft-page-break/><text:span text:style-name="exemple"/></text:p>
      <text:p text:style-name="Standard"><text:span text:style-name="titre_20_avec_20_numéro"><text:s/>B.009</text:span><text:span text:style-name="titre_20_avec_20_numéro"><text:span text:style-name="T521"> </text:span></text:span><text:span text:style-name="titre_20_avec_20_numéro"><text:s/></text:span></text:p>
      <text:p text:style-name="P54"><text:span text:style-name="référence"><text:span text:style-name="T240">GGF.1.1</text:span></text:span><text:span text:style-name="référence"><text:span text:style-name="T536">48</text:span></text:span></text:p>
      <text:p text:style-name="Standard"/>
      <text:p text:style-name="P28"><text:span text:style-name="phrase_20_analysée_20__28_gros_20_caractère_29_"><text:span text:style-name="T522">Paul tient un bâton</text:span></text:span><text:span text:style-name="phrase_20_analysée_20__28_gros_20_caractère_29_"><text:span text:style-name="T176">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343">de la </text:span></text:span><text:span text:style-name="texte_20_par_20_défaut">nature des mots</text:span></text:p>
      <text:p text:style-name="P176"><text:span text:style-name="texte_20_par_20_défaut"><text:span text:style-name="T278">•</text:span></text:span><text:span text:style-name="T64"> </text:span><text:span text:style-name="exemple"><text:span text:style-name="T357">Paul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79">nom propre</text:span></text:span></text:p>
      <text:p text:style-name="P230"><text:span text:style-name="texte_20_par_20_défaut"><text:span text:style-name="T278">•</text:span></text:span><text:span text:style-name="T64"> </text:span><text:span text:style-name="exemple"><text:span text:style-name="T357">tient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9">verbe </text:span></text:span><text:span text:style-name="texte_20_par_20_défaut"><text:span text:style-name="T83">(</text:span></text:span><text:span text:style-name="texte_20_par_20_défaut">tenir</text:span><text:span text:style-name="texte_20_par_20_défaut"><text:span text:style-name="T556"> </text:span></text:span><text:span text:style-name="texte_20_par_20_défaut"><text:span text:style-name="T83">: indicatif.présent.3S)</text:span></text:span></text:p>
      <text:p text:style-name="P225"><text:span text:style-name="texte_20_par_20_défaut"><text:span text:style-name="T278">•</text:span></text:span><text:span text:style-name="T64"> </text:span><text:span text:style-name="exemple"><text:span text:style-name="T357">un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76">article </text:span></text:span><text:span text:style-name="texte_20_par_20_défaut"><text:span text:style-name="T81">in</text:span></text:span><text:span text:style-name="texte_20_par_20_défaut"><text:span text:style-name="T76">défini</text:span></text:span></text:p>
      <text:p text:style-name="P225"><text:span text:style-name="texte_20_par_20_défaut"><text:span text:style-name="T278">•</text:span></text:span><text:span text:style-name="T64"> </text:span><text:span text:style-name="exemple"><text:span text:style-name="T357">bâton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79">nom commun</text:span></text:span></text:p>
      <text:p text:style-name="P225"><text:span text:style-name="texte_20_par_20_défaut"><text:span text:style-name="T79"/></text:span></text:p>
      <text:p text:style-name="P338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57"><text:span text:style-name="texte_20_par_20_défaut"><text:span text:style-name="T336">•</text:span></text:span><text:span text:style-name="texte_20_par_20_défaut"><text:span text:style-name="T537"> </text:span></text:span><text:span text:style-name="exemple"><text:span text:style-name="T435">Paul</text:span></text:span><text:span text:style-name="exemple"><text:tab/></text:span><text:span text:style-name="texte_20_par_20_défaut"><text:span text:style-name="T546"><text:tab/><text:tab/><text:tab/><text:tab/></text:span></text:span><text:span text:style-name="texte_20_par_20_défaut">:</text:span><text:span text:style-name="texte_20_par_20_défaut"><text:span text:style-name="T546"><text:tab/></text:span></text:span><text:span text:style-name="texte_20_par_20_défaut">groupe nominal</text:span></text:p>
      <text:p text:style-name="P257"><text:span text:style-name="texte_20_par_20_défaut"><text:span text:style-name="T278">•</text:span></text:span><text:span text:style-name="texte_20_par_20_défaut"><text:span text:style-name="T584"> </text:span></text:span><text:span text:style-name="exemple"><text:span text:style-name="T376">un bâton</text:span></text:span><text:span text:style-name="texte_20_par_20_défaut"><text:span text:style-name="T585"><text:tab/><text:tab/><text:tab/><text:tab/></text:span></text:span><text:span text:style-name="texte_20_par_20_défaut"><text:span text:style-name="T67">:<text:tab/></text:span></text:span><text:span text:style-name="texte_20_par_20_défaut"><text:span text:style-name="T584">groupe nominal</text:span></text:span></text:p>
      <text:p text:style-name="P206"><text:span text:style-name="texte_20_par_20_défaut"><text:span text:style-name="T278">•</text:span></text:span><text:span text:style-name="exemple"><text:span text:style-name="T293"> </text:span></text:span><text:span text:style-name="exemple"><text:span text:style-name="T484">tient un bâton<text:tab/></text:span></text:span><text:span text:style-name="exemple"><text:span text:style-name="T517"><text:tab/><text:tab/></text:span></text:span><text:span text:style-name="texte_20_par_20_défaut"><text:span text:style-name="T72">:<text:tab/></text:span></text:span><text:span text:style-name="texte_20_par_20_défaut"><text:span text:style-name="T588">groupe verbal</text:span></text:span></text:p>
      <text:p text:style-name="P373"><text:span text:style-name="texte_20_par_20_défaut"><text:span text:style-name="T588"/></text:span></text:p>
      <text:p text:style-name="P5"><text:span text:style-name="texte_20_par_20_défaut">Analyse des fonctions</text:span></text:p>
      <text:p text:style-name="P176"><text:span text:style-name="texte_20_par_20_défaut"><text:span text:style-name="T278">•</text:span></text:span><text:span text:style-name="exemple"><text:span text:style-name="T293"> </text:span></text:span><text:span text:style-name="exemple"><text:span text:style-name="T474">Paul</text:span></text:span><text:span text:style-name="exemple"><text:span text:style-name="T473"><text:tab/></text:span></text:span><text:span text:style-name="T72"><text:tab/><text:tab/><text:tab/><text:tab/></text:span><text:span text:style-name="texte_20_par_20_défaut"><text:span text:style-name="T72">:<text:tab/></text:span></text:span><text:span text:style-name="texte_20_par_20_défaut"><text:span text:style-name="T75">sujet de </text:span></text:span><text:span text:style-name="exemple"><text:span text:style-name="T358">tient</text:span></text:span></text:p>
      <text:p text:style-name="P479"><text:span text:style-name="texte_20_par_20_défaut"><text:span text:style-name="T278">•</text:span></text:span><text:span text:style-name="exemple"><text:span text:style-name="T293"> </text:span></text:span><text:span text:style-name="exemple"><text:span text:style-name="T484">tient un bâton<text:tab/></text:span></text:span><text:span text:style-name="exemple"><text:span text:style-name="T517"><text:tab/><text:tab/></text:span></text:span><text:span text:style-name="texte_20_par_20_défaut"><text:span text:style-name="T72">:<text:tab/></text:span></text:span><text:span text:style-name="texte_20_par_20_défaut"><text:span text:style-name="T616">prédicat du sujet </text:span></text:span><text:span text:style-name="exemple"><text:span text:style-name="T210">Paul</text:span></text:span></text:p>
      <text:p text:style-name="P225"><text:span text:style-name="texte_20_par_20_défaut"><text:span text:style-name="T278">•</text:span></text:span><text:span text:style-name="exemple"><text:span text:style-name="T293"> </text:span></text:span><text:span text:style-name="exemple"><text:span text:style-name="T474">un bâton</text:span></text:span><text:span text:style-name="exemple"><text:span text:style-name="T473"><text:tab/><text:tab/></text:span></text:span><text:span text:style-name="exemple"><text:span text:style-name="T190"><text:tab/><text:tab/></text:span></text:span><text:span text:style-name="texte_20_par_20_défaut"><text:span text:style-name="T72">:<text:tab/></text:span></text:span><text:span text:style-name="texte_20_par_20_défaut">COD de </text:span><text:span text:style-name="exemple"><text:span text:style-name="T357">tient</text:span></text:span></text:p>
      <text:p text:style-name="P225"/>
      <text:p text:style-name="P5"><text:span text:style-name="texte_20_par_20_défaut">Analyse des propositions</text:span></text:p>
      <text:p text:style-name="P176"><text:span text:style-name="texte_20_par_20_défaut">La phrase contient une seule proposition : il s’agit par conséquent d’une phrase simple.</text:span></text:p>
      <text:p text:style-name="P303"><text:span text:style-name="texte_20_par_20_défaut"><text:span text:style-name="T804">L’unique proposition est une proposition indépendante.</text:span></text:span></text:p>
      <text:p text:style-name="P303"><text:span text:style-name="texte_20_par_20_défaut"/></text:p>
      <text:p text:style-name="Standard"><text:span text:style-name="texte_20_par_20_défaut"><text:span text:style-name="T537">Analyse du type et de la forme de la phrase.</text:span></text:span></text:p>
      <text:p text:style-name="P176"><text:span text:style-name="texte_20_par_20_défaut">La phrase est de type déclaratif et n’a pas de forme particulière.</text:span></text:p>
      <text:p text:style-name="P168"><text:span text:style-name="titre_20_avec_20_numéro"><text:s/>B.010</text:span><text:span text:style-name="titre_20_avec_20_numéro"><text:span text:style-name="T521"> </text:span></text:span><text:span text:style-name="titre_20_avec_20_numéro"><text:s/></text:span></text:p>
      <text:p text:style-name="P58"><text:span text:style-name="référence"><text:span text:style-name="T240">GGF.1.1</text:span></text:span><text:span text:style-name="référence"><text:span text:style-name="T536">48</text:span></text:span></text:p>
      <text:p text:style-name="P71"/>
      <text:p text:style-name="P29"><text:span text:style-name="phrase_20_analysée_20__28_gros_20_caractère_29_"><text:span text:style-name="T522">Paul tient </text:span></text:span><text:span text:style-name="phrase_20_analysée_20__28_gros_20_caractère_29_"><text:span text:style-name="T523">à ce projet.</text:span></text:span></text:p>
      <text:p text:style-name="P71"/>
      <text:p text:style-name="P71"/>
      <text:p text:style-name="P6"><text:span text:style-name="texte_20_par_20_défaut">Analyse </text:span><text:span text:style-name="texte_20_par_20_défaut"><text:span text:style-name="T343">de la </text:span></text:span><text:span text:style-name="texte_20_par_20_défaut">nature des mots</text:span></text:p>
      <text:p text:style-name="P177"><text:span text:style-name="texte_20_par_20_défaut"><text:span text:style-name="T278">•</text:span></text:span><text:span text:style-name="T64"> </text:span><text:span text:style-name="exemple"><text:span text:style-name="T357">Paul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79">nom propre</text:span></text:span></text:p>
      <text:p text:style-name="P230"><text:span text:style-name="texte_20_par_20_défaut"><text:span text:style-name="T278">•</text:span></text:span><text:span text:style-name="T64"> </text:span><text:span text:style-name="exemple"><text:span text:style-name="T357">tient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9">verbe </text:span></text:span><text:span text:style-name="texte_20_par_20_défaut"><text:span text:style-name="T83">(</text:span></text:span><text:span text:style-name="texte_20_par_20_défaut">tenir : </text:span><text:span text:style-name="texte_20_par_20_défaut"><text:span text:style-name="T83">indicatif.présent.3S)</text:span></text:span></text:p>
      <text:p text:style-name="P226"><text:span text:style-name="texte_20_par_20_défaut"><text:span text:style-name="T278">•</text:span></text:span><text:span text:style-name="texte_20_par_20_défaut"><text:span text:style-name="T64"> </text:span></text:span><text:span text:style-name="exemple"><text:span text:style-name="T359">à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préposition</text:span></text:p>
      <text:p text:style-name="P226"><text:span text:style-name="texte_20_par_20_défaut"><text:span text:style-name="T278">•</text:span></text:span><text:span text:style-name="T64"> </text:span><text:span text:style-name="exemple"><text:span text:style-name="T359">ce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déterminant démonstratif</text:span></text:p>
      <text:p text:style-name="P226"><text:span text:style-name="texte_20_par_20_défaut"><text:span text:style-name="T278">•</text:span></text:span><text:span text:style-name="T64"> </text:span><text:span text:style-name="exemple"><text:span text:style-name="T359">projet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9">nom commun</text:span></text:span></text:p>
      <text:p text:style-name="P226"><text:span text:style-name="texte_20_par_20_défaut"><text:span text:style-name="T79"/></text:span></text:p>
      <text:p text:style-name="P339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58"><text:span text:style-name="texte_20_par_20_défaut"><text:span text:style-name="T336">•</text:span></text:span><text:span text:style-name="texte_20_par_20_défaut"><text:span text:style-name="T537"> </text:span></text:span><text:span text:style-name="exemple"><text:span text:style-name="T435">Paul</text:span></text:span><text:span text:style-name="exemple"><text:tab/></text:span><text:span text:style-name="texte_20_par_20_défaut"><text:span text:style-name="T546"><text:tab/><text:tab/><text:tab/><text:tab/></text:span></text:span><text:span text:style-name="texte_20_par_20_défaut">:</text:span><text:span text:style-name="texte_20_par_20_défaut"><text:span text:style-name="T546"><text:tab/></text:span></text:span><text:span text:style-name="texte_20_par_20_défaut">groupe nominal</text:span></text:p>
      <text:p text:style-name="P258"><text:span text:style-name="texte_20_par_20_défaut"><text:span text:style-name="T278">•</text:span></text:span><text:span text:style-name="texte_20_par_20_défaut"><text:span text:style-name="T584"> </text:span></text:span><text:span text:style-name="exemple"><text:span text:style-name="T377">à ce projet</text:span></text:span><text:span text:style-name="texte_20_par_20_défaut"><text:span text:style-name="T585"><text:tab/><text:tab/><text:tab/><text:tab/></text:span></text:span><text:span text:style-name="texte_20_par_20_défaut"><text:span text:style-name="T67">:<text:tab/></text:span></text:span><text:span text:style-name="texte_20_par_20_défaut"><text:span text:style-name="T584">groupe nominal </text:span></text:span><text:span text:style-name="texte_20_par_20_défaut"><text:span text:style-name="T586">prépositionnel</text:span></text:span></text:p>
      <text:p text:style-name="P207"><text:span text:style-name="texte_20_par_20_défaut"><text:span text:style-name="T278">•</text:span></text:span><text:span text:style-name="exemple"><text:span text:style-name="T293"> </text:span></text:span><text:span text:style-name="exemple"><text:span text:style-name="T484">tient </text:span></text:span><text:span text:style-name="exemple"><text:span text:style-name="T485">à ce projet</text:span></text:span><text:span text:style-name="exemple"><text:span text:style-name="T517"><text:tab/><text:tab/><text:tab/></text:span></text:span><text:span text:style-name="texte_20_par_20_défaut"><text:span text:style-name="T72">:<text:tab/></text:span></text:span><text:span text:style-name="texte_20_par_20_défaut"><text:span text:style-name="T588">groupe verbal</text:span></text:span></text:p>
      <text:p text:style-name="P374"><text:span text:style-name="texte_20_par_20_défaut"><text:span text:style-name="T588"/></text:span></text:p>
      <text:p text:style-name="P6"><text:span text:style-name="texte_20_par_20_défaut">Analyse des fonctions</text:span></text:p>
      <text:p text:style-name="P177"><text:span text:style-name="texte_20_par_20_défaut"><text:span text:style-name="T278">•</text:span></text:span><text:span text:style-name="exemple"><text:span text:style-name="T293"> </text:span></text:span><text:span text:style-name="exemple"><text:span text:style-name="T474">Paul</text:span></text:span><text:span text:style-name="exemple"><text:span text:style-name="T473"><text:tab/></text:span></text:span><text:span text:style-name="T72"><text:tab/><text:tab/><text:tab/><text:tab/></text:span><text:span text:style-name="texte_20_par_20_défaut"><text:span text:style-name="T72">:<text:tab/></text:span></text:span><text:span text:style-name="texte_20_par_20_défaut"><text:span text:style-name="T75">sujet de </text:span></text:span><text:span text:style-name="exemple"><text:span text:style-name="T358">tient</text:span></text:span></text:p>
      <text:p text:style-name="P479"><text:span text:style-name="texte_20_par_20_défaut"><text:span text:style-name="T278">•</text:span></text:span><text:span text:style-name="exemple"><text:span text:style-name="T293"> </text:span></text:span><text:span text:style-name="exemple"><text:span text:style-name="T484">tient </text:span></text:span><text:span text:style-name="exemple"><text:span text:style-name="T485">à ce projet</text:span></text:span><text:span text:style-name="exemple"><text:span text:style-name="T517"><text:tab/><text:tab/><text:tab/></text:span></text:span><text:span text:style-name="texte_20_par_20_défaut"><text:span text:style-name="T72">:<text:tab/></text:span></text:span><text:span text:style-name="texte_20_par_20_défaut"><text:span text:style-name="T616">prédicat du sujet </text:span></text:span><text:span text:style-name="exemple"><text:span text:style-name="T210">Paul</text:span></text:span></text:p>
      <text:p text:style-name="P226"><text:span text:style-name="texte_20_par_20_défaut"><text:span text:style-name="T278">•</text:span></text:span><text:span text:style-name="exemple"><text:span text:style-name="T293"> </text:span></text:span><text:span text:style-name="exemple"><text:span text:style-name="T475">à</text:span></text:span><text:span text:style-name="exemple"><text:span text:style-name="T474"> </text:span></text:span><text:span text:style-name="exemple"><text:span text:style-name="T475">ce projet</text:span></text:span><text:span text:style-name="exemple"><text:span text:style-name="T473"><text:tab/></text:span></text:span><text:span text:style-name="exemple"><text:span text:style-name="T190"><text:tab/><text:tab/><text:tab/></text:span></text:span><text:span text:style-name="texte_20_par_20_défaut"><text:span text:style-name="T72">:<text:tab/></text:span></text:span><text:span text:style-name="texte_20_par_20_défaut">CO</text:span><text:span text:style-name="texte_20_par_20_défaut"><text:span text:style-name="T561">I</text:span></text:span><text:span text:style-name="texte_20_par_20_défaut"> de </text:span><text:span text:style-name="exemple"><text:span text:style-name="T357">tient</text:span></text:span></text:p>
      <text:p text:style-name="P226"/>
      <text:p text:style-name="P6"><text:span text:style-name="texte_20_par_20_défaut">Analyse des propositions</text:span></text:p>
      <text:p text:style-name="P177"><text:span text:style-name="texte_20_par_20_défaut">La phrase contient une seule proposition : il s’agit par conséquent d’une phrase simple.</text:span></text:p>
      <text:p text:style-name="P303"><text:span text:style-name="texte_20_par_20_défaut"><text:span text:style-name="T804">L’unique proposition est une proposition indépendante.</text:span></text:span></text:p>
      <text:p text:style-name="P303"><text:span text:style-name="texte_20_par_20_défaut"/></text:p>
      <text:p text:style-name="P71"><text:span text:style-name="texte_20_par_20_défaut"><text:span text:style-name="T537">Analyse du type et de la forme de la phrase.</text:span></text:span></text:p>
      <text:p text:style-name="P177"><text:span text:style-name="texte_20_par_20_défaut">La phrase est de type déclaratif et n’a pas de forme particulière.</text:span></text:p>
      <text:p text:style-name="P169"><text:span text:style-name="titre_20_avec_20_numéro"><text:s/>B.011</text:span><text:span text:style-name="titre_20_avec_20_numéro"><text:span text:style-name="T521"> </text:span></text:span><text:span text:style-name="titre_20_avec_20_numéro"><text:s/></text:span></text:p>
      <text:p text:style-name="P59"><text:span text:style-name="référence"><text:span text:style-name="T240">GGF.1.1</text:span></text:span><text:span text:style-name="référence"><text:span text:style-name="T536">48</text:span></text:span></text:p>
      <text:p text:style-name="P73"/>
      <text:p text:style-name="P30"><text:span text:style-name="phrase_20_analysée_20__28_gros_20_caractère_29_"><text:span text:style-name="T522">Paul tient </text:span></text:span><text:span text:style-name="phrase_20_analysée_20__28_gros_20_caractère_29_"><text:span text:style-name="T524">cette information de son frère</text:span></text:span><text:span text:style-name="phrase_20_analysée_20__28_gros_20_caractère_29_"><text:span text:style-name="T523">.</text:span></text:span></text:p>
      <text:p text:style-name="P73"/>
      <text:p text:style-name="P73"/>
      <text:p text:style-name="P7"><text:span text:style-name="texte_20_par_20_défaut">Analyse </text:span><text:span text:style-name="texte_20_par_20_défaut"><text:span text:style-name="T343">de la </text:span></text:span><text:span text:style-name="texte_20_par_20_défaut">nature des mots</text:span></text:p>
      <text:p text:style-name="P178"><text:span text:style-name="texte_20_par_20_défaut"><text:span text:style-name="T278">•</text:span></text:span><text:span text:style-name="T64"> </text:span><text:span text:style-name="exemple"><text:span text:style-name="T357">Paul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79">nom propre</text:span></text:span></text:p>
      <text:p text:style-name="P230"><text:span text:style-name="texte_20_par_20_défaut"><text:span text:style-name="T278">•</text:span></text:span><text:span text:style-name="T64"> </text:span><text:span text:style-name="exemple"><text:span text:style-name="T357">tient<text:tab/><text:tab/></text:span></text:span><text:span text:style-name="exemple"><text:span text:style-name="T352"><text:tab/><text:tab/><text:tab/></text:span></text:span><text:span text:style-name="texte_20_par_20_défaut"><text:span text:style-name="T67">:<text:tab/></text:span></text:span><text:span text:style-name="texte_20_par_20_défaut"><text:span text:style-name="T79">verbe </text:span></text:span><text:span text:style-name="texte_20_par_20_défaut"><text:span text:style-name="T83">(</text:span></text:span><text:span text:style-name="texte_20_par_20_défaut">tenir : </text:span><text:span text:style-name="texte_20_par_20_défaut"><text:span text:style-name="T83">indicatif.présent.3S)</text:span></text:span></text:p>
      <text:p text:style-name="P228"><text:span text:style-name="texte_20_par_20_défaut"><text:span text:style-name="T278">•</text:span></text:span><text:span text:style-name="texte_20_par_20_défaut"><text:span text:style-name="T64"> </text:span></text:span><text:span text:style-name="exemple"><text:span text:style-name="T360">cette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déterminant démonstratif</text:span></text:p>
      <text:p text:style-name="P227"><text:span text:style-name="texte_20_par_20_défaut"><text:span text:style-name="T278">•</text:span></text:span><text:span text:style-name="T64"> </text:span><text:span text:style-name="exemple"><text:span text:style-name="T360">information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82">nom commun</text:span></text:span></text:p>
      <text:p text:style-name="P227"><text:span text:style-name="texte_20_par_20_défaut"><text:span text:style-name="T278">•</text:span></text:span><text:span text:style-name="T64"> </text:span><text:span text:style-name="exemple"><text:span text:style-name="T197">de</text:span></text:span><text:span text:style-name="exemple"><text:span text:style-name="T359">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préposition</text:span></text:p>
      <text:p text:style-name="P228"><text:span text:style-name="texte_20_par_20_défaut"><text:span text:style-name="T278">•</text:span></text:span><text:span text:style-name="texte_20_par_20_défaut"><text:span text:style-name="T64"> </text:span></text:span><text:span text:style-name="exemple"><text:span text:style-name="T360">son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déterminant possessif</text:span></text:p>
      <text:p text:style-name="P228"><text:span text:style-name="texte_20_par_20_défaut"><text:span text:style-name="T278">•</text:span></text:span><text:span text:style-name="T64"> </text:span><text:span text:style-name="exemple"><text:span text:style-name="T360">frère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nom commun</text:span></text:p>
      <text:p text:style-name="P228"><text:span text:style-name="texte_20_par_20_défaut"/></text:p>
      <text:p text:style-name="P340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59"><text:span text:style-name="texte_20_par_20_défaut"><text:span text:style-name="T336">•</text:span></text:span><text:span text:style-name="texte_20_par_20_défaut"><text:span text:style-name="T537"> </text:span></text:span><text:span text:style-name="exemple"><text:span text:style-name="T435">Paul</text:span></text:span><text:span text:style-name="exemple"><text:tab/></text:span><text:span text:style-name="texte_20_par_20_défaut"><text:span text:style-name="T546"><text:tab/><text:tab/><text:tab/><text:tab/></text:span></text:span><text:span text:style-name="texte_20_par_20_défaut">:</text:span><text:span text:style-name="texte_20_par_20_défaut"><text:span text:style-name="T546"><text:tab/></text:span></text:span><text:span text:style-name="texte_20_par_20_défaut">groupe nominal</text:span></text:p>
      <text:p text:style-name="P259"><text:span text:style-name="texte_20_par_20_défaut"><text:span text:style-name="T278">•</text:span></text:span><text:span text:style-name="texte_20_par_20_défaut"><text:span text:style-name="T584"> </text:span></text:span><text:span text:style-name="exemple"><text:span text:style-name="T378">cette information</text:span></text:span><text:span text:style-name="texte_20_par_20_défaut"><text:span text:style-name="T585"><text:tab/><text:tab/><text:tab/></text:span></text:span><text:span text:style-name="texte_20_par_20_défaut"><text:span text:style-name="T67">:<text:tab/></text:span></text:span><text:span text:style-name="texte_20_par_20_défaut"><text:span text:style-name="T584">groupe nominal</text:span></text:span></text:p>
      <text:p text:style-name="P259"><text:span text:style-name="texte_20_par_20_défaut"><text:span text:style-name="T278">•</text:span></text:span><text:span text:style-name="texte_20_par_20_défaut"><text:span text:style-name="T584"> </text:span></text:span><text:span text:style-name="exemple"><text:span text:style-name="T378">de son frère</text:span></text:span><text:span text:style-name="texte_20_par_20_défaut"><text:span text:style-name="T585"><text:tab/><text:tab/><text:tab/><text:tab/></text:span></text:span><text:span text:style-name="texte_20_par_20_défaut"><text:span text:style-name="T67">:<text:tab/></text:span></text:span><text:span text:style-name="texte_20_par_20_défaut"><text:span text:style-name="T584">groupe nominal </text:span></text:span><text:span text:style-name="texte_20_par_20_défaut"><text:span text:style-name="T586">prépositionnel</text:span></text:span></text:p>
      <text:p text:style-name="P211"><text:span text:style-name="texte_20_par_20_défaut"><text:span text:style-name="T278">•</text:span></text:span><text:span text:style-name="exemple"><text:span text:style-name="T293"> </text:span></text:span><text:span text:style-name="exemple"><text:span text:style-name="T484">tient </text:span></text:span><text:span text:style-name="exemple"><text:span text:style-name="T486">cette information <text:tab/><text:tab/></text:span></text:span><text:span text:style-name="texte_20_par_20_défaut"><text:span text:style-name="T279">:<text:tab/></text:span></text:span><text:span text:style-name="texte_20_par_20_défaut"><text:span text:style-name="T666">groupe verbal</text:span></text:span></text:p>
      <text:p text:style-name="P281"><text:span text:style-name="exemple"><text:span text:style-name="T486"><text:s text:c="3"/>de son père</text:span></text:span></text:p>
      <text:p text:style-name="P375"><text:span text:style-name="exemple"><text:span text:style-name="T517"/></text:span></text:p>
      <text:p text:style-name="P7"><text:span text:style-name="texte_20_par_20_défaut">Analyse des fonctions</text:span></text:p>
      <text:p text:style-name="P178"><text:span text:style-name="texte_20_par_20_défaut"><text:span text:style-name="T278">•</text:span></text:span><text:span text:style-name="exemple"><text:span text:style-name="T293"> </text:span></text:span><text:span text:style-name="exemple"><text:span text:style-name="T474">Paul</text:span></text:span><text:span text:style-name="exemple"><text:span text:style-name="T473"><text:tab/></text:span></text:span><text:span text:style-name="T72"><text:tab/><text:tab/><text:tab/><text:tab/></text:span><text:span text:style-name="texte_20_par_20_défaut"><text:span text:style-name="T72">:<text:tab/></text:span></text:span><text:span text:style-name="texte_20_par_20_défaut"><text:span text:style-name="T75">sujet de </text:span></text:span><text:span text:style-name="exemple"><text:span text:style-name="T358">tient</text:span></text:span></text:p>
      <text:p text:style-name="P515"><text:span text:style-name="texte_20_par_20_défaut"><text:span text:style-name="T278">•</text:span></text:span><text:span text:style-name="exemple"><text:span text:style-name="T293"> </text:span></text:span><text:span text:style-name="exemple"><text:span text:style-name="T484">tient </text:span></text:span><text:span text:style-name="exemple"><text:span text:style-name="T486">cette information <text:tab/><text:tab/></text:span></text:span><text:span text:style-name="texte_20_par_20_défaut"><text:span text:style-name="T279">:<text:tab/></text:span></text:span><text:span text:style-name="texte_20_par_20_défaut"><text:span text:style-name="T669">prédicat du sujet </text:span></text:span><text:span text:style-name="exemple"><text:span text:style-name="T309">Paul</text:span></text:span></text:p>
      <text:p text:style-name="P455"><text:span text:style-name="exemple"><text:span text:style-name="T486"><text:s text:c="3"/>de son père</text:span></text:span><text:span text:style-name="exemple"><text:span text:style-name="T517"><text:tab/><text:tab/><text:tab/></text:span></text:span></text:p>
      <text:p text:style-name="P229"><text:span text:style-name="texte_20_par_20_défaut"><text:span text:style-name="T278">•</text:span></text:span><text:span text:style-name="exemple"><text:span text:style-name="T293"> </text:span></text:span><text:span text:style-name="exemple"><text:span text:style-name="T476">cette information</text:span></text:span><text:span text:style-name="exemple"><text:span text:style-name="T190"><text:tab/><text:tab/><text:tab/></text:span></text:span><text:span text:style-name="texte_20_par_20_défaut"><text:span text:style-name="T72">:<text:tab/></text:span></text:span><text:span text:style-name="texte_20_par_20_défaut">COD de </text:span><text:span text:style-name="exemple"><text:span text:style-name="T357">tient</text:span></text:span></text:p>
      <text:p text:style-name="P227"><text:span text:style-name="texte_20_par_20_défaut"><text:span text:style-name="T278">•</text:span></text:span><text:span text:style-name="exemple"><text:span text:style-name="T293"> </text:span></text:span><text:span text:style-name="exemple"><text:span text:style-name="T476">de son frère</text:span></text:span><text:span text:style-name="exemple"><text:span text:style-name="T473"><text:tab/></text:span></text:span><text:span text:style-name="exemple"><text:span text:style-name="T190"><text:tab/><text:tab/><text:tab/></text:span></text:span><text:span text:style-name="texte_20_par_20_défaut"><text:span text:style-name="T72">:<text:tab/></text:span></text:span><text:span text:style-name="texte_20_par_20_défaut">CO</text:span><text:span text:style-name="texte_20_par_20_défaut"><text:span text:style-name="T561">I</text:span></text:span><text:span text:style-name="texte_20_par_20_défaut"> de </text:span><text:span text:style-name="exemple"><text:span text:style-name="T357">tient</text:span></text:span></text:p>
      <text:p text:style-name="P227"/>
      <text:p text:style-name="P7"><text:span text:style-name="texte_20_par_20_défaut">Analyse des propositions</text:span></text:p>
      <text:p text:style-name="P178"><text:span text:style-name="texte_20_par_20_défaut">La phrase contient une seule proposition : il s’agit par conséquent d’une phrase simple.</text:span></text:p>
      <text:p text:style-name="P303"><text:span text:style-name="texte_20_par_20_défaut"><text:span text:style-name="T804">L’unique proposition est une proposition indépendante.</text:span></text:span></text:p>
      <text:p text:style-name="P303"><text:span text:style-name="texte_20_par_20_défaut"/></text:p>
      <text:p text:style-name="P73"><text:span text:style-name="texte_20_par_20_défaut"><text:span text:style-name="T537">Analyse du type et de la forme de la phrase.</text:span></text:span></text:p>
      <text:p text:style-name="P178"><text:span text:style-name="texte_20_par_20_défaut">La phrase est de type déclaratif et n’a pas de forme particulière.</text:span></text:p>
      <text:p text:style-name="P316"><text:span text:style-name="titre_20_avec_20_numéro"><text:s/>B.012</text:span><text:span text:style-name="titre_20_avec_20_numéro"><text:span text:style-name="T521"> </text:span></text:span><text:span text:style-name="titre_20_avec_20_numéro"><text:s/></text:span></text:p>
      <text:p text:style-name="P60"><text:span text:style-name="référence"><text:span text:style-name="T240">GGF.1.1</text:span></text:span><text:span text:style-name="référence"><text:span text:style-name="T722">51</text:span></text:span></text:p>
      <text:p text:style-name="P79"><text:span text:style-name="référence"><text:span text:style-name="T28">confer</text:span></text:span><text:span text:style-name="référence"><text:span text:style-name="T230"> </text:span></text:span><text:span text:style-name="référence"><text:span text:style-name="T231">TG(I.</text:span></text:span><text:span text:style-name="référence"><text:span text:style-name="T236">1</text:span></text:span><text:span text:style-name="référence"><text:span text:style-name="T235">.</text:span></text:span><text:span text:style-name="référence"><text:span text:style-name="T236">3</text:span></text:span><text:span text:style-name="référence"><text:span text:style-name="T231">, p. </text:span></text:span><text:span text:style-name="référence"><text:span text:style-name="T236">15</text:span></text:span><text:span text:style-name="référence"><text:span text:style-name="T233">)</text:span></text:span></text:p>
      <text:p text:style-name="P46"><text:span text:style-name="phrase_20_analysée_20__28_gros_20_caractère_29_"><text:span text:style-name="T563">Jean va à Paris.</text:span></text:span></text:p>
      <text:p text:style-name="P74"/>
      <text:p text:style-name="P74"/>
      <text:p text:style-name="P8"><text:span text:style-name="texte_20_par_20_défaut">Analyse </text:span><text:span text:style-name="texte_20_par_20_défaut"><text:span text:style-name="T343">de la </text:span></text:span><text:span text:style-name="texte_20_par_20_défaut">nature des mots</text:span></text:p>
      <text:p text:style-name="P179"><text:span text:style-name="texte_20_par_20_défaut"><text:span text:style-name="T278">•</text:span></text:span><text:span text:style-name="T64"> </text:span><text:span text:style-name="exemple"><text:span text:style-name="T361">Jean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79">nom propre</text:span></text:span></text:p>
      <text:p text:style-name="P231"><text:span text:style-name="texte_20_par_20_défaut"><text:span text:style-name="T278">•</text:span></text:span><text:span text:style-name="T64"> </text:span><text:span text:style-name="exemple"><text:span text:style-name="T361">va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79">verbe </text:span></text:span><text:span text:style-name="texte_20_par_20_défaut"><text:span text:style-name="T83">(</text:span></text:span><text:span text:style-name="texte_20_par_20_défaut">aller : </text:span><text:span text:style-name="texte_20_par_20_défaut"><text:span text:style-name="T83">indicatif.présent.3S)</text:span></text:span></text:p>
      <text:p text:style-name="P231"><text:span text:style-name="texte_20_par_20_défaut"><text:span text:style-name="T278">•</text:span></text:span><text:span text:style-name="texte_20_par_20_défaut"><text:span text:style-name="T64"> </text:span></text:span><text:span text:style-name="exemple"><text:span text:style-name="T361">à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préposition</text:span></text:p>
      <text:p text:style-name="P231"><text:span text:style-name="texte_20_par_20_défaut"><text:span text:style-name="T278">•</text:span></text:span><text:span text:style-name="T64"> </text:span><text:span text:style-name="exemple"><text:span text:style-name="T361">Paris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nom propre</text:span></text:p>
      <text:p text:style-name="P231"><text:span text:style-name="texte_20_par_20_défaut"/></text:p>
      <text:p text:style-name="P341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60"><text:span text:style-name="texte_20_par_20_défaut"><text:span text:style-name="T336">•</text:span></text:span><text:span text:style-name="texte_20_par_20_défaut"><text:span text:style-name="T537"> </text:span></text:span><text:span text:style-name="exemple"><text:span text:style-name="T436">Jean</text:span></text:span><text:span text:style-name="exemple"><text:tab/></text:span><text:span text:style-name="texte_20_par_20_défaut"><text:span text:style-name="T546"><text:tab/><text:tab/><text:tab/><text:tab/></text:span></text:span><text:span text:style-name="texte_20_par_20_défaut">:</text:span><text:span text:style-name="texte_20_par_20_défaut"><text:span text:style-name="T546"><text:tab/></text:span></text:span><text:span text:style-name="texte_20_par_20_défaut">groupe nominal</text:span></text:p>
      <text:p text:style-name="P260"><text:span text:style-name="texte_20_par_20_défaut"><text:span text:style-name="T278">•</text:span></text:span><text:span text:style-name="texte_20_par_20_défaut"><text:span text:style-name="T584"> </text:span></text:span><text:span text:style-name="exemple"><text:span text:style-name="T379">à Paris</text:span></text:span><text:span text:style-name="texte_20_par_20_défaut"><text:span text:style-name="T585"><text:tab/><text:tab/><text:tab/><text:tab/></text:span></text:span><text:span text:style-name="texte_20_par_20_défaut"><text:span text:style-name="T67">:<text:tab/></text:span></text:span><text:span text:style-name="texte_20_par_20_défaut"><text:span text:style-name="T584">groupe nominal </text:span></text:span><text:span text:style-name="texte_20_par_20_défaut"><text:span text:style-name="T586">prépositionnel</text:span></text:span></text:p>
      <text:p text:style-name="P282"><text:span text:style-name="texte_20_par_20_défaut"><text:span text:style-name="T278">•</text:span></text:span><text:span text:style-name="exemple"><text:span text:style-name="T293"> </text:span></text:span><text:span text:style-name="exemple"><text:span text:style-name="T298">va </text:span></text:span><text:span text:style-name="exemple"><text:span text:style-name="T477">à</text:span></text:span><text:span text:style-name="exemple"><text:span text:style-name="T476"> </text:span></text:span><text:span text:style-name="exemple"><text:span text:style-name="T477">Paris<text:tab/><text:tab/></text:span></text:span><text:span text:style-name="exemple"><text:span text:style-name="T190"><text:tab/><text:tab/></text:span></text:span><text:span text:style-name="texte_20_par_20_défaut"><text:span text:style-name="T72">:<text:tab/></text:span></text:span><text:span text:style-name="texte_20_par_20_défaut"><text:span text:style-name="T79">groupe verbal</text:span></text:span></text:p>
      <text:p text:style-name="P376"><text:span text:style-name="texte_20_par_20_défaut"><text:span text:style-name="T79"/></text:span></text:p>
      <text:p text:style-name="P8"><text:span text:style-name="texte_20_par_20_défaut">Analyse des fonctions</text:span></text:p>
      <text:p text:style-name="P179"><text:span text:style-name="texte_20_par_20_défaut"><text:span text:style-name="T278">•</text:span></text:span><text:span text:style-name="exemple"><text:span text:style-name="T293"> </text:span></text:span><text:span text:style-name="exemple"><text:span text:style-name="T477">Jean</text:span></text:span><text:span text:style-name="exemple"><text:span text:style-name="T473"><text:tab/></text:span></text:span><text:span text:style-name="T72"><text:tab/><text:tab/><text:tab/><text:tab/></text:span><text:span text:style-name="texte_20_par_20_défaut"><text:span text:style-name="T72">:<text:tab/></text:span></text:span><text:span text:style-name="texte_20_par_20_défaut"><text:span text:style-name="T75">sujet de </text:span></text:span><text:span text:style-name="exemple"><text:span text:style-name="T358">tient</text:span></text:span></text:p>
      <text:p text:style-name="P455"><text:span text:style-name="texte_20_par_20_défaut"><text:span text:style-name="T278">•</text:span></text:span><text:span text:style-name="exemple"><text:span text:style-name="T293"> </text:span></text:span><text:span text:style-name="exemple"><text:span text:style-name="T298">va </text:span></text:span><text:span text:style-name="exemple"><text:span text:style-name="T477">à</text:span></text:span><text:span text:style-name="exemple"><text:span text:style-name="T476"> </text:span></text:span><text:span text:style-name="exemple"><text:span text:style-name="T477">Paris<text:tab/><text:tab/></text:span></text:span><text:span text:style-name="exemple"><text:span text:style-name="T190"><text:tab/><text:tab/></text:span></text:span><text:span text:style-name="texte_20_par_20_défaut"><text:span text:style-name="T72">:<text:tab/></text:span></text:span><text:span text:style-name="texte_20_par_20_défaut"><text:span text:style-name="T617">prédicat du sujet </text:span></text:span><text:span text:style-name="exemple"><text:span text:style-name="T211">Jean</text:span></text:span></text:p>
      <text:p text:style-name="P238"><text:span text:style-name="texte_20_par_20_défaut"><text:span text:style-name="T278">•</text:span></text:span><text:span text:style-name="exemple"><text:span text:style-name="T293"> </text:span></text:span><text:span text:style-name="exemple"><text:span text:style-name="T477">à</text:span></text:span><text:span text:style-name="exemple"><text:span text:style-name="T476"> </text:span></text:span><text:span text:style-name="exemple"><text:span text:style-name="T477">Paris<text:tab/><text:tab/></text:span></text:span><text:span text:style-name="exemple"><text:span text:style-name="T190"><text:tab/><text:tab/></text:span></text:span><text:span text:style-name="texte_20_par_20_défaut"><text:span text:style-name="T72">:<text:tab/></text:span></text:span><text:span text:style-name="texte_20_par_20_défaut">CO</text:span><text:span text:style-name="texte_20_par_20_défaut"><text:span text:style-name="T723">I</text:span></text:span><text:span text:style-name="texte_20_par_20_défaut"> de </text:span><text:span text:style-name="exemple"><text:span text:style-name="T362">va</text:span></text:span><text:span text:style-name="exemple"><text:span text:style-name="T357"><text:tab/><text:tab/><text:tab/><text:tab/><text:tab/> <text:s text:c="4"/></text:span></text:span><text:span text:style-name="danger"><text:span text:style-name="T574">(!)</text:span></text:span></text:p>
      <text:p text:style-name="P231"/>
      <text:p text:style-name="P8"><text:span text:style-name="texte_20_par_20_défaut">Analyse des propositions</text:span></text:p>
      <text:p text:style-name="P179"><text:span text:style-name="texte_20_par_20_défaut">La phrase contient une seule proposition : il s’agit par conséquent d’une phrase simple.</text:span></text:p>
      <text:p text:style-name="P303"><text:span text:style-name="texte_20_par_20_défaut"><text:span text:style-name="T804">L’unique proposition est une proposition indépendante.</text:span></text:span></text:p>
      <text:p text:style-name="P303"><text:span text:style-name="texte_20_par_20_défaut"/></text:p>
      <text:p text:style-name="P74"><text:span text:style-name="texte_20_par_20_défaut"><text:span text:style-name="T537">Analyse du type et de la forme de la phrase.</text:span></text:span></text:p>
      <text:p text:style-name="P231"><text:span text:style-name="texte_20_par_20_défaut">La phrase est de type déclaratif et n’a pas de forme particulière.</text:span></text:p>
      <text:p text:style-name="P317"><text:span text:style-name="titre_20_avec_20_numéro"><text:s/>B.013</text:span><text:span text:style-name="titre_20_avec_20_numéro"><text:span text:style-name="T521"> </text:span></text:span><text:span text:style-name="titre_20_avec_20_numéro"><text:s/></text:span></text:p>
      <text:p text:style-name="P61"><text:span text:style-name="référence"><text:span text:style-name="T240">GGF.1.1</text:span></text:span><text:span text:style-name="référence"><text:span text:style-name="T722">51</text:span></text:span></text:p>
      <text:p text:style-name="P75"><text:span text:style-name="référence"><text:span text:style-name="T233"/></text:span></text:p>
      <text:p text:style-name="P31"><text:span text:style-name="phrase_20_analysée_20__28_gros_20_caractère_29_"><text:span text:style-name="T177">Jean </text:span></text:span><text:span text:style-name="phrase_20_analysée_20__28_gros_20_caractère_29_"><text:span text:style-name="T525">parle à Marie de son anniversaire.</text:span></text:span></text:p>
      <text:p text:style-name="P83"/>
      <text:p text:style-name="P83"/>
      <text:p text:style-name="P9"><text:span text:style-name="texte_20_par_20_défaut">Analyse </text:span><text:span text:style-name="texte_20_par_20_défaut"><text:span text:style-name="T343">de la </text:span></text:span><text:span text:style-name="texte_20_par_20_défaut">nature des mots</text:span></text:p>
      <text:p text:style-name="P180"><text:span text:style-name="texte_20_par_20_défaut"><text:span text:style-name="T278">•</text:span></text:span><text:span text:style-name="T64"> </text:span><text:span text:style-name="exemple"><text:span text:style-name="T361">Jean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79">nom propre</text:span></text:span></text:p>
      <text:p text:style-name="P232"><text:span text:style-name="texte_20_par_20_défaut"><text:span text:style-name="T278">•</text:span></text:span><text:span text:style-name="T64"> </text:span><text:span text:style-name="exemple"><text:span text:style-name="T363">parle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79">verbe </text:span></text:span><text:span text:style-name="texte_20_par_20_défaut"><text:span text:style-name="T83">(</text:span></text:span><text:span text:style-name="texte_20_par_20_défaut">parler :</text:span><text:span text:style-name="texte_20_par_20_défaut"><text:span text:style-name="T83"> indicatif.présent.3S)</text:span></text:span></text:p>
      <text:p text:style-name="P232"><text:span text:style-name="texte_20_par_20_défaut"><text:span text:style-name="T278">•</text:span></text:span><text:span text:style-name="texte_20_par_20_défaut"><text:span text:style-name="T64"> </text:span></text:span><text:span text:style-name="exemple"><text:span text:style-name="T361">à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préposition</text:span></text:p>
      <text:p text:style-name="P232"><text:span text:style-name="texte_20_par_20_défaut"><text:span text:style-name="T278">•</text:span></text:span><text:span text:style-name="T64"> </text:span><text:span text:style-name="exemple"><text:span text:style-name="T363">Marie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nom propre</text:span></text:p>
      <text:p text:style-name="P232"><text:span text:style-name="texte_20_par_20_défaut"><text:span text:style-name="T278">•</text:span></text:span><text:span text:style-name="texte_20_par_20_défaut"><text:span text:style-name="T64"> </text:span></text:span><text:span text:style-name="exemple"><text:span text:style-name="T363">de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préposition</text:span></text:p>
      <text:p text:style-name="P232"><text:span text:style-name="texte_20_par_20_défaut"><text:span text:style-name="T278">•</text:span></text:span><text:span text:style-name="texte_20_par_20_défaut"><text:span text:style-name="T558"> </text:span></text:span><text:span text:style-name="exemple"><text:span text:style-name="T363">son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déterminant possessif</text:span></text:p>
      <text:p text:style-name="P232"><text:span text:style-name="texte_20_par_20_défaut"><text:span text:style-name="T278">•</text:span></text:span><text:span text:style-name="texte_20_par_20_défaut"><text:span text:style-name="T558"> </text:span></text:span><text:span text:style-name="exemple"><text:span text:style-name="T363">anniversaire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nom commun</text:span></text:p>
      <text:p text:style-name="P232"><text:span text:style-name="texte_20_par_20_défaut"/></text:p>
      <text:p text:style-name="P342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61"><text:span text:style-name="texte_20_par_20_défaut"><text:span text:style-name="T336">•</text:span></text:span><text:span text:style-name="texte_20_par_20_défaut"><text:span text:style-name="T537"> </text:span></text:span><text:span text:style-name="exemple"><text:span text:style-name="T437">Jean</text:span></text:span><text:span text:style-name="exemple"><text:tab/></text:span><text:span text:style-name="texte_20_par_20_défaut"><text:span text:style-name="T546"><text:tab/><text:tab/><text:tab/><text:tab/></text:span></text:span><text:span text:style-name="texte_20_par_20_défaut">:</text:span><text:span text:style-name="texte_20_par_20_défaut"><text:span text:style-name="T546"><text:tab/></text:span></text:span><text:span text:style-name="texte_20_par_20_défaut">groupe nominal</text:span></text:p>
      <text:p text:style-name="P212"><text:span text:style-name="texte_20_par_20_défaut"><text:span text:style-name="T278">•</text:span></text:span><text:span text:style-name="exemple"><text:span text:style-name="T293"> </text:span></text:span><text:span text:style-name="exemple"><text:span text:style-name="T487">parle à Marie <text:tab/><text:tab/><text:tab/></text:span></text:span><text:span text:style-name="texte_20_par_20_défaut"><text:span text:style-name="T279">:<text:tab/></text:span></text:span><text:span text:style-name="texte_20_par_20_défaut"><text:span text:style-name="T667">groupe verbal</text:span></text:span></text:p>
      <text:p text:style-name="P283"><text:span text:style-name="exemple"><text:span text:style-name="T487"><text:s text:c="3"/>de son anniversaire</text:span></text:span></text:p>
      <text:p text:style-name="P262"><text:span text:style-name="texte_20_par_20_défaut"><text:span text:style-name="T336">•</text:span></text:span><text:span text:style-name="texte_20_par_20_défaut"><text:span text:style-name="T537"> </text:span></text:span><text:span text:style-name="exemple"><text:span text:style-name="T748">à M</text:span></text:span><text:span text:style-name="exemple">arie</text:span><text:span text:style-name="texte_20_par_20_défaut"><text:span text:style-name="T546"><text:tab/><text:tab/><text:tab/><text:tab/></text:span></text:span><text:span text:style-name="texte_20_par_20_défaut">:</text:span><text:span text:style-name="texte_20_par_20_défaut"><text:span text:style-name="T546"><text:tab/></text:span></text:span><text:span text:style-name="texte_20_par_20_défaut">groupe nominal prépositionnel</text:span></text:p>
      <text:p text:style-name="P261"><text:span text:style-name="texte_20_par_20_défaut"><text:span text:style-name="T278">•</text:span></text:span><text:span text:style-name="texte_20_par_20_défaut"><text:span text:style-name="T584"> </text:span></text:span><text:span text:style-name="exemple"><text:span text:style-name="T378">de son </text:span></text:span><text:span text:style-name="exemple"><text:span text:style-name="T380">anniversaire</text:span></text:span><text:span text:style-name="texte_20_par_20_défaut"><text:span text:style-name="T585"><text:tab/><text:tab/><text:tab/></text:span></text:span><text:span text:style-name="texte_20_par_20_défaut"><text:span text:style-name="T67">:<text:tab/></text:span></text:span><text:span text:style-name="texte_20_par_20_défaut"><text:span text:style-name="T584">groupe nominal </text:span></text:span><text:span text:style-name="texte_20_par_20_défaut"><text:span text:style-name="T586">prépositionnel</text:span></text:span></text:p>
      <text:p text:style-name="P377"><text:span text:style-name="exemple"><text:span text:style-name="T517"/></text:span></text:p>
      <text:p text:style-name="P9"><text:span text:style-name="texte_20_par_20_défaut">Analyse des fonctions</text:span></text:p>
      <text:p text:style-name="P180"><text:span text:style-name="texte_20_par_20_défaut"><text:span text:style-name="T278">•</text:span></text:span><text:span text:style-name="exemple"><text:span text:style-name="T293"> </text:span></text:span><text:span text:style-name="exemple"><text:span text:style-name="T477">Jean</text:span></text:span><text:span text:style-name="exemple"><text:span text:style-name="T473"><text:tab/></text:span></text:span><text:span text:style-name="T72"><text:tab/><text:tab/><text:tab/><text:tab/></text:span><text:span text:style-name="texte_20_par_20_défaut"><text:span text:style-name="T72">:<text:tab/></text:span></text:span><text:span text:style-name="texte_20_par_20_défaut"><text:span text:style-name="T75">sujet de </text:span></text:span><text:span text:style-name="exemple"><text:span text:style-name="T364">parle</text:span></text:span></text:p>
      <text:p text:style-name="P515"><text:span text:style-name="texte_20_par_20_défaut"><text:span text:style-name="T278">•</text:span></text:span><text:span text:style-name="exemple"><text:span text:style-name="T293"> </text:span></text:span><text:span text:style-name="exemple"><text:span text:style-name="T487">parle à Marie <text:tab/><text:tab/><text:tab/></text:span></text:span><text:span text:style-name="texte_20_par_20_défaut"><text:span text:style-name="T279">:<text:tab/></text:span></text:span><text:span text:style-name="texte_20_par_20_défaut"><text:span text:style-name="T669">prédicat du sujet </text:span></text:span><text:span text:style-name="exemple"><text:span text:style-name="T309">Jean</text:span></text:span></text:p>
      <text:p text:style-name="P455"><text:span text:style-name="exemple"><text:span text:style-name="T487"><text:s text:c="3"/>de son anniversaire</text:span></text:span><text:span text:style-name="exemple"><text:span text:style-name="T517"><text:tab/><text:tab/></text:span></text:span></text:p>
      <text:p text:style-name="P232"><text:span text:style-name="texte_20_par_20_défaut"><text:span text:style-name="T278">•</text:span></text:span><text:span text:style-name="exemple"><text:span text:style-name="T293"> </text:span></text:span><text:span text:style-name="exemple"><text:span text:style-name="T477">à</text:span></text:span><text:span text:style-name="exemple"><text:span text:style-name="T476"> </text:span></text:span><text:span text:style-name="exemple"><text:span text:style-name="T478">Marie</text:span></text:span><text:span text:style-name="exemple"><text:span text:style-name="T477"><text:tab/></text:span></text:span><text:span text:style-name="exemple"><text:span text:style-name="T190"><text:tab/><text:tab/><text:tab/></text:span></text:span><text:span text:style-name="texte_20_par_20_défaut"><text:span text:style-name="T72">:<text:tab/></text:span></text:span><text:span text:style-name="texte_20_par_20_défaut">CO</text:span><text:span text:style-name="texte_20_par_20_défaut"><text:span text:style-name="T723">I</text:span></text:span><text:span text:style-name="texte_20_par_20_défaut"> de </text:span><text:span text:style-name="exemple"><text:span text:style-name="T365">parle</text:span></text:span></text:p>
      <text:p text:style-name="P233"><text:span text:style-name="texte_20_par_20_défaut"><text:span text:style-name="T278">•</text:span></text:span><text:span text:style-name="exemple"><text:span text:style-name="T293"> </text:span></text:span><text:span text:style-name="exemple"><text:span text:style-name="T479">de son anniversaire</text:span></text:span><text:span text:style-name="exemple"><text:span text:style-name="T477"><text:tab/><text:tab/></text:span></text:span><text:span text:style-name="exemple"><text:span text:style-name="T190"><text:tab/></text:span></text:span><text:span text:style-name="texte_20_par_20_défaut"><text:span text:style-name="T72">:<text:tab/></text:span></text:span><text:span text:style-name="texte_20_par_20_défaut">COI de </text:span><text:span text:style-name="exemple"><text:span text:style-name="T365">parle</text:span></text:span></text:p>
      <text:p text:style-name="P232"/>
      <text:p text:style-name="P9"><text:span text:style-name="texte_20_par_20_défaut">Analyse des propositions</text:span></text:p>
      <text:p text:style-name="P180"><text:span text:style-name="texte_20_par_20_défaut">La phrase contient une seule proposition : il s’agit par conséquent d’une phrase simple.</text:span></text:p>
      <text:p text:style-name="P303"><text:span text:style-name="texte_20_par_20_défaut"><text:span text:style-name="T804">L’unique proposition est une proposition indépendante.</text:span></text:span></text:p>
      <text:p text:style-name="P303"><text:span text:style-name="texte_20_par_20_défaut"/></text:p>
      <text:p text:style-name="P83"><text:span text:style-name="texte_20_par_20_défaut"><text:span text:style-name="T537">Analyse du type et de la forme de la phrase.</text:span></text:span></text:p>
      <text:p text:style-name="P232"><text:span text:style-name="texte_20_par_20_défaut">La phrase est de type déclaratif et n’a pas de forme particulière.</text:span></text:p>
      <text:p text:style-name="P318"><text:span text:style-name="titre_20_avec_20_numéro"><text:s/>B.014</text:span><text:span text:style-name="titre_20_avec_20_numéro"><text:span text:style-name="T521"> </text:span></text:span><text:span text:style-name="titre_20_avec_20_numéro"><text:s/></text:span></text:p>
      <text:p text:style-name="P62"><text:span text:style-name="référence"><text:span text:style-name="T240">GGF.1.1</text:span></text:span><text:span text:style-name="référence"><text:span text:style-name="T722">51</text:span></text:span></text:p>
      <text:p text:style-name="P76"><text:span text:style-name="référence"><text:span text:style-name="T233"/></text:span></text:p>
      <text:p text:style-name="P32"><text:span text:style-name="phrase_20_analysée_20__28_gros_20_caractère_29_"><text:span text:style-name="T177">Jean </text:span></text:span><text:span text:style-name="phrase_20_analysée_20__28_gros_20_caractère_29_"><text:span text:style-name="T526">salue</text:span></text:span><text:span text:style-name="phrase_20_analysée_20__28_gros_20_caractère_29_"><text:span text:style-name="T525"> Marie de son </text:span></text:span><text:span text:style-name="phrase_20_analysée_20__28_gros_20_caractère_29_"><text:span text:style-name="T526">balcon</text:span></text:span><text:span text:style-name="phrase_20_analysée_20__28_gros_20_caractère_29_"><text:span text:style-name="T525">.</text:span></text:span></text:p>
      <text:p text:style-name="P84"/>
      <text:p text:style-name="P84"/>
      <text:p text:style-name="P10"><text:span text:style-name="texte_20_par_20_défaut">Analyse </text:span><text:span text:style-name="texte_20_par_20_défaut"><text:span text:style-name="T343">de la </text:span></text:span><text:span text:style-name="texte_20_par_20_défaut">nature des mots</text:span></text:p>
      <text:p text:style-name="P181"><text:span text:style-name="texte_20_par_20_défaut"><text:span text:style-name="T278">•</text:span></text:span><text:span text:style-name="T64"> </text:span><text:span text:style-name="exemple"><text:span text:style-name="T361">Jean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79">nom propre</text:span></text:span></text:p>
      <text:p text:style-name="P234"><text:span text:style-name="texte_20_par_20_défaut"><text:span text:style-name="T278">•</text:span></text:span><text:span text:style-name="T64"> </text:span><text:span text:style-name="exemple"><text:span text:style-name="T366">salue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79">verbe </text:span></text:span><text:span text:style-name="texte_20_par_20_défaut"><text:span text:style-name="T83">(</text:span></text:span><text:span text:style-name="texte_20_par_20_défaut">saluer : </text:span><text:span text:style-name="texte_20_par_20_défaut"><text:span text:style-name="T83">indicatif.présent.3S)</text:span></text:span></text:p>
      <text:p text:style-name="P235"><text:span text:style-name="texte_20_par_20_défaut"><text:span text:style-name="T278">•</text:span></text:span><text:span text:style-name="texte_20_par_20_défaut"><text:span text:style-name="T64"> </text:span></text:span><text:span text:style-name="exemple"><text:span text:style-name="T363">Marie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nom propre</text:span></text:p>
      <text:p text:style-name="P235"><text:span text:style-name="texte_20_par_20_défaut"><text:span text:style-name="T278">•</text:span></text:span><text:span text:style-name="texte_20_par_20_défaut"><text:span text:style-name="T64"> </text:span></text:span><text:span text:style-name="exemple"><text:span text:style-name="T363">de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préposition</text:span></text:p>
      <text:p text:style-name="P235"><text:span text:style-name="texte_20_par_20_défaut"><text:span text:style-name="T278">•</text:span></text:span><text:span text:style-name="texte_20_par_20_défaut"><text:span text:style-name="T558"> </text:span></text:span><text:span text:style-name="exemple"><text:span text:style-name="T363">son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déterminant possessif</text:span></text:p>
      <text:p text:style-name="P234"><text:span text:style-name="texte_20_par_20_défaut"><text:span text:style-name="T278">•</text:span></text:span><text:span text:style-name="texte_20_par_20_défaut"><text:span text:style-name="T558"> </text:span></text:span><text:span text:style-name="exemple"><text:span text:style-name="T366">balcon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nom commun</text:span></text:p>
      <text:p text:style-name="P234"><text:span text:style-name="texte_20_par_20_défaut"/></text:p>
      <text:p text:style-name="P343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63"><text:span text:style-name="texte_20_par_20_défaut"><text:span text:style-name="T336">•</text:span></text:span><text:span text:style-name="texte_20_par_20_défaut"><text:span text:style-name="T537"> </text:span></text:span><text:span text:style-name="exemple"><text:span text:style-name="T437">Jean</text:span></text:span><text:span text:style-name="exemple"><text:tab/></text:span><text:span text:style-name="texte_20_par_20_défaut"><text:span text:style-name="T546"><text:tab/><text:tab/><text:tab/><text:tab/></text:span></text:span><text:span text:style-name="texte_20_par_20_défaut">:</text:span><text:span text:style-name="texte_20_par_20_défaut"><text:span text:style-name="T546"><text:tab/></text:span></text:span><text:span text:style-name="texte_20_par_20_défaut">groupe nominal</text:span></text:p>
      <text:p text:style-name="P212"><text:span text:style-name="texte_20_par_20_défaut"><text:span text:style-name="T278">•</text:span></text:span><text:span text:style-name="exemple"><text:span text:style-name="T293"> </text:span></text:span><text:span text:style-name="exemple"><text:span text:style-name="T488">salue Marie</text:span></text:span><text:span text:style-name="exemple"><text:span text:style-name="T517"><text:tab/><text:tab/><text:tab/><text:tab/></text:span></text:span><text:span text:style-name="texte_20_par_20_défaut"><text:span text:style-name="T72">:<text:tab/></text:span></text:span><text:span text:style-name="texte_20_par_20_défaut"><text:span text:style-name="T589">groupe verba</text:span></text:span><text:span text:style-name="texte_20_par_20_défaut"><text:span text:style-name="T590">l</text:span></text:span></text:p>
      <text:p text:style-name="P263"><text:span text:style-name="texte_20_par_20_défaut"><text:span text:style-name="T336">•</text:span></text:span><text:span text:style-name="texte_20_par_20_défaut"><text:span text:style-name="T537"> </text:span></text:span><text:span text:style-name="exemple"><text:span text:style-name="T748">M</text:span></text:span><text:span text:style-name="exemple">arie</text:span><text:span text:style-name="texte_20_par_20_défaut"><text:span text:style-name="T546"><text:tab/><text:tab/><text:tab/><text:tab/></text:span></text:span><text:span text:style-name="texte_20_par_20_défaut">:</text:span><text:span text:style-name="texte_20_par_20_défaut"><text:span text:style-name="T546"><text:tab/></text:span></text:span><text:span text:style-name="texte_20_par_20_défaut">groupe nominal</text:span></text:p>
      <text:p text:style-name="P263"><text:span text:style-name="texte_20_par_20_défaut"><text:span text:style-name="T278">•</text:span></text:span><text:span text:style-name="texte_20_par_20_défaut"><text:span text:style-name="T584"> </text:span></text:span><text:span text:style-name="exemple"><text:span text:style-name="T378">de son </text:span></text:span><text:span text:style-name="exemple"><text:span text:style-name="T381">balcon<text:tab/></text:span></text:span><text:span text:style-name="texte_20_par_20_défaut"><text:span text:style-name="T585"><text:tab/><text:tab/></text:span></text:span><text:span text:style-name="texte_20_par_20_défaut"><text:span text:style-name="T67">:<text:tab/></text:span></text:span><text:span text:style-name="texte_20_par_20_défaut"><text:span text:style-name="T584">groupe nominal </text:span></text:span><text:span text:style-name="texte_20_par_20_défaut"><text:span text:style-name="T586">prépositionnel</text:span></text:span></text:p>
      <text:p text:style-name="P234"><text:span text:style-name="texte_20_par_20_défaut"><text:span text:style-name="T79"/></text:span></text:p>
      <text:p text:style-name="P10"><text:span text:style-name="texte_20_par_20_défaut">Analyse des fonctions</text:span></text:p>
      <text:p text:style-name="P181"><text:span text:style-name="texte_20_par_20_défaut"><text:span text:style-name="T278">•</text:span></text:span><text:span text:style-name="exemple"><text:span text:style-name="T293"> </text:span></text:span><text:span text:style-name="exemple"><text:span text:style-name="T477">Jean</text:span></text:span><text:span text:style-name="exemple"><text:span text:style-name="T473"><text:tab/></text:span></text:span><text:span text:style-name="T72"><text:tab/><text:tab/><text:tab/><text:tab/></text:span><text:span text:style-name="texte_20_par_20_défaut"><text:span text:style-name="T72">:<text:tab/></text:span></text:span><text:span text:style-name="texte_20_par_20_défaut"><text:span text:style-name="T75">sujet de </text:span></text:span><text:span text:style-name="exemple"><text:span text:style-name="T367">salue</text:span></text:span></text:p>
      <text:p text:style-name="P517"><text:span text:style-name="texte_20_par_20_défaut"><text:span text:style-name="T278">•</text:span></text:span><text:span text:style-name="exemple"><text:span text:style-name="T293"> </text:span></text:span><text:span text:style-name="exemple"><text:span text:style-name="T488">salue Marie</text:span></text:span><text:span text:style-name="exemple"><text:span text:style-name="T517"><text:tab/><text:tab/><text:tab/><text:tab/></text:span></text:span><text:span text:style-name="texte_20_par_20_défaut"><text:span text:style-name="T72">:<text:tab/></text:span></text:span><text:span text:style-name="texte_20_par_20_défaut"><text:span text:style-name="T618">prédicat du sujet </text:span></text:span><text:span text:style-name="exemple"><text:span text:style-name="T212">Jean</text:span></text:span></text:p>
      <text:p text:style-name="P234"><text:span text:style-name="texte_20_par_20_défaut"><text:span text:style-name="T278">•</text:span></text:span><text:span text:style-name="exemple"><text:span text:style-name="T293"> </text:span></text:span><text:span text:style-name="exemple"><text:span text:style-name="T478">Marie</text:span></text:span><text:span text:style-name="exemple"><text:span text:style-name="T477"><text:tab/><text:tab/></text:span></text:span><text:span text:style-name="exemple"><text:span text:style-name="T190"><text:tab/><text:tab/></text:span></text:span><text:span text:style-name="texte_20_par_20_défaut"><text:span text:style-name="T72">:<text:tab/></text:span></text:span><text:span text:style-name="texte_20_par_20_défaut">CO</text:span><text:span text:style-name="texte_20_par_20_défaut"><text:span text:style-name="T724">D</text:span></text:span><text:span text:style-name="texte_20_par_20_défaut"> de </text:span><text:span text:style-name="exemple"><text:span text:style-name="T367">salue</text:span></text:span></text:p>
      <text:p text:style-name="P234"><text:span text:style-name="texte_20_par_20_défaut"><text:span text:style-name="T278">•</text:span></text:span><text:span text:style-name="exemple"><text:span text:style-name="T293"> </text:span></text:span><text:span text:style-name="exemple"><text:span text:style-name="T479">de son </text:span></text:span><text:span text:style-name="exemple"><text:span text:style-name="T480">balcon<text:tab/></text:span></text:span><text:span text:style-name="exemple"><text:span text:style-name="T477"><text:tab/></text:span></text:span><text:span text:style-name="exemple"><text:span text:style-name="T190"><text:tab/></text:span></text:span><text:span text:style-name="texte_20_par_20_défaut"><text:span text:style-name="T72">:<text:tab/></text:span></text:span><text:span text:style-name="texte_20_par_20_défaut">CC de lieu</text:span></text:p>
      <text:p text:style-name="P234"/>
      <text:p text:style-name="P10"><text:span text:style-name="texte_20_par_20_défaut">Analyse des propositions</text:span></text:p>
      <text:p text:style-name="P181"><text:span text:style-name="texte_20_par_20_défaut">La phrase contient une seule proposition : il s’agit par conséquent d’une phrase simple.</text:span></text:p>
      <text:p text:style-name="P303"><text:span text:style-name="texte_20_par_20_défaut"><text:span text:style-name="T804">L’unique proposition est une proposition indépendante.</text:span></text:span></text:p>
      <text:p text:style-name="P303"><text:span text:style-name="texte_20_par_20_défaut"/></text:p>
      <text:p text:style-name="P84"><text:span text:style-name="texte_20_par_20_défaut"><text:span text:style-name="T537">Analyse du type et de la forme de la phrase.</text:span></text:span></text:p>
      <text:p text:style-name="P234"><text:span text:style-name="texte_20_par_20_défaut">La phrase est de type déclaratif et n’a pas de forme particulière.</text:span></text:p>
      <text:p text:style-name="P319"><text:span text:style-name="titre_20_avec_20_numéro"><text:s/>B.015</text:span><text:span text:style-name="titre_20_avec_20_numéro"><text:span text:style-name="T521"> </text:span></text:span><text:span text:style-name="titre_20_avec_20_numéro"><text:s/></text:span></text:p>
      <text:p text:style-name="P63"><text:span text:style-name="référence"><text:span text:style-name="T240">GGF.1.1017</text:span></text:span></text:p>
      <text:p text:style-name="P77"><text:span text:style-name="référence"><text:span text:style-name="T233"/></text:span></text:p>
      <text:p text:style-name="P47"><text:span text:style-name="phrase_20_analysée_20__28_gros_20_caractère_29_"><text:span text:style-name="T725">Viendra-t-il ?</text:span></text:span></text:p>
      <text:p text:style-name="P88"/>
      <text:p text:style-name="P88"/>
      <text:p text:style-name="P88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mots</text:span></text:span></text:p>
      <text:p text:style-name="P236"><text:span text:style-name="texte_20_par_20_défaut"><text:span text:style-name="T278">•</text:span></text:span><text:span text:style-name="T64"> </text:span><text:span text:style-name="exemple"><text:span text:style-name="T368">Viendra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9">verbe </text:span></text:span><text:span text:style-name="texte_20_par_20_défaut"><text:span text:style-name="T83">(</text:span></text:span><text:span text:style-name="texte_20_par_20_défaut">venir </text:span><text:span text:style-name="texte_20_par_20_défaut"><text:span text:style-name="T83">: indicatif.</text:span></text:span><text:span text:style-name="texte_20_par_20_défaut"><text:span text:style-name="T86">futur</text:span></text:span><text:span text:style-name="texte_20_par_20_défaut"><text:span text:style-name="T83">.3S)</text:span></text:span></text:p>
      <text:p text:style-name="P236"><text:span text:style-name="texte_20_par_20_défaut"><text:span text:style-name="T278">•</text:span></text:span><text:span text:style-name="texte_20_par_20_défaut"><text:span text:style-name="T64"> -</text:span></text:span><text:span text:style-name="exemple"><text:span text:style-name="T368">t-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t euphonique</text:span></text:p>
      <text:p text:style-name="P236"><text:span text:style-name="texte_20_par_20_défaut"><text:span text:style-name="T278">•</text:span></text:span><text:span text:style-name="texte_20_par_20_défaut"><text:span text:style-name="T64"> </text:span></text:span><text:span text:style-name="exemple"><text:span text:style-name="T368">il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pronom personnel</text:span></text:p>
      <text:p text:style-name="P236"><text:span text:style-name="texte_20_par_20_défaut"/></text:p>
      <text:p text:style-name="P344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08"><text:span text:style-name="texte_20_par_20_défaut"><text:span text:style-name="T278">•</text:span></text:span><text:span text:style-name="exemple"><text:span text:style-name="T293"> </text:span></text:span><text:span text:style-name="exemple"><text:span text:style-name="T310">V</text:span></text:span><text:span text:style-name="exemple"><text:span text:style-name="T489">iendra-t-il</text:span></text:span><text:span text:style-name="exemple"><text:span text:style-name="T473"><text:tab/></text:span></text:span><text:span text:style-name="texte_20_par_20_défaut"><text:span text:style-name="T72"><text:tab/><text:tab/><text:tab/>:<text:tab/></text:span></text:span><text:span text:style-name="texte_20_par_20_défaut"><text:span text:style-name="T591">groupe verbal</text:span></text:span></text:p>
      <text:p text:style-name="P378"><text:span text:style-name="texte_20_par_20_défaut"><text:span text:style-name="T591"/></text:span></text:p>
      <text:p text:style-name="P11"><text:span text:style-name="texte_20_par_20_défaut">Analyse des fonctions</text:span></text:p>
      <text:p text:style-name="P184"><text:span text:style-name="texte_20_par_20_défaut"><text:span text:style-name="T278">•</text:span></text:span><text:span text:style-name="exemple"><text:span text:style-name="T293"> </text:span></text:span><text:span text:style-name="exemple"><text:span text:style-name="T481">il</text:span></text:span><text:span text:style-name="exemple"><text:span text:style-name="T473"><text:tab/></text:span></text:span><text:span text:style-name="T72"><text:tab/><text:tab/><text:tab/><text:tab/></text:span><text:span text:style-name="texte_20_par_20_défaut"><text:span text:style-name="T72">:<text:tab/></text:span></text:span><text:span text:style-name="texte_20_par_20_défaut"><text:span text:style-name="T75">sujet de </text:span></text:span><text:span text:style-name="exemple"><text:span text:style-name="T368">Viendra<text:tab/><text:tab/><text:tab/><text:tab/> <text:s text:c="4"/></text:span></text:span><text:span text:style-name="danger"><text:span text:style-name="T574">(!)</text:span></text:span></text:p>
      <text:p text:style-name="P518"><text:span text:style-name="texte_20_par_20_défaut"><text:span text:style-name="T278">•</text:span></text:span><text:span text:style-name="exemple"><text:span text:style-name="T293"> </text:span></text:span><text:span text:style-name="exemple"><text:span text:style-name="T310">Vi</text:span></text:span><text:span text:style-name="exemple"><text:span text:style-name="T501">endra</text:span></text:span><text:span text:style-name="T72"><text:tab/><text:tab/><text:tab/><text:tab/></text:span><text:span text:style-name="texte_20_par_20_défaut"><text:span text:style-name="T72">:<text:tab/></text:span></text:span><text:span text:style-name="texte_20_par_20_défaut"><text:span text:style-name="T100">prédicat du </text:span></text:span><text:span text:style-name="texte_20_par_20_défaut"><text:span text:style-name="T75">sujet </text:span></text:span><text:span text:style-name="exemple"><text:span text:style-name="T213">il</text:span></text:span></text:p>
      <text:p text:style-name="P357"/>
      <text:p text:style-name="P89"><text:span text:style-name="GGF"><text:span text:style-name="T275">[ </text:span></text:span><text:span text:style-name="GGF">GGF.1.1017 </text:span><text:span text:style-name="GGF"><text:span text:style-name="T275">]</text:span></text:span><text:span text:style-name="GGF"> </text:span></text:p>
      <text:p text:style-name="P89"><text:span text:style-name="GGF"><text:span text:style-name="T275"><text:tab/></text:span></text:span><text:span text:style-name="GGF"><text:span text:style-name="T726">Il n’y a pas de sujet dans cette phrase.</text:span></text:span></text:p>
      <text:p text:style-name="P357"/>
      <text:p text:style-name="P11"><text:span text:style-name="texte_20_par_20_défaut">Analyse des propositions</text:span></text:p>
      <text:p text:style-name="P183"><text:span text:style-name="texte_20_par_20_défaut">La phrase contient une seule proposition : il s’agit par conséquent d’une phrase simple.</text:span></text:p>
      <text:p text:style-name="P303"><text:span text:style-name="texte_20_par_20_défaut"><text:span text:style-name="T804">L’unique proposition est une proposition indépendante.</text:span></text:span></text:p>
      <text:p text:style-name="P303"><text:span text:style-name="texte_20_par_20_défaut"/></text:p>
      <text:p text:style-name="P88"><text:span text:style-name="texte_20_par_20_défaut"><text:span text:style-name="T537">Analyse du type et de la forme de la phrase.</text:span></text:span></text:p>
      <text:p text:style-name="P236"><text:span text:style-name="texte_20_par_20_défaut">La phrase est de type interrogatif</text:span><text:span text:style-name="texte_20_par_20_défaut"><text:span text:style-name="T560"> </text:span></text:span><text:span text:style-name="texte_20_par_20_défaut">et n’a pas de forme particulière.</text:span></text:p>
      <text:p text:style-name="P320"><text:span text:style-name="titre_20_avec_20_numéro"><text:s/>B.016</text:span><text:span text:style-name="titre_20_avec_20_numéro"><text:span text:style-name="T521"> </text:span></text:span><text:span text:style-name="titre_20_avec_20_numéro"><text:s/></text:span></text:p>
      <text:p text:style-name="P64"><text:span text:style-name="référence"><text:span text:style-name="T240">GGF.1.1017</text:span></text:span></text:p>
      <text:p text:style-name="P78"><text:span text:style-name="référence"><text:span text:style-name="T233"/></text:span></text:p>
      <text:p text:style-name="P48"><text:span text:style-name="phrase_20_analysée_20__28_gros_20_caractère_29_"><text:span text:style-name="T727">Paul v</text:span></text:span><text:span text:style-name="phrase_20_analysée_20__28_gros_20_caractère_29_"><text:span text:style-name="T725">iendra-t-il ?</text:span></text:span></text:p>
      <text:p text:style-name="P90"/>
      <text:p text:style-name="P90"/>
      <text:p text:style-name="P90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mots</text:span></text:span></text:p>
      <text:p text:style-name="P237"><text:span text:style-name="texte_20_par_20_défaut"><text:span text:style-name="T278">•</text:span></text:span><text:span text:style-name="T64"> </text:span><text:span text:style-name="exemple"><text:span text:style-name="T369">Paul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nom propre</text:span></text:p>
      <text:p text:style-name="P237"><text:span text:style-name="texte_20_par_20_défaut"><text:span text:style-name="T278">•</text:span></text:span><text:span text:style-name="T64"> </text:span><text:span text:style-name="exemple"><text:span text:style-name="T369">vi</text:span></text:span><text:span text:style-name="exemple"><text:span text:style-name="T368">endra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9">verbe </text:span></text:span><text:span text:style-name="texte_20_par_20_défaut"><text:span text:style-name="T83">(</text:span></text:span><text:span text:style-name="texte_20_par_20_défaut">venir </text:span><text:span text:style-name="texte_20_par_20_défaut"><text:span text:style-name="T83">: indicatif.</text:span></text:span><text:span text:style-name="texte_20_par_20_défaut"><text:span text:style-name="T86">futur</text:span></text:span><text:span text:style-name="texte_20_par_20_défaut"><text:span text:style-name="T83">.3S)</text:span></text:span></text:p>
      <text:p text:style-name="P237"><text:span text:style-name="texte_20_par_20_défaut"><text:span text:style-name="T278">•</text:span></text:span><text:span text:style-name="texte_20_par_20_défaut"><text:span text:style-name="T64"> -</text:span></text:span><text:span text:style-name="exemple"><text:span text:style-name="T368">t-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t euphonique</text:span></text:p>
      <text:p text:style-name="P237"><text:span text:style-name="texte_20_par_20_défaut"><text:span text:style-name="T278">•</text:span></text:span><text:span text:style-name="texte_20_par_20_défaut"><text:span text:style-name="T64"> </text:span></text:span><text:span text:style-name="exemple"><text:span text:style-name="T368">il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pronom personnel</text:span></text:p>
      <text:p text:style-name="P237"><text:span text:style-name="texte_20_par_20_défaut"/></text:p>
      <text:p text:style-name="P345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64"><text:span text:style-name="texte_20_par_20_défaut"><text:span text:style-name="T336">•</text:span></text:span><text:span text:style-name="texte_20_par_20_défaut"><text:span text:style-name="T537"> </text:span></text:span><text:span text:style-name="exemple"><text:span text:style-name="T438">Paul</text:span></text:span><text:span text:style-name="exemple"><text:tab/></text:span><text:span text:style-name="texte_20_par_20_défaut"><text:span text:style-name="T546"><text:tab/><text:tab/><text:tab/><text:tab/></text:span></text:span><text:span text:style-name="texte_20_par_20_défaut">:</text:span><text:span text:style-name="texte_20_par_20_défaut"><text:span text:style-name="T546"><text:tab/></text:span></text:span><text:span text:style-name="texte_20_par_20_défaut">groupe nominal</text:span></text:p>
      <text:p text:style-name="P224"><text:span text:style-name="texte_20_par_20_défaut"><text:span text:style-name="T278">•</text:span></text:span><text:span text:style-name="exemple"><text:span text:style-name="T293"> </text:span></text:span><text:span text:style-name="exemple"><text:span text:style-name="T299">v</text:span></text:span><text:span text:style-name="exemple"><text:span text:style-name="T489">iendra-t-il</text:span></text:span><text:span text:style-name="exemple"><text:span text:style-name="T473"><text:tab/></text:span></text:span><text:span text:style-name="texte_20_par_20_défaut"><text:span text:style-name="T72"><text:tab/><text:tab/><text:tab/>:<text:tab/></text:span></text:span><text:span text:style-name="texte_20_par_20_défaut"><text:span text:style-name="T591">groupe verbal</text:span></text:span></text:p>
      <text:p text:style-name="P361"><text:span text:style-name="texte_20_par_20_défaut"><text:span text:style-name="T591"/></text:span></text:p>
      <text:p text:style-name="P12"><text:span text:style-name="texte_20_par_20_défaut">Analyse des fonctions</text:span></text:p>
      <text:p text:style-name="P184"><text:span text:style-name="texte_20_par_20_défaut"><text:span text:style-name="T280">•</text:span></text:span><text:span text:style-name="exemple"><text:span text:style-name="T314"> </text:span></text:span><text:span text:style-name="exemple">Paul</text:span><text:span text:style-name="exemple"><text:span text:style-name="T508"><text:tab/></text:span></text:span><text:span text:style-name="texte_20_par_20_défaut"><text:span text:style-name="T179"><text:tab/><text:tab/><text:tab/><text:tab/></text:span></text:span><text:span text:style-name="texte_20_par_20_défaut"><text:span text:style-name="T104">:</text:span></text:span><text:span text:style-name="texte_20_par_20_défaut"><text:span text:style-name="T179"><text:tab/></text:span></text:span><text:span text:style-name="texte_20_par_20_défaut">sujet de </text:span><text:span text:style-name="exemple"><text:span text:style-name="T728">vi</text:span></text:span><text:span text:style-name="exemple">endra</text:span><text:span text:style-name="exemple"><text:span text:style-name="T409"><text:tab/><text:tab/><text:tab/><text:tab/> <text:s text:c="4"/></text:span></text:span><text:span text:style-name="danger"><text:span text:style-name="T576">(!)</text:span></text:span></text:p>
      <text:p text:style-name="P184"><text:span text:style-name="texte_20_par_20_défaut"><text:span text:style-name="T278">•</text:span></text:span><text:span text:style-name="exemple"><text:span text:style-name="T293"> </text:span></text:span><text:span text:style-name="exemple"><text:span text:style-name="T481">il</text:span></text:span><text:span text:style-name="exemple"><text:span text:style-name="T473"><text:tab/></text:span></text:span><text:span text:style-name="T72"><text:tab/><text:tab/><text:tab/><text:tab/></text:span><text:span text:style-name="texte_20_par_20_défaut"><text:span text:style-name="T72">:<text:tab/></text:span></text:span><text:span text:style-name="texte_20_par_20_défaut"><text:span text:style-name="T75">sujet de </text:span></text:span><text:span text:style-name="exemple"><text:span text:style-name="T370">v</text:span></text:span><text:span text:style-name="exemple"><text:span text:style-name="T368">iendra<text:tab/><text:tab/><text:tab/><text:tab/> <text:s text:c="4"/></text:span></text:span><text:span text:style-name="danger"><text:span text:style-name="T574">(!)</text:span></text:span></text:p>
      <text:p text:style-name="P519"><text:span text:style-name="texte_20_par_20_défaut"><text:span text:style-name="T278">•</text:span></text:span><text:span text:style-name="exemple"><text:span text:style-name="T293"> </text:span></text:span><text:span text:style-name="exemple"><text:span text:style-name="T311">v</text:span></text:span><text:span text:style-name="exemple"><text:span text:style-name="T502">iendra</text:span></text:span><text:span text:style-name="T72"><text:tab/><text:tab/><text:tab/><text:tab/></text:span><text:span text:style-name="texte_20_par_20_défaut"><text:span text:style-name="T72">:<text:tab/></text:span></text:span><text:span text:style-name="texte_20_par_20_défaut"><text:span text:style-name="T619">prédicat du sujet </text:span></text:span><text:span text:style-name="exemple"><text:span text:style-name="T214">Paul</text:span></text:span></text:p>
      <text:p text:style-name="P358"/>
      <text:p text:style-name="P90"><text:span text:style-name="GGF"><text:span text:style-name="T275">[ </text:span></text:span><text:span text:style-name="GGF">GGF.1.1017 </text:span><text:span text:style-name="GGF"><text:span text:style-name="T275">]</text:span></text:span><text:span text:style-name="GGF"> </text:span></text:p>
      <text:p text:style-name="P90"><text:span text:style-name="GGF"><text:span text:style-name="T275"><text:tab/></text:span></text:span><text:span text:style-name="GGF"><text:span text:style-name="T729">L’unique sujet de cette phrase est </text:span></text:span><text:span text:style-name="GGF"><text:span text:style-name="T4">Paul</text:span></text:span><text:span text:style-name="GGF"><text:span text:style-name="T729">.</text:span></text:span></text:p>
      <text:p text:style-name="P358"/>
      <text:p text:style-name="P12"><text:span text:style-name="texte_20_par_20_défaut">Analyse des propositions</text:span></text:p>
      <text:p text:style-name="P182"><text:span text:style-name="texte_20_par_20_défaut">La phrase contient une seule proposition : il s’agit par conséquent d’une phrase simple.</text:span></text:p>
      <text:p text:style-name="P303"><text:span text:style-name="texte_20_par_20_défaut"><text:span text:style-name="T804">L’unique proposition est une proposition indépendante.</text:span></text:span></text:p>
      <text:p text:style-name="P303"><text:span text:style-name="texte_20_par_20_défaut"/></text:p>
      <text:p text:style-name="P90"><text:span text:style-name="texte_20_par_20_défaut"><text:span text:style-name="T537">Analyse du type et de la forme de la phrase.</text:span></text:span></text:p>
      <text:p text:style-name="P237"><text:span text:style-name="texte_20_par_20_défaut">La phrase est de type interrogatif et n’a pas de forme particulière.</text:span></text:p>
      <text:p text:style-name="P321"><text:span text:style-name="titre_20_avec_20_numéro"><text:s/>B.01</text:span><text:span text:style-name="titre_20_avec_20_numéro"><text:span text:style-name="T750">7</text:span></text:span><text:span text:style-name="titre_20_avec_20_numéro"><text:span text:style-name="T521"> </text:span></text:span><text:span text:style-name="titre_20_avec_20_numéro"><text:s/></text:span></text:p>
      <text:p text:style-name="P65"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11">2.</text:span></text:span><text:span text:style-name="référence"><text:span text:style-name="T112">3.</text:span></text:span><text:span text:style-name="référence"><text:span text:style-name="T113">2.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13">87</text:span></text:span><text:span text:style-name="référence"><text:span text:style-name="T114">)</text:span></text:span></text:p>
      <text:p text:style-name="P80"><text:span text:style-name="référence"><text:span text:style-name="T233"/></text:span></text:p>
      <text:p text:style-name="P49"><text:span text:style-name="phrase_20_analysée_20__28_gros_20_caractère_29_"><text:span text:style-name="T740">Alice est grande.</text:span></text:span></text:p>
      <text:p text:style-name="P104"/>
      <text:p text:style-name="P104"/>
      <text:p text:style-name="P104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mots</text:span></text:span></text:p>
      <text:p text:style-name="P249"><text:span text:style-name="texte_20_par_20_défaut"><text:span text:style-name="T278">•</text:span></text:span><text:span text:style-name="T64"> </text:span><text:span text:style-name="exemple"><text:span text:style-name="T372">Alice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nom propre</text:span></text:p>
      <text:p text:style-name="P249"><text:span text:style-name="texte_20_par_20_défaut"><text:span text:style-name="T278">•</text:span></text:span><text:span text:style-name="T64"> </text:span><text:span text:style-name="exemple"><text:span text:style-name="T372">est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79">verbe </text:span></text:span><text:span text:style-name="texte_20_par_20_défaut"><text:span text:style-name="T83">(</text:span></text:span><text:span text:style-name="texte_20_par_20_défaut"><text:span text:style-name="T655">être</text:span></text:span><text:span text:style-name="texte_20_par_20_défaut"> </text:span><text:span text:style-name="texte_20_par_20_défaut"><text:span text:style-name="T83">: indicatif.</text:span></text:span><text:span text:style-name="texte_20_par_20_défaut"><text:span text:style-name="T86">futur</text:span></text:span><text:span text:style-name="texte_20_par_20_défaut"><text:span text:style-name="T83">.3S)</text:span></text:span></text:p>
      <text:p text:style-name="P249"><text:span text:style-name="texte_20_par_20_défaut"><text:span text:style-name="T278">•</text:span></text:span><text:span text:style-name="texte_20_par_20_défaut"><text:span text:style-name="T64"> </text:span></text:span><text:span text:style-name="exemple"><text:span text:style-name="T372">grande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656">adjectif</text:span></text:span></text:p>
      <text:p text:style-name="P249"><text:span text:style-name="texte_20_par_20_défaut"><text:span text:style-name="T656"/></text:span></text:p>
      <text:p text:style-name="P346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65"><text:span text:style-name="texte_20_par_20_défaut"><text:span text:style-name="T336">•</text:span></text:span><text:span text:style-name="texte_20_par_20_défaut"><text:span text:style-name="T537"> </text:span></text:span><text:span text:style-name="exemple"><text:span text:style-name="T440">Alice<text:tab/></text:span></text:span><text:span text:style-name="texte_20_par_20_défaut"><text:span text:style-name="T546"><text:tab/><text:tab/><text:tab/><text:tab/></text:span></text:span><text:span text:style-name="texte_20_par_20_défaut">:</text:span><text:span text:style-name="texte_20_par_20_défaut"><text:span text:style-name="T546"><text:tab/></text:span></text:span><text:span text:style-name="texte_20_par_20_défaut">groupe nominal</text:span></text:p>
      <text:p text:style-name="P209"><text:span text:style-name="texte_20_par_20_défaut"><text:span text:style-name="T278">•</text:span></text:span><text:span text:style-name="exemple"><text:span text:style-name="T293"> </text:span></text:span><text:span text:style-name="exemple"><text:span text:style-name="T300">est </text:span></text:span><text:span text:style-name="exemple"><text:span text:style-name="T301">g</text:span></text:span><text:span text:style-name="exemple"><text:span text:style-name="T490">rande</text:span></text:span><text:span text:style-name="exemple"><text:span text:style-name="T517"><text:tab/><text:tab/><text:tab/><text:tab/></text:span></text:span><text:span text:style-name="texte_20_par_20_défaut"><text:span text:style-name="T72">:<text:tab/></text:span></text:span><text:span text:style-name="texte_20_par_20_défaut"><text:span text:style-name="T592">groupe verbal</text:span></text:span></text:p>
      <text:p text:style-name="P379"><text:span text:style-name="texte_20_par_20_défaut"><text:span text:style-name="T592"/></text:span></text:p>
      <text:p text:style-name="P18"><text:span text:style-name="texte_20_par_20_défaut">Analyse des fonctions</text:span></text:p>
      <text:p text:style-name="P186"><text:span text:style-name="texte_20_par_20_défaut"><text:span text:style-name="T280">•</text:span></text:span><text:span text:style-name="exemple"><text:span text:style-name="T314"> </text:span></text:span><text:span text:style-name="exemple">Alice</text:span><text:span text:style-name="exemple"><text:span text:style-name="T508"><text:tab/></text:span></text:span><text:span text:style-name="texte_20_par_20_défaut"><text:span text:style-name="T179"><text:tab/><text:tab/><text:tab/><text:tab/></text:span></text:span><text:span text:style-name="texte_20_par_20_défaut"><text:span text:style-name="T104">:</text:span></text:span><text:span text:style-name="texte_20_par_20_défaut"><text:span text:style-name="T179"><text:tab/></text:span></text:span><text:span text:style-name="texte_20_par_20_défaut">sujet de </text:span><text:span text:style-name="exemple"><text:span text:style-name="T425">est</text:span></text:span></text:p>
      <text:p text:style-name="P520"><text:span text:style-name="texte_20_par_20_défaut"><text:span text:style-name="T278">•</text:span></text:span><text:span text:style-name="exemple"><text:span text:style-name="T293"> </text:span></text:span><text:span text:style-name="exemple"><text:span text:style-name="T300">est </text:span></text:span><text:span text:style-name="exemple"><text:span text:style-name="T301">g</text:span></text:span><text:span text:style-name="exemple"><text:span text:style-name="T490">rande</text:span></text:span><text:span text:style-name="exemple"><text:span text:style-name="T517"><text:tab/><text:tab/><text:tab/><text:tab/></text:span></text:span><text:span text:style-name="texte_20_par_20_défaut"><text:span text:style-name="T72">:<text:tab/></text:span></text:span><text:span text:style-name="texte_20_par_20_défaut"><text:span text:style-name="T620">prédicat du sujet </text:span></text:span><text:span text:style-name="exemple"><text:span text:style-name="T215">Alice</text:span></text:span></text:p>
      <text:p text:style-name="P186"><text:span text:style-name="texte_20_par_20_défaut"><text:span text:style-name="T278">•</text:span></text:span><text:span text:style-name="exemple"><text:span text:style-name="T293"> </text:span></text:span><text:span text:style-name="exemple"><text:span text:style-name="T296">g</text:span></text:span><text:span text:style-name="exemple"><text:span text:style-name="T482">rande</text:span></text:span><text:span text:style-name="T72"><text:tab/><text:tab/><text:tab/><text:tab/></text:span><text:span text:style-name="texte_20_par_20_défaut"><text:span text:style-name="T72">:<text:tab/></text:span></text:span><text:span text:style-name="texte_20_par_20_défaut"><text:span text:style-name="T580">attribut du sujet </text:span></text:span><text:span text:style-name="exemple"><text:span text:style-name="T199">Alice</text:span></text:span></text:p>
      <text:p text:style-name="P359"/>
      <text:p text:style-name="P18"><text:span text:style-name="texte_20_par_20_défaut">Analyse des propositions</text:span></text:p>
      <text:p text:style-name="P186"><text:span text:style-name="texte_20_par_20_défaut">La phrase contient une seule proposition : il s’agit par conséquent d’une phrase simple.</text:span></text:p>
      <text:p text:style-name="P303"><text:span text:style-name="texte_20_par_20_défaut"><text:span text:style-name="T804">L’unique proposition est une proposition indépendante.</text:span></text:span></text:p>
      <text:p text:style-name="P303"><text:span text:style-name="texte_20_par_20_défaut"/></text:p>
      <text:p text:style-name="P104"><text:span text:style-name="texte_20_par_20_défaut"><text:span text:style-name="T537">Analyse du type et de la forme de la phrase.</text:span></text:span></text:p>
      <text:p text:style-name="P249"><text:span text:style-name="texte_20_par_20_défaut">La phrase est de type interrogatif et n’a pas de forme particulière.</text:span></text:p>
      <text:p text:style-name="P326"><text:span text:style-name="titre_20_avec_20_numéro"><text:s/>B.01</text:span><text:span text:style-name="titre_20_avec_20_numéro"><text:span text:style-name="T750">8</text:span></text:span><text:span text:style-name="titre_20_avec_20_numéro"><text:span text:style-name="T521"> </text:span></text:span><text:span text:style-name="titre_20_avec_20_numéro"><text:s/></text:span></text:p>
      <text:p text:style-name="P66"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11">2.</text:span></text:span><text:span text:style-name="référence"><text:span text:style-name="T112">3.</text:span></text:span><text:span text:style-name="référence"><text:span text:style-name="T113">2.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13">87</text:span></text:span><text:span text:style-name="référence"><text:span text:style-name="T114">)</text:span></text:span></text:p>
      <text:p text:style-name="P81"><text:span text:style-name="référence"><text:span text:style-name="T233"/></text:span></text:p>
      <text:p text:style-name="P50"><text:span text:style-name="phrase_20_analysée_20__28_gros_20_caractère_29_"><text:span text:style-name="T741">Ce tableau est à Alice.</text:span></text:span></text:p>
      <text:p text:style-name="P114"/>
      <text:p text:style-name="P114"/>
      <text:p text:style-name="P114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mots</text:span></text:span></text:p>
      <text:p text:style-name="P267"><text:span text:style-name="texte_20_par_20_défaut"><text:span text:style-name="T278">•</text:span></text:span><text:span text:style-name="T64"> </text:span><text:span text:style-name="exemple"><text:span text:style-name="T373">Ce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657">déterminant démonstratif</text:span></text:span></text:p>
      <text:p text:style-name="P267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73">tableau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657">nom commun</text:span></text:span></text:p>
      <text:p text:style-name="P267"><text:span text:style-name="texte_20_par_20_défaut"><text:span text:style-name="T278">•</text:span></text:span><text:span text:style-name="T64"> </text:span><text:span text:style-name="exemple"><text:span text:style-name="T372">est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79">verbe </text:span></text:span><text:span text:style-name="texte_20_par_20_défaut"><text:span text:style-name="T83">(</text:span></text:span><text:span text:style-name="texte_20_par_20_défaut"><text:span text:style-name="T655">être</text:span></text:span><text:span text:style-name="texte_20_par_20_défaut"> </text:span><text:span text:style-name="texte_20_par_20_défaut"><text:span text:style-name="T83">: indicatif.</text:span></text:span><text:span text:style-name="texte_20_par_20_défaut"><text:span text:style-name="T86">futur</text:span></text:span><text:span text:style-name="texte_20_par_20_défaut"><text:span text:style-name="T83">.3S)</text:span></text:span></text:p>
      <text:p text:style-name="P267"><text:span text:style-name="texte_20_par_20_défaut"><text:span text:style-name="T278">•</text:span></text:span><text:span text:style-name="texte_20_par_20_défaut"><text:span text:style-name="T64"> </text:span></text:span><text:span text:style-name="exemple"><text:span text:style-name="T373">à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582">préposition</text:span></text:span></text:p>
      <text:p text:style-name="P267"><text:span text:style-name="texte_20_par_20_défaut"><text:span text:style-name="T278">•</text:span></text:span><text:span text:style-name="texte_20_par_20_défaut"><text:span text:style-name="T64"> </text:span></text:span><text:span text:style-name="exemple"><text:span text:style-name="T373">Alice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657">nom propre</text:span></text:span></text:p>
      <text:p text:style-name="P267"><text:span text:style-name="texte_20_par_20_défaut"><text:span text:style-name="T657"/></text:span></text:p>
      <text:p text:style-name="P348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67"><text:span text:style-name="texte_20_par_20_défaut"><text:span text:style-name="T336">•</text:span></text:span><text:span text:style-name="texte_20_par_20_défaut"><text:span text:style-name="T537"> </text:span></text:span><text:span text:style-name="exemple"><text:span text:style-name="T439">Ce tableau</text:span></text:span><text:span text:style-name="texte_20_par_20_défaut"><text:span text:style-name="T546"><text:tab/><text:tab/><text:tab/><text:tab/></text:span></text:span><text:span text:style-name="texte_20_par_20_défaut">:</text:span><text:span text:style-name="texte_20_par_20_défaut"><text:span text:style-name="T546"><text:tab/></text:span></text:span><text:span text:style-name="texte_20_par_20_défaut">groupe nominal</text:span></text:p>
      <text:p text:style-name="P209"><text:span text:style-name="texte_20_par_20_défaut"><text:span text:style-name="T278">•</text:span></text:span><text:span text:style-name="exemple"><text:span text:style-name="T293"> </text:span></text:span><text:span text:style-name="exemple"><text:span text:style-name="T300">est </text:span></text:span><text:span text:style-name="exemple"><text:span text:style-name="T483">à</text:span></text:span><text:span text:style-name="exemple"><text:span text:style-name="T482"> </text:span></text:span><text:span text:style-name="exemple"><text:span text:style-name="T483">Alice</text:span></text:span><text:span text:style-name="exemple"><text:span text:style-name="T517"><text:tab/><text:tab/><text:tab/><text:tab/></text:span></text:span><text:span text:style-name="texte_20_par_20_défaut"><text:span text:style-name="T72">:<text:tab/></text:span></text:span><text:span text:style-name="texte_20_par_20_défaut"><text:span text:style-name="T592">groupe verbal</text:span></text:span></text:p>
      <text:p text:style-name="P267"><text:span text:style-name="texte_20_par_20_défaut"><text:span text:style-name="T278">•</text:span></text:span><text:span text:style-name="texte_20_par_20_défaut"><text:span text:style-name="T584"> </text:span></text:span><text:span text:style-name="exemple"><text:span text:style-name="T382">à Alice<text:tab/></text:span></text:span><text:span text:style-name="texte_20_par_20_défaut"><text:span text:style-name="T585"><text:tab/><text:tab/><text:tab/></text:span></text:span><text:span text:style-name="texte_20_par_20_défaut"><text:span text:style-name="T67">:<text:tab/></text:span></text:span><text:span text:style-name="texte_20_par_20_défaut"><text:span text:style-name="T584">groupe nominal </text:span></text:span><text:span text:style-name="texte_20_par_20_défaut"><text:span text:style-name="T586">prépositionnel</text:span></text:span></text:p>
      <text:p text:style-name="P267"><text:span text:style-name="texte_20_par_20_défaut"><text:span text:style-name="T79"/></text:span></text:p>
      <text:p text:style-name="P19"><text:span text:style-name="texte_20_par_20_défaut">Analyse des fonctions</text:span></text:p>
      <text:p text:style-name="P195"><text:span text:style-name="texte_20_par_20_défaut"><text:span text:style-name="T280">•</text:span></text:span><text:span text:style-name="exemple"><text:span text:style-name="T314"> </text:span></text:span><text:span text:style-name="exemple"><text:span text:style-name="T426">Ce tableau</text:span></text:span><text:span text:style-name="texte_20_par_20_défaut"><text:span text:style-name="T179"><text:tab/><text:tab/><text:tab/><text:tab/></text:span></text:span><text:span text:style-name="texte_20_par_20_défaut">:</text:span><text:span text:style-name="texte_20_par_20_défaut"><text:span text:style-name="T179"><text:tab/></text:span></text:span><text:span text:style-name="texte_20_par_20_défaut">sujet de </text:span><text:span text:style-name="exemple"><text:span text:style-name="T425">est</text:span></text:span></text:p>
      <text:p text:style-name="P520"><text:span text:style-name="texte_20_par_20_défaut"><text:span text:style-name="T278">•</text:span></text:span><text:span text:style-name="exemple"><text:span text:style-name="T293"> </text:span></text:span><text:span text:style-name="exemple"><text:span text:style-name="T300">est </text:span></text:span><text:span text:style-name="exemple"><text:span text:style-name="T483">à</text:span></text:span><text:span text:style-name="exemple"><text:span text:style-name="T482"> </text:span></text:span><text:span text:style-name="exemple"><text:span text:style-name="T483">Alice</text:span></text:span><text:span text:style-name="exemple"><text:span text:style-name="T517"><text:tab/><text:tab/><text:tab/><text:tab/></text:span></text:span><text:span text:style-name="texte_20_par_20_défaut"><text:span text:style-name="T72">:<text:tab/></text:span></text:span><text:span text:style-name="texte_20_par_20_défaut"><text:span text:style-name="T620">prédicat du sujet </text:span></text:span><text:span text:style-name="exemple"><text:span text:style-name="T215">Ce tableau</text:span></text:span></text:p>
      <text:p text:style-name="P195"><text:span text:style-name="texte_20_par_20_défaut"><text:span text:style-name="T278">•</text:span></text:span><text:span text:style-name="exemple"><text:span text:style-name="T293"> </text:span></text:span><text:span text:style-name="exemple"><text:span text:style-name="T483">à</text:span></text:span><text:span text:style-name="exemple"><text:span text:style-name="T482"> </text:span></text:span><text:span text:style-name="exemple"><text:span text:style-name="T483">Alice</text:span></text:span><text:span text:style-name="T72"><text:tab/><text:tab/><text:tab/><text:tab/></text:span><text:span text:style-name="texte_20_par_20_défaut"><text:span text:style-name="T72">:<text:tab/></text:span></text:span><text:span text:style-name="texte_20_par_20_défaut"><text:span text:style-name="T583">COI de</text:span></text:span><text:span text:style-name="texte_20_par_20_défaut"><text:span text:style-name="T580"> </text:span></text:span><text:span text:style-name="exemple"><text:span text:style-name="T374">est<text:tab/><text:tab/><text:tab/><text:tab/><text:tab/> <text:s text:c="4"/></text:span></text:span><text:span text:style-name="danger">(!)</text:span></text:p>
      <text:p text:style-name="P360"/>
      <text:p text:style-name="P19"><text:span text:style-name="texte_20_par_20_défaut">Analyse des propositions</text:span></text:p>
      <text:p text:style-name="P195"><text:span text:style-name="texte_20_par_20_défaut">La phrase contient une seule proposition : il s’agit par conséquent d’une phrase simple.</text:span></text:p>
      <text:p text:style-name="P303"><text:span text:style-name="texte_20_par_20_défaut"><text:span text:style-name="T804">L’unique proposition est une proposition indépendante.</text:span></text:span></text:p>
      <text:p text:style-name="P303"><text:span text:style-name="texte_20_par_20_défaut"/></text:p>
      <text:p text:style-name="P114"><text:span text:style-name="texte_20_par_20_défaut"><text:span text:style-name="T537">Analyse du type et de la forme de la phrase.</text:span></text:span></text:p>
      <text:p text:style-name="P267"><text:span text:style-name="texte_20_par_20_défaut">La phrase est de type interrogatif et n’a pas de forme particulière.</text:span></text:p>
      <text:p text:style-name="P326"><text:span text:style-name="titre_20_avec_20_numéro"><text:s/>B.019 </text:span></text:p>
      <text:p text:style-name="P114"/>
      <text:p text:style-name="P114"/>
      <text:p text:style-name="P38"><text:span text:style-name="phrase_20_analysée_20__28_gros_20_caractère_29_">Le lundi me semble le pire jour de la semaine.</text:span></text:p>
      <text:p text:style-name="P114"/>
      <text:p text:style-name="P114"/>
      <text:p text:style-name="P19"><text:span text:style-name="texte_20_par_20_défaut">Analyse </text:span><text:span text:style-name="texte_20_par_20_défaut"><text:span text:style-name="T343">de la </text:span></text:span><text:span text:style-name="texte_20_par_20_défaut">nature des mots</text:span></text:p>
      <text:p text:style-name="P195"><text:span text:style-name="texte_20_par_20_défaut"><text:span text:style-name="T278">•</text:span></text:span><text:span text:style-name="T64"> </text:span><text:span text:style-name="exemple"><text:span text:style-name="T355">Le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76">article défini</text:span></text:span></text:p>
      <text:p text:style-name="P267"><text:span text:style-name="texte_20_par_20_défaut"><text:span text:style-name="T278">•</text:span></text:span><text:span text:style-name="T64"> </text:span><text:span text:style-name="exemple"><text:span text:style-name="T355">lundi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6">nom commun</text:span></text:span></text:p>
      <text:p text:style-name="P267"><text:span text:style-name="texte_20_par_20_défaut"><text:span text:style-name="T278">•</text:span></text:span><text:span text:style-name="T64"> </text:span><text:span text:style-name="exemple"><text:span text:style-name="T355">me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7">pronom personnel</text:span></text:span></text:p>
      <text:p text:style-name="P267"><text:span text:style-name="texte_20_par_20_défaut"><text:span text:style-name="T278">•</text:span></text:span><text:span text:style-name="T64"> </text:span><text:span text:style-name="exemple"><text:span text:style-name="T355">semble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7">verbe </text:span></text:span><text:span text:style-name="texte_20_par_20_défaut"><text:span text:style-name="T83">(</text:span></text:span><text:span text:style-name="texte_20_par_20_défaut">sembler</text:span><text:span text:style-name="texte_20_par_20_défaut"><text:span text:style-name="T556"> </text:span></text:span><text:span text:style-name="texte_20_par_20_défaut"><text:span text:style-name="T83">: indicatif.présent.3S)</text:span></text:span></text:p>
      <text:p text:style-name="P267"><text:span text:style-name="texte_20_par_20_défaut"><text:span text:style-name="T278">•</text:span></text:span><text:span text:style-name="T64"> </text:span><text:span text:style-name="exemple"><text:span text:style-name="T355">le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7">article défini</text:span></text:span></text:p>
      <text:p text:style-name="P267"><text:span text:style-name="texte_20_par_20_défaut"><text:span text:style-name="T278">•</text:span></text:span><text:span text:style-name="T64"> </text:span><text:span text:style-name="exemple"><text:span text:style-name="T355">pire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7">adjectif</text:span></text:span></text:p>
      <text:p text:style-name="P267"><text:span text:style-name="texte_20_par_20_défaut"><text:span text:style-name="T278">•</text:span></text:span><text:span text:style-name="T64"> </text:span><text:span text:style-name="exemple"><text:span text:style-name="T355">jour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7">nom commun</text:span></text:span></text:p>
      <text:p text:style-name="P267"><text:span text:style-name="texte_20_par_20_défaut"><text:span text:style-name="T278">•</text:span></text:span><text:span text:style-name="T64"> </text:span><text:span text:style-name="exemple"><text:span text:style-name="T355">de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7">préposition</text:span></text:span></text:p>
      <text:p text:style-name="P267"><text:span text:style-name="texte_20_par_20_défaut"><text:span text:style-name="T278">•</text:span></text:span><text:span text:style-name="T64"> </text:span><text:span text:style-name="exemple"><text:span text:style-name="T355">la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7">article défini</text:span></text:span></text:p>
      <text:p text:style-name="P267"><text:span text:style-name="texte_20_par_20_défaut"><text:span text:style-name="T278">•</text:span></text:span><text:span text:style-name="T64"> </text:span><text:span text:style-name="exemple"><text:span text:style-name="T355">semaine<text:tab/><text:tab/></text:span></text:span><text:span text:style-name="exemple"><text:span text:style-name="T352"><text:tab/><text:tab/></text:span></text:span><text:span text:style-name="texte_20_par_20_défaut"><text:span text:style-name="T67">:<text:tab/></text:span></text:span><text:span text:style-name="texte_20_par_20_défaut"><text:span text:style-name="T77">nom commun</text:span></text:span></text:p>
      <text:p text:style-name="P267"><text:span text:style-name="texte_20_par_20_défaut"><text:span text:style-name="T77"/></text:span></text:p>
      <text:p text:style-name="P348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67"><text:span text:style-name="texte_20_par_20_défaut"><text:span text:style-name="T336">•</text:span></text:span><text:span text:style-name="texte_20_par_20_défaut"><text:span text:style-name="T537"> </text:span></text:span><text:span text:style-name="exemple">Le lundi</text:span><text:span text:style-name="texte_20_par_20_défaut"><text:span text:style-name="T546"><text:tab/><text:tab/><text:tab/><text:tab/></text:span></text:span><text:span text:style-name="texte_20_par_20_défaut">:</text:span><text:span text:style-name="texte_20_par_20_défaut"><text:span text:style-name="T546"><text:tab/></text:span></text:span><text:span text:style-name="texte_20_par_20_défaut">groupe nominal</text:span></text:p>
      <text:p text:style-name="P213"><text:span text:style-name="texte_20_par_20_défaut"><text:span text:style-name="T278">•</text:span></text:span><text:span text:style-name="exemple"><text:span text:style-name="T293"> </text:span></text:span><text:span text:style-name="exemple">me semble le pire jour <text:tab/><text:tab/></text:span><text:span text:style-name="texte_20_par_20_défaut"><text:span text:style-name="T72">:<text:tab/></text:span></text:span><text:span text:style-name="texte_20_par_20_défaut"><text:span text:style-name="T587">groupe verbal</text:span></text:span></text:p>
      <text:p text:style-name="P284"><text:span text:style-name="exemple"><text:s text:c="3"/>de la semaine</text:span></text:p>
      <text:p text:style-name="P267"><text:span text:style-name="texte_20_par_20_défaut"><text:span text:style-name="T277">•</text:span></text:span><text:span text:style-name="texte_20_par_20_défaut"><text:span text:style-name="T658"> </text:span></text:span><text:span text:style-name="exemple"><text:span text:style-name="T433">le pire jour<text:tab/></text:span></text:span><text:span text:style-name="texte_20_par_20_défaut"><text:span text:style-name="T654"><text:tab/><text:tab/><text:tab/></text:span></text:span><text:span text:style-name="texte_20_par_20_défaut"><text:span text:style-name="T339">:<text:tab/></text:span></text:span><text:span text:style-name="texte_20_par_20_défaut"><text:span text:style-name="T658">groupe nominal</text:span></text:span></text:p>
      <text:p text:style-name="P267"><text:span text:style-name="texte_20_par_20_défaut"><text:span text:style-name="T332">•</text:span></text:span><text:span text:style-name="texte_20_par_20_défaut"><text:span text:style-name="T662"> </text:span></text:span><text:span text:style-name="exemple"><text:span text:style-name="T375">de la semaine</text:span></text:span><text:span text:style-name="texte_20_par_20_défaut"><text:span text:style-name="T663"><text:tab/><text:tab/><text:tab/></text:span></text:span><text:span text:style-name="texte_20_par_20_défaut"><text:span text:style-name="T67">:</text:span></text:span><text:span text:style-name="texte_20_par_20_défaut"><text:span text:style-name="T16"><text:tab/></text:span></text:span><text:span text:style-name="texte_20_par_20_défaut"><text:span text:style-name="T77">groupe nominal prépositionnel</text:span></text:span></text:p>
      <text:p text:style-name="P267"/>
      <text:p text:style-name="P114"><text:span text:style-name="texte_20_par_20_défaut"><text:span text:style-name="T537">Analyse des fonctions</text:span></text:span></text:p>
      <text:p text:style-name="P195"><text:span text:style-name="texte_20_par_20_défaut"><text:span text:style-name="T278">•</text:span></text:span><text:span text:style-name="exemple"><text:span text:style-name="T293"> </text:span></text:span><text:span text:style-name="exemple"><text:span text:style-name="T472">Le lundi</text:span></text:span><text:span text:style-name="T72"><text:tab/><text:tab/><text:tab/><text:tab/></text:span><text:span text:style-name="texte_20_par_20_défaut"><text:span text:style-name="T72">:<text:tab/></text:span></text:span><text:span text:style-name="texte_20_par_20_défaut"><text:span text:style-name="T75">sujet de </text:span></text:span><text:span text:style-name="exemple"><text:span text:style-name="T191">semble</text:span></text:span></text:p>
      <text:p text:style-name="P522"><text:span text:style-name="texte_20_par_20_défaut"><text:span text:style-name="T278">•</text:span></text:span><text:span text:style-name="exemple"><text:span text:style-name="T293"> </text:span></text:span><text:span text:style-name="exemple">me semble le pire jour <text:tab/><text:tab/></text:span><text:span text:style-name="texte_20_par_20_défaut"><text:span text:style-name="T72">:<text:tab/></text:span></text:span><text:span text:style-name="texte_20_par_20_défaut"><text:span text:style-name="T621">prédicat du sujet </text:span></text:span><text:span text:style-name="exemple"><text:span text:style-name="T216">Le lundi</text:span></text:span></text:p>
      <text:p text:style-name="P456"><text:span text:style-name="exemple"><text:span text:style-name="T191"><text:s text:c="3"/>de la semaine</text:span></text:span></text:p>
      <text:p text:style-name="P267"><text:span text:style-name="texte_20_par_20_défaut"><text:span text:style-name="T278">•</text:span></text:span><text:span text:style-name="exemple"><text:span text:style-name="T293"> </text:span></text:span><text:span text:style-name="exemple"><text:span text:style-name="T472">me<text:tab/></text:span></text:span><text:span text:style-name="exemple"><text:tab/></text:span><text:span text:style-name="T72"><text:tab/><text:tab/><text:tab/></text:span><text:span text:style-name="texte_20_par_20_défaut"><text:span text:style-name="T72">:</text:span></text:span><text:span text:style-name="texte_20_par_20_défaut"><text:tab/></text:span><text:span text:style-name="texte_20_par_20_défaut"><text:span text:style-name="T75">COI</text:span></text:span><text:span text:style-name="texte_20_par_20_défaut"><text:span text:style-name="T191"> </text:span></text:span><text:span text:style-name="texte_20_par_20_défaut"><text:span text:style-name="T75">de </text:span></text:span><text:span text:style-name="exemple"><text:span text:style-name="T191">semble</text:span></text:span></text:p>
      <text:p text:style-name="P267"><text:span text:style-name="texte_20_par_20_défaut"><text:span text:style-name="T278">•</text:span></text:span><text:span text:style-name="exemple"><text:span text:style-name="T293"> </text:span></text:span><text:span text:style-name="exemple"><text:span text:style-name="T295">le pire jour de la semaine</text:span></text:span><text:span text:style-name="T472"><text:tab/><text:tab/></text:span><text:span text:style-name="texte_20_par_20_défaut"><text:span text:style-name="T72">:<text:tab/></text:span></text:span><text:span text:style-name="texte_20_par_20_défaut">attribut du sujet de </text:span><text:span text:style-name="exemple"><text:span text:style-name="T191">semble</text:span></text:span></text:p>
      <text:p text:style-name="P286"><text:span text:style-name="texte_20_par_20_défaut"><text:span text:style-name="T278">•</text:span></text:span><text:span text:style-name="exemple"><text:span text:style-name="T293"> </text:span></text:span><text:span text:style-name="exemple"><text:span text:style-name="T295">pire<text:tab/><text:tab/><text:tab/></text:span></text:span><text:span text:style-name="exemple"><text:span text:style-name="T472"><text:tab/><text:tab/></text:span></text:span><text:span text:style-name="texte_20_par_20_défaut"><text:span text:style-name="T72">:<text:tab/></text:span></text:span><text:span text:style-name="texte_20_par_20_défaut"><text:span text:style-name="T702">épithète</text:span></text:span><text:span text:style-name="texte_20_par_20_défaut"><text:span text:style-name="T191"> de </text:span></text:span><text:span text:style-name="exemple"><text:span text:style-name="T392">jour</text:span></text:span></text:p>
      <text:p text:style-name="P267"><text:span text:style-name="texte_20_par_20_défaut"><text:span text:style-name="T278">•</text:span></text:span><text:span text:style-name="exemple"><text:span text:style-name="T293"> </text:span></text:span><text:span text:style-name="exemple"><text:span text:style-name="T295">de la semaine</text:span></text:span><text:span text:style-name="exemple"><text:span text:style-name="T472"><text:tab/><text:tab/><text:tab/></text:span></text:span><text:span text:style-name="texte_20_par_20_défaut"><text:span text:style-name="T72">:<text:tab/></text:span></text:span><text:span text:style-name="texte_20_par_20_défaut">complément du nom de</text:span><text:span text:style-name="texte_20_par_20_défaut"><text:span text:style-name="T191"> </text:span></text:span><text:span text:style-name="exemple"><text:span text:style-name="T195">le pire </text:span></text:span><text:span text:style-name="exemple"><text:span text:style-name="T196">jour</text:span></text:span></text:p>
      <text:p text:style-name="P114"><text:span text:style-name="exemple"/></text:p>
      <text:p text:style-name="P114"><text:span text:style-name="texte_20_par_20_défaut"><text:span text:style-name="T537">Analyse des propositions</text:span></text:span></text:p>
      <text:p text:style-name="P195"><text:span text:style-name="texte_20_par_20_défaut">La phrase contient une seule proposition : il s’agit par conséquent d’une phrase simple.</text:span></text:p>
      <text:p text:style-name="P303"><text:span text:style-name="texte_20_par_20_défaut"><text:span text:style-name="T804">L’unique proposition est une proposition indépendante.</text:span></text:span></text:p>
      <text:p text:style-name="P303"><text:span text:style-name="texte_20_par_20_défaut"/></text:p>
      <text:p text:style-name="P114"><text:span text:style-name="texte_20_par_20_défaut"><text:span text:style-name="T537">Analyse du type et de la forme de la phrase</text:span></text:span></text:p>
      <text:p text:style-name="P267"><text:span text:style-name="texte_20_par_20_défaut">La phrase est de type déclaratif et </text:span><text:span text:style-name="texte_20_par_20_défaut"><text:span text:style-name="T712">n’a pas de forme particulière.</text:span></text:span></text:p>
      <text:p text:style-name="P533"><text:span text:style-name="titre_20_avec_20_numéro"><text:s/>B.0</text:span><text:span text:style-name="titre_20_avec_20_numéro"><text:span text:style-name="T813">20</text:span></text:span><text:span text:style-name="titre_20_avec_20_numéro"> </text:span></text:p>
      <text:p text:style-name="P420"><text:span text:style-name="référence"><text:span text:style-name="T634">TG(</text:span></text:span><text:span text:style-name="référence"><text:span text:style-name="T635">I</text:span></text:span><text:span text:style-name="référence"><text:span text:style-name="T634">I.</text:span></text:span><text:span text:style-name="référence"><text:span text:style-name="T636">2.</text:span></text:span><text:span text:style-name="référence"><text:span text:style-name="T631">5</text:span></text:span><text:span text:style-name="référence"><text:span text:style-name="T637">.</text:span></text:span><text:span text:style-name="référence"><text:span text:style-name="T638">1</text:span></text:span><text:span text:style-name="référence"><text:span text:style-name="T634">, p.</text:span></text:span><text:span text:style-name="référence"><text:span text:style-name="T636"> </text:span></text:span><text:span text:style-name="référence"><text:span text:style-name="T631">94</text:span></text:span><text:span text:style-name="référence"><text:span text:style-name="T639">)</text:span></text:span></text:p>
      <text:p text:style-name="P420"><text:span text:style-name="référence"><text:span text:style-name="T639"/></text:span></text:p>
      <text:p text:style-name="P428"><text:span text:style-name="phrase_20_analysée_20__28_gros_20_caractère_29_"><text:span text:style-name="T642">Le château de ma mère n’est pas loin</text:span></text:span><text:span text:style-name="phrase_20_analysée_20__28_gros_20_caractère_29_"><text:span text:style-name="T106">.</text:span></text:span></text:p>
      <text:p text:style-name="P407"/>
      <text:p text:style-name="P407"/>
      <text:p text:style-name="P404"><text:span text:style-name="texte_20_par_20_défaut">Analyse </text:span><text:span text:style-name="texte_20_par_20_défaut"><text:span text:style-name="T343">de la </text:span></text:span><text:span text:style-name="texte_20_par_20_défaut">nature des mots</text:span></text:p>
      <text:p text:style-name="P473"><text:span text:style-name="texte_20_par_20_défaut"><text:span text:style-name="T278">•</text:span></text:span><text:span text:style-name="T64"> </text:span><text:span text:style-name="exemple"><text:span text:style-name="T355">Le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76">article défini</text:span></text:span></text:p>
      <text:p text:style-name="P473"><text:span text:style-name="texte_20_par_20_défaut"><text:span text:style-name="T278">•</text:span></text:span><text:span text:style-name="texte_20_par_20_défaut"><text:span text:style-name="T64"> </text:span></text:span><text:span text:style-name="exemple"><text:span text:style-name="T399">château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605">nom commun</text:span></text:span></text:p>
      <text:p text:style-name="P473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99">de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605">préposition</text:span></text:span></text:p>
      <text:p text:style-name="P473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99">ma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605">déterminant possessif</text:span></text:span></text:p>
      <text:p text:style-name="P473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99">mère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605">nom commun</text:span></text:span></text:p>
      <text:p text:style-name="P473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99">n’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605">adverbe</text:span></text:span></text:p>
      <text:p text:style-name="P473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99">est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605">verbe (être : indicatif.présent.3S)</text:span></text:span></text:p>
      <text:p text:style-name="P473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99">pas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605">adverbe</text:span></text:span></text:p>
      <text:p text:style-name="P473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99">loin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605">adverbe</text:span></text:span></text:p>
      <text:p text:style-name="P419"><text:span text:style-name="texte_20_par_20_défaut"><text:span text:style-name="T278"/></text:span></text:p>
      <text:p text:style-name="P534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419"><text:span text:style-name="texte_20_par_20_défaut"><text:span text:style-name="T336">•</text:span></text:span><text:span text:style-name="texte_20_par_20_défaut"><text:span text:style-name="T537"> </text:span></text:span><text:span text:style-name="exemple">Le </text:span><text:span text:style-name="exemple"><text:span text:style-name="T467">château de ma mère</text:span></text:span><text:span text:style-name="texte_20_par_20_défaut"><text:span text:style-name="T546"><text:tab/><text:tab/></text:span></text:span><text:span text:style-name="texte_20_par_20_défaut">:</text:span><text:span text:style-name="texte_20_par_20_défaut"><text:span text:style-name="T546"><text:tab/></text:span></text:span><text:span text:style-name="texte_20_par_20_défaut">groupe nominal</text:span></text:p>
      <text:p text:style-name="P434"><text:span text:style-name="texte_20_par_20_défaut"><text:span text:style-name="T336">•</text:span></text:span><text:span text:style-name="texte_20_par_20_défaut"><text:span text:style-name="T537"> </text:span></text:span><text:span text:style-name="exemple"><text:span text:style-name="T467">de ma mère</text:span></text:span><text:span text:style-name="texte_20_par_20_défaut"><text:span text:style-name="T546"><text:tab/><text:tab/><text:tab/><text:tab/></text:span></text:span><text:span text:style-name="texte_20_par_20_défaut">:</text:span><text:span text:style-name="texte_20_par_20_défaut"><text:span text:style-name="T546"><text:tab/></text:span></text:span><text:span text:style-name="texte_20_par_20_défaut">groupe nominal </text:span><text:span text:style-name="texte_20_par_20_défaut"><text:span text:style-name="T815">prépositionnel</text:span></text:span></text:p>
      <text:p text:style-name="P473"><text:span text:style-name="texte_20_par_20_défaut"><text:span text:style-name="T278">•</text:span></text:span><text:span text:style-name="exemple"><text:span text:style-name="T293"> </text:span></text:span><text:span text:style-name="exemple"><text:span text:style-name="T467">n’est pas loin</text:span></text:span><text:span text:style-name="exemple"> <text:tab/><text:tab/><text:tab/></text:span><text:span text:style-name="texte_20_par_20_défaut"><text:span text:style-name="T72">:<text:tab/></text:span></text:span><text:span text:style-name="texte_20_par_20_défaut"><text:span text:style-name="T587">groupe verbal</text:span></text:span></text:p>
      <text:p text:style-name="P528"><text:span text:style-name="texte_20_par_20_défaut"><text:span text:style-name="T717"/></text:span></text:p>
      <text:p text:style-name="P408"><text:span text:style-name="texte_20_par_20_défaut"><text:span text:style-name="T537">Analyse des fonctions</text:span></text:span></text:p>
      <text:p text:style-name="P474"><text:span text:style-name="texte_20_par_20_défaut"><text:span text:style-name="T278">•</text:span></text:span><text:span text:style-name="exemple"><text:span text:style-name="T293"> </text:span></text:span><text:span text:style-name="exemple"><text:span text:style-name="T472">Le </text:span></text:span><text:span text:style-name="exemple"><text:span text:style-name="T495">château de ma mère</text:span></text:span><text:span text:style-name="T72"><text:tab/><text:tab/></text:span><text:span text:style-name="texte_20_par_20_défaut"><text:span text:style-name="T72">:<text:tab/></text:span></text:span><text:span text:style-name="texte_20_par_20_défaut"><text:span text:style-name="T75">sujet de </text:span></text:span><text:span text:style-name="exemple"><text:span text:style-name="T203">est</text:span></text:span></text:p>
      <text:p text:style-name="P474"><text:span text:style-name="texte_20_par_20_défaut"><text:span text:style-name="T278">•</text:span></text:span><text:span text:style-name="exemple"><text:span text:style-name="T293"> </text:span></text:span><text:span text:style-name="exemple"><text:span text:style-name="T495">de ma mère</text:span></text:span><text:span text:style-name="exemple"><text:span text:style-name="T72"><text:tab/><text:tab/><text:tab/><text:tab/></text:span></text:span><text:span text:style-name="texte_20_par_20_défaut"><text:span text:style-name="T72">:<text:tab/></text:span></text:span><text:span text:style-name="texte_20_par_20_défaut"><text:span text:style-name="T96">complément du nom de </text:span></text:span><text:span text:style-name="exemple"><text:span text:style-name="T203">Le château</text:span></text:span></text:p>
      <text:p text:style-name="P522"><text:span text:style-name="texte_20_par_20_défaut"><text:span text:style-name="T278">•</text:span></text:span><text:span text:style-name="exemple"><text:span text:style-name="T293"> </text:span></text:span><text:span text:style-name="exemple"><text:span text:style-name="T399">n’est pas loin</text:span></text:span><text:span text:style-name="exemple"><text:span text:style-name="T203"> <text:tab/><text:tab/><text:tab/></text:span></text:span><text:span text:style-name="texte_20_par_20_défaut"><text:span text:style-name="T72">:<text:tab/></text:span></text:span><text:span text:style-name="texte_20_par_20_défaut"><text:span text:style-name="T621">prédicat du sujet </text:span></text:span><text:span text:style-name="exemple"><text:span text:style-name="T472">Le </text:span></text:span><text:span text:style-name="exemple"><text:span text:style-name="T495">château de ma mère</text:span></text:span></text:p>
      <text:p text:style-name="P431"><text:span text:style-name="texte_20_par_20_défaut"><text:span text:style-name="T278">•</text:span></text:span><text:span text:style-name="exemple"><text:span text:style-name="T293"> </text:span></text:span><text:span text:style-name="exemple"><text:span text:style-name="T496">loin</text:span></text:span><text:span text:style-name="exemple"><text:span text:style-name="T472"><text:tab/></text:span></text:span><text:span text:style-name="exemple"><text:tab/></text:span><text:span text:style-name="T72"><text:tab/><text:tab/><text:tab/></text:span><text:span text:style-name="texte_20_par_20_défaut"><text:span text:style-name="T72">:</text:span></text:span><text:span text:style-name="texte_20_par_20_défaut"><text:tab/></text:span><text:span text:style-name="texte_20_par_20_défaut"><text:span text:style-name="T606">attribut du sujet </text:span></text:span><text:span text:style-name="texte_20_par_20_défaut"><text:span text:style-name="T75">de </text:span></text:span><text:span text:style-name="exemple"><text:span text:style-name="T204">est</text:span></text:span></text:p>
      <text:p text:style-name="P431"><text:span text:style-name="exemple"><text:span text:style-name="T204"/></text:span></text:p>
      <text:p text:style-name="P433"><text:span text:style-name="texte_20_par_20_défaut"><text:span text:style-name="T222">Remarque à propos du complément du nom :</text:span></text:span><text:span text:style-name="texte_20_par_20_défaut"><text:span text:style-name="T205"> </text:span></text:span><text:span text:style-name="exemple"><text:span text:style-name="T205">de ma mère</text:span></text:span><text:span text:style-name="texte_20_par_20_défaut"><text:span text:style-name="T205"> est ici<text:tab/> <text:s text:c="6"/></text:span></text:span><text:span text:style-name="référence"><text:span text:style-name="T634">TG(</text:span></text:span><text:span text:style-name="référence"><text:span text:style-name="T635">I</text:span></text:span><text:span text:style-name="référence"><text:span text:style-name="T634">I.</text:span></text:span><text:span text:style-name="référence"><text:span text:style-name="T636">2.</text:span></text:span><text:span text:style-name="référence"><text:span text:style-name="T631">5</text:span></text:span><text:span text:style-name="référence"><text:span text:style-name="T637">.</text:span></text:span><text:span text:style-name="référence"><text:span text:style-name="T638">1</text:span></text:span><text:span text:style-name="référence"><text:span text:style-name="T634">, p.</text:span></text:span><text:span text:style-name="référence"><text:span text:style-name="T636"> </text:span></text:span><text:span text:style-name="référence"><text:span text:style-name="T631">94</text:span></text:span><text:span text:style-name="référence"><text:span text:style-name="T639">)</text:span></text:span></text:p>
      <text:p text:style-name="P433"><text:span text:style-name="texte_20_par_20_défaut"><text:span text:style-name="T139">un complément du nom exprimé à l’aide d’un groupe nominal prépositionnel.</text:span></text:span></text:p>
      <text:p text:style-name="P431"><text:span text:style-name="exemple"><text:span text:style-name="T204"/></text:span></text:p>
      <text:p text:style-name="P409"><text:span text:style-name="texte_20_par_20_défaut"><text:span text:style-name="T537">Analyse des propositions</text:span></text:span></text:p>
      <text:p text:style-name="P496"><text:span text:style-name="texte_20_par_20_défaut">La phrase contient une seule proposition : il s’agit par conséquent d’une phrase simple.</text:span></text:p>
      <text:p text:style-name="P432"><text:span text:style-name="texte_20_par_20_défaut"><text:span text:style-name="T804">L’unique proposition est une proposition indépendante.</text:span></text:span></text:p>
      <text:p text:style-name="P432"><text:span text:style-name="texte_20_par_20_défaut"/></text:p>
      <text:p text:style-name="P409"><text:span text:style-name="texte_20_par_20_défaut"><text:span text:style-name="T537">Analyse du type et de la forme de la phrase</text:span></text:span></text:p>
      <text:p text:style-name="P432"><text:span text:style-name="texte_20_par_20_défaut"><text:span text:style-name="T249">La phrase est de type déclaratif et </text:span></text:span><text:span text:style-name="texte_20_par_20_défaut"><text:span text:style-name="T251">a une forme négative.</text:span></text:span></text:p>
      <text:p text:style-name="P535"><text:span text:style-name="exemple"><text:span text:style-name="T551"/></text:span></text:p>
      <text:p text:style-name="P432"><text:span text:style-name="texte_20_par_20_défaut"><text:span text:style-name="T550">Analyse de la forme négative</text:span></text:span><text:span text:style-name="texte_20_par_20_défaut"><text:span text:style-name="T252"> : dans cette phrase la négation est </text:span></text:span><text:span text:style-name="texte_20_par_20_défaut"><text:span text:style-name="T713">totale</text:span></text:span><text:span text:style-name="texte_20_par_20_défaut"><text:span text:style-name="T252"> <text:s text:c="13"/></text:span></text:span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28">1</text:span></text:span><text:span text:style-name="référence"><text:span text:style-name="T111">.</text:span></text:span><text:span text:style-name="référence"><text:span text:style-name="T128">8.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28">73</text:span></text:span><text:span text:style-name="référence"><text:span text:style-name="T114">)</text:span></text:span></text:p>
      <text:p text:style-name="P432"><text:span text:style-name="texte_20_par_20_défaut"><text:span text:style-name="T252">car elle porte sur </text:span></text:span><text:span text:style-name="texte_20_par_20_défaut"><text:span text:style-name="T706">l’ensemble de l’énoncé</text:span></text:span><text:span text:style-name="texte_20_par_20_défaut"><text:span text:style-name="T252">. </text:span></text:span><text:span text:style-name="exemple"><text:span text:style-name="T459">Le château de ma mère n’est pas loin</text:span></text:span></text:p>
      <text:p text:style-name="P432"><text:span text:style-name="texte_20_par_20_défaut"><text:span text:style-name="T292">est en effet la négation de </text:span></text:span><text:span text:style-name="exemple"><text:span text:style-name="T514">Le château de ma mère est loin</text:span></text:span><text:span text:style-name="texte_20_par_20_défaut"><text:span text:style-name="T292"> .</text:span></text:span></text:p>
      <text:p text:style-name="P528"><text:span text:style-name="texte_20_par_20_défaut"><text:span text:style-name="T717"/></text:span></text:p>
      <text:p text:style-name="P411"><text:soft-page-break/><text:span text:style-name="titre_20_avec_20_numéro"><text:s/>B.0</text:span><text:span text:style-name="titre_20_avec_20_numéro"><text:span text:style-name="T813">2</text:span></text:span><text:span text:style-name="titre_20_avec_20_numéro"><text:span text:style-name="T816">1</text:span></text:span><text:span text:style-name="titre_20_avec_20_numéro"> </text:span></text:p>
      <text:p text:style-name="P421"><text:span text:style-name="référence"><text:span text:style-name="T634">TG(</text:span></text:span><text:span text:style-name="référence"><text:span text:style-name="T635">I</text:span></text:span><text:span text:style-name="référence"><text:span text:style-name="T634">I.</text:span></text:span><text:span text:style-name="référence"><text:span text:style-name="T636">2.</text:span></text:span><text:span text:style-name="référence"><text:span text:style-name="T631">5</text:span></text:span><text:span text:style-name="référence"><text:span text:style-name="T637">.</text:span></text:span><text:span text:style-name="référence"><text:span text:style-name="T638">1</text:span></text:span><text:span text:style-name="référence"><text:span text:style-name="T634">, p.</text:span></text:span><text:span text:style-name="référence"><text:span text:style-name="T636"> </text:span></text:span><text:span text:style-name="référence"><text:span text:style-name="T631">94</text:span></text:span><text:span text:style-name="référence"><text:span text:style-name="T639">)</text:span></text:span></text:p>
      <text:p text:style-name="P421"><text:span text:style-name="référence"><text:span text:style-name="T639"/></text:span></text:p>
      <text:p text:style-name="P429"><text:span text:style-name="phrase_20_analysée_20__28_gros_20_caractère_29_"><text:span text:style-name="T109">C’est un livre à ne</text:span></text:span><text:span text:style-name="phrase_20_analysée_20__28_gros_20_caractère_29_"><text:span text:style-name="T108"> pas à mettre entre toutes les mains.</text:span></text:span></text:p>
      <text:p text:style-name="P411"/>
      <text:p text:style-name="P411"/>
      <text:p text:style-name="P405"><text:span text:style-name="texte_20_par_20_défaut">Analyse </text:span><text:span text:style-name="texte_20_par_20_défaut"><text:span text:style-name="T343">de la </text:span></text:span><text:span text:style-name="texte_20_par_20_défaut">nature des mots</text:span></text:p>
      <text:p text:style-name="P475"><text:span text:style-name="texte_20_par_20_défaut"><text:span text:style-name="T278">•</text:span></text:span><text:span text:style-name="T64"> </text:span><text:span text:style-name="exemple"><text:span text:style-name="T400">C’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609">pronom démonstratif</text:span></text:span></text:p>
      <text:p text:style-name="P476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99">est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605">verbe (être : indicatif.présent.3S)</text:span></text:span></text:p>
      <text:p text:style-name="P476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401">un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98">a</text:span></text:span><text:span text:style-name="texte_20_par_20_défaut"><text:span text:style-name="T609">rticle indéfini</text:span></text:span></text:p>
      <text:p text:style-name="P475"><text:span text:style-name="texte_20_par_20_défaut"><text:span text:style-name="T278">•</text:span></text:span><text:span text:style-name="texte_20_par_20_défaut"><text:span text:style-name="T64"> </text:span></text:span><text:span text:style-name="exemple"><text:span text:style-name="T400">livre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605">nom commun</text:span></text:span></text:p>
      <text:p text:style-name="P502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402">à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610">préposition</text:span></text:span></text:p>
      <text:p text:style-name="P475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99">n</text:span></text:span><text:span text:style-name="exemple"><text:span text:style-name="T402">e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605">adverbe</text:span></text:span></text:p>
      <text:p text:style-name="P475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99">pas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605">adverbe</text:span></text:span></text:p>
      <text:p text:style-name="P475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400">mettre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97">v</text:span></text:span><text:span text:style-name="texte_20_par_20_défaut"><text:span text:style-name="T607">erbe (mettre : infinitif.présent)</text:span></text:span></text:p>
      <text:p text:style-name="P475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400">entre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605">préposition</text:span></text:span></text:p>
      <text:p text:style-name="P475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400">toutes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605">déterminant </text:span></text:span><text:span text:style-name="texte_20_par_20_défaut"><text:span text:style-name="T607">indéfini</text:span></text:span></text:p>
      <text:p text:style-name="P475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99">l</text:span></text:span><text:span text:style-name="exemple"><text:span text:style-name="T400">es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97">a</text:span></text:span><text:span text:style-name="texte_20_par_20_défaut"><text:span text:style-name="T607">rticle défini</text:span></text:span></text:p>
      <text:p text:style-name="P435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99">m</text:span></text:span><text:span text:style-name="exemple"><text:span text:style-name="T400">ains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605">nom commun</text:span></text:span></text:p>
      <text:p text:style-name="P435"><text:span text:style-name="texte_20_par_20_défaut"><text:span text:style-name="T278"/></text:span></text:p>
      <text:p text:style-name="P436"><text:span text:style-name="texte_20_par_20_défaut"><text:span text:style-name="T691">Remarque à propos du déterminant</text:span></text:span><text:span text:style-name="texte_20_par_20_défaut"><text:span text:style-name="T668"> </text:span></text:span><text:span text:style-name="exemple"><text:span text:style-name="T305">toutes</text:span></text:span><text:span text:style-name="texte_20_par_20_défaut"><text:span text:style-name="T668"> : le nom commun </text:span></text:span><text:span text:style-name="exemple"><text:span text:style-name="T305">mains</text:span></text:span><text:span text:style-name="texte_20_par_20_défaut"><text:span text:style-name="T668"> est doublement déterminé.</text:span></text:span></text:p>
      <text:p text:style-name="P436"><text:span text:style-name="texte_20_par_20_défaut"><text:span text:style-name="T668"/></text:span></text:p>
      <text:p text:style-name="P537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435"><text:span text:style-name="texte_20_par_20_défaut"><text:span text:style-name="T336">• </text:span></text:span><text:span text:style-name="exemple"><text:span text:style-name="T470">est u</text:span></text:span><text:span text:style-name="exemple"><text:span text:style-name="T469">n livre à</text:span></text:span><text:span text:style-name="exemple"><text:span text:style-name="T468"> </text:span></text:span><text:span text:style-name="exemple"><text:span text:style-name="T469">ne pas </text:span></text:span><text:span text:style-name="exemple"><text:span text:style-name="T468">mettre entre toutes les mains <text:tab/></text:span></text:span><text:span text:style-name="texte_20_par_20_défaut">:</text:span><text:span text:style-name="texte_20_par_20_défaut"><text:span text:style-name="T546"><text:tab/></text:span></text:span><text:span text:style-name="texte_20_par_20_défaut">groupe </text:span><text:span text:style-name="texte_20_par_20_défaut"><text:span text:style-name="T817">verbal</text:span></text:span></text:p>
      <text:p text:style-name="P439"><text:span text:style-name="texte_20_par_20_défaut"><text:span text:style-name="T336">• </text:span></text:span><text:span text:style-name="exemple"><text:span text:style-name="T470">u</text:span></text:span><text:span text:style-name="exemple"><text:span text:style-name="T469">n livre à</text:span></text:span><text:span text:style-name="exemple"><text:span text:style-name="T468"> </text:span></text:span><text:span text:style-name="exemple"><text:span text:style-name="T469">ne pas </text:span></text:span><text:span text:style-name="exemple"><text:span text:style-name="T468">mettre entre toutes les mains <text:tab/></text:span></text:span><text:span text:style-name="texte_20_par_20_défaut">:</text:span><text:span text:style-name="texte_20_par_20_défaut"><text:span text:style-name="T546"><text:tab/></text:span></text:span><text:span text:style-name="texte_20_par_20_défaut">groupe </text:span><text:span text:style-name="texte_20_par_20_défaut"><text:span text:style-name="T718">nominal</text:span></text:span></text:p>
      <text:p text:style-name="P499"><text:span text:style-name="texte_20_par_20_défaut"><text:span text:style-name="T278">•</text:span></text:span><text:span text:style-name="exemple"><text:span text:style-name="T293"> </text:span></text:span><text:span text:style-name="exemple"><text:span text:style-name="T306">à </text:span></text:span><text:span text:style-name="exemple"><text:span text:style-name="T307">ne pas </text:span></text:span><text:span text:style-name="exemple"><text:span text:style-name="T306">mettre </text:span></text:span><text:span text:style-name="exemple"><text:span text:style-name="T468">entre toutes les mains</text:span></text:span><text:span text:style-name="exemple"><text:span text:style-name="T817"><text:tab/><text:tab/></text:span></text:span><text:span text:style-name="texte_20_par_20_défaut"><text:span text:style-name="T72">:<text:tab/></text:span></text:span><text:span text:style-name="texte_20_par_20_défaut"><text:span text:style-name="T587">groupe </text:span></text:span><text:span text:style-name="texte_20_par_20_défaut"><text:span text:style-name="T608">infinitif prépositionnel</text:span></text:span></text:p>
      <text:p text:style-name="P475"><text:span text:style-name="texte_20_par_20_défaut"><text:span text:style-name="T278">•</text:span></text:span><text:span text:style-name="exemple"><text:span text:style-name="T293"> </text:span></text:span><text:span text:style-name="exemple"><text:span text:style-name="T468">entre toutes les mains</text:span></text:span><text:span text:style-name="exemple"><text:tab/><text:tab/><text:tab/><text:tab/></text:span><text:span text:style-name="texte_20_par_20_défaut"><text:span text:style-name="T72">:<text:tab/></text:span></text:span><text:span text:style-name="texte_20_par_20_défaut"><text:span text:style-name="T587">groupe </text:span></text:span><text:span text:style-name="texte_20_par_20_défaut"><text:span text:style-name="T608">prépositionnel</text:span></text:span></text:p>
      <text:p text:style-name="P503"><text:span text:style-name="texte_20_par_20_défaut"><text:span text:style-name="T278">•</text:span></text:span><text:span text:style-name="exemple"><text:span text:style-name="T293"> </text:span></text:span><text:span text:style-name="exemple"><text:span text:style-name="T403">toutes les mains</text:span></text:span><text:span text:style-name="exemple"><text:span text:style-name="T206"><text:tab/><text:tab/><text:tab/><text:tab/><text:tab/></text:span></text:span><text:span text:style-name="texte_20_par_20_défaut"><text:span text:style-name="T72">:<text:tab/></text:span></text:span><text:span text:style-name="texte_20_par_20_défaut"><text:span text:style-name="T587">groupe </text:span></text:span><text:span text:style-name="texte_20_par_20_défaut"><text:span text:style-name="T612">nominal</text:span></text:span></text:p>
      <text:p text:style-name="P529"><text:span text:style-name="texte_20_par_20_défaut"><text:span text:style-name="T717"/></text:span></text:p>
      <text:p text:style-name="P411"><text:span text:style-name="texte_20_par_20_défaut"><text:span text:style-name="T537">Analyse des fonctions</text:span></text:span></text:p>
      <text:p text:style-name="P475"><text:span text:style-name="texte_20_par_20_défaut"><text:span text:style-name="T278">•</text:span></text:span><text:span text:style-name="exemple"><text:span text:style-name="T293"> </text:span></text:span><text:span text:style-name="exemple"><text:span text:style-name="T497">C’<text:tab/><text:tab/><text:tab/><text:tab/><text:tab/></text:span></text:span><text:span text:style-name="T72"><text:tab/><text:tab/></text:span><text:span text:style-name="texte_20_par_20_défaut"><text:span text:style-name="T72">:<text:tab/></text:span></text:span><text:span text:style-name="texte_20_par_20_défaut"><text:span text:style-name="T75">sujet de </text:span></text:span><text:span text:style-name="exemple"><text:span text:style-name="T203">est</text:span></text:span></text:p>
      <text:p text:style-name="P457"><text:span text:style-name="texte_20_par_20_défaut"><text:span text:style-name="T278">• </text:span></text:span><text:span text:style-name="exemple"><text:span text:style-name="T407">est u</text:span></text:span><text:span text:style-name="exemple"><text:span text:style-name="T408">n livre à</text:span></text:span><text:span text:style-name="exemple"><text:span text:style-name="T403"> </text:span></text:span><text:span text:style-name="exemple"><text:span text:style-name="T408">ne pas </text:span></text:span><text:span text:style-name="exemple"><text:span text:style-name="T403">mettre entre toutes les mains<text:tab/></text:span></text:span><text:span text:style-name="texte_20_par_20_défaut">:</text:span><text:span text:style-name="exemple"><text:span text:style-name="T403"><text:tab/></text:span></text:span><text:span text:style-name="texte_20_par_20_défaut">prédicat </text:span><text:span text:style-name="texte_20_par_20_défaut"><text:span text:style-name="T823">du sujet </text:span></text:span><text:span text:style-name="exemple"><text:span text:style-name="T823">C’</text:span></text:span></text:p>
      <text:p text:style-name="P499"><text:span text:style-name="texte_20_par_20_défaut"><text:span text:style-name="T278">•</text:span></text:span><text:span text:style-name="exemple"><text:span text:style-name="T293"> </text:span></text:span><text:span text:style-name="exemple"><text:span text:style-name="T308">un livre </text:span></text:span><text:span text:style-name="exemple"><text:span text:style-name="T498">à </text:span></text:span><text:span text:style-name="exemple"><text:span text:style-name="T499">ne pas </text:span></text:span><text:span text:style-name="exemple"><text:span text:style-name="T498">mettre entre toutes les mains</text:span></text:span><text:span text:style-name="exemple"><text:span text:style-name="T72"><text:tab/></text:span></text:span><text:span text:style-name="texte_20_par_20_défaut"><text:span text:style-name="T72">:<text:tab/></text:span></text:span><text:span text:style-name="texte_20_par_20_défaut"><text:span text:style-name="T608">attribut du sujet de </text:span></text:span><text:span text:style-name="exemple"><text:span text:style-name="T206">est</text:span></text:span></text:p>
      <text:p text:style-name="P437"><text:span text:style-name="texte_20_par_20_défaut"><text:span text:style-name="T278">•</text:span></text:span><text:span text:style-name="exemple"><text:span text:style-name="T293"> </text:span></text:span><text:span text:style-name="exemple"><text:span text:style-name="T498">à </text:span></text:span><text:span text:style-name="exemple"><text:span text:style-name="T499">ne pas </text:span></text:span><text:span text:style-name="exemple"><text:span text:style-name="T498">mettre entre toutes les mains</text:span></text:span><text:span text:style-name="T72"><text:tab/><text:tab/></text:span><text:span text:style-name="texte_20_par_20_défaut"><text:span text:style-name="T72">:</text:span></text:span><text:span text:style-name="texte_20_par_20_défaut"><text:tab/></text:span><text:span text:style-name="texte_20_par_20_défaut"><text:span text:style-name="T611">complément du nom de </text:span></text:span><text:span text:style-name="exemple"><text:span text:style-name="T207">un livre</text:span></text:span></text:p>
      <text:p text:style-name="P435"><text:span text:style-name="exemple"><text:span text:style-name="T204"/></text:span></text:p>
      <text:p text:style-name="P437"><text:span text:style-name="texte_20_par_20_défaut"><text:span text:style-name="T222">Remarque à propos du complément du nom :</text:span></text:span><text:span text:style-name="texte_20_par_20_défaut"><text:span text:style-name="T205"> </text:span></text:span><text:span text:style-name="exemple"><text:span text:style-name="T498">à </text:span></text:span><text:span text:style-name="exemple"><text:span text:style-name="T499">ne pas </text:span></text:span><text:span text:style-name="exemple"><text:span text:style-name="T498">mettre <text:tab/><text:tab/> <text:s text:c="9"/></text:span></text:span><text:span text:style-name="référence"><text:span text:style-name="T672">TG(</text:span></text:span><text:span text:style-name="référence"><text:span text:style-name="T682">I</text:span></text:span><text:span text:style-name="référence"><text:span text:style-name="T672">I.</text:span></text:span><text:span text:style-name="référence"><text:span text:style-name="T673">2.</text:span></text:span><text:span text:style-name="référence"><text:span text:style-name="T683">5</text:span></text:span><text:span text:style-name="référence"><text:span text:style-name="T684">.</text:span></text:span><text:span text:style-name="référence"><text:span text:style-name="T685">1</text:span></text:span><text:span text:style-name="référence"><text:span text:style-name="T672">, p.</text:span></text:span><text:span text:style-name="référence"><text:span text:style-name="T673"> </text:span></text:span><text:span text:style-name="référence"><text:span text:style-name="T683">94</text:span></text:span><text:span text:style-name="référence"><text:span text:style-name="T675">)</text:span></text:span></text:p>
      <text:p text:style-name="P437"><text:span text:style-name="exemple"><text:span text:style-name="T498">entre toutes les mains</text:span></text:span><text:span text:style-name="texte_20_par_20_défaut"><text:span text:style-name="T205"> est ici </text:span></text:span><text:span text:style-name="texte_20_par_20_défaut"><text:span text:style-name="T139">un complément du nom exprimé à l’aide d’un groupe </text:span></text:span><text:span text:style-name="texte_20_par_20_défaut"><text:span text:style-name="T641">infinitif</text:span></text:span><text:span text:style-name="texte_20_par_20_défaut"><text:span text:style-name="T139"> prépositionnel.</text:span></text:span></text:p>
      <text:p text:style-name="P435"><text:span text:style-name="exemple"><text:span text:style-name="T204"/></text:span></text:p>
      <text:p text:style-name="P411"><text:span text:style-name="texte_20_par_20_défaut"><text:span text:style-name="T537"/></text:span></text:p>
      <text:p text:style-name="P411"><text:span text:style-name="texte_20_par_20_défaut"><text:span text:style-name="T537"/></text:span></text:p>
      <text:p text:style-name="P411"><text:soft-page-break/><text:span text:style-name="texte_20_par_20_défaut"><text:span text:style-name="T537">Analyse des propositions</text:span></text:span></text:p>
      <text:p text:style-name="P475"><text:span text:style-name="texte_20_par_20_défaut">La phrase contient une seule proposition : il s’agit par conséquent d’une phrase simple.</text:span></text:p>
      <text:p text:style-name="P435"><text:span text:style-name="texte_20_par_20_défaut"><text:span text:style-name="T804">L’unique proposition est une proposition indépendante.</text:span></text:span></text:p>
      <text:p text:style-name="P411"><text:span text:style-name="texte_20_par_20_défaut"><text:span text:style-name="T537"/></text:span></text:p>
      <text:p text:style-name="P411"><text:span text:style-name="texte_20_par_20_défaut"><text:span text:style-name="T537">Analyse du type et de la forme de la phrase</text:span></text:span></text:p>
      <text:p text:style-name="P438"><text:span text:style-name="texte_20_par_20_défaut">La phrase est de type déclaratif et n’a pas de forme particulière.</text:span></text:p>
      <text:p text:style-name="P538"><text:span text:style-name="titre_20_avec_20_numéro"><text:s/>B.0</text:span><text:span text:style-name="titre_20_avec_20_numéro"><text:span text:style-name="T813">2</text:span></text:span><text:span text:style-name="titre_20_avec_20_numéro"><text:span text:style-name="T818">2</text:span></text:span><text:span text:style-name="titre_20_avec_20_numéro"> </text:span></text:p>
      <text:p text:style-name="P427"><text:span text:style-name="référence"><text:span text:style-name="T634">TG(</text:span></text:span><text:span text:style-name="référence"><text:span text:style-name="T635">I</text:span></text:span><text:span text:style-name="référence"><text:span text:style-name="T634">I.</text:span></text:span><text:span text:style-name="référence"><text:span text:style-name="T636">2.</text:span></text:span><text:span text:style-name="référence"><text:span text:style-name="T631">5</text:span></text:span><text:span text:style-name="référence"><text:span text:style-name="T637">.</text:span></text:span><text:span text:style-name="référence"><text:span text:style-name="T638">1</text:span></text:span><text:span text:style-name="référence"><text:span text:style-name="T634">, p.</text:span></text:span><text:span text:style-name="référence"><text:span text:style-name="T636"> </text:span></text:span><text:span text:style-name="référence"><text:span text:style-name="T631">94</text:span></text:span><text:span text:style-name="référence"><text:span text:style-name="T639">)</text:span></text:span></text:p>
      <text:p text:style-name="P427"><text:span text:style-name="référence"><text:span text:style-name="T639"/></text:span></text:p>
      <text:p text:style-name="P430"><text:span text:style-name="phrase_20_analysée_20__28_gros_20_caractère_29_"><text:span text:style-name="T643">Le film d’hier ne m’a pas plu</text:span></text:span><text:span text:style-name="phrase_20_analysée_20__28_gros_20_caractère_29_"><text:span text:style-name="T106">.</text:span></text:span></text:p>
      <text:p text:style-name="P412"/>
      <text:p text:style-name="P412"/>
      <text:p text:style-name="P406"><text:span text:style-name="texte_20_par_20_défaut">Analyse </text:span><text:span text:style-name="texte_20_par_20_défaut"><text:span text:style-name="T343">de la </text:span></text:span><text:span text:style-name="texte_20_par_20_défaut">nature des mots</text:span></text:p>
      <text:p text:style-name="P477"><text:span text:style-name="texte_20_par_20_défaut"><text:span text:style-name="T278">•</text:span></text:span><text:span text:style-name="T64"> </text:span><text:span text:style-name="exemple"><text:span text:style-name="T355">Le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76">article défini</text:span></text:span></text:p>
      <text:p text:style-name="P477"><text:span text:style-name="texte_20_par_20_défaut"><text:span text:style-name="T278">•</text:span></text:span><text:span text:style-name="texte_20_par_20_défaut"><text:span text:style-name="T64"> </text:span></text:span><text:span text:style-name="exemple"><text:span text:style-name="T404">film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605">nom commun</text:span></text:span></text:p>
      <text:p text:style-name="P477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99">d’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605">préposition</text:span></text:span></text:p>
      <text:p text:style-name="P477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404">hier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613">adverbe</text:span></text:span></text:p>
      <text:p text:style-name="P506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99">n</text:span></text:span><text:span text:style-name="exemple"><text:span text:style-name="T405">e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605">adverbe</text:span></text:span></text:p>
      <text:p text:style-name="P477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99">m’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614">pronom personnel</text:span></text:span></text:p>
      <text:p text:style-name="P507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406">a plu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605">verbe </text:span></text:span><text:span text:style-name="texte_20_par_20_défaut"><text:span text:style-name="T615">(plaire : indicatif.passé composé.3S)</text:span></text:span></text:p>
      <text:p text:style-name="P507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406">pas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605">adverbe</text:span></text:span></text:p>
      <text:p text:style-name="P531"><text:span text:style-name="texte_20_par_20_défaut"><text:span text:style-name="T686"/></text:span></text:p>
      <text:p text:style-name="P532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440"><text:span text:style-name="texte_20_par_20_défaut"><text:span text:style-name="T336">• </text:span></text:span><text:span text:style-name="exemple"><text:span text:style-name="T460">Le film d’hier<text:tab/><text:tab/></text:span></text:span><text:span text:style-name="exemple"><text:span text:style-name="T464"> <text:tab/></text:span></text:span><text:span text:style-name="texte_20_par_20_défaut"><text:span text:style-name="T243">:</text:span></text:span><text:span text:style-name="texte_20_par_20_défaut"><text:span text:style-name="T250"><text:tab/></text:span></text:span><text:span text:style-name="texte_20_par_20_défaut"><text:span text:style-name="T243">groupe </text:span></text:span><text:span text:style-name="texte_20_par_20_défaut"><text:span text:style-name="T709">nominal</text:span></text:span></text:p>
      <text:p text:style-name="P440"><text:span text:style-name="texte_20_par_20_défaut"><text:span text:style-name="T336">• </text:span></text:span><text:span text:style-name="exemple"><text:span text:style-name="T516">ne m’a pas plu<text:tab/><text:tab/></text:span></text:span><text:span text:style-name="exemple"><text:span text:style-name="T468"><text:tab/></text:span></text:span><text:span text:style-name="texte_20_par_20_défaut">:</text:span><text:span text:style-name="texte_20_par_20_défaut"><text:span text:style-name="T546"><text:tab/></text:span></text:span><text:span text:style-name="texte_20_par_20_défaut">groupe </text:span><text:span text:style-name="texte_20_par_20_défaut"><text:span text:style-name="T817">verbal</text:span></text:span></text:p>
      <text:p text:style-name="P530"><text:span text:style-name="texte_20_par_20_défaut"><text:span text:style-name="T717"/></text:span></text:p>
      <text:p text:style-name="P413"><text:span text:style-name="texte_20_par_20_défaut"><text:span text:style-name="T537">Analyse des fonctions</text:span></text:span></text:p>
      <text:p text:style-name="P487"><text:span text:style-name="texte_20_par_20_défaut"><text:span text:style-name="T278">•</text:span></text:span><text:span text:style-name="exemple"><text:span text:style-name="T293"> </text:span></text:span><text:span text:style-name="exemple"><text:span text:style-name="T500">Le film d’hier</text:span></text:span><text:span text:style-name="exemple"><text:span text:style-name="T497"><text:tab/><text:tab/><text:tab/></text:span></text:span><text:span text:style-name="texte_20_par_20_défaut"><text:span text:style-name="T72">:<text:tab/></text:span></text:span><text:span text:style-name="texte_20_par_20_défaut"><text:span text:style-name="T75">sujet de </text:span></text:span><text:span text:style-name="exemple"><text:span text:style-name="T208">a plu</text:span></text:span></text:p>
      <text:p text:style-name="P458"><text:span text:style-name="texte_20_par_20_défaut">•</text:span><text:span text:style-name="texte_20_par_20_défaut"><text:span text:style-name="T314"> </text:span></text:span><text:span text:style-name="exemple"><text:span text:style-name="T515">ne m’a pas plu<text:tab/><text:tab/></text:span></text:span><text:span text:style-name="exemple"><text:span text:style-name="T403"><text:tab/></text:span></text:span><text:span text:style-name="texte_20_par_20_défaut"><text:span text:style-name="T208">:</text:span></text:span><text:span text:style-name="texte_20_par_20_défaut"><text:span text:style-name="T223"><text:tab/></text:span></text:span><text:span text:style-name="texte_20_par_20_défaut"><text:span text:style-name="T703">prédicat du sujet </text:span></text:span><text:span text:style-name="exemple"><text:span text:style-name="T500">Le film d’hier</text:span></text:span></text:p>
      <text:p text:style-name="P441"><text:span text:style-name="texte_20_par_20_défaut"><text:span text:style-name="T288">•</text:span></text:span><text:span text:style-name="exemple"><text:span text:style-name="T326"> </text:span></text:span><text:span text:style-name="exemple"><text:span text:style-name="T327">m</text:span></text:span><text:span text:style-name="exemple"><text:span text:style-name="T511">’<text:tab/><text:tab/><text:tab/><text:tab/></text:span></text:span><text:span text:style-name="exemple"><text:span text:style-name="T289"><text:tab/></text:span></text:span><text:span text:style-name="texte_20_par_20_défaut"><text:span text:style-name="T289">:<text:tab/></text:span></text:span><text:span text:style-name="texte_20_par_20_défaut"><text:span text:style-name="T687">CO</text:span></text:span><text:span text:style-name="texte_20_par_20_défaut"><text:span text:style-name="T688">I</text:span></text:span><text:span text:style-name="texte_20_par_20_défaut"><text:span text:style-name="T687"> </text:span></text:span><text:span text:style-name="texte_20_par_20_défaut"><text:span text:style-name="T290">de </text:span></text:span><text:span text:style-name="exemple"><text:span text:style-name="T327">a plu</text:span></text:span></text:p>
      <text:p text:style-name="P441"><text:span text:style-name="exemple"><text:span text:style-name="T327"/></text:span></text:p>
      <text:p text:style-name="P443"><text:span text:style-name="texte_20_par_20_défaut"><text:span text:style-name="T554">Remarque sur </text:span></text:span><text:span text:style-name="texte_20_par_20_défaut"><text:span text:style-name="T555">le participe passé </text:span></text:span><text:span text:style-name="texte_20_par_20_défaut"><text:span text:style-name="T254">: </text:span></text:span><text:span text:style-name="texte_20_par_20_défaut"><text:span text:style-name="T255">parce que </text:span></text:span><text:span text:style-name="exemple"><text:span text:style-name="T451">a </text:span></text:span><text:span text:style-name="exemple"><text:span text:style-name="T462">plu </text:span></text:span><text:span text:style-name="texte_20_par_20_défaut">est </text:span><text:span text:style-name="texte_20_par_20_défaut"><text:span text:style-name="T720">construit</text:span></text:span><text:span text:style-name="texte_20_par_20_défaut"> </text:span><text:span text:style-name="texte_20_par_20_défaut"><text:span text:style-name="T819">sans COD </text:span></text:span><text:span text:style-name="texte_20_par_20_défaut"><text:span text:style-name="T719">le participe passé</text:span></text:span></text:p>
      <text:p text:style-name="P443"><text:span text:style-name="texte_20_par_20_défaut"><text:span text:style-name="T719">n’est pas accordé.</text:span></text:span></text:p>
      <text:p text:style-name="P441"><text:span text:style-name="exemple"><text:span text:style-name="T327"/></text:span></text:p>
      <text:p text:style-name="P414"><text:span text:style-name="texte_20_par_20_défaut"><text:span text:style-name="T537">Analyse des propositions</text:span></text:span></text:p>
      <text:p text:style-name="P509"><text:span text:style-name="texte_20_par_20_défaut">La phrase contient une seule proposition : il s’agit par conséquent d’une phrase simple.</text:span></text:p>
      <text:p text:style-name="P442"><text:span text:style-name="texte_20_par_20_défaut"><text:span text:style-name="T804">L’unique proposition est une proposition indépendante.</text:span></text:span></text:p>
      <text:p text:style-name="P442"><text:span text:style-name="texte_20_par_20_défaut"/></text:p>
      <text:p text:style-name="P414"><text:span text:style-name="texte_20_par_20_défaut"><text:span text:style-name="T537">Analyse du type et de la forme de la phrase</text:span></text:span></text:p>
      <text:p text:style-name="P442"><text:span text:style-name="texte_20_par_20_défaut"><text:span text:style-name="T249">La phrase est de type déclaratif et </text:span></text:span><text:span text:style-name="texte_20_par_20_défaut"><text:span text:style-name="T251">a une forme négative.</text:span></text:span></text:p>
      <text:p text:style-name="P536"><text:span text:style-name="exemple"><text:span text:style-name="T551"/></text:span></text:p>
      <text:p text:style-name="P442"><text:span text:style-name="texte_20_par_20_défaut"><text:span text:style-name="T550">Analyse de la forme négative</text:span></text:span><text:span text:style-name="texte_20_par_20_défaut"><text:span text:style-name="T252"> : dans cette phrase la négation est </text:span></text:span><text:span text:style-name="texte_20_par_20_défaut"><text:span text:style-name="T713">totale</text:span></text:span><text:span text:style-name="texte_20_par_20_défaut"><text:span text:style-name="T252"> <text:s text:c="13"/></text:span></text:span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28">1</text:span></text:span><text:span text:style-name="référence"><text:span text:style-name="T111">.</text:span></text:span><text:span text:style-name="référence"><text:span text:style-name="T128">8.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28">73</text:span></text:span><text:span text:style-name="référence"><text:span text:style-name="T114">)</text:span></text:span></text:p>
      <text:p text:style-name="P442"><text:span text:style-name="texte_20_par_20_défaut"><text:span text:style-name="T252">car elle porte sur </text:span></text:span><text:span text:style-name="texte_20_par_20_défaut"><text:span text:style-name="T706">l’ensemble de l’énoncé</text:span></text:span><text:span text:style-name="texte_20_par_20_défaut"><text:span text:style-name="T252">. </text:span></text:span><text:span text:style-name="exemple"><text:span text:style-name="T461">Le film d’hier ne m’a pas plu</text:span></text:span></text:p>
      <text:p text:style-name="P442"><text:span text:style-name="texte_20_par_20_défaut"><text:span text:style-name="T328">est en effet la négation de </text:span></text:span><text:span text:style-name="exemple"><text:span text:style-name="T512">Le film d’hier m’a plu</text:span></text:span><text:span text:style-name="texte_20_par_20_défaut"><text:span text:style-name="T328"> .</text:span></text:span></text:p>
      <text:p text:style-name="P442"><text:span text:style-name="texte_20_par_20_défaut"><text:span text:style-name="T329"/></text:span></text:p>
      <text:p text:style-name="P327"><text:span text:style-name="titre_20_avec_20_numéro"><text:s/>B.034 </text:span></text:p>
      <text:p text:style-name="P291"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28">1</text:span></text:span><text:span text:style-name="référence"><text:span text:style-name="T111">.</text:span></text:span><text:span text:style-name="référence"><text:span text:style-name="T128">8.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28">73</text:span></text:span><text:span text:style-name="référence"><text:span text:style-name="T114">)</text:span></text:span></text:p>
      <text:p text:style-name="P291"><text:span text:style-name="référence"><text:span text:style-name="T114"/></text:span></text:p>
      <text:p text:style-name="P288"><text:span text:style-name="phrase_20_analysée_20__28_gros_20_caractère_29_"><text:span text:style-name="T798">Elle n’aime pas le cinéma français.</text:span></text:span></text:p>
      <text:p text:style-name="P149"/>
      <text:p text:style-name="P23"><text:span text:style-name="texte_20_par_20_défaut">Analyse </text:span><text:span text:style-name="texte_20_par_20_défaut"><text:span text:style-name="T343">de la </text:span></text:span><text:span text:style-name="texte_20_par_20_défaut">nature des mots</text:span></text:p>
      <text:p text:style-name="P216"><text:span text:style-name="texte_20_par_20_défaut"><text:span text:style-name="T278">•</text:span></text:span><text:span text:style-name="T64"> </text:span><text:span text:style-name="exemple"><text:span text:style-name="T393">Elle</text:span></text:span><text:span text:style-name="exemple"><text:span text:style-name="T352"><text:tab/><text:tab/><text:tab/><text:tab/><text:tab/></text:span></text:span><text:span text:style-name="texte_20_par_20_défaut"><text:span text:style-name="T105">:</text:span></text:span><text:span text:style-name="texte_20_par_20_défaut"><text:span text:style-name="T67"><text:tab/></text:span></text:span><text:span text:style-name="texte_20_par_20_défaut"><text:span text:style-name="T601">pronom personnel</text:span></text:span></text:p>
      <text:p text:style-name="P287"><text:span text:style-name="texte_20_par_20_défaut"><text:span text:style-name="T278">•</text:span></text:span><text:span text:style-name="T64"> </text:span><text:span text:style-name="exemple"><text:span text:style-name="T393">n’</text:span></text:span><text:span text:style-name="exemple"><text:span text:style-name="T355">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601">adverbe</text:span></text:span></text:p>
      <text:p text:style-name="P287"><text:span text:style-name="texte_20_par_20_défaut"><text:span text:style-name="T278">•</text:span></text:span><text:span text:style-name="T64"> </text:span><text:span text:style-name="exemple"><text:span text:style-name="T393">aime</text:span></text:span><text:span text:style-name="exemple"><text:span text:style-name="T355">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7">verbe </text:span></text:span><text:span text:style-name="texte_20_par_20_défaut"><text:span text:style-name="T83">(</text:span></text:span><text:span text:style-name="texte_20_par_20_défaut"><text:span text:style-name="T601">aimer</text:span></text:span><text:span text:style-name="texte_20_par_20_défaut"><text:span text:style-name="T556"> </text:span></text:span><text:span text:style-name="texte_20_par_20_défaut"><text:span text:style-name="T83">: indicatif.présent.3S)</text:span></text:span></text:p>
      <text:p text:style-name="P287"><text:span text:style-name="texte_20_par_20_défaut"><text:span text:style-name="T278">•</text:span></text:span><text:span text:style-name="T64"> </text:span><text:span text:style-name="exemple"><text:span text:style-name="T393">pas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93">adverbe</text:span></text:span></text:p>
      <text:p text:style-name="P287"><text:span text:style-name="texte_20_par_20_défaut"><text:span text:style-name="T278">•</text:span></text:span><text:span text:style-name="T64"> </text:span><text:span text:style-name="exemple"><text:span text:style-name="T355">le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7">article défini</text:span></text:span></text:p>
      <text:p text:style-name="P287"><text:span text:style-name="texte_20_par_20_défaut"><text:span text:style-name="T278">•</text:span></text:span><text:span text:style-name="T64"> </text:span><text:span text:style-name="exemple"><text:span text:style-name="T393">cinéma</text:span></text:span><text:span text:style-name="exemple"><text:span text:style-name="T355"><text:tab/></text:span></text:span><text:span text:style-name="exemple"><text:span text:style-name="T352"><text:tab/><text:tab/><text:tab/></text:span></text:span><text:span text:style-name="texte_20_par_20_défaut"><text:span text:style-name="T67">:<text:tab/></text:span></text:span><text:span text:style-name="texte_20_par_20_défaut"><text:span text:style-name="T77">nom commun</text:span></text:span></text:p>
      <text:p text:style-name="P287"><text:span text:style-name="texte_20_par_20_défaut"><text:span text:style-name="T278">•</text:span></text:span><text:span text:style-name="T64"> </text:span><text:span text:style-name="exemple"><text:span text:style-name="T393">français</text:span></text:span><text:span text:style-name="exemple"><text:span text:style-name="T355"><text:tab/></text:span></text:span><text:span text:style-name="exemple"><text:span text:style-name="T352"><text:tab/><text:tab/><text:tab/></text:span></text:span><text:span text:style-name="texte_20_par_20_défaut"><text:span text:style-name="T67">:<text:tab/></text:span></text:span><text:span text:style-name="texte_20_par_20_défaut"><text:span text:style-name="T77">adjectif</text:span></text:span></text:p>
      <text:p text:style-name="P287"><text:span text:style-name="texte_20_par_20_défaut"><text:span text:style-name="T77"/></text:span></text:p>
      <text:p text:style-name="P352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97"><text:span text:style-name="texte_20_par_20_défaut"><text:span text:style-name="T336">•</text:span></text:span><text:span text:style-name="texte_20_par_20_défaut"><text:span text:style-name="T537"> </text:span></text:span><text:span text:style-name="exemple"><text:span text:style-name="T808">n’a</text:span></text:span><text:span text:style-name="exemple"><text:span text:style-name="T801">ime </text:span></text:span><text:span text:style-name="exemple"><text:span text:style-name="T808">pas </text:span></text:span><text:span text:style-name="exemple"><text:span text:style-name="T801">le </text:span></text:span><text:span text:style-name="exemple"><text:span text:style-name="T800">cinéma français</text:span></text:span><text:span text:style-name="texte_20_par_20_défaut"><text:span text:style-name="T546"><text:tab/></text:span></text:span><text:span text:style-name="texte_20_par_20_défaut">:</text:span><text:span text:style-name="texte_20_par_20_défaut"><text:span text:style-name="T546"><text:tab/></text:span></text:span><text:span text:style-name="texte_20_par_20_défaut"><text:span text:style-name="T248">groupe </text:span></text:span><text:span text:style-name="texte_20_par_20_défaut"><text:span text:style-name="T705">verbal</text:span></text:span></text:p>
      <text:p text:style-name="P287"><text:span text:style-name="texte_20_par_20_défaut"><text:span text:style-name="T336">•</text:span></text:span><text:span text:style-name="texte_20_par_20_défaut"><text:span text:style-name="T537"> </text:span></text:span><text:span text:style-name="exemple"><text:span text:style-name="T800">le cinéma français</text:span></text:span><text:span text:style-name="texte_20_par_20_défaut"><text:span text:style-name="T546"><text:tab/><text:tab/><text:tab/></text:span></text:span><text:span text:style-name="texte_20_par_20_défaut">:</text:span><text:span text:style-name="texte_20_par_20_défaut"><text:span text:style-name="T546"><text:tab/></text:span></text:span><text:span text:style-name="texte_20_par_20_défaut"><text:span text:style-name="T248">groupe nominal</text:span></text:span></text:p>
      <text:p text:style-name="P287"><text:span text:style-name="texte_20_par_20_défaut"><text:span text:style-name="T278"/></text:span></text:p>
      <text:p text:style-name="P380"><text:span text:style-name="texte_20_par_20_défaut"><text:span text:style-name="T537">Analyse des fonctions</text:span></text:span></text:p>
      <text:p text:style-name="P296"><text:span text:style-name="texte_20_par_20_défaut"><text:span text:style-name="T338">•</text:span></text:span><text:span text:style-name="texte_20_par_20_défaut"><text:span text:style-name="T248"> </text:span></text:span><text:span text:style-name="exemple"><text:span text:style-name="T248">Elle<text:tab/></text:span></text:span><text:span text:style-name="exemple"><text:span text:style-name="T249"><text:tab/></text:span></text:span><text:span text:style-name="texte_20_par_20_défaut"><text:span text:style-name="T250"><text:tab/><text:tab/><text:tab/></text:span></text:span><text:span text:style-name="texte_20_par_20_défaut"><text:span text:style-name="T248">:</text:span></text:span><text:span text:style-name="texte_20_par_20_défaut"><text:span text:style-name="T250"><text:tab/></text:span></text:span><text:span text:style-name="texte_20_par_20_défaut"><text:span text:style-name="T704">sujet</text:span></text:span><text:span text:style-name="texte_20_par_20_défaut"><text:span text:style-name="T248"> </text:span></text:span><text:span text:style-name="texte_20_par_20_défaut"><text:span text:style-name="T249">de </text:span></text:span><text:span text:style-name="exemple"><text:span text:style-name="T249">aime</text:span></text:span></text:p>
      <text:p text:style-name="P460"><text:span text:style-name="texte_20_par_20_défaut"><text:span text:style-name="T336">•</text:span></text:span><text:span text:style-name="texte_20_par_20_défaut"><text:span text:style-name="T549"> </text:span></text:span><text:span text:style-name="exemple"><text:span text:style-name="T257">n’a</text:span></text:span><text:span text:style-name="exemple"><text:span text:style-name="T259">ime </text:span></text:span><text:span text:style-name="exemple"><text:span text:style-name="T257">pas </text:span></text:span><text:span text:style-name="exemple"><text:span text:style-name="T259">le </text:span></text:span><text:span text:style-name="exemple"><text:span text:style-name="T249">cinéma français</text:span></text:span><text:span text:style-name="texte_20_par_20_défaut"><text:span text:style-name="T546"><text:tab/></text:span></text:span><text:span text:style-name="texte_20_par_20_défaut"><text:span text:style-name="T249">:</text:span></text:span><text:span text:style-name="texte_20_par_20_défaut"><text:span text:style-name="T546"><text:tab/></text:span></text:span><text:span text:style-name="texte_20_par_20_défaut"><text:span text:style-name="T710">prédicat du sujet </text:span></text:span><text:span text:style-name="exemple"><text:span text:style-name="T260">Elle</text:span></text:span></text:p>
      <text:p text:style-name="P296"><text:span text:style-name="texte_20_par_20_défaut"><text:span text:style-name="T336">•</text:span></text:span><text:span text:style-name="texte_20_par_20_défaut"><text:span text:style-name="T549"> </text:span></text:span><text:span text:style-name="exemple"><text:span text:style-name="T249">le cinéma français</text:span></text:span><text:span text:style-name="texte_20_par_20_défaut"><text:span text:style-name="T546"><text:tab/><text:tab/><text:tab/></text:span></text:span><text:span text:style-name="texte_20_par_20_défaut"><text:span text:style-name="T249">:</text:span></text:span><text:span text:style-name="texte_20_par_20_défaut"><text:span text:style-name="T546"><text:tab/></text:span></text:span><text:span text:style-name="texte_20_par_20_défaut"><text:span text:style-name="T249">COD de </text:span></text:span><text:span text:style-name="exemple"><text:span text:style-name="T249">aime</text:span></text:span></text:p>
      <text:p text:style-name="P381"><text:span text:style-name="exemple"><text:span text:style-name="T549"/></text:span></text:p>
      <text:p text:style-name="P154"><text:span text:style-name="texte_20_par_20_défaut"><text:span text:style-name="T537">Analyse des propositions</text:span></text:span></text:p>
      <text:p text:style-name="P217"><text:span text:style-name="texte_20_par_20_défaut">La phrase contient une seule proposition : il s’agit par conséquent d’une phrase simple.</text:span></text:p>
      <text:p text:style-name="P303"><text:span text:style-name="texte_20_par_20_défaut"><text:span text:style-name="T804">L’unique proposition est une proposition indépendante.</text:span></text:span></text:p>
      <text:p text:style-name="P303"><text:span text:style-name="texte_20_par_20_défaut"/></text:p>
      <text:p text:style-name="P154"><text:span text:style-name="texte_20_par_20_défaut"><text:span text:style-name="T537">Analyse du type et de la forme de la phrase</text:span></text:span></text:p>
      <text:p text:style-name="P298"><text:span text:style-name="texte_20_par_20_défaut"><text:span text:style-name="T249">La phrase est de type déclaratif et </text:span></text:span><text:span text:style-name="texte_20_par_20_défaut"><text:span text:style-name="T251">a une forme négative.</text:span></text:span></text:p>
      <text:p text:style-name="P382"><text:span text:style-name="exemple"><text:span text:style-name="T551"/></text:span></text:p>
      <text:p text:style-name="P300"><text:span text:style-name="texte_20_par_20_défaut"><text:span text:style-name="T550">Analyse de la forme négative</text:span></text:span><text:span text:style-name="texte_20_par_20_défaut"><text:span text:style-name="T252"> : dans cette phrase la négation est </text:span></text:span><text:span text:style-name="texte_20_par_20_défaut"><text:span text:style-name="T713">totale</text:span></text:span><text:span text:style-name="texte_20_par_20_défaut"><text:span text:style-name="T252"> <text:s text:c="13"/></text:span></text:span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28">1</text:span></text:span><text:span text:style-name="référence"><text:span text:style-name="T111">.</text:span></text:span><text:span text:style-name="référence"><text:span text:style-name="T128">8.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28">73</text:span></text:span><text:span text:style-name="référence"><text:span text:style-name="T114">)</text:span></text:span></text:p>
      <text:p text:style-name="P300"><text:span text:style-name="texte_20_par_20_défaut"><text:span text:style-name="T252">car elle porte sur </text:span></text:span><text:span text:style-name="texte_20_par_20_défaut"><text:span text:style-name="T706">l’ensemble de l’énoncé</text:span></text:span><text:span text:style-name="texte_20_par_20_défaut"><text:span text:style-name="T252">. </text:span></text:span><text:span text:style-name="exemple"><text:span text:style-name="T449">Elle n’aime pas le cinéma français</text:span></text:span></text:p>
      <text:p text:style-name="P300"><text:span text:style-name="texte_20_par_20_défaut"><text:span text:style-name="T252">est en effet la négation de </text:span></text:span><text:span text:style-name="exemple"><text:span text:style-name="T449">Elle aime le cinéma français</text:span></text:span><text:span text:style-name="texte_20_par_20_défaut"><text:span text:style-name="T252"> .</text:span></text:span></text:p>
      <text:p text:style-name="P328"><text:span text:style-name="titre_20_avec_20_numéro"><text:s/>B.028 </text:span></text:p>
      <text:p text:style-name="P292"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28">1</text:span></text:span><text:span text:style-name="référence"><text:span text:style-name="T111">.</text:span></text:span><text:span text:style-name="référence"><text:span text:style-name="T128">8.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28">73</text:span></text:span><text:span text:style-name="référence"><text:span text:style-name="T114">)</text:span></text:span></text:p>
      <text:p text:style-name="P292"><text:span text:style-name="référence"><text:span text:style-name="T114"/></text:span></text:p>
      <text:p text:style-name="P314"><text:span text:style-name="phrase_20_analysée_20__28_gros_20_caractère_29_"><text:span text:style-name="T803">Personne ne l’a écoutée.</text:span></text:span></text:p>
      <text:p text:style-name="P150"/>
      <text:p text:style-name="P24"><text:span text:style-name="texte_20_par_20_défaut">Analyse </text:span><text:span text:style-name="texte_20_par_20_défaut"><text:span text:style-name="T343">de la </text:span></text:span><text:span text:style-name="texte_20_par_20_défaut">nature des mots</text:span></text:p>
      <text:p text:style-name="P218"><text:span text:style-name="texte_20_par_20_défaut"><text:span text:style-name="T278">•</text:span></text:span><text:span text:style-name="T64"> </text:span><text:span text:style-name="exemple"><text:span text:style-name="T394">Personne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601">pronom </text:span></text:span><text:span text:style-name="texte_20_par_20_défaut"><text:span text:style-name="T602">indéfini</text:span></text:span></text:p>
      <text:p text:style-name="P301"><text:span text:style-name="texte_20_par_20_défaut"><text:span text:style-name="T278">•</text:span></text:span><text:span text:style-name="T64"> </text:span><text:span text:style-name="exemple"><text:span text:style-name="T393">n</text:span></text:span><text:span text:style-name="exemple"><text:span text:style-name="T394">e</text:span></text:span><text:span text:style-name="exemple"><text:span text:style-name="T355">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601">adverbe</text:span></text:span></text:p>
      <text:p text:style-name="P301"><text:span text:style-name="texte_20_par_20_défaut"><text:span text:style-name="T278">•</text:span></text:span><text:span text:style-name="T64"> </text:span><text:span text:style-name="exemple"><text:span text:style-name="T394">l’</text:span></text:span><text:span text:style-name="exemple"><text:span text:style-name="T355">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94">pronom personnel</text:span></text:span></text:p>
      <text:p text:style-name="P301"><text:span text:style-name="texte_20_par_20_défaut"><text:span text:style-name="T278">•</text:span></text:span><text:span text:style-name="T64"> </text:span><text:span text:style-name="exemple"><text:span text:style-name="T394">a écoutée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7">verbe </text:span></text:span><text:span text:style-name="texte_20_par_20_défaut"><text:span text:style-name="T83">(</text:span></text:span><text:span text:style-name="texte_20_par_20_défaut"><text:span text:style-name="T602">écouter</text:span></text:span><text:span text:style-name="texte_20_par_20_défaut"><text:span text:style-name="T556"> </text:span></text:span><text:span text:style-name="texte_20_par_20_défaut"><text:span text:style-name="T83">: indicatif.</text:span></text:span><text:span text:style-name="texte_20_par_20_défaut"><text:span text:style-name="T602">passé composé</text:span></text:span><text:span text:style-name="texte_20_par_20_défaut"><text:span text:style-name="T83">.3S)</text:span></text:span></text:p>
      <text:p text:style-name="P301"><text:span text:style-name="texte_20_par_20_défaut"><text:span text:style-name="T77"/></text:span></text:p>
      <text:p text:style-name="P353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301"><text:span text:style-name="texte_20_par_20_défaut"><text:span text:style-name="T336">•</text:span></text:span><text:span text:style-name="texte_20_par_20_défaut"><text:span text:style-name="T537"> </text:span></text:span><text:span text:style-name="exemple"><text:span text:style-name="T465">ne l’a écoutée<text:tab/><text:tab/></text:span></text:span><text:span text:style-name="texte_20_par_20_défaut"><text:span text:style-name="T546"><text:tab/></text:span></text:span><text:span text:style-name="texte_20_par_20_défaut">:</text:span><text:span text:style-name="texte_20_par_20_défaut"><text:span text:style-name="T546"><text:tab/></text:span></text:span><text:span text:style-name="texte_20_par_20_défaut"><text:span text:style-name="T248">groupe </text:span></text:span><text:span text:style-name="texte_20_par_20_défaut"><text:span text:style-name="T705">verbal</text:span></text:span></text:p>
      <text:p text:style-name="P383"><text:span text:style-name="texte_20_par_20_défaut"><text:span text:style-name="T291"/></text:span></text:p>
      <text:p text:style-name="P383"><text:span text:style-name="texte_20_par_20_défaut"><text:span text:style-name="T537">Analyse des fonctions</text:span></text:span></text:p>
      <text:p text:style-name="P301"><text:span text:style-name="texte_20_par_20_défaut"><text:span text:style-name="T338">•</text:span></text:span><text:span text:style-name="texte_20_par_20_défaut"><text:span text:style-name="T248"> </text:span></text:span><text:span text:style-name="exemple"><text:span text:style-name="T450">Personne</text:span></text:span><text:span text:style-name="exemple"><text:span text:style-name="T249"><text:tab/></text:span></text:span><text:span text:style-name="texte_20_par_20_défaut"><text:span text:style-name="T250"><text:tab/><text:tab/><text:tab/></text:span></text:span><text:span text:style-name="texte_20_par_20_défaut"><text:span text:style-name="T248">:</text:span></text:span><text:span text:style-name="texte_20_par_20_défaut"><text:span text:style-name="T250"><text:tab/></text:span></text:span><text:span text:style-name="texte_20_par_20_défaut"><text:span text:style-name="T704">sujet</text:span></text:span><text:span text:style-name="texte_20_par_20_défaut"><text:span text:style-name="T248"> </text:span></text:span><text:span text:style-name="texte_20_par_20_défaut"><text:span text:style-name="T249">de </text:span></text:span><text:span text:style-name="exemple"><text:span text:style-name="T450">a écoutée</text:span></text:span></text:p>
      <text:p text:style-name="P460"><text:span text:style-name="texte_20_par_20_défaut"><text:span text:style-name="T335">•</text:span></text:span><text:span text:style-name="texte_20_par_20_défaut"><text:span text:style-name="T30"> </text:span></text:span><text:span text:style-name="exemple"><text:span text:style-name="T450">ne l’a écoutée<text:tab/><text:tab/></text:span></text:span><text:span text:style-name="texte_20_par_20_défaut"><text:span text:style-name="T31"><text:tab/></text:span></text:span><text:span text:style-name="texte_20_par_20_défaut">:</text:span><text:span text:style-name="texte_20_par_20_défaut"><text:span text:style-name="T31"><text:tab/></text:span></text:span><text:span text:style-name="texte_20_par_20_défaut">prédi</text:span><text:span text:style-name="texte_20_par_20_défaut"><text:span text:style-name="T824">cat du sujet </text:span></text:span><text:span text:style-name="exemple"><text:span text:style-name="T824">Personne</text:span></text:span></text:p>
      <text:p text:style-name="P301"><text:span text:style-name="texte_20_par_20_défaut"><text:span text:style-name="T336">•</text:span></text:span><text:span text:style-name="texte_20_par_20_défaut"><text:span text:style-name="T549"> </text:span></text:span><text:span text:style-name="exemple"><text:span text:style-name="T249">l’</text:span></text:span><text:span text:style-name="texte_20_par_20_défaut"><text:span text:style-name="T249"><text:tab/></text:span></text:span><text:span text:style-name="texte_20_par_20_défaut"><text:span text:style-name="T546"><text:tab/><text:tab/><text:tab/><text:tab/></text:span></text:span><text:span text:style-name="texte_20_par_20_défaut"><text:span text:style-name="T249">:</text:span></text:span><text:span text:style-name="texte_20_par_20_défaut"><text:span text:style-name="T546"><text:tab/></text:span></text:span><text:span text:style-name="texte_20_par_20_défaut"><text:span text:style-name="T249">COD de </text:span></text:span><text:span text:style-name="exemple"><text:span text:style-name="T451">a écoutée</text:span></text:span></text:p>
      <text:p text:style-name="P384"><text:span text:style-name="exemple"><text:span text:style-name="T552"/></text:span></text:p>
      <text:p text:style-name="P443"><text:span text:style-name="texte_20_par_20_défaut"><text:span text:style-name="T554">Remarque sur </text:span></text:span><text:span text:style-name="texte_20_par_20_défaut"><text:span text:style-name="T555">le participe passé </text:span></text:span><text:span text:style-name="texte_20_par_20_défaut"><text:span text:style-name="T254">: </text:span></text:span><text:span text:style-name="texte_20_par_20_défaut"><text:span text:style-name="T255">parce que le COD de </text:span></text:span><text:span text:style-name="exemple"><text:span text:style-name="T451">a écoutée </text:span></text:span><text:span text:style-name="texte_20_par_20_défaut"><text:span text:style-name="T255">est placé avant cette forme verbale, il y a accord, ici au féminin singulier parce que le pronom personnel renvoie</text:span></text:span></text:p>
      <text:p text:style-name="P443"><text:span text:style-name="texte_20_par_20_défaut"><text:span text:style-name="T255">à un féminin singulier.</text:span></text:span></text:p>
      <text:p text:style-name="P155"><text:span text:style-name="texte_20_par_20_défaut"><text:span text:style-name="T255"/></text:span></text:p>
      <text:p text:style-name="P155"><text:span text:style-name="texte_20_par_20_défaut"><text:span text:style-name="T537">Analyse des propositions</text:span></text:span></text:p>
      <text:p text:style-name="P218"><text:span text:style-name="texte_20_par_20_défaut">La phrase contient une seule proposition : il s’agit par conséquent d’une phrase simple.</text:span></text:p>
      <text:p text:style-name="P303"><text:span text:style-name="texte_20_par_20_défaut"><text:span text:style-name="T804">L’unique proposition est une proposition indépendante.</text:span></text:span></text:p>
      <text:p text:style-name="P385"><text:span text:style-name="exemple"><text:span text:style-name="T552"/></text:span></text:p>
      <text:p text:style-name="P155"><text:span text:style-name="texte_20_par_20_défaut"><text:span text:style-name="T537">Analyse du type et de la forme de la phrase</text:span></text:span></text:p>
      <text:p text:style-name="P301"><text:span text:style-name="texte_20_par_20_défaut"><text:span text:style-name="T249">La phrase est de type déclaratif et </text:span></text:span><text:span text:style-name="texte_20_par_20_défaut"><text:span text:style-name="T251">a une forme négative.</text:span></text:span></text:p>
      <text:p text:style-name="P383"><text:span text:style-name="exemple"><text:span text:style-name="T551"/></text:span></text:p>
      <text:p text:style-name="P301"><text:span text:style-name="texte_20_par_20_défaut"><text:span text:style-name="T550">Analyse de la forme négative</text:span></text:span><text:span text:style-name="texte_20_par_20_défaut"><text:span text:style-name="T252"> : dans cette phrase la négation est </text:span></text:span><text:span text:style-name="texte_20_par_20_défaut"><text:span text:style-name="T714">partielle</text:span></text:span><text:span text:style-name="texte_20_par_20_défaut"><text:span text:style-name="T252"> <text:s text:c="9"/></text:span></text:span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28">1</text:span></text:span><text:span text:style-name="référence"><text:span text:style-name="T111">.</text:span></text:span><text:span text:style-name="référence"><text:span text:style-name="T128">8.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28">73</text:span></text:span><text:span text:style-name="référence"><text:span text:style-name="T114">)</text:span></text:span></text:p>
      <text:p text:style-name="P301"><text:span text:style-name="texte_20_par_20_défaut"><text:span text:style-name="T252">car elle porte </text:span></text:span><text:span text:style-name="texte_20_par_20_défaut"><text:span text:style-name="T253">ici </text:span></text:span><text:span text:style-name="texte_20_par_20_défaut"><text:span text:style-name="T252">sur </text:span></text:span><text:span text:style-name="texte_20_par_20_défaut"><text:span text:style-name="T707">un pronom</text:span></text:span><text:span text:style-name="texte_20_par_20_défaut"><text:span text:style-name="T252">. </text:span></text:span><text:span text:style-name="exemple"><text:span text:style-name="T452">Personne ne l’a écoutée</text:span></text:span></text:p>
      <text:p text:style-name="P304"><text:span text:style-name="texte_20_par_20_défaut"><text:span text:style-name="T252">est en effet la négation de </text:span></text:span><text:span text:style-name="exemple"><text:span text:style-name="T452">Quelqu’un l’a écoutée</text:span></text:span><text:span text:style-name="texte_20_par_20_défaut"><text:span text:style-name="T252"> .</text:span></text:span></text:p>
      <text:p text:style-name="P329"><text:span text:style-name="titre_20_avec_20_numéro"><text:s/>B.029 </text:span></text:p>
      <text:p text:style-name="P293"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28">1</text:span></text:span><text:span text:style-name="référence"><text:span text:style-name="T111">.</text:span></text:span><text:span text:style-name="référence"><text:span text:style-name="T128">8.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28">73</text:span></text:span><text:span text:style-name="référence"><text:span text:style-name="T114">)</text:span></text:span></text:p>
      <text:p text:style-name="P293"><text:span text:style-name="référence"><text:span text:style-name="T114"/></text:span></text:p>
      <text:p text:style-name="P289"><text:span text:style-name="phrase_20_analysée_20__28_gros_20_caractère_29_"><text:span text:style-name="T532">Aucun détail ne lui échappe</text:span></text:span><text:span text:style-name="phrase_20_analysée_20__28_gros_20_caractère_29_"><text:span text:style-name="T803">.</text:span></text:span></text:p>
      <text:p text:style-name="P151"/>
      <text:p text:style-name="P25"><text:span text:style-name="texte_20_par_20_défaut">Analyse </text:span><text:span text:style-name="texte_20_par_20_défaut"><text:span text:style-name="T343">de la </text:span></text:span><text:span text:style-name="texte_20_par_20_défaut">nature des mots</text:span></text:p>
      <text:p text:style-name="P219"><text:span text:style-name="texte_20_par_20_défaut"><text:span text:style-name="T278">•</text:span></text:span><text:span text:style-name="T64"> </text:span><text:span text:style-name="exemple"><text:span text:style-name="T395">Aucun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603">déterminant</text:span></text:span><text:span text:style-name="texte_20_par_20_défaut"><text:span text:style-name="T601"> </text:span></text:span><text:span text:style-name="texte_20_par_20_défaut"><text:span text:style-name="T602">indéfini</text:span></text:span></text:p>
      <text:p text:style-name="P305"><text:span text:style-name="texte_20_par_20_défaut"><text:span text:style-name="T278">•</text:span></text:span><text:span text:style-name="T64"> </text:span><text:span text:style-name="exemple"><text:span text:style-name="T393">n</text:span></text:span><text:span text:style-name="exemple"><text:span text:style-name="T394">e</text:span></text:span><text:span text:style-name="exemple"><text:span text:style-name="T355">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601">adverbe</text:span></text:span></text:p>
      <text:p text:style-name="P305"><text:span text:style-name="texte_20_par_20_défaut"><text:span text:style-name="T278">•</text:span></text:span><text:span text:style-name="T64"> </text:span><text:span text:style-name="exemple"><text:span text:style-name="T394">l</text:span></text:span><text:span text:style-name="exemple"><text:span text:style-name="T395">ui</text:span></text:span><text:span text:style-name="exemple"><text:span text:style-name="T355">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94">pronom personnel</text:span></text:span></text:p>
      <text:p text:style-name="P305"><text:span text:style-name="texte_20_par_20_défaut"><text:span text:style-name="T278">•</text:span></text:span><text:span text:style-name="T64"> </text:span><text:span text:style-name="exemple"><text:span text:style-name="T395">échappe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7">verbe </text:span></text:span><text:span text:style-name="texte_20_par_20_défaut"><text:span text:style-name="T83">(</text:span></text:span><text:span text:style-name="texte_20_par_20_défaut"><text:span text:style-name="T603">échapper</text:span></text:span><text:span text:style-name="texte_20_par_20_défaut"><text:span text:style-name="T556"> </text:span></text:span><text:span text:style-name="texte_20_par_20_défaut"><text:span text:style-name="T83">: indicatif.</text:span></text:span><text:span text:style-name="texte_20_par_20_défaut"><text:span text:style-name="T603">présent</text:span></text:span><text:span text:style-name="texte_20_par_20_défaut"><text:span text:style-name="T83">.3S)</text:span></text:span></text:p>
      <text:p text:style-name="P305"><text:span text:style-name="texte_20_par_20_défaut"><text:span text:style-name="T77"/></text:span></text:p>
      <text:p text:style-name="P354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305"><text:span text:style-name="texte_20_par_20_défaut"><text:span text:style-name="T336">•</text:span></text:span><text:span text:style-name="texte_20_par_20_défaut"><text:span text:style-name="T537"> </text:span></text:span><text:span text:style-name="exemple"><text:span text:style-name="T453">ne lui échappe</text:span></text:span><text:span text:style-name="exemple"><text:span text:style-name="T465"><text:tab/><text:tab/></text:span></text:span><text:span text:style-name="texte_20_par_20_défaut"><text:span text:style-name="T546"><text:tab/></text:span></text:span><text:span text:style-name="texte_20_par_20_défaut">:</text:span><text:span text:style-name="texte_20_par_20_défaut"><text:span text:style-name="T546"><text:tab/></text:span></text:span><text:span text:style-name="texte_20_par_20_défaut"><text:span text:style-name="T248">groupe </text:span></text:span><text:span text:style-name="texte_20_par_20_défaut"><text:span text:style-name="T705">verbal</text:span></text:span></text:p>
      <text:p text:style-name="P386"><text:span text:style-name="texte_20_par_20_défaut"><text:span text:style-name="T291"/></text:span></text:p>
      <text:p text:style-name="P386"><text:span text:style-name="texte_20_par_20_défaut"><text:span text:style-name="T537">Analyse des fonctions</text:span></text:span></text:p>
      <text:p text:style-name="P305"><text:span text:style-name="texte_20_par_20_défaut"><text:span text:style-name="T338">•</text:span></text:span><text:span text:style-name="texte_20_par_20_défaut"><text:span text:style-name="T248"> </text:span></text:span><text:span text:style-name="exemple"><text:span text:style-name="T453">Aucun</text:span></text:span><text:span text:style-name="exemple"><text:span text:style-name="T249"><text:tab/></text:span></text:span><text:span text:style-name="texte_20_par_20_défaut"><text:span text:style-name="T250"><text:tab/><text:tab/><text:tab/></text:span></text:span><text:span text:style-name="texte_20_par_20_défaut"><text:span text:style-name="T248">:</text:span></text:span><text:span text:style-name="texte_20_par_20_défaut"><text:span text:style-name="T250"><text:tab/></text:span></text:span><text:span text:style-name="texte_20_par_20_défaut"><text:span text:style-name="T704">sujet</text:span></text:span><text:span text:style-name="texte_20_par_20_défaut"><text:span text:style-name="T248"> </text:span></text:span><text:span text:style-name="texte_20_par_20_défaut"><text:span text:style-name="T249">de </text:span></text:span><text:span text:style-name="exemple"><text:span text:style-name="T453">échappe</text:span></text:span></text:p>
      <text:p text:style-name="P463"><text:span text:style-name="texte_20_par_20_défaut"><text:span text:style-name="T335">•</text:span></text:span><text:span text:style-name="texte_20_par_20_défaut"><text:span text:style-name="T32"> </text:span></text:span><text:span text:style-name="exemple"><text:span text:style-name="T453">ne lui échappe</text:span></text:span><text:span text:style-name="exemple"><text:span text:style-name="T450"><text:tab/><text:tab/></text:span></text:span><text:span text:style-name="texte_20_par_20_défaut"><text:span text:style-name="T31"><text:tab/></text:span></text:span><text:span text:style-name="texte_20_par_20_défaut">:</text:span><text:span text:style-name="texte_20_par_20_défaut"><text:span text:style-name="T31"><text:tab/></text:span></text:span><text:span text:style-name="texte_20_par_20_défaut">prédicat du sujet </text:span><text:span text:style-name="exemple"><text:span text:style-name="T825">Aucun</text:span></text:span></text:p>
      <text:p text:style-name="P305"><text:span text:style-name="texte_20_par_20_défaut"><text:span text:style-name="T336">•</text:span></text:span><text:span text:style-name="texte_20_par_20_défaut"><text:span text:style-name="T549"> </text:span></text:span><text:span text:style-name="exemple"><text:span text:style-name="T249">l</text:span></text:span><text:span text:style-name="exemple"><text:span text:style-name="T256">ui</text:span></text:span><text:span text:style-name="texte_20_par_20_défaut"><text:span text:style-name="T249"><text:tab/></text:span></text:span><text:span text:style-name="texte_20_par_20_défaut"><text:span text:style-name="T546"><text:tab/><text:tab/><text:tab/><text:tab/></text:span></text:span><text:span text:style-name="texte_20_par_20_défaut"><text:span text:style-name="T249">:</text:span></text:span><text:span text:style-name="texte_20_par_20_défaut"><text:span text:style-name="T546"><text:tab/></text:span></text:span><text:span text:style-name="texte_20_par_20_défaut"><text:span text:style-name="T249">CO</text:span></text:span><text:span text:style-name="texte_20_par_20_défaut"><text:span text:style-name="T256">I</text:span></text:span><text:span text:style-name="texte_20_par_20_défaut"><text:span text:style-name="T249"> de </text:span></text:span><text:span text:style-name="exemple"><text:span text:style-name="T453">échappe</text:span></text:span></text:p>
      <text:p text:style-name="P386"><text:span text:style-name="texte_20_par_20_défaut"><text:span text:style-name="T255"/></text:span></text:p>
      <text:p text:style-name="P156"><text:span text:style-name="texte_20_par_20_défaut"><text:span text:style-name="T537">Analyse des propositions</text:span></text:span></text:p>
      <text:p text:style-name="P219"><text:span text:style-name="texte_20_par_20_défaut">La phrase contient une seule proposition : il s’agit par conséquent d’une phrase simple.</text:span></text:p>
      <text:p text:style-name="P305"><text:span text:style-name="texte_20_par_20_défaut"><text:span text:style-name="T804">L’unique proposition est une proposition indépendante.</text:span></text:span></text:p>
      <text:p text:style-name="P386"><text:span text:style-name="exemple"><text:span text:style-name="T552"/></text:span></text:p>
      <text:p text:style-name="P156"><text:span text:style-name="texte_20_par_20_défaut"><text:span text:style-name="T537">Analyse du type et de la forme de la phrase</text:span></text:span></text:p>
      <text:p text:style-name="P305"><text:span text:style-name="texte_20_par_20_défaut"><text:span text:style-name="T249">La phrase est de type déclaratif et </text:span></text:span><text:span text:style-name="texte_20_par_20_défaut"><text:span text:style-name="T251">a une forme négative.</text:span></text:span></text:p>
      <text:p text:style-name="P386"><text:span text:style-name="exemple"><text:span text:style-name="T551"/></text:span></text:p>
      <text:p text:style-name="P305"><text:span text:style-name="texte_20_par_20_défaut"><text:span text:style-name="T550">Analyse de la forme négative</text:span></text:span><text:span text:style-name="texte_20_par_20_défaut"><text:span text:style-name="T252"> : dans cette phrase la négation est </text:span></text:span><text:span text:style-name="texte_20_par_20_défaut"><text:span text:style-name="T714">partielle</text:span></text:span><text:span text:style-name="texte_20_par_20_défaut"><text:span text:style-name="T252"> <text:s text:c="9"/></text:span></text:span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28">1</text:span></text:span><text:span text:style-name="référence"><text:span text:style-name="T111">.</text:span></text:span><text:span text:style-name="référence"><text:span text:style-name="T128">8.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28">73</text:span></text:span><text:span text:style-name="référence"><text:span text:style-name="T114">)</text:span></text:span></text:p>
      <text:p text:style-name="P305"><text:span text:style-name="texte_20_par_20_défaut"><text:span text:style-name="T252">car elle porte </text:span></text:span><text:span text:style-name="texte_20_par_20_défaut"><text:span text:style-name="T253">ici </text:span></text:span><text:span text:style-name="texte_20_par_20_défaut"><text:span text:style-name="T252">sur </text:span></text:span><text:span text:style-name="texte_20_par_20_défaut"><text:span text:style-name="T707">un </text:span></text:span><text:span text:style-name="texte_20_par_20_défaut"><text:span text:style-name="T708">déterminant</text:span></text:span><text:span text:style-name="texte_20_par_20_défaut"><text:span text:style-name="T252">. </text:span></text:span><text:span text:style-name="exemple"><text:span text:style-name="T454">Aucun détail ne lui échappe</text:span></text:span></text:p>
      <text:p text:style-name="P306"><text:span text:style-name="texte_20_par_20_défaut"><text:span text:style-name="T252">est en effet la négation de </text:span></text:span><text:span text:style-name="exemple"><text:span text:style-name="T454">Certains détails lui échappent</text:span></text:span><text:span text:style-name="texte_20_par_20_défaut"><text:span text:style-name="T252"> .</text:span></text:span></text:p>
      <text:p text:style-name="P330"><text:span text:style-name="titre_20_avec_20_numéro"><text:s/>B.030 </text:span></text:p>
      <text:p text:style-name="P294"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28">1</text:span></text:span><text:span text:style-name="référence"><text:span text:style-name="T111">.</text:span></text:span><text:span text:style-name="référence"><text:span text:style-name="T128">8.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28">7</text:span></text:span><text:span text:style-name="référence"><text:span text:style-name="T132">4</text:span></text:span><text:span text:style-name="référence"><text:span text:style-name="T114">)</text:span></text:span></text:p>
      <text:p text:style-name="P294"><text:span text:style-name="référence"><text:span text:style-name="T114"/></text:span></text:p>
      <text:p text:style-name="P315"><text:span text:style-name="phrase_20_analysée_20__28_gros_20_caractère_29_"><text:span text:style-name="T807">Elle ne travaille jamais.</text:span></text:span></text:p>
      <text:p text:style-name="P152"/>
      <text:p text:style-name="P26"><text:span text:style-name="texte_20_par_20_défaut">Analyse </text:span><text:span text:style-name="texte_20_par_20_défaut"><text:span text:style-name="T343">de la </text:span></text:span><text:span text:style-name="texte_20_par_20_défaut">nature des mots</text:span></text:p>
      <text:p text:style-name="P220"><text:span text:style-name="texte_20_par_20_défaut"><text:span text:style-name="T278">•</text:span></text:span><text:span text:style-name="T64"> </text:span><text:span text:style-name="exemple"><text:span text:style-name="T396">Elle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604">pronom personnel</text:span></text:span></text:p>
      <text:p text:style-name="P307"><text:span text:style-name="texte_20_par_20_défaut"><text:span text:style-name="T278">•</text:span></text:span><text:span text:style-name="T64"> </text:span><text:span text:style-name="exemple"><text:span text:style-name="T393">n</text:span></text:span><text:span text:style-name="exemple"><text:span text:style-name="T394">e</text:span></text:span><text:span text:style-name="exemple"><text:span text:style-name="T355">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601">adverbe</text:span></text:span></text:p>
      <text:p text:style-name="P307"><text:span text:style-name="texte_20_par_20_défaut"><text:span text:style-name="T278">•</text:span></text:span><text:span text:style-name="T64"> </text:span><text:span text:style-name="exemple"><text:span text:style-name="T396">travaille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7">verbe </text:span></text:span><text:span text:style-name="texte_20_par_20_défaut"><text:span text:style-name="T83">(</text:span></text:span><text:span text:style-name="texte_20_par_20_défaut"><text:span text:style-name="T604">travailler</text:span></text:span><text:span text:style-name="texte_20_par_20_défaut"><text:span text:style-name="T556"> </text:span></text:span><text:span text:style-name="texte_20_par_20_défaut"><text:span text:style-name="T83">: indicatif.</text:span></text:span><text:span text:style-name="texte_20_par_20_défaut"><text:span text:style-name="T603">présent</text:span></text:span><text:span text:style-name="texte_20_par_20_défaut"><text:span text:style-name="T83">.3S)</text:span></text:span></text:p>
      <text:p text:style-name="P307"><text:span text:style-name="texte_20_par_20_défaut"><text:span text:style-name="T278">•</text:span></text:span><text:span text:style-name="texte_20_par_20_défaut"><text:span text:style-name="T64"> </text:span></text:span><text:span text:style-name="exemple"><text:span text:style-name="T396">jamais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601">adverbe</text:span></text:span></text:p>
      <text:p text:style-name="P307"><text:span text:style-name="texte_20_par_20_défaut"><text:span text:style-name="T77"/></text:span></text:p>
      <text:p text:style-name="P355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307"><text:span text:style-name="texte_20_par_20_défaut">•</text:span><text:span text:style-name="texte_20_par_20_défaut"><text:span text:style-name="T537"> </text:span></text:span><text:span text:style-name="exemple"><text:span text:style-name="T453">ne </text:span></text:span><text:span text:style-name="exemple"><text:span text:style-name="T455">travaille jamais</text:span></text:span><text:span text:style-name="exemple"><text:span text:style-name="T465"><text:tab/><text:tab/></text:span></text:span><text:span text:style-name="texte_20_par_20_défaut"><text:span text:style-name="T546"><text:tab/></text:span></text:span><text:span text:style-name="texte_20_par_20_défaut">:</text:span><text:span text:style-name="texte_20_par_20_défaut"><text:span text:style-name="T546"><text:tab/></text:span></text:span><text:span text:style-name="texte_20_par_20_défaut"><text:span text:style-name="T248">groupe </text:span></text:span><text:span text:style-name="texte_20_par_20_défaut"><text:span text:style-name="T705">verbal</text:span></text:span></text:p>
      <text:p text:style-name="P387"><text:span text:style-name="texte_20_par_20_défaut"><text:span text:style-name="T291"/></text:span></text:p>
      <text:p text:style-name="P387"><text:span text:style-name="texte_20_par_20_défaut"><text:span text:style-name="T537">Analyse des fonctions</text:span></text:span></text:p>
      <text:p text:style-name="P307"><text:span text:style-name="texte_20_par_20_défaut"><text:span text:style-name="T338">•</text:span></text:span><text:span text:style-name="texte_20_par_20_défaut"><text:span text:style-name="T248"> </text:span></text:span><text:span text:style-name="exemple"><text:span text:style-name="T455">Elle<text:tab/></text:span></text:span><text:span text:style-name="exemple"><text:span text:style-name="T249"><text:tab/></text:span></text:span><text:span text:style-name="texte_20_par_20_défaut"><text:span text:style-name="T250"><text:tab/><text:tab/><text:tab/></text:span></text:span><text:span text:style-name="texte_20_par_20_défaut"><text:span text:style-name="T248">:</text:span></text:span><text:span text:style-name="texte_20_par_20_défaut"><text:span text:style-name="T250"><text:tab/></text:span></text:span><text:span text:style-name="texte_20_par_20_défaut"><text:span text:style-name="T704">sujet</text:span></text:span><text:span text:style-name="texte_20_par_20_défaut"><text:span text:style-name="T248"> </text:span></text:span><text:span text:style-name="texte_20_par_20_défaut"><text:span text:style-name="T249">de </text:span></text:span><text:span text:style-name="exemple"><text:span text:style-name="T455">travaille</text:span></text:span></text:p>
      <text:p text:style-name="P465"><text:span text:style-name="texte_20_par_20_défaut">•</text:span><text:span text:style-name="texte_20_par_20_défaut"><text:span text:style-name="T33"> </text:span></text:span><text:span text:style-name="exemple"><text:span text:style-name="T453">ne </text:span></text:span><text:span text:style-name="exemple"><text:span text:style-name="T455">travaille jamais</text:span></text:span><text:span text:style-name="exemple"><text:span text:style-name="T450"><text:tab/><text:tab/></text:span></text:span><text:span text:style-name="texte_20_par_20_défaut"><text:span text:style-name="T31"><text:tab/></text:span></text:span><text:span text:style-name="texte_20_par_20_défaut">:</text:span><text:span text:style-name="texte_20_par_20_défaut"><text:span text:style-name="T31"><text:tab/></text:span></text:span><text:span text:style-name="texte_20_par_20_défaut">prédicat </text:span><text:span text:style-name="texte_20_par_20_défaut"><text:span text:style-name="T826">du sujet </text:span></text:span><text:span text:style-name="exemple"><text:span text:style-name="T826">Elle</text:span></text:span></text:p>
      <text:p text:style-name="P387"><text:span text:style-name="texte_20_par_20_défaut"><text:span text:style-name="T255"/></text:span></text:p>
      <text:p text:style-name="P157"><text:span text:style-name="texte_20_par_20_défaut"><text:span text:style-name="T537">Analyse des propositions</text:span></text:span></text:p>
      <text:p text:style-name="P220"><text:span text:style-name="texte_20_par_20_défaut">La phrase contient une seule proposition : il s’agit par conséquent d’une phrase simple.</text:span></text:p>
      <text:p text:style-name="P307"><text:span text:style-name="texte_20_par_20_défaut"><text:span text:style-name="T804">L’unique proposition est une proposition indépendante.</text:span></text:span></text:p>
      <text:p text:style-name="P387"><text:span text:style-name="exemple"><text:span text:style-name="T552"/></text:span></text:p>
      <text:p text:style-name="P157"><text:span text:style-name="texte_20_par_20_défaut"><text:span text:style-name="T537">Analyse du type et de la forme de la phrase</text:span></text:span></text:p>
      <text:p text:style-name="P307"><text:span text:style-name="texte_20_par_20_défaut"><text:span text:style-name="T249">La phrase est de type déclaratif et </text:span></text:span><text:span text:style-name="texte_20_par_20_défaut"><text:span text:style-name="T251">a une forme négative.</text:span></text:span></text:p>
      <text:p text:style-name="P387"><text:span text:style-name="exemple"><text:span text:style-name="T551"/></text:span></text:p>
      <text:p text:style-name="P307"><text:span text:style-name="texte_20_par_20_défaut"><text:span text:style-name="T550">Analyse de la forme négative</text:span></text:span><text:span text:style-name="texte_20_par_20_défaut"><text:span text:style-name="T252"> : dans cette phrase la négation est </text:span></text:span><text:span text:style-name="texte_20_par_20_défaut"><text:span text:style-name="T714">partielle</text:span></text:span><text:span text:style-name="texte_20_par_20_défaut"><text:span text:style-name="T252"> <text:s text:c="9"/></text:span></text:span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28">1</text:span></text:span><text:span text:style-name="référence"><text:span text:style-name="T111">.</text:span></text:span><text:span text:style-name="référence"><text:span text:style-name="T128">8.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28">7</text:span></text:span><text:span text:style-name="référence"><text:span text:style-name="T133">4</text:span></text:span><text:span text:style-name="référence"><text:span text:style-name="T114">)</text:span></text:span></text:p>
      <text:p text:style-name="P307"><text:span text:style-name="texte_20_par_20_défaut"><text:span text:style-name="T252">car elle porte </text:span></text:span><text:span text:style-name="texte_20_par_20_défaut"><text:span text:style-name="T253">ici </text:span></text:span><text:span text:style-name="texte_20_par_20_défaut"><text:span text:style-name="T252">sur </text:span></text:span><text:span text:style-name="texte_20_par_20_défaut"><text:span text:style-name="T707">un </text:span></text:span><text:span text:style-name="texte_20_par_20_défaut"><text:span text:style-name="T708">déterminant</text:span></text:span><text:span text:style-name="texte_20_par_20_défaut"><text:span text:style-name="T252">. </text:span></text:span><text:span text:style-name="exemple"><text:span text:style-name="T456">Elle ne travaille jamais</text:span></text:span></text:p>
      <text:p text:style-name="P308"><text:span text:style-name="texte_20_par_20_défaut"><text:span text:style-name="T252">est en effet la négation de </text:span></text:span><text:span text:style-name="exemple"><text:span text:style-name="T456">Elle travaille toujours</text:span></text:span><text:span text:style-name="texte_20_par_20_défaut"><text:span text:style-name="T252"> .</text:span></text:span></text:p>
      <text:p text:style-name="P331"><text:span text:style-name="titre_20_avec_20_numéro"><text:s/>B.031 </text:span></text:p>
      <text:p text:style-name="P295"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28">1</text:span></text:span><text:span text:style-name="référence"><text:span text:style-name="T111">.</text:span></text:span><text:span text:style-name="référence"><text:span text:style-name="T128">8.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28">7</text:span></text:span><text:span text:style-name="référence"><text:span text:style-name="T134">4</text:span></text:span><text:span text:style-name="référence"><text:span text:style-name="T114">)</text:span></text:span></text:p>
      <text:p text:style-name="P295"><text:span text:style-name="référence"><text:span text:style-name="T114"/></text:span></text:p>
      <text:p text:style-name="P290"><text:span text:style-name="phrase_20_analysée_20__28_gros_20_caractère_29_"><text:span text:style-name="T533">Je</text:span></text:span><text:span text:style-name="phrase_20_analysée_20__28_gros_20_caractère_29_"><text:span text:style-name="T798"> n’aime </text:span></text:span><text:span text:style-name="phrase_20_analysée_20__28_gros_20_caractère_29_"><text:span text:style-name="T533">que</text:span></text:span><text:span text:style-name="phrase_20_analysée_20__28_gros_20_caractère_29_"><text:span text:style-name="T798"> le</text:span></text:span><text:span text:style-name="phrase_20_analysée_20__28_gros_20_caractère_29_"><text:span text:style-name="T809">s</text:span></text:span><text:span text:style-name="phrase_20_analysée_20__28_gros_20_caractère_29_"><text:span text:style-name="T798"> </text:span></text:span><text:span text:style-name="phrase_20_analysée_20__28_gros_20_caractère_29_"><text:span text:style-name="T534">films</text:span></text:span><text:span text:style-name="phrase_20_analysée_20__28_gros_20_caractère_29_"><text:span text:style-name="T798"> français.</text:span></text:span></text:p>
      <text:p text:style-name="P153"/>
      <text:p text:style-name="P27"><text:span text:style-name="texte_20_par_20_défaut">Analyse </text:span><text:span text:style-name="texte_20_par_20_défaut"><text:span text:style-name="T343">de la </text:span></text:span><text:span text:style-name="texte_20_par_20_défaut">nature des mots</text:span></text:p>
      <text:p text:style-name="P221"><text:span text:style-name="texte_20_par_20_défaut"><text:span text:style-name="T278">•</text:span></text:span><text:span text:style-name="T64"> </text:span><text:span text:style-name="exemple"><text:span text:style-name="T397">Je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601">pronom personnel</text:span></text:span></text:p>
      <text:p text:style-name="P309"><text:span text:style-name="texte_20_par_20_défaut"><text:span text:style-name="T278">•</text:span></text:span><text:span text:style-name="T64"> </text:span><text:span text:style-name="exemple"><text:span text:style-name="T393">n’</text:span></text:span><text:span text:style-name="exemple"><text:span text:style-name="T355">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601">adverbe</text:span></text:span></text:p>
      <text:p text:style-name="P309"><text:span text:style-name="texte_20_par_20_défaut"><text:span text:style-name="T278">•</text:span></text:span><text:span text:style-name="T64"> </text:span><text:span text:style-name="exemple"><text:span text:style-name="T393">aime</text:span></text:span><text:span text:style-name="exemple"><text:span text:style-name="T355">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7">verbe </text:span></text:span><text:span text:style-name="texte_20_par_20_défaut"><text:span text:style-name="T83">(</text:span></text:span><text:span text:style-name="texte_20_par_20_défaut"><text:span text:style-name="T601">aimer</text:span></text:span><text:span text:style-name="texte_20_par_20_défaut"><text:span text:style-name="T556"> </text:span></text:span><text:span text:style-name="texte_20_par_20_défaut"><text:span text:style-name="T83">: indicatif.présent.</text:span></text:span><text:span text:style-name="texte_20_par_20_défaut"><text:span text:style-name="T95">1</text:span></text:span><text:span text:style-name="texte_20_par_20_défaut"><text:span text:style-name="T83">S)</text:span></text:span></text:p>
      <text:p text:style-name="P309"><text:span text:style-name="texte_20_par_20_défaut"><text:span text:style-name="T278">•</text:span></text:span><text:span text:style-name="T64"> </text:span><text:span text:style-name="exemple"><text:span text:style-name="T397">que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93">adverbe</text:span></text:span></text:p>
      <text:p text:style-name="P309"><text:span text:style-name="texte_20_par_20_défaut"><text:span text:style-name="T278">•</text:span></text:span><text:span text:style-name="T64"> </text:span><text:span text:style-name="exemple"><text:span text:style-name="T355">le</text:span></text:span><text:span text:style-name="exemple"><text:span text:style-name="T398">s</text:span></text:span><text:span text:style-name="exemple"><text:span text:style-name="T355">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7">article défini</text:span></text:span></text:p>
      <text:p text:style-name="P309"><text:span text:style-name="texte_20_par_20_défaut"><text:span text:style-name="T278">•</text:span></text:span><text:span text:style-name="T64"> </text:span><text:span text:style-name="exemple"><text:span text:style-name="T398">films<text:tab/></text:span></text:span><text:span text:style-name="exemple"><text:span text:style-name="T355"><text:tab/></text:span></text:span><text:span text:style-name="exemple"><text:span text:style-name="T352"><text:tab/><text:tab/><text:tab/></text:span></text:span><text:span text:style-name="texte_20_par_20_défaut"><text:span text:style-name="T67">:<text:tab/></text:span></text:span><text:span text:style-name="texte_20_par_20_défaut"><text:span text:style-name="T77">nom commun</text:span></text:span></text:p>
      <text:p text:style-name="P309"><text:span text:style-name="texte_20_par_20_défaut"><text:span text:style-name="T278">•</text:span></text:span><text:span text:style-name="T64"> </text:span><text:span text:style-name="exemple"><text:span text:style-name="T393">français</text:span></text:span><text:span text:style-name="exemple"><text:span text:style-name="T355"><text:tab/></text:span></text:span><text:span text:style-name="exemple"><text:span text:style-name="T352"><text:tab/><text:tab/><text:tab/></text:span></text:span><text:span text:style-name="texte_20_par_20_défaut"><text:span text:style-name="T67">:<text:tab/></text:span></text:span><text:span text:style-name="texte_20_par_20_défaut"><text:span text:style-name="T77">adjectif</text:span></text:span></text:p>
      <text:p text:style-name="P309"><text:span text:style-name="texte_20_par_20_défaut"><text:span text:style-name="T77"/></text:span></text:p>
      <text:p text:style-name="P356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309"><text:span text:style-name="texte_20_par_20_défaut"><text:span text:style-name="T336">•</text:span></text:span><text:span text:style-name="texte_20_par_20_défaut"><text:span text:style-name="T537"> </text:span></text:span><text:span text:style-name="exemple"><text:span text:style-name="T808">n’ai</text:span></text:span><text:span text:style-name="exemple"><text:span text:style-name="T801">me </text:span></text:span><text:span text:style-name="exemple"><text:span text:style-name="T808">que </text:span></text:span><text:span text:style-name="exemple"><text:span text:style-name="T801">le</text:span></text:span><text:span text:style-name="exemple"><text:span text:style-name="T809">s</text:span></text:span><text:span text:style-name="exemple"><text:span text:style-name="T801"> </text:span></text:span><text:span text:style-name="exemple"><text:span text:style-name="T466">films</text:span></text:span><text:span text:style-name="exemple"><text:span text:style-name="T800"> français</text:span></text:span><text:span text:style-name="texte_20_par_20_défaut"><text:span text:style-name="T546"><text:tab/></text:span></text:span><text:span text:style-name="texte_20_par_20_défaut">:</text:span><text:span text:style-name="texte_20_par_20_défaut"><text:span text:style-name="T546"><text:tab/></text:span></text:span><text:span text:style-name="texte_20_par_20_défaut"><text:span text:style-name="T248">groupe </text:span></text:span><text:span text:style-name="texte_20_par_20_défaut"><text:span text:style-name="T705">verbal</text:span></text:span></text:p>
      <text:p text:style-name="P309"><text:span text:style-name="texte_20_par_20_défaut"><text:span text:style-name="T336">•</text:span></text:span><text:span text:style-name="texte_20_par_20_défaut"><text:span text:style-name="T537"> </text:span></text:span><text:span text:style-name="exemple"><text:span text:style-name="T800">le</text:span></text:span><text:span text:style-name="exemple"><text:span text:style-name="T809">s</text:span></text:span><text:span text:style-name="exemple"><text:span text:style-name="T800"> </text:span></text:span><text:span text:style-name="exemple"><text:span text:style-name="T466">films</text:span></text:span><text:span text:style-name="exemple"><text:span text:style-name="T800"> français</text:span></text:span><text:span text:style-name="texte_20_par_20_défaut"><text:span text:style-name="T546"><text:tab/><text:tab/><text:tab/></text:span></text:span><text:span text:style-name="texte_20_par_20_défaut">:</text:span><text:span text:style-name="texte_20_par_20_défaut"><text:span text:style-name="T546"><text:tab/></text:span></text:span><text:span text:style-name="texte_20_par_20_défaut"><text:span text:style-name="T248">groupe nominal</text:span></text:span></text:p>
      <text:p text:style-name="P309"><text:span text:style-name="texte_20_par_20_défaut"><text:span text:style-name="T278"/></text:span></text:p>
      <text:p text:style-name="P388"><text:span text:style-name="texte_20_par_20_défaut"><text:span text:style-name="T537">Analyse des fonctions</text:span></text:span></text:p>
      <text:p text:style-name="P309"><text:span text:style-name="texte_20_par_20_défaut"><text:span text:style-name="T338">•</text:span></text:span><text:span text:style-name="texte_20_par_20_défaut"><text:span text:style-name="T248"> </text:span></text:span><text:span text:style-name="exemple"><text:span text:style-name="T457">Je</text:span></text:span><text:span text:style-name="exemple"><text:span text:style-name="T248"><text:tab/></text:span></text:span><text:span text:style-name="exemple"><text:span text:style-name="T249"><text:tab/><text:tab/></text:span></text:span><text:span text:style-name="texte_20_par_20_défaut"><text:span text:style-name="T250"><text:tab/><text:tab/></text:span></text:span><text:span text:style-name="texte_20_par_20_défaut"><text:span text:style-name="T248">:</text:span></text:span><text:span text:style-name="texte_20_par_20_défaut"><text:span text:style-name="T250"><text:tab/></text:span></text:span><text:span text:style-name="texte_20_par_20_défaut"><text:span text:style-name="T704">sujet</text:span></text:span><text:span text:style-name="texte_20_par_20_défaut"><text:span text:style-name="T248"> </text:span></text:span><text:span text:style-name="texte_20_par_20_défaut"><text:span text:style-name="T249">de </text:span></text:span><text:span text:style-name="exemple"><text:span text:style-name="T249">aime</text:span></text:span></text:p>
      <text:p text:style-name="P467"><text:span text:style-name="texte_20_par_20_défaut"><text:span text:style-name="T336">•</text:span></text:span><text:span text:style-name="texte_20_par_20_défaut"><text:span text:style-name="T549"> </text:span></text:span><text:span text:style-name="exemple"><text:span text:style-name="T257">n’ai</text:span></text:span><text:span text:style-name="exemple"><text:span text:style-name="T259">me </text:span></text:span><text:span text:style-name="exemple"><text:span text:style-name="T257">que </text:span></text:span><text:span text:style-name="exemple"><text:span text:style-name="T259">le</text:span></text:span><text:span text:style-name="exemple"><text:span text:style-name="T258">s</text:span></text:span><text:span text:style-name="exemple"><text:span text:style-name="T259"> </text:span></text:span><text:span text:style-name="exemple"><text:span text:style-name="T458">films</text:span></text:span><text:span text:style-name="exemple"><text:span text:style-name="T249"> français</text:span></text:span><text:span text:style-name="texte_20_par_20_défaut"><text:span text:style-name="T546"><text:tab/></text:span></text:span><text:span text:style-name="texte_20_par_20_défaut"><text:span text:style-name="T249">:</text:span></text:span><text:span text:style-name="texte_20_par_20_défaut"><text:span text:style-name="T546"><text:tab/></text:span></text:span><text:span text:style-name="texte_20_par_20_défaut"><text:span text:style-name="T711">prédicat du sujet </text:span></text:span><text:span text:style-name="exemple"><text:span text:style-name="T261">Je</text:span></text:span></text:p>
      <text:p text:style-name="P309"><text:span text:style-name="texte_20_par_20_défaut"><text:span text:style-name="T336">•</text:span></text:span><text:span text:style-name="texte_20_par_20_défaut"><text:span text:style-name="T549"> </text:span></text:span><text:span text:style-name="exemple"><text:span text:style-name="T249">le</text:span></text:span><text:span text:style-name="exemple"><text:span text:style-name="T258">s</text:span></text:span><text:span text:style-name="exemple"><text:span text:style-name="T249"> </text:span></text:span><text:span text:style-name="exemple"><text:span text:style-name="T458">films</text:span></text:span><text:span text:style-name="exemple"><text:span text:style-name="T249"> français</text:span></text:span><text:span text:style-name="texte_20_par_20_défaut"><text:span text:style-name="T546"><text:tab/><text:tab/><text:tab/></text:span></text:span><text:span text:style-name="texte_20_par_20_défaut"><text:span text:style-name="T249">:</text:span></text:span><text:span text:style-name="texte_20_par_20_défaut"><text:span text:style-name="T546"><text:tab/></text:span></text:span><text:span text:style-name="texte_20_par_20_défaut"><text:span text:style-name="T249">COD de </text:span></text:span><text:span text:style-name="exemple"><text:span text:style-name="T249">aime</text:span></text:span></text:p>
      <text:p text:style-name="P388"><text:span text:style-name="exemple"><text:span text:style-name="T549"/></text:span></text:p>
      <text:p text:style-name="P158"><text:span text:style-name="texte_20_par_20_défaut"><text:span text:style-name="T537">Analyse des propositions</text:span></text:span></text:p>
      <text:p text:style-name="P221"><text:span text:style-name="texte_20_par_20_défaut">La phrase contient une seule proposition : il s’agit par conséquent d’une phrase simple.</text:span></text:p>
      <text:p text:style-name="P309"><text:span text:style-name="texte_20_par_20_défaut"><text:span text:style-name="T804">L’unique proposition est une proposition indépendante.</text:span></text:span></text:p>
      <text:p text:style-name="P309"><text:span text:style-name="texte_20_par_20_défaut"/></text:p>
      <text:p text:style-name="P158"><text:span text:style-name="texte_20_par_20_défaut"><text:span text:style-name="T537">Analyse du type et de la forme de la phrase</text:span></text:span></text:p>
      <text:p text:style-name="P309"><text:span text:style-name="texte_20_par_20_défaut"><text:span text:style-name="T249">La phrase est de type déclaratif et </text:span></text:span><text:span text:style-name="texte_20_par_20_défaut"><text:span text:style-name="T251">a une forme négative.</text:span></text:span></text:p>
      <text:p text:style-name="P388"><text:span text:style-name="exemple"><text:span text:style-name="T551"/></text:span></text:p>
      <text:p text:style-name="P309"><text:span text:style-name="texte_20_par_20_défaut"><text:span text:style-name="T550">Analyse de la forme négative</text:span></text:span><text:span text:style-name="texte_20_par_20_défaut"><text:span text:style-name="T252"> : dans cette phrase la négation est </text:span></text:span><text:span text:style-name="texte_20_par_20_défaut"><text:span text:style-name="T553">e</text:span></text:span><text:span text:style-name="texte_20_par_20_défaut"><text:span text:style-name="T715">xceptive</text:span></text:span><text:span text:style-name="texte_20_par_20_défaut"><text:span text:style-name="T252"> <text:s text:c="7"/></text:span></text:span><text:span text:style-name="référence"><text:span text:style-name="T110">TG(</text:span></text:span><text:span text:style-name="référence"><text:span text:style-name="T115">I</text:span></text:span><text:span text:style-name="référence"><text:span text:style-name="T110">I.</text:span></text:span><text:span text:style-name="référence"><text:span text:style-name="T128">1</text:span></text:span><text:span text:style-name="référence"><text:span text:style-name="T111">.</text:span></text:span><text:span text:style-name="référence"><text:span text:style-name="T128">8.1</text:span></text:span><text:span text:style-name="référence"><text:span text:style-name="T110">, p.</text:span></text:span><text:span text:style-name="référence"><text:span text:style-name="T111"> </text:span></text:span><text:span text:style-name="référence"><text:span text:style-name="T128">7</text:span></text:span><text:span text:style-name="référence"><text:span text:style-name="T134">4</text:span></text:span><text:span text:style-name="référence"><text:span text:style-name="T114">)</text:span></text:span></text:p>
      <text:p text:style-name="P309"><text:span text:style-name="texte_20_par_20_défaut"><text:span text:style-name="T252">car elle </text:span></text:span><text:span text:style-name="texte_20_par_20_défaut"><text:span text:style-name="T257">se construit avec l’adverbe </text:span></text:span><text:span text:style-name="exemple"><text:span text:style-name="T257">ne… que…</text:span></text:span><text:span text:style-name="texte_20_par_20_défaut"><text:span text:style-name="T257"> et contient une négation</text:span></text:span></text:p>
      <text:p text:style-name="P310"><text:span text:style-name="texte_20_par_20_défaut"><text:span text:style-name="T257">implicite. </text:span></text:span><text:span text:style-name="exemple">Je n’aime que les films français</text:span><text:span text:style-name="texte_20_par_20_défaut"><text:span text:style-name="T257"> </text:span></text:span><text:span text:style-name="texte_20_par_20_défaut"><text:span text:style-name="T258">signifie à la fois </text:span></text:span><text:span text:style-name="exemple"><text:span text:style-name="T258">J’aime les films français </text:span></text:span></text:p>
      <text:p text:style-name="P310"><text:span text:style-name="texte_20_par_20_défaut"><text:span text:style-name="T258">(valeur positive explicite) et </text:span></text:span><text:span text:style-name="exemple"><text:span text:style-name="T258">Je n’aime pas les films qui ne sont pas français</text:span></text:span><text:span text:style-name="texte_20_par_20_défaut"><text:span text:style-name="T258"> (valeur négative implicite sous la forme d’une double négation).</text:span></text:span></text:p>
      <text:p text:style-name="P171"><text:span text:style-name="titre_20_avec_20_numéro"><text:s/>B.032</text:span></text:p>
      <text:p text:style-name="P54"><text:span text:style-name="référence">TG(I.2.1, p</text:span><text:span text:style-name="référence"><text:span text:style-name="T757">p</text:span></text:span><text:span text:style-name="référence">. 22-</text:span><text:span text:style-name="référence"><text:span text:style-name="T757">23</text:span></text:span><text:span text:style-name="référence">)</text:span></text:p>
      <text:p text:style-name="P54"><text:span text:style-name="référence"/></text:p>
      <text:p text:style-name="P41"><text:span text:style-name="phrase_20_analysée_20__28_gros_20_caractère_29_"><text:span text:style-name="T246">Le facteur distribue le courrier quand le jour se lève.</text:span></text:span></text:p>
      <text:p text:style-name="P121"/>
      <text:p text:style-name="P121"/>
      <text:p text:style-name="P20"><text:span text:style-name="texte_20_par_20_défaut">Analyse </text:span><text:span text:style-name="texte_20_par_20_défaut"><text:span text:style-name="T343">de la </text:span></text:span><text:span text:style-name="texte_20_par_20_défaut">nature des mots</text:span></text:p>
      <text:p text:style-name="P196"><text:span text:style-name="texte_20_par_20_défaut"><text:span text:style-name="T278">•</text:span></text:span><text:span text:style-name="T64"> </text:span><text:span text:style-name="exemple"><text:span text:style-name="T355">Le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76">article défini</text:span></text:span></text:p>
      <text:p text:style-name="P268"><text:span text:style-name="texte_20_par_20_défaut"><text:span text:style-name="T278">•</text:span></text:span><text:span text:style-name="T64"> </text:span><text:span text:style-name="exemple"><text:span text:style-name="T383">facteur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6">nom commun</text:span></text:span></text:p>
      <text:p text:style-name="P268"><text:span text:style-name="texte_20_par_20_défaut"><text:span text:style-name="T278">•</text:span></text:span><text:span text:style-name="T64"> </text:span><text:span text:style-name="exemple"><text:span text:style-name="T383">distribue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7">verbe </text:span></text:span><text:span text:style-name="texte_20_par_20_défaut"><text:span text:style-name="T83">(</text:span></text:span><text:span text:style-name="texte_20_par_20_défaut"><text:span text:style-name="T699">distribuer</text:span></text:span><text:span text:style-name="texte_20_par_20_défaut"><text:span text:style-name="T556"> </text:span></text:span><text:span text:style-name="texte_20_par_20_défaut"><text:span text:style-name="T83">: indicatif.présent.3S)</text:span></text:span></text:p>
      <text:p text:style-name="P268"><text:span text:style-name="texte_20_par_20_défaut"><text:span text:style-name="T278">•</text:span></text:span><text:span text:style-name="T64"> </text:span><text:span text:style-name="exemple"><text:span text:style-name="T355">le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7">article défini</text:span></text:span></text:p>
      <text:p text:style-name="P268"><text:span text:style-name="texte_20_par_20_défaut"><text:span text:style-name="T278">•</text:span></text:span><text:span text:style-name="T64"> </text:span><text:span text:style-name="exemple"><text:span text:style-name="T383">courrier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593">nom commun</text:span></text:span></text:p>
      <text:p text:style-name="P268"><text:span text:style-name="texte_20_par_20_défaut"><text:span text:style-name="T278">•</text:span></text:span><text:span text:style-name="T64"> </text:span><text:span text:style-name="exemple"><text:span text:style-name="T383">quand</text:span></text:span><text:span text:style-name="exemple"><text:span text:style-name="T355"><text:tab/></text:span></text:span><text:span text:style-name="exemple"><text:span text:style-name="T352"><text:tab/><text:tab/><text:tab/></text:span></text:span><text:span text:style-name="texte_20_par_20_défaut"><text:span text:style-name="T67">:<text:tab/></text:span></text:span><text:span text:style-name="texte_20_par_20_défaut"><text:span text:style-name="T593">conjonction de subordination</text:span></text:span></text:p>
      <text:p text:style-name="P268"><text:span text:style-name="texte_20_par_20_défaut"><text:span text:style-name="T278">•</text:span></text:span><text:span text:style-name="T64"> </text:span><text:span text:style-name="exemple"><text:span text:style-name="T383">le</text:span></text:span><text:span text:style-name="exemple"><text:span text:style-name="T355">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89">article défini</text:span></text:span></text:p>
      <text:p text:style-name="P268"><text:span text:style-name="texte_20_par_20_défaut"><text:span text:style-name="T278">•</text:span></text:span><text:span text:style-name="T64"> </text:span><text:span text:style-name="exemple"><text:span text:style-name="T383">jour</text:span></text:span><text:span text:style-name="exemple"><text:span text:style-name="T355">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593">nom commun</text:span></text:span></text:p>
      <text:p text:style-name="P268"><text:span text:style-name="texte_20_par_20_défaut"><text:span text:style-name="T278">•</text:span></text:span><text:span text:style-name="T64"> </text:span><text:span text:style-name="exemple"><text:span text:style-name="T355">se </text:span></text:span><text:span text:style-name="exemple"><text:span text:style-name="T383">lève</text:span></text:span><text:span text:style-name="exemple"><text:span text:style-name="T355"><text:tab/><text:tab/><text:tab/></text:span></text:span><text:span text:style-name="exemple"><text:span text:style-name="T352"><text:tab/></text:span></text:span><text:span text:style-name="texte_20_par_20_défaut"><text:span text:style-name="T67">:<text:tab/></text:span></text:span><text:span text:style-name="texte_20_par_20_défaut"><text:span text:style-name="T593">verbe (se lever : indicatif.présent.3S)</text:span></text:span></text:p>
      <text:p text:style-name="P268"><text:span text:style-name="texte_20_par_20_défaut"><text:span text:style-name="T77"/></text:span></text:p>
      <text:p text:style-name="P349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68"><text:span text:style-name="texte_20_par_20_défaut"><text:span text:style-name="T336">•</text:span></text:span><text:span text:style-name="texte_20_par_20_défaut"><text:span text:style-name="T537"> </text:span></text:span><text:span text:style-name="exemple">Le </text:span><text:span text:style-name="exemple"><text:span text:style-name="T446">facteur</text:span></text:span><text:span text:style-name="texte_20_par_20_défaut"><text:span text:style-name="T546"><text:tab/><text:tab/><text:tab/><text:tab/></text:span></text:span><text:span text:style-name="texte_20_par_20_défaut">:</text:span><text:span text:style-name="texte_20_par_20_défaut"><text:span text:style-name="T546"><text:tab/></text:span></text:span><text:span text:style-name="texte_20_par_20_défaut">groupe nominal</text:span></text:p>
      <text:p text:style-name="P214"><text:span text:style-name="texte_20_par_20_défaut"><text:span text:style-name="T278">•</text:span></text:span><text:span text:style-name="exemple"><text:span text:style-name="T293"> </text:span></text:span><text:span text:style-name="exemple"><text:span text:style-name="T302">distribue </text:span></text:span><text:span text:style-name="exemple"><text:span text:style-name="T447">le courrier </text:span></text:span><text:span text:style-name="exemple"><text:s/><text:tab/><text:tab/></text:span><text:span text:style-name="texte_20_par_20_défaut"><text:span text:style-name="T72">:<text:tab/></text:span></text:span><text:span text:style-name="texte_20_par_20_défaut"><text:span text:style-name="T587">groupe verbal</text:span></text:span></text:p>
      <text:p text:style-name="P268"><text:span text:style-name="texte_20_par_20_défaut"><text:span text:style-name="T277">•</text:span></text:span><text:span text:style-name="texte_20_par_20_défaut"><text:span text:style-name="T658"> </text:span></text:span><text:span text:style-name="exemple"><text:span text:style-name="T446">le courrier</text:span></text:span><text:span text:style-name="exemple"><text:span text:style-name="T433"><text:tab/></text:span></text:span><text:span text:style-name="texte_20_par_20_défaut"><text:span text:style-name="T654"><text:tab/><text:tab/><text:tab/></text:span></text:span><text:span text:style-name="texte_20_par_20_défaut"><text:span text:style-name="T339">:<text:tab/></text:span></text:span><text:span text:style-name="texte_20_par_20_défaut"><text:span text:style-name="T658">groupe nominal</text:span></text:span></text:p>
      <text:p text:style-name="P489"><text:span text:style-name="texte_20_par_20_défaut"><text:span text:style-name="T278">•</text:span></text:span><text:span text:style-name="exemple"><text:span text:style-name="T293"> </text:span></text:span><text:span text:style-name="exemple"><text:span text:style-name="T312">l</text:span></text:span><text:span text:style-name="exemple"><text:span text:style-name="T503">e jour se lève<text:tab/></text:span></text:span><text:span text:style-name="exemple"><text:span text:style-name="T742"> <text:tab/><text:tab/></text:span></text:span><text:span text:style-name="texte_20_par_20_défaut"><text:span text:style-name="T72">:<text:tab/></text:span></text:span><text:span text:style-name="texte_20_par_20_défaut"><text:span text:style-name="T587">groupe verbal</text:span></text:span></text:p>
      <text:p text:style-name="P268"><text:span text:style-name="texte_20_par_20_défaut"><text:span text:style-name="T332">•</text:span></text:span><text:span text:style-name="texte_20_par_20_défaut"><text:span text:style-name="T662"> </text:span></text:span><text:span text:style-name="exemple"><text:span text:style-name="T384">le jour<text:tab/></text:span></text:span><text:span text:style-name="texte_20_par_20_défaut"><text:span text:style-name="T663"><text:tab/><text:tab/><text:tab/></text:span></text:span><text:span text:style-name="texte_20_par_20_défaut">:</text:span><text:span text:style-name="texte_20_par_20_défaut"><text:span text:style-name="T16"><text:tab/></text:span></text:span><text:span text:style-name="texte_20_par_20_défaut"><text:span text:style-name="T77">groupe nominal</text:span></text:span></text:p>
      <text:p text:style-name="P268"/>
      <text:p text:style-name="P121"><text:span text:style-name="texte_20_par_20_défaut"><text:span text:style-name="T537">Analyse des fonctions</text:span></text:span></text:p>
      <text:p text:style-name="P196"><text:span text:style-name="texte_20_par_20_défaut"><text:span text:style-name="T278">•</text:span></text:span><text:span text:style-name="exemple"><text:span text:style-name="T293"> </text:span></text:span><text:span text:style-name="exemple"><text:span text:style-name="T472">Le </text:span></text:span><text:span text:style-name="exemple"><text:span text:style-name="T491">facteur</text:span></text:span><text:span text:style-name="T72"><text:tab/><text:tab/><text:tab/><text:tab/></text:span><text:span text:style-name="texte_20_par_20_défaut"><text:span text:style-name="T72">:<text:tab/></text:span></text:span><text:span text:style-name="texte_20_par_20_défaut"><text:span text:style-name="T75">sujet de </text:span></text:span><text:span text:style-name="exemple"><text:span text:style-name="T385">distribue</text:span></text:span></text:p>
      <text:p text:style-name="P489"><text:span text:style-name="texte_20_par_20_défaut"><text:span text:style-name="T278">•</text:span></text:span><text:span text:style-name="exemple"><text:span text:style-name="T293"> </text:span></text:span><text:span text:style-name="exemple"><text:span text:style-name="T302">distribue </text:span></text:span><text:span text:style-name="exemple"><text:span text:style-name="T385">le courrier </text:span></text:span><text:span text:style-name="exemple"><text:span text:style-name="T217"><text:s/><text:tab/><text:tab/></text:span></text:span><text:span text:style-name="texte_20_par_20_défaut"><text:span text:style-name="T72">:<text:tab/></text:span></text:span><text:span text:style-name="texte_20_par_20_défaut"><text:span text:style-name="T622">prédicat du sujet </text:span></text:span><text:span text:style-name="exemple"><text:span text:style-name="T218">Le facteur</text:span></text:span></text:p>
      <text:p text:style-name="P268"><text:span text:style-name="texte_20_par_20_défaut"><text:span text:style-name="T278">•</text:span></text:span><text:span text:style-name="exemple"><text:span text:style-name="T293"> </text:span></text:span><text:span text:style-name="exemple"><text:span text:style-name="T295">le jour<text:tab/><text:tab/></text:span></text:span><text:span text:style-name="T472"><text:tab/><text:tab/></text:span><text:span text:style-name="texte_20_par_20_défaut"><text:span text:style-name="T72">:<text:tab/></text:span></text:span><text:span text:style-name="texte_20_par_20_défaut">sujet de </text:span><text:span text:style-name="exemple"><text:span text:style-name="T385">se lève</text:span></text:span></text:p>
      <text:p text:style-name="P489"><text:span text:style-name="texte_20_par_20_défaut"><text:span text:style-name="T278">•</text:span></text:span><text:span text:style-name="exemple"><text:span text:style-name="T293"> </text:span></text:span><text:span text:style-name="exemple"><text:span text:style-name="T503">se lève<text:tab/><text:tab/></text:span></text:span><text:span text:style-name="exemple"><text:span text:style-name="T217"> <text:tab/><text:tab/></text:span></text:span><text:span text:style-name="texte_20_par_20_défaut"><text:span text:style-name="T72">:<text:tab/></text:span></text:span><text:span text:style-name="texte_20_par_20_défaut"><text:span text:style-name="T622">prédicat du sujet </text:span></text:span><text:span text:style-name="exemple"><text:span text:style-name="T218">le jour</text:span></text:span></text:p>
      <text:p text:style-name="P121"><text:span text:style-name="exemple"/></text:p>
      <text:p text:style-name="P121"><text:span text:style-name="texte_20_par_20_défaut"><text:span text:style-name="T537">Analyse des propositions</text:span></text:span></text:p>
      <text:p text:style-name="P197"><text:span text:style-name="texte_20_par_20_défaut">La phrase contient </text:span><text:span text:style-name="texte_20_par_20_défaut"><text:span text:style-name="T698">deux</text:span></text:span><text:span text:style-name="texte_20_par_20_défaut"> proposition</text:span><text:span text:style-name="texte_20_par_20_défaut"><text:span text:style-name="T755">s</text:span></text:span><text:span text:style-name="texte_20_par_20_défaut"> : il s’agit par conséquent d’une phrase </text:span><text:span text:style-name="texte_20_par_20_défaut"><text:span text:style-name="T698">complexe</text:span></text:span><text:span text:style-name="texte_20_par_20_défaut">.</text:span></text:p>
      <text:p text:style-name="P269"><text:span text:style-name="texte_20_par_20_défaut"><text:span text:style-name="T756">La proposition principale est </text:span></text:span><text:span text:style-name="exemple"><text:span text:style-name="T758">Le facteur distribue le courrier</text:span></text:span><text:span text:style-name="texte_20_par_20_défaut"><text:span text:style-name="T756">; </text:span></text:span><text:span text:style-name="texte_20_par_20_défaut"><text:span text:style-name="T758">de cette proposition principale dépend la </text:span></text:span><text:span text:style-name="texte_20_par_20_défaut"><text:span text:style-name="T756">proposition subordonnée circonstancielle de temps </text:span></text:span><text:span text:style-name="exemple"><text:span text:style-name="T758">quand le jour se lève</text:span></text:span><text:span text:style-name="texte_20_par_20_défaut"><text:span text:style-name="T758">.</text:span></text:span></text:p>
      <text:p text:style-name="P121"><text:span text:style-name="texte_20_par_20_défaut"/></text:p>
      <text:p text:style-name="P121"><text:span text:style-name="texte_20_par_20_défaut"><text:span text:style-name="T537">Analyse du type et de la forme de la phrase</text:span></text:span></text:p>
      <text:p text:style-name="P268"><text:span text:style-name="texte_20_par_20_défaut"><text:span text:style-name="T114">La phrase est de type déclaratif et </text:span></text:span><text:span text:style-name="texte_20_par_20_défaut"><text:span text:style-name="T117">n’a pas de forme particulière.</text:span></text:span></text:p>
      <text:p text:style-name="P122"><text:span text:style-name="texte_20_par_20_défaut"><text:span text:style-name="T275"><text:tab/></text:span></text:span><text:span text:style-name="GGF"><text:span text:style-name="T275">[ </text:span></text:span><text:span text:style-name="GGF">GGF.1.</text:span><text:span text:style-name="GGF"><text:span text:style-name="T759">24</text:span></text:span><text:span text:style-name="GGF"> </text:span><text:span text:style-name="GGF"><text:span text:style-name="T275">]</text:span></text:span><text:span text:style-name="GGF"> </text:span></text:p>
      <text:p text:style-name="P362"><text:span text:style-name="texte_20_par_20_défaut"><text:span text:style-name="T225"><text:tab/></text:span></text:span><text:span text:style-name="GGF"><text:span text:style-name="T225"><text:tab/></text:span></text:span><text:span text:style-name="GGF"><text:span text:style-name="T22">Confer </text:span></text:span><text:span text:style-name="GGF"><text:span text:style-name="T760">la d</text:span></text:span><text:span text:style-name="GGF"><text:span text:style-name="T224">iscussion sur le type de phrase dans une phrase subordonnée.</text:span></text:span></text:p>
      <text:p text:style-name="P362"><text:span text:style-name="GGF"><text:span text:style-name="T224"/></text:span></text:p>
      <text:p text:style-name="P362"><text:span text:style-name="GGF"><text:span text:style-name="T224"/></text:span></text:p>
      <text:p text:style-name="P362"><text:span text:style-name="GGF"><text:span text:style-name="T224"/></text:span></text:p>
      <text:p text:style-name="P128"><text:soft-page-break/><text:span text:style-name="titre_20_avec_20_numéro"><text:s/>B.033 </text:span></text:p>
      <text:p text:style-name="P363"><text:span text:style-name="référence"><text:span text:style-name="T110">TG(I.</text:span></text:span><text:span text:style-name="référence"><text:span text:style-name="T118">1</text:span></text:span><text:span text:style-name="référence"><text:span text:style-name="T111">.</text:span></text:span><text:span text:style-name="référence"><text:span text:style-name="T122">1 note 14</text:span></text:span><text:span text:style-name="référence"><text:span text:style-name="T110">, p</text:span></text:span><text:span text:style-name="référence"><text:span text:style-name="T111">. </text:span></text:span><text:span text:style-name="référence"><text:span text:style-name="T122">5</text:span></text:span><text:span text:style-name="référence"><text:span text:style-name="T274">2</text:span></text:span><text:span text:style-name="référence"><text:span text:style-name="T114">)</text:span></text:span></text:p>
      <text:p text:style-name="P67"><text:span text:style-name="référence"/></text:p>
      <text:p text:style-name="P51"><text:span text:style-name="phrase_20_analysée_20__28_gros_20_caractère_29_"><text:span text:style-name="T769">Un sportif qui est fatigué doit se reposer.</text:span></text:span></text:p>
      <text:p text:style-name="P128"/>
      <text:p text:style-name="P128"/>
      <text:p text:style-name="P21"><text:span text:style-name="texte_20_par_20_défaut">Analyse </text:span><text:span text:style-name="texte_20_par_20_défaut"><text:span text:style-name="T343">de la </text:span></text:span><text:span text:style-name="texte_20_par_20_défaut">nature des mots</text:span></text:p>
      <text:p text:style-name="P200"><text:span text:style-name="texte_20_par_20_défaut"><text:span text:style-name="T278">•</text:span></text:span><text:span text:style-name="T64"> </text:span><text:span text:style-name="exemple"><text:span text:style-name="T386">Un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76">article </text:span></text:span><text:span text:style-name="texte_20_par_20_défaut"><text:span text:style-name="T90">in</text:span></text:span><text:span text:style-name="texte_20_par_20_défaut"><text:span text:style-name="T76">défini</text:span></text:span></text:p>
      <text:p text:style-name="P201"><text:span text:style-name="texte_20_par_20_défaut"><text:span text:style-name="T278">•</text:span></text:span><text:span text:style-name="texte_20_par_20_défaut"><text:span text:style-name="T64"> </text:span></text:span><text:span text:style-name="exemple"><text:span text:style-name="T386">sportif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594">adjectif</text:span></text:span></text:p>
      <text:p text:style-name="P201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86">qui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594">pronom relatif </text:span></text:span><text:span text:style-name="texte_20_par_20_défaut"><text:span text:style-name="T597">ayant pour antécéd</text:span></text:span><text:span text:style-name="texte_20_par_20_défaut"><text:span text:style-name="T598">e</text:span></text:span><text:span text:style-name="texte_20_par_20_défaut"><text:span text:style-name="T597">nt </text:span></text:span><text:span text:style-name="exemple"><text:span text:style-name="T201">Un sportif</text:span></text:span></text:p>
      <text:p text:style-name="P201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86">est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594">verbe (être : </text:span></text:span><text:span text:style-name="texte_20_par_20_défaut"><text:span text:style-name="T595">indicatif.présent.3S)</text:span></text:span></text:p>
      <text:p text:style-name="P202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87">fatigué</text:span></text:span><text:span text:style-name="exemple"><text:span text:style-name="T386"><text:tab/></text:span></text:span><text:span text:style-name="exemple"><text:span text:style-name="T352"><text:tab/><text:tab/><text:tab/></text:span></text:span><text:span text:style-name="texte_20_par_20_défaut"><text:span text:style-name="T67">:<text:tab/></text:span></text:span><text:span text:style-name="texte_20_par_20_défaut"><text:span text:style-name="T595">participe passé (formant un passif)</text:span></text:span></text:p>
      <text:p text:style-name="P202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87">doit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594">verbe (</text:span></text:span><text:span text:style-name="texte_20_par_20_défaut"><text:span text:style-name="T595">devoir</text:span></text:span><text:span text:style-name="texte_20_par_20_défaut"><text:span text:style-name="T594"> : </text:span></text:span><text:span text:style-name="texte_20_par_20_défaut"><text:span text:style-name="T595">indicatif.présent.3S)</text:span></text:span></text:p>
      <text:p text:style-name="P202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87">se reposer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594">verbe </text:span></text:span><text:span text:style-name="texte_20_par_20_défaut"><text:span text:style-name="T595">pronominal </text:span></text:span><text:span text:style-name="texte_20_par_20_défaut"><text:span text:style-name="T594">(</text:span></text:span><text:span text:style-name="texte_20_par_20_défaut"><text:span text:style-name="T595">se reposer</text:span></text:span><text:span text:style-name="texte_20_par_20_défaut"><text:span text:style-name="T594"> : </text:span></text:span><text:span text:style-name="texte_20_par_20_défaut"><text:span text:style-name="T595">infinitif.présent)</text:span></text:span></text:p>
      <text:p text:style-name="P273"><text:span text:style-name="texte_20_par_20_défaut"><text:span text:style-name="T595"/></text:span></text:p>
      <text:p text:style-name="P350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74"><text:span text:style-name="texte_20_par_20_défaut"><text:span text:style-name="T336">•</text:span></text:span><text:span text:style-name="texte_20_par_20_défaut"><text:span text:style-name="T537"> </text:span></text:span><text:span text:style-name="exemple"><text:span text:style-name="T772">Un sportif</text:span></text:span><text:span text:style-name="texte_20_par_20_défaut"><text:span text:style-name="T546"><text:tab/><text:tab/><text:tab/><text:tab/></text:span></text:span><text:span text:style-name="texte_20_par_20_défaut">:</text:span><text:span text:style-name="texte_20_par_20_défaut"><text:span text:style-name="T546"><text:tab/></text:span></text:span><text:span text:style-name="texte_20_par_20_défaut">groupe nominal</text:span></text:p>
      <text:p text:style-name="P492"><text:span text:style-name="texte_20_par_20_défaut"><text:span text:style-name="T278">•</text:span></text:span><text:span text:style-name="exemple"><text:span text:style-name="T293"> </text:span></text:span><text:span text:style-name="exemple"><text:span text:style-name="T504">est fatigué</text:span></text:span><text:span text:style-name="exemple"><text:span text:style-name="T317"><text:tab/><text:tab/><text:tab/><text:tab/></text:span></text:span><text:span text:style-name="texte_20_par_20_défaut"><text:span text:style-name="T317">: <text:tab/></text:span></text:span><text:span text:style-name="texte_20_par_20_défaut">groupe verbal</text:span></text:p>
      <text:p text:style-name="P492"><text:span text:style-name="texte_20_par_20_défaut"><text:span text:style-name="T278">•</text:span></text:span><text:span text:style-name="exemple"><text:span text:style-name="T293"> </text:span></text:span><text:span text:style-name="exemple"><text:span text:style-name="T505">doit se reposer</text:span></text:span><text:span text:style-name="exemple"><text:span text:style-name="T317"><text:tab/><text:tab/><text:tab/></text:span></text:span><text:span text:style-name="texte_20_par_20_défaut"><text:span text:style-name="T317">: <text:tab/></text:span></text:span><text:span text:style-name="texte_20_par_20_défaut">groupe verbal</text:span></text:p>
      <text:p text:style-name="P370"><text:span text:style-name="texte_20_par_20_défaut"><text:span text:style-name="T123"/></text:span></text:p>
      <text:p text:style-name="P130"><text:span text:style-name="texte_20_par_20_défaut"><text:span text:style-name="T537">Analyse des fonctions</text:span></text:span></text:p>
      <text:p text:style-name="P203"><text:span text:style-name="texte_20_par_20_défaut"><text:span text:style-name="T278">•</text:span></text:span><text:span text:style-name="exemple"><text:span text:style-name="T293"> </text:span></text:span><text:span text:style-name="exemple"><text:span text:style-name="T492">Un sportif qui est fatigué</text:span></text:span><text:span text:style-name="T72"><text:tab/><text:tab/></text:span><text:span text:style-name="texte_20_par_20_défaut"><text:span text:style-name="T72">:<text:tab/></text:span></text:span><text:span text:style-name="texte_20_par_20_défaut"><text:span text:style-name="T75">sujet de </text:span></text:span><text:span text:style-name="exemple"><text:span text:style-name="T388">doit</text:span></text:span><text:span text:style-name="texte_20_par_20_défaut"><text:span text:style-name="T91"> et de </text:span></text:span><text:span text:style-name="exemple">se reposer</text:span></text:p>
      <text:p text:style-name="P490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86">qui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596">sujet de </text:span></text:span><text:span text:style-name="exemple"><text:span text:style-name="T200">est fatigué</text:span></text:span></text:p>
      <text:p text:style-name="P491"><text:span text:style-name="texte_20_par_20_défaut"><text:span text:style-name="T278">•</text:span></text:span><text:span text:style-name="exemple"><text:span text:style-name="T293"> </text:span></text:span><text:span text:style-name="exemple"><text:span text:style-name="T504">est fatigué</text:span></text:span><text:span text:style-name="exemple"><text:span text:style-name="T317"><text:tab/><text:tab/><text:tab/><text:tab/></text:span></text:span><text:span text:style-name="texte_20_par_20_défaut"><text:span text:style-name="T317">: <text:tab/></text:span></text:span><text:span text:style-name="texte_20_par_20_défaut"><text:span text:style-name="T330">prédicat du sujet </text:span></text:span><text:span text:style-name="exemple"><text:span text:style-name="T513">qui</text:span></text:span></text:p>
      <text:p text:style-name="P491"><text:span text:style-name="texte_20_par_20_défaut"><text:span text:style-name="T278">•</text:span></text:span><text:span text:style-name="exemple"><text:span text:style-name="T293"> </text:span></text:span><text:span text:style-name="exemple"><text:span text:style-name="T313">doit </text:span></text:span><text:span text:style-name="exemple"><text:span text:style-name="T303">s</text:span></text:span><text:span text:style-name="exemple"><text:span text:style-name="T317">e reposer<text:tab/><text:tab/><text:tab/></text:span></text:span><text:span text:style-name="texte_20_par_20_défaut"><text:span text:style-name="T317">: <text:tab/></text:span></text:span><text:span text:style-name="texte_20_par_20_défaut"><text:span text:style-name="T330">prédicat du sujet </text:span></text:span><text:span text:style-name="exemple"><text:span text:style-name="T330">Un sportif qui est fatigué</text:span></text:span></text:p>
      <text:p text:style-name="P203"><text:span text:style-name="texte_20_par_20_défaut"><text:span text:style-name="T278">•</text:span></text:span><text:span text:style-name="exemple"><text:span text:style-name="T293"> </text:span></text:span><text:span text:style-name="exemple"><text:span text:style-name="T303">s</text:span></text:span><text:span text:style-name="exemple"><text:span text:style-name="T317">e reposer<text:tab/><text:tab/><text:tab/><text:tab/></text:span></text:span><text:span text:style-name="texte_20_par_20_défaut"><text:span text:style-name="T317">: <text:tab/>COD de </text:span></text:span><text:span text:style-name="exemple"><text:span text:style-name="T317">doit</text:span></text:span></text:p>
      <text:p text:style-name="P274"><text:span text:style-name="exemple"><text:span text:style-name="T317"/></text:span></text:p>
      <text:p text:style-name="P130"><text:span text:style-name="texte_20_par_20_défaut"><text:span text:style-name="T537">Analyse des propositions</text:span></text:span></text:p>
      <text:p text:style-name="P198"><text:span text:style-name="texte_20_par_20_défaut">La phrase contient </text:span><text:span text:style-name="texte_20_par_20_défaut"><text:span text:style-name="T698">deux</text:span></text:span><text:span text:style-name="texte_20_par_20_défaut"> proposition</text:span><text:span text:style-name="texte_20_par_20_défaut"><text:span text:style-name="T755">s</text:span></text:span><text:span text:style-name="texte_20_par_20_défaut"> : il s’agit par conséquent d’une phrase </text:span><text:span text:style-name="texte_20_par_20_défaut"><text:span text:style-name="T698">complexe</text:span></text:span><text:span text:style-name="texte_20_par_20_défaut">.</text:span></text:p>
      <text:p text:style-name="P271"><text:span text:style-name="texte_20_par_20_défaut"><text:span text:style-name="T318">La proposition principale est </text:span></text:span><text:span text:style-name="exemple"><text:span text:style-name="T509">Un sportif doit se reposer</text:span></text:span><text:span text:style-name="texte_20_par_20_défaut"><text:span text:style-name="T318">; </text:span></text:span><text:span text:style-name="texte_20_par_20_défaut"><text:span text:style-name="T319">de cette proposition principale dépend la </text:span></text:span><text:span text:style-name="texte_20_par_20_défaut"><text:span text:style-name="T318">proposition subordonnée </text:span></text:span><text:span text:style-name="texte_20_par_20_défaut"><text:span text:style-name="T317">r</text:span></text:span><text:span text:style-name="texte_20_par_20_défaut"><text:span text:style-name="T692">elative</text:span></text:span><text:span text:style-name="texte_20_par_20_défaut"><text:span text:style-name="T318"> </text:span></text:span><text:span text:style-name="exemple"><text:span text:style-name="T509">qui est fatigué</text:span></text:span><text:span text:style-name="texte_20_par_20_défaut"><text:span text:style-name="T333"> </text:span></text:span><text:span text:style-name="texte_20_par_20_défaut"><text:span text:style-name="T285">; cette </text:span></text:span><text:span text:style-name="texte_20_par_20_défaut"><text:span text:style-name="T286">proposition subordonnée </text:span></text:span><text:span text:style-name="texte_20_par_20_défaut"><text:span text:style-name="T285">r</text:span></text:span><text:span text:style-name="texte_20_par_20_défaut"><text:span text:style-name="T670">elative a pour fonction </text:span></text:span><text:span text:style-name="texte_20_par_20_défaut"><text:span text:style-name="T695">épithète</text:span></text:span><text:span text:style-name="texte_20_par_20_défaut"><text:span text:style-name="T670">.<text:tab/><text:tab/><text:tab/><text:tab/><text:tab/><text:tab/><text:tab/><text:tab/></text:span></text:span></text:p>
      <text:p text:style-name="P270"><text:span text:style-name="texte_20_par_20_défaut"><text:span text:style-name="T671">On remarquera que </text:span></text:span><text:span text:style-name="exemple"><text:span text:style-name="T320">se reposer</text:span></text:span><text:span text:style-name="texte_20_par_20_défaut"><text:span text:style-name="T671"> est </text:span></text:span><text:span text:style-name="texte_20_par_20_défaut"><text:span text:style-name="T677">le</text:span></text:span><text:span text:style-name="texte_20_par_20_défaut"><text:span text:style-name="T671"> </text:span></text:span><text:span text:style-name="texte_20_par_20_défaut"><text:span text:style-name="T689">groupe infinitif de fonction COD</text:span></text:span><text:span text:style-name="texte_20_par_20_défaut"><text:span text:style-name="T671"> de <text:tab/> <text:s/></text:span></text:span><text:span text:style-name="référence"><text:span text:style-name="T672">TG(I.</text:span></text:span><text:span text:style-name="référence"><text:span text:style-name="T676">5</text:span></text:span><text:span text:style-name="référence"><text:span text:style-name="T673">.</text:span></text:span><text:span text:style-name="référence"><text:span text:style-name="T674">1</text:span></text:span><text:span text:style-name="référence"><text:span text:style-name="T672">, p</text:span></text:span><text:span text:style-name="référence"><text:span text:style-name="T673">. </text:span></text:span><text:span text:style-name="référence"><text:span text:style-name="T676">6</text:span></text:span><text:span text:style-name="référence"><text:span text:style-name="T697">2</text:span></text:span><text:span text:style-name="référence"><text:span text:style-name="T675">)</text:span></text:span></text:p>
      <text:p text:style-name="P271"><text:span text:style-name="exemple"><text:span text:style-name="T320">doit</text:span></text:span><text:span text:style-name="texte_20_par_20_défaut"><text:span text:style-name="T671"> et non pas une </text:span></text:span><text:span text:style-name="texte_20_par_20_défaut"><text:span text:style-name="T689">proposition infinitive</text:span></text:span><text:span text:style-name="texte_20_par_20_défaut"><text:span text:style-name="T671"> puisque </text:span></text:span><text:span text:style-name="exemple"><text:span text:style-name="T320">doit</text:span></text:span><text:span text:style-name="texte_20_par_20_défaut"><text:span text:style-name="T671"> et </text:span></text:span><text:span text:style-name="exemple"><text:span text:style-name="T320">se reposer</text:span></text:span><text:span text:style-name="texte_20_par_20_défaut"><text:span text:style-name="T671"> ont <text:s/><text:tab/><text:tab/> <text:s/></text:span></text:span><text:span text:style-name="danger"><text:span text:style-name="T578">(!)</text:span></text:span></text:p>
      <text:p text:style-name="P270"><text:span text:style-name="texte_20_par_20_défaut"><text:span text:style-name="T671">le même sujet, à savoir </text:span></text:span><text:span text:style-name="exemple"><text:span text:style-name="T320">Un sportif</text:span></text:span><text:span text:style-name="texte_20_par_20_défaut"><text:span text:style-name="T671">.</text:span></text:span></text:p>
      <text:p text:style-name="P270"><text:span text:style-name="texte_20_par_20_défaut"><text:span text:style-name="T671"/></text:span></text:p>
      <text:p text:style-name="P131"><text:span text:style-name="texte_20_par_20_défaut"><text:span text:style-name="T537">Analyse du type et de la forme de la phrase</text:span></text:span></text:p>
      <text:p text:style-name="P275"><text:span text:style-name="texte_20_par_20_défaut"><text:span text:style-name="T114">La phrase est de type déclaratif et </text:span></text:span><text:span text:style-name="texte_20_par_20_défaut"><text:span text:style-name="T117">n’a pas de forme particulière.</text:span></text:span></text:p>
      <text:p text:style-name="P131"><text:span text:style-name="texte_20_par_20_défaut"><text:span text:style-name="T275"><text:tab/></text:span></text:span><text:span text:style-name="GGF"><text:span text:style-name="T275">[ </text:span></text:span><text:span text:style-name="GGF">GGF.1.</text:span><text:span text:style-name="GGF"><text:span text:style-name="T759">24</text:span></text:span><text:span text:style-name="GGF"> </text:span><text:span text:style-name="GGF"><text:span text:style-name="T275">]</text:span></text:span><text:span text:style-name="GGF"> </text:span></text:p>
      <text:p text:style-name="P369"><text:span text:style-name="texte_20_par_20_défaut"><text:span text:style-name="T287"><text:tab/></text:span></text:span><text:span text:style-name="GGF"><text:span text:style-name="T321"><text:tab/></text:span></text:span><text:span text:style-name="GGF"><text:span text:style-name="T334">Confer </text:span></text:span><text:span text:style-name="GGF"><text:span text:style-name="T766">la d</text:span></text:span><text:span text:style-name="GGF"><text:span text:style-name="T322">iscussion sur le type de phrase dans une phrase subordonnée.</text:span></text:span></text:p>
      <text:p text:style-name="P173"><text:span text:style-name="titre_20_avec_20_numéro"><text:s/>B.034 </text:span></text:p>
      <text:p text:style-name="P68"><text:span text:style-name="référence">TG(I.2.</text:span><text:span text:style-name="référence"><text:span text:style-name="T794">3</text:span></text:span><text:span text:style-name="référence">, p</text:span><text:span text:style-name="référence"><text:span text:style-name="T794">p</text:span></text:span><text:span text:style-name="référence">. </text:span><text:span text:style-name="référence"><text:span text:style-name="T794">24-25)</text:span></text:span></text:p>
      <text:p text:style-name="P68"><text:span text:style-name="référence"/></text:p>
      <text:p text:style-name="P44"><text:span text:style-name="phrase_20_analysée_20__28_gros_20_caractère_29_"><text:span text:style-name="T246">Le facteur distribue le courrier </text:span></text:span><text:span text:style-name="phrase_20_analysée_20__28_gros_20_caractère_29_"><text:span text:style-name="T535">et il aime son travail</text:span></text:span><text:span text:style-name="phrase_20_analysée_20__28_gros_20_caractère_29_"><text:span text:style-name="T246">.</text:span></text:span></text:p>
      <text:p text:style-name="P141"/>
      <text:p text:style-name="P141"/>
      <text:p text:style-name="P22"><text:span text:style-name="texte_20_par_20_défaut">Analyse </text:span><text:span text:style-name="texte_20_par_20_défaut"><text:span text:style-name="T343">de la </text:span></text:span><text:span text:style-name="texte_20_par_20_défaut">nature des mots</text:span></text:p>
      <text:p text:style-name="P204"><text:span text:style-name="texte_20_par_20_défaut"><text:span text:style-name="T278">•</text:span></text:span><text:span text:style-name="T64"> </text:span><text:span text:style-name="exemple"><text:span text:style-name="T355">Le</text:span></text:span><text:span text:style-name="exemple"><text:span text:style-name="T352"><text:tab/><text:tab/><text:tab/><text:tab/><text:tab/></text:span></text:span><text:span text:style-name="texte_20_par_20_défaut"><text:span text:style-name="T67">:<text:tab/></text:span></text:span><text:span text:style-name="texte_20_par_20_défaut"><text:span text:style-name="T76">article défini</text:span></text:span></text:p>
      <text:p text:style-name="P276"><text:span text:style-name="texte_20_par_20_défaut"><text:span text:style-name="T278">•</text:span></text:span><text:span text:style-name="T64"> </text:span><text:span text:style-name="exemple"><text:span text:style-name="T383">facteur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6">nom commun</text:span></text:span></text:p>
      <text:p text:style-name="P276"><text:span text:style-name="texte_20_par_20_défaut"><text:span text:style-name="T278">•</text:span></text:span><text:span text:style-name="T64"> </text:span><text:span text:style-name="exemple"><text:span text:style-name="T383">distribue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7">verbe </text:span></text:span><text:span text:style-name="texte_20_par_20_défaut"><text:span text:style-name="T83">(</text:span></text:span><text:span text:style-name="texte_20_par_20_défaut"><text:span text:style-name="T699">distribuer</text:span></text:span><text:span text:style-name="texte_20_par_20_défaut"><text:span text:style-name="T556"> </text:span></text:span><text:span text:style-name="texte_20_par_20_défaut"><text:span text:style-name="T83">: indicatif.présent.3S)</text:span></text:span></text:p>
      <text:p text:style-name="P276"><text:span text:style-name="texte_20_par_20_défaut"><text:span text:style-name="T278">•</text:span></text:span><text:span text:style-name="T64"> </text:span><text:span text:style-name="exemple"><text:span text:style-name="T355">le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77">article défini</text:span></text:span></text:p>
      <text:p text:style-name="P276"><text:span text:style-name="texte_20_par_20_défaut"><text:span text:style-name="T278">•</text:span></text:span><text:span text:style-name="T64"> </text:span><text:span text:style-name="exemple"><text:span text:style-name="T383">courrier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593">nom commun</text:span></text:span></text:p>
      <text:p text:style-name="P276"><text:span text:style-name="texte_20_par_20_défaut"><text:span text:style-name="T278">•</text:span></text:span><text:span text:style-name="T64"> </text:span><text:span text:style-name="exemple"><text:span text:style-name="T389">et<text:tab/></text:span></text:span><text:span text:style-name="exemple"><text:span text:style-name="T355"><text:tab/></text:span></text:span><text:span text:style-name="exemple"><text:span text:style-name="T352"><text:tab/><text:tab/><text:tab/></text:span></text:span><text:span text:style-name="texte_20_par_20_défaut"><text:span text:style-name="T67">:<text:tab/></text:span></text:span><text:span text:style-name="texte_20_par_20_défaut"><text:span text:style-name="T593">conjonction de subordination</text:span></text:span></text:p>
      <text:p text:style-name="P276"><text:span text:style-name="texte_20_par_20_défaut"><text:span text:style-name="T278">•</text:span></text:span><text:span text:style-name="T64"> </text:span><text:span text:style-name="exemple"><text:span text:style-name="T389">il</text:span></text:span><text:span text:style-name="exemple"><text:span text:style-name="T355">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599">pronom personnel</text:span></text:span></text:p>
      <text:p text:style-name="P276"><text:span text:style-name="texte_20_par_20_défaut"><text:span text:style-name="T278">•</text:span></text:span><text:span text:style-name="T64"> </text:span><text:span text:style-name="exemple"><text:span text:style-name="T389">aime</text:span></text:span><text:span text:style-name="exemple"><text:span text:style-name="T355"><text:tab/></text:span></text:span><text:span text:style-name="exemple"><text:span text:style-name="T352"><text:tab/><text:tab/><text:tab/><text:tab/></text:span></text:span><text:span text:style-name="texte_20_par_20_défaut"><text:span text:style-name="T67">:<text:tab/></text:span></text:span><text:span text:style-name="texte_20_par_20_défaut"><text:span text:style-name="T599">verbe (aimer : indicatif.présent.3S)</text:span></text:span></text:p>
      <text:p text:style-name="P276"><text:span text:style-name="texte_20_par_20_défaut"><text:span text:style-name="T278">•</text:span></text:span><text:span text:style-name="T64"> </text:span><text:span text:style-name="exemple"><text:span text:style-name="T355">s</text:span></text:span><text:span text:style-name="exemple"><text:span text:style-name="T389">on<text:tab/></text:span></text:span><text:span text:style-name="exemple"><text:span text:style-name="T355"><text:tab/><text:tab/></text:span></text:span><text:span text:style-name="exemple"><text:span text:style-name="T352"><text:tab/><text:tab/></text:span></text:span><text:span text:style-name="texte_20_par_20_défaut"><text:span text:style-name="T67">:<text:tab/></text:span></text:span><text:span text:style-name="texte_20_par_20_défaut"><text:span text:style-name="T599">déterminant possessif</text:span></text:span></text:p>
      <text:p text:style-name="P277"><text:span text:style-name="texte_20_par_20_défaut"><text:span text:style-name="T278">•</text:span></text:span><text:span text:style-name="texte_20_par_20_défaut"><text:span text:style-name="T581"> </text:span></text:span><text:span text:style-name="exemple"><text:span text:style-name="T389">travail</text:span></text:span><text:span text:style-name="exemple"><text:span text:style-name="T355"><text:tab/><text:tab/></text:span></text:span><text:span text:style-name="exemple"><text:span text:style-name="T352"><text:tab/><text:tab/></text:span></text:span><text:span text:style-name="texte_20_par_20_défaut"><text:span text:style-name="T67">:<text:tab/></text:span></text:span><text:span text:style-name="texte_20_par_20_défaut"><text:span text:style-name="T599">nom commun</text:span></text:span></text:p>
      <text:p text:style-name="P276"><text:span text:style-name="texte_20_par_20_défaut"><text:span text:style-name="T77"/></text:span></text:p>
      <text:p text:style-name="P351"><text:span text:style-name="texte_20_par_20_défaut"><text:span text:style-name="T537">Analyse </text:span></text:span><text:span text:style-name="texte_20_par_20_défaut"><text:span text:style-name="T543">de la </text:span></text:span><text:span text:style-name="texte_20_par_20_défaut"><text:span text:style-name="T537">nature des </text:span></text:span><text:span text:style-name="texte_20_par_20_défaut"><text:span text:style-name="T545">groupes de </text:span></text:span><text:span text:style-name="texte_20_par_20_défaut"><text:span text:style-name="T537">mots</text:span></text:span></text:p>
      <text:p text:style-name="P276"><text:span text:style-name="texte_20_par_20_défaut"><text:span text:style-name="T336">•</text:span></text:span><text:span text:style-name="texte_20_par_20_défaut"><text:span text:style-name="T537"> </text:span></text:span><text:span text:style-name="exemple">Le </text:span><text:span text:style-name="exemple"><text:span text:style-name="T446">facteur</text:span></text:span><text:span text:style-name="texte_20_par_20_défaut"><text:span text:style-name="T546"><text:tab/><text:tab/><text:tab/><text:tab/></text:span></text:span><text:span text:style-name="texte_20_par_20_défaut">:</text:span><text:span text:style-name="texte_20_par_20_défaut"><text:span text:style-name="T546"><text:tab/></text:span></text:span><text:span text:style-name="texte_20_par_20_défaut">groupe nominal</text:span></text:p>
      <text:p text:style-name="P215"><text:span text:style-name="texte_20_par_20_défaut"><text:span text:style-name="T278">•</text:span></text:span><text:span text:style-name="exemple"><text:span text:style-name="T293"> </text:span></text:span><text:span text:style-name="exemple"><text:span text:style-name="T302">distribue </text:span></text:span><text:span text:style-name="exemple"><text:span text:style-name="T447">le courrier </text:span></text:span><text:span text:style-name="exemple"><text:s/><text:tab/><text:tab/></text:span><text:span text:style-name="texte_20_par_20_défaut"><text:span text:style-name="T72">:<text:tab/></text:span></text:span><text:span text:style-name="texte_20_par_20_défaut"><text:span text:style-name="T587">groupe verbal</text:span></text:span></text:p>
      <text:p text:style-name="P276"><text:span text:style-name="texte_20_par_20_défaut"><text:span text:style-name="T277">•</text:span></text:span><text:span text:style-name="texte_20_par_20_défaut"><text:span text:style-name="T658"> </text:span></text:span><text:span text:style-name="exemple"><text:span text:style-name="T446">le courrier</text:span></text:span><text:span text:style-name="exemple"><text:span text:style-name="T433"><text:tab/></text:span></text:span><text:span text:style-name="texte_20_par_20_défaut"><text:span text:style-name="T654"><text:tab/><text:tab/><text:tab/></text:span></text:span><text:span text:style-name="texte_20_par_20_défaut"><text:span text:style-name="T339">:<text:tab/></text:span></text:span><text:span text:style-name="texte_20_par_20_défaut"><text:span text:style-name="T658">groupe nominal</text:span></text:span></text:p>
      <text:p text:style-name="P215"><text:span text:style-name="texte_20_par_20_défaut"><text:span text:style-name="T278">•</text:span></text:span><text:span text:style-name="exemple"><text:span text:style-name="T293"> </text:span></text:span><text:span text:style-name="exemple"><text:span text:style-name="T494">aime son travail<text:tab/></text:span></text:span><text:span text:style-name="exemple"><text:span text:style-name="T385"> </text:span></text:span><text:span text:style-name="exemple"><text:span text:style-name="T202"><text:s/><text:tab/><text:tab/></text:span></text:span><text:span text:style-name="texte_20_par_20_défaut"><text:span text:style-name="T72">:<text:tab/></text:span></text:span><text:span text:style-name="texte_20_par_20_défaut"><text:span text:style-name="T587">groupe verbal</text:span></text:span></text:p>
      <text:p text:style-name="P276"><text:span text:style-name="texte_20_par_20_défaut"><text:span text:style-name="T332">•</text:span></text:span><text:span text:style-name="texte_20_par_20_défaut"><text:span text:style-name="T662"> </text:span></text:span><text:span text:style-name="exemple"><text:span text:style-name="T390">son travail</text:span></text:span><text:span text:style-name="exemple"><text:span text:style-name="T384"><text:tab/></text:span></text:span><text:span text:style-name="texte_20_par_20_défaut"><text:span text:style-name="T663"><text:tab/><text:tab/><text:tab/></text:span></text:span><text:span text:style-name="texte_20_par_20_défaut">:</text:span><text:span text:style-name="texte_20_par_20_défaut"><text:span text:style-name="T16"><text:tab/></text:span></text:span><text:span text:style-name="texte_20_par_20_défaut"><text:span text:style-name="T77">groupe nominal</text:span></text:span></text:p>
      <text:p text:style-name="P276"/>
      <text:p text:style-name="P141"><text:span text:style-name="texte_20_par_20_défaut"><text:span text:style-name="T537">Analyse des fonctions</text:span></text:span></text:p>
      <text:p text:style-name="P204"><text:span text:style-name="texte_20_par_20_défaut"><text:span text:style-name="T278">•</text:span></text:span><text:span text:style-name="exemple"><text:span text:style-name="T293"> </text:span></text:span><text:span text:style-name="exemple"><text:span text:style-name="T472">Le </text:span></text:span><text:span text:style-name="exemple"><text:span text:style-name="T491">facteur</text:span></text:span><text:span text:style-name="T72"><text:tab/><text:tab/><text:tab/><text:tab/></text:span><text:span text:style-name="texte_20_par_20_défaut"><text:span text:style-name="T72">:<text:tab/></text:span></text:span><text:span text:style-name="texte_20_par_20_défaut"><text:span text:style-name="T75">sujet de </text:span></text:span><text:span text:style-name="exemple"><text:span text:style-name="T385">distribue</text:span></text:span></text:p>
      <text:p text:style-name="P494"><text:span text:style-name="texte_20_par_20_défaut"><text:span text:style-name="T278">•</text:span></text:span><text:span text:style-name="exemple"><text:span text:style-name="T293"> </text:span></text:span><text:span text:style-name="exemple"><text:span text:style-name="T302">distribue </text:span></text:span><text:span text:style-name="exemple"><text:span text:style-name="T385">le courrier </text:span></text:span><text:span text:style-name="exemple"><text:span text:style-name="T217"><text:s/><text:tab/><text:tab/></text:span></text:span><text:span text:style-name="texte_20_par_20_défaut"><text:span text:style-name="T72">:<text:tab/></text:span></text:span><text:span text:style-name="texte_20_par_20_défaut"><text:span text:style-name="T623">prédicat du sujet </text:span></text:span><text:span text:style-name="exemple"><text:span text:style-name="T219">Le facteur</text:span></text:span></text:p>
      <text:p text:style-name="P279"><text:span text:style-name="texte_20_par_20_défaut"><text:span text:style-name="T278">•</text:span></text:span><text:span text:style-name="exemple"><text:span text:style-name="T293"> </text:span></text:span><text:span text:style-name="exemple"><text:span text:style-name="T507">le courrier</text:span></text:span><text:span text:style-name="exemple"><text:span text:style-name="T295"><text:tab/></text:span></text:span><text:span text:style-name="exemple"><text:span text:style-name="T472"><text:tab/><text:tab/><text:tab/></text:span></text:span><text:span text:style-name="texte_20_par_20_défaut"><text:span text:style-name="T72">:<text:tab/></text:span></text:span><text:span text:style-name="texte_20_par_20_défaut"><text:span text:style-name="T600">COD </text:span></text:span><text:span text:style-name="texte_20_par_20_défaut"><text:span text:style-name="T92">de </text:span></text:span><text:span text:style-name="exemple"><text:span text:style-name="T391">distribue</text:span></text:span></text:p>
      <text:p text:style-name="P276"><text:span text:style-name="texte_20_par_20_défaut"><text:span text:style-name="T278">•</text:span></text:span><text:span text:style-name="exemple"><text:span text:style-name="T293"> </text:span></text:span><text:span text:style-name="exemple"><text:span text:style-name="T493">il</text:span></text:span><text:span text:style-name="exemple"><text:span text:style-name="T295"><text:tab/><text:tab/></text:span></text:span><text:span text:style-name="T472"><text:tab/><text:tab/><text:tab/></text:span><text:span text:style-name="texte_20_par_20_défaut"><text:span text:style-name="T72">:<text:tab/></text:span></text:span><text:span text:style-name="texte_20_par_20_défaut">sujet de </text:span><text:span text:style-name="exemple"><text:span text:style-name="T390">aime</text:span></text:span></text:p>
      <text:p text:style-name="P494"><text:span text:style-name="texte_20_par_20_défaut"><text:span text:style-name="T278">•</text:span></text:span><text:span text:style-name="exemple"><text:span text:style-name="T293"> </text:span></text:span><text:span text:style-name="exemple"><text:span text:style-name="T506">aime son travail<text:tab/></text:span></text:span><text:span text:style-name="exemple"><text:span text:style-name="T217"> <text:tab/><text:tab/></text:span></text:span><text:span text:style-name="texte_20_par_20_défaut"><text:span text:style-name="T72">:<text:tab/></text:span></text:span><text:span text:style-name="texte_20_par_20_défaut"><text:span text:style-name="T623">prédicat du sujet </text:span></text:span><text:span text:style-name="exemple"><text:span text:style-name="T219">il</text:span></text:span></text:p>
      <text:p text:style-name="P278"><text:span text:style-name="texte_20_par_20_défaut"><text:span text:style-name="T278">•</text:span></text:span><text:span text:style-name="exemple"><text:span text:style-name="T293"> </text:span></text:span><text:span text:style-name="exemple"><text:span text:style-name="T304">s</text:span></text:span><text:span text:style-name="exemple"><text:span text:style-name="T493">on travail</text:span></text:span><text:span text:style-name="exemple"><text:span text:style-name="T295"><text:tab/></text:span></text:span><text:span text:style-name="exemple"><text:span text:style-name="T472"><text:tab/><text:tab/><text:tab/></text:span></text:span><text:span text:style-name="texte_20_par_20_défaut"><text:span text:style-name="T72">:<text:tab/></text:span></text:span><text:span text:style-name="texte_20_par_20_défaut"><text:span text:style-name="T600">COD </text:span></text:span><text:span text:style-name="texte_20_par_20_défaut"><text:span text:style-name="T92">de </text:span></text:span><text:span text:style-name="exemple"><text:span text:style-name="T390">aime</text:span></text:span></text:p>
      <text:p text:style-name="P141"><text:span text:style-name="exemple"/></text:p>
      <text:p text:style-name="P141"><text:span text:style-name="texte_20_par_20_défaut"><text:span text:style-name="T537">Analyse des propositions</text:span></text:span></text:p>
      <text:p text:style-name="P199"><text:span text:style-name="texte_20_par_20_défaut">La phrase contient </text:span><text:span text:style-name="texte_20_par_20_défaut"><text:span text:style-name="T698">deux</text:span></text:span><text:span text:style-name="texte_20_par_20_défaut"> proposition</text:span><text:span text:style-name="texte_20_par_20_défaut"><text:span text:style-name="T755">s</text:span></text:span><text:span text:style-name="texte_20_par_20_défaut"> : il s’agit par conséquent d’une phrase </text:span><text:span text:style-name="texte_20_par_20_défaut"><text:span text:style-name="T698">complexe</text:span></text:span><text:span text:style-name="texte_20_par_20_défaut">.</text:span></text:p>
      <text:p text:style-name="P272"><text:span text:style-name="texte_20_par_20_défaut"><text:span text:style-name="T756">La </text:span></text:span><text:span text:style-name="texte_20_par_20_défaut"><text:span text:style-name="T795">première </text:span></text:span><text:span text:style-name="texte_20_par_20_défaut"><text:span text:style-name="T756">proposition est </text:span></text:span><text:span text:style-name="texte_20_par_20_défaut"><text:span text:style-name="T795">la proposition indépendante</text:span></text:span><text:span text:style-name="texte_20_par_20_défaut"><text:span text:style-name="T756"> </text:span></text:span><text:span text:style-name="exemple"><text:span text:style-name="T758">Le facteur distribue le courrier</text:span></text:span><text:span text:style-name="texte_20_par_20_défaut"><text:span text:style-name="T756">; </text:span></text:span><text:span text:style-name="texte_20_par_20_défaut"><text:span text:style-name="T795">cette proposition est liée à la suivante par coordination au moyen de la conjonction de coordination </text:span></text:span><text:span text:style-name="exemple"><text:span text:style-name="T795">et</text:span></text:span><text:span text:style-name="texte_20_par_20_défaut"><text:span text:style-name="T795">. La seconde proposition est la proposition indépenda</text:span></text:span><text:span text:style-name="texte_20_par_20_défaut"><text:span text:style-name="T805">n</text:span></text:span><text:span text:style-name="texte_20_par_20_défaut"><text:span text:style-name="T795">te </text:span></text:span><text:span text:style-name="exemple"><text:span text:style-name="T795">il aime son travail</text:span></text:span><text:span text:style-name="texte_20_par_20_défaut"><text:span text:style-name="T795">.</text:span></text:span></text:p>
      <text:p text:style-name="P141"><text:span text:style-name="texte_20_par_20_défaut"/></text:p>
      <text:p text:style-name="P141"><text:span text:style-name="texte_20_par_20_défaut"><text:span text:style-name="T537">Analyse du type et de la forme de la phrase</text:span></text:span></text:p>
      <text:p text:style-name="P276"><text:span text:style-name="texte_20_par_20_défaut"><text:span text:style-name="T114">La phrase est de type déclaratif et </text:span></text:span><text:span text:style-name="texte_20_par_20_défaut"><text:span text:style-name="T117">n’a pas de forme particulière.</text:span></text:span></text:p>
      <text:p text:style-name="P141"><text:span text:style-name="texte_20_par_20_défaut"><text:span text:style-name="T275"><text:tab/></text:span></text:span><text:span text:style-name="GGF"><text:span text:style-name="T275">[ </text:span></text:span><text:span text:style-name="GGF">GGF.1.</text:span><text:span text:style-name="GGF"><text:span text:style-name="T759">24</text:span></text:span><text:span text:style-name="GGF"> </text:span><text:span text:style-name="GGF"><text:span text:style-name="T275">]</text:span></text:span><text:span text:style-name="GGF"> </text:span></text:p>
      <text:p text:style-name="P371"><text:soft-page-break/><text:span text:style-name="texte_20_par_20_défaut"><text:span text:style-name="T225"><text:tab/></text:span></text:span><text:span text:style-name="GGF"><text:span text:style-name="T225"><text:tab/></text:span></text:span><text:span text:style-name="GGF"><text:span text:style-name="T22">Confer </text:span></text:span><text:span text:style-name="GGF"><text:span text:style-name="T760">la d</text:span></text:span><text:span text:style-name="GGF"><text:span text:style-name="T224">iscussion sur le type de phrase dans une phrase subordonnée.</text:span></text:span></text:p>
      <text:p text:style-name="P371"><text:span text:style-name="GGF"><text:span text:style-name="T32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Hiragino Sans" style:font-family-asian="'Hiragino San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Hiragino Mincho ProN" style:font-family-asian="'Hiragino Mincho ProN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JP" style:font-family-asian="'Noto Serif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référence" style:family="text">
      <style:text-properties fo:font-size="9pt" fo:background-color="#ffd7d7"/>
    </style:style>
    <style:style style:name="titre_20_avec_20_numéro" style:display-name="titre avec numéro" style:family="text">
      <style:text-properties style:use-window-font-color="true" fo:font-size="14pt" fo:font-weight="bold" loext:padding="0.049cm" loext:border="0.06pt solid #000000"/>
    </style:style>
    <style:style style:name="exemple" style:family="text">
      <style:text-properties fo:color="#784b04" fo:font-style="italic"/>
    </style:style>
    <style:style style:name="GGF" style:family="text" style:parent-style-name="exemple">
      <style:text-properties fo:color="#000000" fo:font-style="normal" fo:background-color="#ffd428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hrase_20_analysée_20__28_gros_20_caractère_29_" style:display-name="phrase analysée (gros caractère)" style:family="text">
      <style:text-properties fo:font-size="16pt" fo:background-color="#ffaa95"/>
    </style:style>
    <style:style style:name="titre_20_principal" style:display-name="titre principal" style:family="text">
      <style:text-properties fo:font-size="20pt" fo:font-weight="bold" loext:padding="0.049cm" loext:border="0.06pt solid #000000"/>
    </style:style>
    <style:style style:name="Page_20_Number" style:display-name="Page Number" style:family="text"/>
    <style:style style:name="Emphasis" style:family="text">
      <style:text-properties fo:font-style="italic" style:font-style-asian="italic" style:font-style-complex="italic"/>
    </style:style>
    <style:style style:name="texte_20_par_20_défaut" style:display-name="texte par défaut" style:family="text">
      <style:text-properties style:use-window-font-color="true"/>
    </style:style>
    <style:style style:name="danger" style:family="text" style:parent-style-name="texte_20_par_20_défaut">
      <style:text-properties style:text-outline="true" fo:font-weight="bold" fo:background-color="#bf004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MT1" style:family="text">
      <style:text-properties officeooo:rsid="01829f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Xavier Faure / </text:span>Liste Xerxès <text:tab/><text:tab/><text:page-number text:select-page="current">42</text:page-number> / <text:page-count>4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anneimac </meta:initial-creator>
    <meta:creation-date>2022-08-29T09:32:48.962605888</meta:creation-date>
    <meta:generator>LibreOffice/6.4.7.2$Linux_X86_64 LibreOffice_project/40$Build-2</meta:generator>
    <dc:date>2022-10-21T19:58:34.763366257</dc:date>
    <meta:editing-duration>PT20H5M38S</meta:editing-duration>
    <meta:editing-cycles>730</meta:editing-cycles>
    <meta:document-statistic meta:table-count="0" meta:image-count="0" meta:object-count="0" meta:page-count="42" meta:paragraph-count="1017" meta:word-count="7669" meta:character-count="44478" meta:non-whitespace-character-count="35419"/>
  </office:meta>
</office:document-meta>
</file>